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4.57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0.771cm"/>
    </style:style>
    <style:style style:name="co8" style:family="table-column">
      <style:table-column-properties fo:break-before="auto" style:column-width="1.06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3.798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5.30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232cm"/>
    </style:style>
    <style:style style:name="co15" style:family="table-column">
      <style:table-column-properties fo:break-before="auto" style:column-width="0.474cm"/>
    </style:style>
    <style:style style:name="co16" style:family="table-column">
      <style:table-column-properties fo:break-before="auto" style:column-width="1.175cm"/>
    </style:style>
    <style:style style:name="co17" style:family="table-column">
      <style:table-column-properties fo:break-before="auto" style:column-width="1.875cm"/>
    </style:style>
    <style:style style:name="co18" style:family="table-column">
      <style:table-column-properties fo:break-before="auto" style:column-width="3.064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852cm"/>
    </style:style>
    <style:style style:name="co22" style:family="table-column">
      <style:table-column-properties fo:break-before="auto" style:column-width="2.3cm"/>
    </style:style>
    <style:style style:name="co23" style:family="table-column">
      <style:table-column-properties fo:break-before="auto" style:column-width="2.491cm"/>
    </style:style>
    <style:style style:name="co24" style:family="table-column">
      <style:table-column-properties fo:break-before="auto" style:column-width="1.579cm"/>
    </style:style>
    <style:style style:name="co25" style:family="table-column">
      <style:table-column-properties fo:break-before="auto" style:column-width="1.429cm"/>
    </style:style>
    <style:style style:name="co26" style:family="table-column">
      <style:table-column-properties fo:break-before="auto" style:column-width="1.494cm"/>
    </style:style>
    <style:style style:name="co27" style:family="table-column">
      <style:table-column-properties fo:break-before="auto" style:column-width="1.536cm"/>
    </style:style>
    <style:style style:name="co28" style:family="table-column">
      <style:table-column-properties fo:break-before="auto" style:column-width="1.79cm"/>
    </style:style>
    <style:style style:name="co29" style:family="table-column">
      <style:table-column-properties fo:break-before="auto" style:column-width="1.132cm"/>
    </style:style>
    <style:style style:name="co30" style:family="table-column">
      <style:table-column-properties fo:break-before="auto" style:column-width="2.427cm"/>
    </style:style>
    <style:style style:name="co31" style:family="table-column">
      <style:table-column-properties fo:break-before="auto" style:column-width="2.406cm"/>
    </style:style>
    <style:style style:name="co32" style:family="table-column">
      <style:table-column-properties fo:break-before="auto" style:column-width="0.517cm"/>
    </style:style>
    <style:style style:name="ro1" style:family="table-row">
      <style:table-row-properties style:row-height="2.5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ackground-color="transparent" style:rotation-angle="90" style:vertical-align="bottom"/>
      <style:paragraph-properties fo:text-align="end" fo:margin-left="0cm"/>
    </style:style>
    <style:style style:name="ce2" style:family="table-cell" style:parent-style-name="Default" style:data-style-name="N0">
      <style:table-cell-properties style:text-align-source="value-type" style:repeat-content="false" fo:background-color="transparent" style:vertical-align="bottom"/>
      <style:paragraph-properties fo:margin-left="0cm"/>
    </style:style>
    <style:style style:name="ce19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fo:background-color="transparent" style:rotation-angle="90" style:vertical-align="bottom"/>
      <style:paragraph-properties fo:text-align="end" fo:margin-left="0cm"/>
    </style:style>
    <style:style style:name="ce23" style:family="table-cell" style:parent-style-name="Default">
      <style:table-cell-properties style:text-align-source="value-type" style:repeat-content="false" fo:background-color="transparent" style:vertical-align="bottom"/>
      <style:paragraph-properties fo:margin-left="0cm"/>
    </style:style>
    <style:style style:name="ce11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value-type" style:repeat-content="false" fo:background-color="transparent" style:rotation-angle="0" style:vertical-align="bottom"/>
      <style:paragraph-properties fo:margin-left="0cm"/>
    </style:style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6348" table:default-cell-style-name="Default"/>
        <table:table-row table:style-name="ro1">
          <table:table-cell table:style-name="ce10" office:value-type="string" calcext:value-type="string">
            <text:p>テーブル順</text:p>
          </table:table-cell>
          <table:table-cell table:style-name="ce10" office:value-type="string" calcext:value-type="string">
            <text:p>デッキ順</text:p>
          </table:table-cell>
          <table:table-cell table:style-name="ce2" office:value-type="string" calcext:value-type="string">
            <text:p>ID</text:p>
          </table:table-cell>
          <table:table-cell table:style-name="ce17" office:value-type="string" calcext:value-type="string">
            <text:p>ローカルID</text:p>
          </table:table-cell>
          <table:table-cell table:style-name="ce23" office:value-type="string" calcext:value-type="string">
            <text:p>カード名</text:p>
          </table:table-cell>
          <table:table-cell table:style-name="ce23" office:value-type="string" calcext:value-type="string">
            <text:p>表示名</text:p>
          </table:table-cell>
          <table:table-cell table:style-name="ce23" office:value-type="string" calcext:value-type="string">
            <text:p>読み仮名</text:p>
          </table:table-cell>
          <table:table-cell table:style-name="ce23" office:value-type="string" calcext:value-type="string">
            <text:p>収録</text:p>
          </table:table-cell>
          <table:table-cell table:style-name="ce10" office:value-type="string" calcext:value-type="string">
            <text:p>収録番号</text:p>
          </table:table-cell>
          <table:table-cell table:style-name="ce10" office:value-type="string" calcext:value-type="string">
            <text:p>レアリティ</text:p>
          </table:table-cell>
          <table:table-cell table:style-name="ce10" office:value-type="string" calcext:value-type="string">
            <text:p>レアリティ番号</text:p>
          </table:table-cell>
          <table:table-cell table:style-name="ce23" office:value-type="string" calcext:value-type="string">
            <text:p>種類</text:p>
          </table:table-cell>
          <table:table-cell table:style-name="ce10" office:value-type="string" calcext:value-type="string">
            <text:p>種類番号</text:p>
          </table:table-cell>
          <table:table-cell table:style-name="ce23" office:value-type="string" calcext:value-type="string">
            <text:p>色</text:p>
          </table:table-cell>
          <table:table-cell table:style-name="ce10" office:value-type="string" calcext:value-type="string">
            <text:p>色番号</text:p>
          </table:table-cell>
          <table:table-cell table:style-name="ce10" office:value-type="string" calcext:value-type="string">
            <text:p>レベル</text:p>
          </table:table-cell>
          <table:table-cell table:style-name="ce24" office:value-type="string" calcext:value-type="string">
            <text:p>AP</text:p>
          </table:table-cell>
          <table:table-cell table:style-name="ce24" office:value-type="string" calcext:value-type="string">
            <text:p>HP</text:p>
          </table:table-cell>
          <table:table-cell table:style-name="ce24" office:value-type="string" calcext:value-type="string">
            <text:p>ルールテキスト</text:p>
          </table:table-cell>
          <table:table-cell table:style-name="ce24" office:value-type="string" calcext:value-type="string">
            <text:p>属性</text:p>
          </table:table-cell>
          <table:table-cell table:style-name="ce11" office:value-type="string" calcext:value-type="string">
            <text:p>画像URL</text:p>
          </table:table-cell>
          <table:table-cell table:style-name="ce23" office:value-type="string" calcext:value-type="string">
            <text:p>JSON</text:p>
          </table:table-cell>
          <table:table-cell table:style-name="ce20" table:number-columns-repeated="1634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CONCATENATE(&quot;SR1_&quot;;[.D2])" office:value-type="string" office:string-value="SR1_1" calcext:value-type="string">
            <text:p>SR1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ファイアードレイク</text:p>
          </table:table-cell>
          <table:table-cell table:formula="of:=[.E2]" office:value-type="string" office:string-value="ファイアードレイク" calcext:value-type="string">
            <text:p>ファイアードレイク</text:p>
          </table:table-cell>
          <table:table-cell office:value-type="string" calcext:value-type="string">
            <text:p>ふぁいあーどれいく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2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SR</text:p>
          </table:table-cell>
          <table:table-cell table:style-name="ce11" table:formula="of:=VLOOKUP([.J2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2];[$色番号.$A$1:$色番号.$B$8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大怪魔¶ダブルクラッシャー¶赤×4 登場時、相手の怪魔を1つ選び、300のダメージを与える。</text:p>
          </table:table-cell>
          <table:table-cell office:value-type="string" calcext:value-type="string">
            <text:p><text:span text:style-name="T1">飛翔¶火炎¶</text:span>竜</text:p>
          </table:table-cell>
          <table:table-cell office:value-type="string" calcext:value-type="string">
            <text:p>https://static.wixstatic.com/media/b5ba90_8715a8665fab46a08b4ce491697ebe38~mv2.jpg</text:p>
          </table:table-cell>
          <table:table-cell table:formula="of:=CONCATENATE([$JSON.$A$1];[.$C2];[$JSON.$B$1];[.$E2];[$JSON.$C$1];[.$F2];[$JSON.$D$1];[.$G2];[$JSON.$E$1];[.$S2];[$JSON.$F$1];[.$T2];[$JSON.$G$1];[.$U2];[$JSON.$H$1];[.$I2];[$JSON.$I$1];[.$K2];[$JSON.$J$1];[.$M2];[$JSON.$K$1];IFERROR([.$P2];&quot;null&quot;);[$JSON.$L$1];[.$O2];[$JSON.$M$1];IFERROR([.$Q2];&quot;null&quot;);[$JSON.$N$1];IFERROR([.$R2];&quot;null&quot;);[$JSON.$O$1];[.$A2];[$JSON.$P$1];[.$B2];[$JSON.$Q$1])" office:value-type="string" office:string-value="{&quot;id&quot;:&quot;SR1_1&quot;,&quot;name&quot;:&quot;ファイアードレイク&quot;,&quot;displayName&quot;:&quot;ファイアードレイク&quot;,&quot;kana&quot;:&quot;ふぁいあーどれいく&quot;,&quot;ruleText&quot;:&quot;大怪魔¶ダブルクラッシャー¶赤×4 登場時、相手の怪魔を1つ選び、300のダメージを与える。&quot;,&quot;attributeText&quot;:&quot;飛翔¶火炎¶竜&quot;,&quot;imageUrl&quot;:&quot;https://static.wixstatic.com/media/b5ba90_8715a8665fab46a08b4ce491697ebe38~mv2.jpg&quot;,&quot;expansion&quot;:10,&quot;rarity&quot;:4,&quot;type&quot;:1,&quot;level&quot;:7,&quot;color&quot;:1,&quot;ap&quot;:600,&quot;hp&quot;:600,&quot;orderTable&quot;:1,&quot;orderDeck&quot;:57}," calcext:value-type="string">
            <text:p>{"id":"SR1_1","name":"ファイアードレイク","displayName":"ファイアードレイク","kana":"ふぁいあーどれいく","ruleText":"大怪魔¶ダブルクラッシャー¶赤×4 登場時、相手の怪魔を1つ選び、300のダメージを与える。","attributeText":"飛翔¶火炎¶竜","imageUrl":"https://static.wixstatic.com/media/b5ba90_8715a8665fab46a08b4ce491697ebe38~mv2.jpg","expansion":10,"rarity":4,"type":1,"level":7,"color":1,"ap":600,"hp":600,"orderTable":1,"orderDeck":57},</text:p>
          </table:table-cell>
          <table:table-cell table:number-columns-repeated="1634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CONCATENATE(&quot;SR1_&quot;;[.D3])" office:value-type="string" office:string-value="SR1_2" calcext:value-type="string">
            <text:p>SR1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フェニックス</text:p>
          </table:table-cell>
          <table:table-cell table:formula="of:=[.E3]" office:value-type="string" office:string-value="フェニックス" calcext:value-type="string">
            <text:p>フェニックス</text:p>
          </table:table-cell>
          <table:table-cell office:value-type="string" calcext:value-type="string">
            <text:p>ふぇにっくす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3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11" table:formula="of:=VLOOKUP([.J3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3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攻撃で破壊されるとき、手札を1枚捨てることで、これを捨て札に置く代わりに手札に戻してよい。</text:p>
          </table:table-cell>
          <table:table-cell office:value-type="string" calcext:value-type="string">
            <text:p><text:span text:style-name="T1">飛翔¶火炎¶</text:span>幻獣</text:p>
          </table:table-cell>
          <table:table-cell office:value-type="string" calcext:value-type="string">
            <text:p>https://static.wixstatic.com/media/b5ba90_ffc96800b40e43b085e81fa9f26e733e~mv2.jpg</text:p>
          </table:table-cell>
          <table:table-cell table:formula="of:=CONCATENATE([$JSON.$A$1];[.$C3];[$JSON.$B$1];[.$E3];[$JSON.$C$1];[.$F3];[$JSON.$D$1];[.$G3];[$JSON.$E$1];[.$S3];[$JSON.$F$1];[.$T3];[$JSON.$G$1];[.$U3];[$JSON.$H$1];[.$I3];[$JSON.$I$1];[.$K3];[$JSON.$J$1];[.$M3];[$JSON.$K$1];IFERROR([.$P3];&quot;null&quot;);[$JSON.$L$1];[.$O3];[$JSON.$M$1];IFERROR([.$Q3];&quot;null&quot;);[$JSON.$N$1];IFERROR([.$R3];&quot;null&quot;);[$JSON.$O$1];[.$A3];[$JSON.$P$1];[.$B3];[$JSON.$Q$1])" office:value-type="string" office:string-value="{&quot;id&quot;:&quot;SR1_2&quot;,&quot;name&quot;:&quot;フェニックス&quot;,&quot;displayName&quot;:&quot;フェニックス&quot;,&quot;kana&quot;:&quot;ふぇにっくす&quot;,&quot;ruleText&quot;:&quot;攻撃で破壊されるとき、手札を1枚捨てることで、これを捨て札に置く代わりに手札に戻してよい。&quot;,&quot;attributeText&quot;:&quot;飛翔¶火炎¶幻獣&quot;,&quot;imageUrl&quot;:&quot;https://static.wixstatic.com/media/b5ba90_ffc96800b40e43b085e81fa9f26e733e~mv2.jpg&quot;,&quot;expansion&quot;:10,&quot;rarity&quot;:2,&quot;type&quot;:1,&quot;level&quot;:3,&quot;color&quot;:1,&quot;ap&quot;:300,&quot;hp&quot;:200,&quot;orderTable&quot;:2,&quot;orderDeck&quot;:20}," calcext:value-type="string">
            <text:p>{"id":"SR1_2","name":"フェニックス","displayName":"フェニックス","kana":"ふぇにっくす","ruleText":"攻撃で破壊されるとき、手札を1枚捨てることで、これを捨て札に置く代わりに手札に戻してよい。","attributeText":"飛翔¶火炎¶幻獣","imageUrl":"https://static.wixstatic.com/media/b5ba90_ffc96800b40e43b085e81fa9f26e733e~mv2.jpg","expansion":10,"rarity":2,"type":1,"level":3,"color":1,"ap":300,"hp":200,"orderTable":2,"orderDeck":20},</text:p>
          </table:table-cell>
          <table:table-cell table:number-columns-repeated="1634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CONCATENATE(&quot;SR1_&quot;;[.D4])" office:value-type="string" office:string-value="SR1_3" calcext:value-type="string">
            <text:p>SR1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巨人のトロール</text:p>
          </table:table-cell>
          <table:table-cell table:formula="of:=[.E4]" office:value-type="string" office:string-value="巨人のトロール" calcext:value-type="string">
            <text:p>巨人のトロール</text:p>
          </table:table-cell>
          <table:table-cell office:value-type="string" calcext:value-type="string">
            <text:p>きょじんのとろーる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4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11" table:formula="of:=VLOOKUP([.J4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];[$色番号.$A$1:$色番号.$B$8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0" calcext:value-type="float">
            <text:p>500</text:p>
          </table:table-cell>
          <table:table-cell/>
          <table:table-cell office:value-type="string" calcext:value-type="string">
            <text:p><text:span text:style-name="T1">武装¶</text:span>巨人</text:p>
          </table:table-cell>
          <table:table-cell office:value-type="string" calcext:value-type="string">
            <text:p>https://static.wixstatic.com/media/b5ba90_c42dc8bf77f04a9fa2d7fa83fefd4048~mv2.jpg</text:p>
          </table:table-cell>
          <table:table-cell table:formula="of:=CONCATENATE([$JSON.$A$1];[.$C4];[$JSON.$B$1];[.$E4];[$JSON.$C$1];[.$F4];[$JSON.$D$1];[.$G4];[$JSON.$E$1];[.$S4];[$JSON.$F$1];[.$T4];[$JSON.$G$1];[.$U4];[$JSON.$H$1];[.$I4];[$JSON.$I$1];[.$K4];[$JSON.$J$1];[.$M4];[$JSON.$K$1];IFERROR([.$P4];&quot;null&quot;);[$JSON.$L$1];[.$O4];[$JSON.$M$1];IFERROR([.$Q4];&quot;null&quot;);[$JSON.$N$1];IFERROR([.$R4];&quot;null&quot;);[$JSON.$O$1];[.$A4];[$JSON.$P$1];[.$B4];[$JSON.$Q$1])" office:value-type="string" office:string-value="{&quot;id&quot;:&quot;SR1_3&quot;,&quot;name&quot;:&quot;巨人のトロール&quot;,&quot;displayName&quot;:&quot;巨人のトロール&quot;,&quot;kana&quot;:&quot;きょじんのとろーる&quot;,&quot;ruleText&quot;:&quot;&quot;,&quot;attributeText&quot;:&quot;武装¶巨人&quot;,&quot;imageUrl&quot;:&quot;https://static.wixstatic.com/media/b5ba90_c42dc8bf77f04a9fa2d7fa83fefd4048~mv2.jpg&quot;,&quot;expansion&quot;:10,&quot;rarity&quot;:2,&quot;type&quot;:1,&quot;level&quot;:5,&quot;color&quot;:1,&quot;ap&quot;:500,&quot;hp&quot;:500,&quot;orderTable&quot;:3,&quot;orderDeck&quot;:44}," calcext:value-type="string">
            <text:p>{"id":"SR1_3","name":"巨人のトロール","displayName":"巨人のトロール","kana":"きょじんのとろーる","ruleText":"","attributeText":"武装¶巨人","imageUrl":"https://static.wixstatic.com/media/b5ba90_c42dc8bf77f04a9fa2d7fa83fefd4048~mv2.jpg","expansion":10,"rarity":2,"type":1,"level":5,"color":1,"ap":500,"hp":500,"orderTable":3,"orderDeck":44},</text:p>
          </table:table-cell>
          <table:table-cell table:number-columns-repeated="1634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CONCATENATE(&quot;SR1_&quot;;[.D5])" office:value-type="string" office:string-value="SR1_4" calcext:value-type="string">
            <text:p>SR1_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ミノタウロス</text:p>
          </table:table-cell>
          <table:table-cell table:formula="of:=[.E5]" office:value-type="string" office:string-value="ミノタウロス" calcext:value-type="string">
            <text:p>ミノタウロス</text:p>
          </table:table-cell>
          <table:table-cell office:value-type="string" calcext:value-type="string">
            <text:p>みのたうろす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5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5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5];[$色番号.$A$1:$色番号.$B$8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<text:span text:style-name="T1">武装¶</text:span>獣人</text:p>
          </table:table-cell>
          <table:table-cell office:value-type="string" calcext:value-type="string">
            <text:p>https://static.wixstatic.com/media/b5ba90_931c042fc41d49d0b15a1309690b7a4c~mv2.jpg</text:p>
          </table:table-cell>
          <table:table-cell table:formula="of:=CONCATENATE([$JSON.$A$1];[.$C5];[$JSON.$B$1];[.$E5];[$JSON.$C$1];[.$F5];[$JSON.$D$1];[.$G5];[$JSON.$E$1];[.$S5];[$JSON.$F$1];[.$T5];[$JSON.$G$1];[.$U5];[$JSON.$H$1];[.$I5];[$JSON.$I$1];[.$K5];[$JSON.$J$1];[.$M5];[$JSON.$K$1];IFERROR([.$P5];&quot;null&quot;);[$JSON.$L$1];[.$O5];[$JSON.$M$1];IFERROR([.$Q5];&quot;null&quot;);[$JSON.$N$1];IFERROR([.$R5];&quot;null&quot;);[$JSON.$O$1];[.$A5];[$JSON.$P$1];[.$B5];[$JSON.$Q$1])" office:value-type="string" office:string-value="{&quot;id&quot;:&quot;SR1_4&quot;,&quot;name&quot;:&quot;ミノタウロス&quot;,&quot;displayName&quot;:&quot;ミノタウロス&quot;,&quot;kana&quot;:&quot;みのたうろす&quot;,&quot;ruleText&quot;:&quot;&quot;,&quot;attributeText&quot;:&quot;武装¶獣人&quot;,&quot;imageUrl&quot;:&quot;https://static.wixstatic.com/media/b5ba90_931c042fc41d49d0b15a1309690b7a4c~mv2.jpg&quot;,&quot;expansion&quot;:10,&quot;rarity&quot;:1,&quot;type&quot;:1,&quot;level&quot;:4,&quot;color&quot;:1,&quot;ap&quot;:500,&quot;hp&quot;:300,&quot;orderTable&quot;:4,&quot;orderDeck&quot;:33}," calcext:value-type="string">
            <text:p>{"id":"SR1_4","name":"ミノタウロス","displayName":"ミノタウロス","kana":"みのたうろす","ruleText":"","attributeText":"武装¶獣人","imageUrl":"https://static.wixstatic.com/media/b5ba90_931c042fc41d49d0b15a1309690b7a4c~mv2.jpg","expansion":10,"rarity":1,"type":1,"level":4,"color":1,"ap":500,"hp":300,"orderTable":4,"orderDeck":33},</text:p>
          </table:table-cell>
          <table:table-cell table:number-columns-repeated="1634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CONCATENATE(&quot;SR1_&quot;;[.D6])" office:value-type="string" office:string-value="SR1_5" calcext:value-type="string">
            <text:p>SR1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ウェアウルフ</text:p>
          </table:table-cell>
          <table:table-cell table:formula="of:=[.E6]" office:value-type="string" office:string-value="ウェアウルフ" calcext:value-type="string">
            <text:p>ウェアウルフ</text:p>
          </table:table-cell>
          <table:table-cell office:value-type="string" calcext:value-type="string">
            <text:p>うぇあうるふ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6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6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6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string" calcext:value-type="string">
            <text:p>獣人</text:p>
          </table:table-cell>
          <table:table-cell office:value-type="string" calcext:value-type="string">
            <text:p>https://static.wixstatic.com/media/b5ba90_86d0285667754b17a4b19f12a23d60a2~mv2.jpg</text:p>
          </table:table-cell>
          <table:table-cell table:formula="of:=CONCATENATE([$JSON.$A$1];[.$C6];[$JSON.$B$1];[.$E6];[$JSON.$C$1];[.$F6];[$JSON.$D$1];[.$G6];[$JSON.$E$1];[.$S6];[$JSON.$F$1];[.$T6];[$JSON.$G$1];[.$U6];[$JSON.$H$1];[.$I6];[$JSON.$I$1];[.$K6];[$JSON.$J$1];[.$M6];[$JSON.$K$1];IFERROR([.$P6];&quot;null&quot;);[$JSON.$L$1];[.$O6];[$JSON.$M$1];IFERROR([.$Q6];&quot;null&quot;);[$JSON.$N$1];IFERROR([.$R6];&quot;null&quot;);[$JSON.$O$1];[.$A6];[$JSON.$P$1];[.$B6];[$JSON.$Q$1])" office:value-type="string" office:string-value="{&quot;id&quot;:&quot;SR1_5&quot;,&quot;name&quot;:&quot;ウェアウルフ&quot;,&quot;displayName&quot;:&quot;ウェアウルフ&quot;,&quot;kana&quot;:&quot;うぇあうるふ&quot;,&quot;ruleText&quot;:&quot;&quot;,&quot;attributeText&quot;:&quot;獣人&quot;,&quot;imageUrl&quot;:&quot;https://static.wixstatic.com/media/b5ba90_86d0285667754b17a4b19f12a23d60a2~mv2.jpg&quot;,&quot;expansion&quot;:10,&quot;rarity&quot;:1,&quot;type&quot;:1,&quot;level&quot;:3,&quot;color&quot;:1,&quot;ap&quot;:300,&quot;hp&quot;:300,&quot;orderTable&quot;:5,&quot;orderDeck&quot;:21}," calcext:value-type="string">
            <text:p>{"id":"SR1_5","name":"ウェアウルフ","displayName":"ウェアウルフ","kana":"うぇあうるふ","ruleText":"","attributeText":"獣人","imageUrl":"https://static.wixstatic.com/media/b5ba90_86d0285667754b17a4b19f12a23d60a2~mv2.jpg","expansion":10,"rarity":1,"type":1,"level":3,"color":1,"ap":300,"hp":300,"orderTable":5,"orderDeck":21},</text:p>
          </table:table-cell>
          <table:table-cell table:number-columns-repeated="1634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CONCATENATE(&quot;SR1_&quot;;[.D7])" office:value-type="string" office:string-value="SR1_6" calcext:value-type="string">
            <text:p>SR1_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メデューサ</text:p>
          </table:table-cell>
          <table:table-cell table:formula="of:=[.E7]" office:value-type="string" office:string-value="メデューサ" calcext:value-type="string">
            <text:p>メデューサ</text:p>
          </table:table-cell>
          <table:table-cell office:value-type="string" calcext:value-type="string">
            <text:p>めでゅーさ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7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11" table:formula="of:=VLOOKUP([.J7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7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<text:span text:style-name="T1">蛇¶</text:span>魔人</text:p>
          </table:table-cell>
          <table:table-cell office:value-type="string" calcext:value-type="string">
            <text:p>https://static.wixstatic.com/media/b5ba90_c1ca47f09f7c4e0e940da348d8b166b6~mv2.jpg</text:p>
          </table:table-cell>
          <table:table-cell table:formula="of:=CONCATENATE([$JSON.$A$1];[.$C7];[$JSON.$B$1];[.$E7];[$JSON.$C$1];[.$F7];[$JSON.$D$1];[.$G7];[$JSON.$E$1];[.$S7];[$JSON.$F$1];[.$T7];[$JSON.$G$1];[.$U7];[$JSON.$H$1];[.$I7];[$JSON.$I$1];[.$K7];[$JSON.$J$1];[.$M7];[$JSON.$K$1];IFERROR([.$P7];&quot;null&quot;);[$JSON.$L$1];[.$O7];[$JSON.$M$1];IFERROR([.$Q7];&quot;null&quot;);[$JSON.$N$1];IFERROR([.$R7];&quot;null&quot;);[$JSON.$O$1];[.$A7];[$JSON.$P$1];[.$B7];[$JSON.$Q$1])" office:value-type="string" office:string-value="{&quot;id&quot;:&quot;SR1_6&quot;,&quot;name&quot;:&quot;メデューサ&quot;,&quot;displayName&quot;:&quot;メデューサ&quot;,&quot;kana&quot;:&quot;めでゅーさ&quot;,&quot;ruleText&quot;:&quot;&quot;,&quot;attributeText&quot;:&quot;蛇¶魔人&quot;,&quot;imageUrl&quot;:&quot;https://static.wixstatic.com/media/b5ba90_c1ca47f09f7c4e0e940da348d8b166b6~mv2.jpg&quot;,&quot;expansion&quot;:10,&quot;rarity&quot;:2,&quot;type&quot;:1,&quot;level&quot;:2,&quot;color&quot;:1,&quot;ap&quot;:300,&quot;hp&quot;:100,&quot;orderTable&quot;:6,&quot;orderDeck&quot;:11}," calcext:value-type="string">
            <text:p>{"id":"SR1_6","name":"メデューサ","displayName":"メデューサ","kana":"めでゅーさ","ruleText":"","attributeText":"蛇¶魔人","imageUrl":"https://static.wixstatic.com/media/b5ba90_c1ca47f09f7c4e0e940da348d8b166b6~mv2.jpg","expansion":10,"rarity":2,"type":1,"level":2,"color":1,"ap":300,"hp":100,"orderTable":6,"orderDeck":11},</text:p>
          </table:table-cell>
          <table:table-cell table:number-columns-repeated="1634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CONCATENATE(&quot;SR1_&quot;;[.D8])" office:value-type="string" office:string-value="SR1_7" calcext:value-type="string">
            <text:p>SR1_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ゴブリン</text:p>
          </table:table-cell>
          <table:table-cell table:formula="of:=[.E8]" office:value-type="string" office:string-value="ゴブリン" calcext:value-type="string">
            <text:p>ゴブリン</text:p>
          </table:table-cell>
          <table:table-cell office:value-type="string" calcext:value-type="string">
            <text:p>ごぶりん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8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8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8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<text:span text:style-name="T1">武装¶</text:span>獣人</text:p>
          </table:table-cell>
          <table:table-cell office:value-type="string" calcext:value-type="string">
            <text:p>https://static.wixstatic.com/media/b5ba90_2eda0042ef6e4a55a54e56d443f175ea~mv2.jpg</text:p>
          </table:table-cell>
          <table:table-cell table:formula="of:=CONCATENATE([$JSON.$A$1];[.$C8];[$JSON.$B$1];[.$E8];[$JSON.$C$1];[.$F8];[$JSON.$D$1];[.$G8];[$JSON.$E$1];[.$S8];[$JSON.$F$1];[.$T8];[$JSON.$G$1];[.$U8];[$JSON.$H$1];[.$I8];[$JSON.$I$1];[.$K8];[$JSON.$J$1];[.$M8];[$JSON.$K$1];IFERROR([.$P8];&quot;null&quot;);[$JSON.$L$1];[.$O8];[$JSON.$M$1];IFERROR([.$Q8];&quot;null&quot;);[$JSON.$N$1];IFERROR([.$R8];&quot;null&quot;);[$JSON.$O$1];[.$A8];[$JSON.$P$1];[.$B8];[$JSON.$Q$1])" office:value-type="string" office:string-value="{&quot;id&quot;:&quot;SR1_7&quot;,&quot;name&quot;:&quot;ゴブリン&quot;,&quot;displayName&quot;:&quot;ゴブリン&quot;,&quot;kana&quot;:&quot;ごぶりん&quot;,&quot;ruleText&quot;:&quot;&quot;,&quot;attributeText&quot;:&quot;武装¶獣人&quot;,&quot;imageUrl&quot;:&quot;https://static.wixstatic.com/media/b5ba90_2eda0042ef6e4a55a54e56d443f175ea~mv2.jpg&quot;,&quot;expansion&quot;:10,&quot;rarity&quot;:1,&quot;type&quot;:1,&quot;level&quot;:2,&quot;color&quot;:1,&quot;ap&quot;:200,&quot;hp&quot;:200,&quot;orderTable&quot;:7,&quot;orderDeck&quot;:10}," calcext:value-type="string">
            <text:p>{"id":"SR1_7","name":"ゴブリン","displayName":"ゴブリン","kana":"ごぶりん","ruleText":"","attributeText":"武装¶獣人","imageUrl":"https://static.wixstatic.com/media/b5ba90_2eda0042ef6e4a55a54e56d443f175ea~mv2.jpg","expansion":10,"rarity":1,"type":1,"level":2,"color":1,"ap":200,"hp":200,"orderTable":7,"orderDeck":10},</text:p>
          </table:table-cell>
          <table:table-cell table:number-columns-repeated="1634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SR1_&quot;;[.D9])" office:value-type="string" office:string-value="SR1_8" calcext:value-type="string">
            <text:p>SR1_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ピクシー</text:p>
          </table:table-cell>
          <table:table-cell table:formula="of:=[.E9]" office:value-type="string" office:string-value="ピクシー" calcext:value-type="string">
            <text:p>ピクシー</text:p>
          </table:table-cell>
          <table:table-cell office:value-type="string" calcext:value-type="string">
            <text:p>ぴくしー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9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9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9];[$色番号.$A$1:$色番号.$B$8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ひるむ</text:p>
          </table:table-cell>
          <table:table-cell office:value-type="string" calcext:value-type="string">
            <text:p><text:span text:style-name="T1">矮小¶</text:span>妖精</text:p>
          </table:table-cell>
          <table:table-cell office:value-type="string" calcext:value-type="string">
            <text:p>https://static.wixstatic.com/media/b5ba90_57eaec8dada64500b44b8d99a480b292~mv2.jpg</text:p>
          </table:table-cell>
          <table:table-cell table:formula="of:=CONCATENATE([$JSON.$A$1];[.$C9];[$JSON.$B$1];[.$E9];[$JSON.$C$1];[.$F9];[$JSON.$D$1];[.$G9];[$JSON.$E$1];[.$S9];[$JSON.$F$1];[.$T9];[$JSON.$G$1];[.$U9];[$JSON.$H$1];[.$I9];[$JSON.$I$1];[.$K9];[$JSON.$J$1];[.$M9];[$JSON.$K$1];IFERROR([.$P9];&quot;null&quot;);[$JSON.$L$1];[.$O9];[$JSON.$M$1];IFERROR([.$Q9];&quot;null&quot;);[$JSON.$N$1];IFERROR([.$R9];&quot;null&quot;);[$JSON.$O$1];[.$A9];[$JSON.$P$1];[.$B9];[$JSON.$Q$1])" office:value-type="string" office:string-value="{&quot;id&quot;:&quot;SR1_8&quot;,&quot;name&quot;:&quot;ピクシー&quot;,&quot;displayName&quot;:&quot;ピクシー&quot;,&quot;kana&quot;:&quot;ぴくしー&quot;,&quot;ruleText&quot;:&quot;ひるむ&quot;,&quot;attributeText&quot;:&quot;矮小¶妖精&quot;,&quot;imageUrl&quot;:&quot;https://static.wixstatic.com/media/b5ba90_57eaec8dada64500b44b8d99a480b292~mv2.jpg&quot;,&quot;expansion&quot;:10,&quot;rarity&quot;:1,&quot;type&quot;:1,&quot;level&quot;:1,&quot;color&quot;:1,&quot;ap&quot;:200,&quot;hp&quot;:200,&quot;orderTable&quot;:8,&quot;orderDeck&quot;:1}," calcext:value-type="string">
            <text:p>{"id":"SR1_8","name":"ピクシー","displayName":"ピクシー","kana":"ぴくしー","ruleText":"ひるむ","attributeText":"矮小¶妖精","imageUrl":"https://static.wixstatic.com/media/b5ba90_57eaec8dada64500b44b8d99a480b292~mv2.jpg","expansion":10,"rarity":1,"type":1,"level":1,"color":1,"ap":200,"hp":200,"orderTable":8,"orderDeck":1},</text:p>
          </table:table-cell>
          <table:table-cell table:number-columns-repeated="1634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formula="of:=CONCATENATE(&quot;SR1_&quot;;[.D10])" office:value-type="string" office:string-value="SR1_9" calcext:value-type="string">
            <text:p>SR1_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火炎の砲撃</text:p>
          </table:table-cell>
          <table:table-cell table:formula="of:=[.E10]" office:value-type="string" office:string-value="火炎の砲撃" calcext:value-type="string">
            <text:p>火炎の砲撃</text:p>
          </table:table-cell>
          <table:table-cell office:value-type="string" calcext:value-type="string">
            <text:p>ふれいむきゃのん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10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10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10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10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相手の怪魔を1つ選び、300のダメージを与える。</text:p>
          </table:table-cell>
          <table:table-cell office:value-type="string" calcext:value-type="string">
            <text:p>火炎</text:p>
          </table:table-cell>
          <table:table-cell office:value-type="string" calcext:value-type="string">
            <text:p>https://static.wixstatic.com/media/b5ba90_ab8df228f20740749166dc56f393f68f~mv2.jpg</text:p>
          </table:table-cell>
          <table:table-cell table:formula="of:=CONCATENATE([$JSON.$A$1];[.$C10];[$JSON.$B$1];[.$E10];[$JSON.$C$1];[.$F10];[$JSON.$D$1];[.$G10];[$JSON.$E$1];[.$S10];[$JSON.$F$1];[.$T10];[$JSON.$G$1];[.$U10];[$JSON.$H$1];[.$I10];[$JSON.$I$1];[.$K10];[$JSON.$J$1];[.$M10];[$JSON.$K$1];IFERROR([.$P10];&quot;null&quot;);[$JSON.$L$1];[.$O10];[$JSON.$M$1];IFERROR([.$Q10];&quot;null&quot;);[$JSON.$N$1];IFERROR([.$R10];&quot;null&quot;);[$JSON.$O$1];[.$A10];[$JSON.$P$1];[.$B10];[$JSON.$Q$1])" office:value-type="string" office:string-value="{&quot;id&quot;:&quot;SR1_9&quot;,&quot;name&quot;:&quot;火炎の砲撃&quot;,&quot;displayName&quot;:&quot;火炎の砲撃&quot;,&quot;kana&quot;:&quot;ふれいむきゃのん&quot;,&quot;ruleText&quot;:&quot;相手の怪魔を1つ選び、300のダメージを与える。&quot;,&quot;attributeText&quot;:&quot;火炎&quot;,&quot;imageUrl&quot;:&quot;https://static.wixstatic.com/media/b5ba90_ab8df228f20740749166dc56f393f68f~mv2.jpg&quot;,&quot;expansion&quot;:10,&quot;rarity&quot;:1,&quot;type&quot;:2,&quot;level&quot;:2,&quot;color&quot;:1,&quot;ap&quot;:null,&quot;hp&quot;:null,&quot;orderTable&quot;:9,&quot;orderDeck&quot;:71}," calcext:value-type="string">
            <text:p>{"id":"SR1_9","name":"火炎の砲撃","displayName":"火炎の砲撃","kana":"ふれいむきゃのん","ruleText":"相手の怪魔を1つ選び、300のダメージを与える。","attributeText":"火炎","imageUrl":"https://static.wixstatic.com/media/b5ba90_ab8df228f20740749166dc56f393f68f~mv2.jpg","expansion":10,"rarity":1,"type":2,"level":2,"color":1,"ap":null,"hp":null,"orderTable":9,"orderDeck":71},</text:p>
          </table:table-cell>
          <table:table-cell table:number-columns-repeated="1634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formula="of:=CONCATENATE(&quot;SR1_&quot;;[.D11])" office:value-type="string" office:string-value="SR1_10" calcext:value-type="string">
            <text:p>SR1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闘竜の腕輪</text:p>
          </table:table-cell>
          <table:table-cell table:formula="of:=[.E11]" office:value-type="string" office:string-value="闘竜の腕輪" calcext:value-type="string">
            <text:p>闘竜の腕輪</text:p>
          </table:table-cell>
          <table:table-cell office:value-type="string" calcext:value-type="string">
            <text:p>どらごんりんぐ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11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11" table:formula="of:=VLOOKUP([.J11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付与</text:p>
          </table:table-cell>
          <table:table-cell table:style-name="ce11" table:formula="of:=VLOOKUP([.L11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style-name="ce11" table:formula="of:=VLOOKUP([.N11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のAPとHPを3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a3965e9eca0d43a6bb8f2b31193fa058~mv2.jpg</text:p>
          </table:table-cell>
          <table:table-cell table:formula="of:=CONCATENATE([$JSON.$A$1];[.$C11];[$JSON.$B$1];[.$E11];[$JSON.$C$1];[.$F11];[$JSON.$D$1];[.$G11];[$JSON.$E$1];[.$S11];[$JSON.$F$1];[.$T11];[$JSON.$G$1];[.$U11];[$JSON.$H$1];[.$I11];[$JSON.$I$1];[.$K11];[$JSON.$J$1];[.$M11];[$JSON.$K$1];IFERROR([.$P11];&quot;null&quot;);[$JSON.$L$1];[.$O11];[$JSON.$M$1];IFERROR([.$Q11];&quot;null&quot;);[$JSON.$N$1];IFERROR([.$R11];&quot;null&quot;);[$JSON.$O$1];[.$A11];[$JSON.$P$1];[.$B11];[$JSON.$Q$1])" office:value-type="string" office:string-value="{&quot;id&quot;:&quot;SR1_10&quot;,&quot;name&quot;:&quot;闘竜の腕輪&quot;,&quot;displayName&quot;:&quot;闘竜の腕輪&quot;,&quot;kana&quot;:&quot;どらごんりんぐ&quot;,&quot;ruleText&quot;:&quot;これが付いている怪魔のAPとHPを300増やす。&quot;,&quot;attributeText&quot;:&quot;武具&quot;,&quot;imageUrl&quot;:&quot;https://static.wixstatic.com/media/b5ba90_a3965e9eca0d43a6bb8f2b31193fa058~mv2.jpg&quot;,&quot;expansion&quot;:10,&quot;rarity&quot;:2,&quot;type&quot;:3,&quot;level&quot;:2,&quot;color&quot;:1,&quot;ap&quot;:null,&quot;hp&quot;:null,&quot;orderTable&quot;:10,&quot;orderDeck&quot;:99}," calcext:value-type="string">
            <text:p>{"id":"SR1_10","name":"闘竜の腕輪","displayName":"闘竜の腕輪","kana":"どらごんりんぐ","ruleText":"これが付いている怪魔のAPとHPを300増やす。","attributeText":"武具","imageUrl":"https://static.wixstatic.com/media/b5ba90_a3965e9eca0d43a6bb8f2b31193fa058~mv2.jpg","expansion":10,"rarity":2,"type":3,"level":2,"color":1,"ap":null,"hp":null,"orderTable":10,"orderDeck":99},</text:p>
          </table:table-cell>
          <table:table-cell table:number-columns-repeated="1634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table:formula="of:=CONCATENATE(&quot;SR1_&quot;;[.D12])" office:value-type="string" office:string-value="SR1_11" calcext:value-type="string">
            <text:p>SR1_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赤の魔力</text:p>
          </table:table-cell>
          <table:table-cell table:formula="of:=[.E12]" office:value-type="string" office:string-value="赤の魔力" calcext:value-type="string">
            <text:p>赤の魔力</text:p>
          </table:table-cell>
          <table:table-cell office:value-type="string" calcext:value-type="string">
            <text:p>あかのまりょく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12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12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魔力</text:p>
          </table:table-cell>
          <table:table-cell table:style-name="ce11" table:formula="of:=VLOOKUP([.L12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style-name="ce11" table:formula="of:=VLOOKUP([.N12];[$色番号.$A$1:$色番号.$B$8];2;0)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https://static.wixstatic.com/media/b5ba90_fc6193fd60d746b89460d45cdfa9659c~mv2.jpg</text:p>
          </table:table-cell>
          <table:table-cell table:formula="of:=CONCATENATE([$JSON.$A$1];[.$C12];[$JSON.$B$1];[.$E12];[$JSON.$C$1];[.$F12];[$JSON.$D$1];[.$G12];[$JSON.$E$1];[.$S12];[$JSON.$F$1];[.$T12];[$JSON.$G$1];[.$U12];[$JSON.$H$1];[.$I12];[$JSON.$I$1];[.$K12];[$JSON.$J$1];[.$M12];[$JSON.$K$1];IFERROR([.$P12];&quot;null&quot;);[$JSON.$L$1];[.$O12];[$JSON.$M$1];IFERROR([.$Q12];&quot;null&quot;);[$JSON.$N$1];IFERROR([.$R12];&quot;null&quot;);[$JSON.$O$1];[.$A12];[$JSON.$P$1];[.$B12];[$JSON.$Q$1])" office:value-type="string" office:string-value="{&quot;id&quot;:&quot;SR1_11&quot;,&quot;name&quot;:&quot;赤の魔力&quot;,&quot;displayName&quot;:&quot;赤の魔力&quot;,&quot;kana&quot;:&quot;あかのまりょく&quot;,&quot;ruleText&quot;:&quot;&quot;,&quot;attributeText&quot;:&quot;&quot;,&quot;imageUrl&quot;:&quot;https://static.wixstatic.com/media/b5ba90_fc6193fd60d746b89460d45cdfa9659c~mv2.jpg&quot;,&quot;expansion&quot;:10,&quot;rarity&quot;:1,&quot;type&quot;:4,&quot;level&quot;:null,&quot;color&quot;:1,&quot;ap&quot;:null,&quot;hp&quot;:null,&quot;orderTable&quot;:11,&quot;orderDeck&quot;:106}," calcext:value-type="string">
            <text:p>{"id":"SR1_11","name":"赤の魔力","displayName":"赤の魔力","kana":"あかのまりょく","ruleText":"","attributeText":"","imageUrl":"https://static.wixstatic.com/media/b5ba90_fc6193fd60d746b89460d45cdfa9659c~mv2.jpg","expansion":10,"rarity":1,"type":4,"level":null,"color":1,"ap":null,"hp":null,"orderTable":11,"orderDeck":106},</text:p>
          </table:table-cell>
          <table:table-cell table:number-columns-repeated="1634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table:formula="of:=CONCATENATE(&quot;SR1_&quot;;[.D13])" office:value-type="string" office:string-value="SR1_12" calcext:value-type="string">
            <text:p>SR1_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赤の覚醒魔力</text:p>
          </table:table-cell>
          <table:table-cell table:formula="of:=[.E13]" office:value-type="string" office:string-value="赤の覚醒魔力" calcext:value-type="string">
            <text:p>赤の覚醒魔力</text:p>
          </table:table-cell>
          <table:table-cell office:value-type="string" calcext:value-type="string">
            <text:p>あかのかくせいまりょく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13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11" table:formula="of:=VLOOKUP([.J13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魔力</text:p>
          </table:table-cell>
          <table:table-cell table:style-name="ce11" table:formula="of:=VLOOKUP([.L13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style-name="ce11" table:formula="of:=VLOOKUP([.N13];[$色番号.$A$1:$色番号.$B$8];2;0)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覚醒魔力¶ウォールゾーンから赤のカードが自分の捨て札に置かれるとき、これをウラ向きにすることで、そのカードを捨て札に置く代わりに手札に加えてよい。そうしたら手札を1枚捨てる。</text:p>
          </table:table-cell>
          <table:table-cell/>
          <table:table-cell office:value-type="string" calcext:value-type="string">
            <text:p>https://static.wixstatic.com/media/b5ba90_bf49b470b8cd495d8646dbe52ef67b78~mv2.jpg</text:p>
          </table:table-cell>
          <table:table-cell table:formula="of:=CONCATENATE([$JSON.$A$1];[.$C13];[$JSON.$B$1];[.$E13];[$JSON.$C$1];[.$F13];[$JSON.$D$1];[.$G13];[$JSON.$E$1];[.$S13];[$JSON.$F$1];[.$T13];[$JSON.$G$1];[.$U13];[$JSON.$H$1];[.$I13];[$JSON.$I$1];[.$K13];[$JSON.$J$1];[.$M13];[$JSON.$K$1];IFERROR([.$P13];&quot;null&quot;);[$JSON.$L$1];[.$O13];[$JSON.$M$1];IFERROR([.$Q13];&quot;null&quot;);[$JSON.$N$1];IFERROR([.$R13];&quot;null&quot;);[$JSON.$O$1];[.$A13];[$JSON.$P$1];[.$B13];[$JSON.$Q$1])" office:value-type="string" office:string-value="{&quot;id&quot;:&quot;SR1_12&quot;,&quot;name&quot;:&quot;赤の覚醒魔力&quot;,&quot;displayName&quot;:&quot;赤の覚醒魔力&quot;,&quot;kana&quot;:&quot;あかのかくせいまりょく&quot;,&quot;ruleText&quot;:&quot;覚醒魔力¶ウォールゾーンから赤のカードが自分の捨て札に置かれるとき、これをウラ向きにすることで、そのカードを捨て札に置く代わりに手札に加えてよい。そうしたら手札を1枚捨てる。&quot;,&quot;attributeText&quot;:&quot;&quot;,&quot;imageUrl&quot;:&quot;https://static.wixstatic.com/media/b5ba90_bf49b470b8cd495d8646dbe52ef67b78~mv2.jpg&quot;,&quot;expansion&quot;:10,&quot;rarity&quot;:2,&quot;type&quot;:4,&quot;level&quot;:null,&quot;color&quot;:1,&quot;ap&quot;:null,&quot;hp&quot;:null,&quot;orderTable&quot;:12,&quot;orderDeck&quot;:107}," calcext:value-type="string">
            <text:p>{"id":"SR1_12","name":"赤の覚醒魔力","displayName":"赤の覚醒魔力","kana":"あかのかくせいまりょく","ruleText":"覚醒魔力¶ウォールゾーンから赤のカードが自分の捨て札に置かれるとき、これをウラ向きにすることで、そのカードを捨て札に置く代わりに手札に加えてよい。そうしたら手札を1枚捨てる。","attributeText":"","imageUrl":"https://static.wixstatic.com/media/b5ba90_bf49b470b8cd495d8646dbe52ef67b78~mv2.jpg","expansion":10,"rarity":2,"type":4,"level":null,"color":1,"ap":null,"hp":null,"orderTable":12,"orderDeck":107},</text:p>
          </table:table-cell>
          <table:table-cell table:number-columns-repeated="1634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CONCATENATE(&quot;SB1_&quot;;[.D14])" office:value-type="string" office:string-value="SB1_1" calcext:value-type="string">
            <text:p>SB1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ヤマトタケル</text:p>
          </table:table-cell>
          <table:table-cell table:formula="of:=[.E14]" office:value-type="string" office:string-value="ヤマトタケル" calcext:value-type="string">
            <text:p>ヤマトタケル</text:p>
          </table:table-cell>
          <table:table-cell office:value-type="string" calcext:value-type="string">
            <text:p>やまとたける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4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SR</text:p>
          </table:table-cell>
          <table:table-cell table:style-name="ce11" table:formula="of:=VLOOKUP([.J14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1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4];[$色番号.$A$1:$色番号.$B$8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青×4 攻撃で怪魔を破壊したとき、メインデッキから1枚引いてよい。</text:p>
          </table:table-cell>
          <table:table-cell office:value-type="string" calcext:value-type="string">
            <text:p><text:span text:style-name="T1">武装¶</text:span>神</text:p>
          </table:table-cell>
          <table:table-cell office:value-type="string" calcext:value-type="string">
            <text:p>https://static.wixstatic.com/media/b5ba90_a48bec6638d04b5db8c915e3fae07ff9~mv2.jpg</text:p>
          </table:table-cell>
          <table:table-cell table:formula="of:=CONCATENATE([$JSON.$A$1];[.$C14];[$JSON.$B$1];[.$E14];[$JSON.$C$1];[.$F14];[$JSON.$D$1];[.$G14];[$JSON.$E$1];[.$S14];[$JSON.$F$1];[.$T14];[$JSON.$G$1];[.$U14];[$JSON.$H$1];[.$I14];[$JSON.$I$1];[.$K14];[$JSON.$J$1];[.$M14];[$JSON.$K$1];IFERROR([.$P14];&quot;null&quot;);[$JSON.$L$1];[.$O14];[$JSON.$M$1];IFERROR([.$Q14];&quot;null&quot;);[$JSON.$N$1];IFERROR([.$R14];&quot;null&quot;);[$JSON.$O$1];[.$A14];[$JSON.$P$1];[.$B14];[$JSON.$Q$1])" office:value-type="string" office:string-value="{&quot;id&quot;:&quot;SB1_1&quot;,&quot;name&quot;:&quot;ヤマトタケル&quot;,&quot;displayName&quot;:&quot;ヤマトタケル&quot;,&quot;kana&quot;:&quot;やまとたける&quot;,&quot;ruleText&quot;:&quot;青×4 攻撃で怪魔を破壊したとき、メインデッキから1枚引いてよい。&quot;,&quot;attributeText&quot;:&quot;武装¶神&quot;,&quot;imageUrl&quot;:&quot;https://static.wixstatic.com/media/b5ba90_a48bec6638d04b5db8c915e3fae07ff9~mv2.jpg&quot;,&quot;expansion&quot;:11,&quot;rarity&quot;:4,&quot;type&quot;:1,&quot;level&quot;:6,&quot;color&quot;:2,&quot;ap&quot;:600,&quot;hp&quot;:500,&quot;orderTable&quot;:13,&quot;orderDeck&quot;:52}," calcext:value-type="string">
            <text:p>{"id":"SB1_1","name":"ヤマトタケル","displayName":"ヤマトタケル","kana":"やまとたける","ruleText":"青×4 攻撃で怪魔を破壊したとき、メインデッキから1枚引いてよい。","attributeText":"武装¶神","imageUrl":"https://static.wixstatic.com/media/b5ba90_a48bec6638d04b5db8c915e3fae07ff9~mv2.jpg","expansion":11,"rarity":4,"type":1,"level":6,"color":2,"ap":600,"hp":500,"orderTable":13,"orderDeck":52},</text:p>
          </table:table-cell>
          <table:table-cell table:number-columns-repeated="1634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formula="of:=CONCATENATE(&quot;SB1_&quot;;[.D15])" office:value-type="string" office:string-value="SB1_2" calcext:value-type="string">
            <text:p>SB1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大天狗</text:p>
          </table:table-cell>
          <table:table-cell table:formula="of:=[.E15]" office:value-type="string" office:string-value="大天狗" calcext:value-type="string">
            <text:p>大天狗</text:p>
          </table:table-cell>
          <table:table-cell office:value-type="string" calcext:value-type="string">
            <text:p>だいてんぐ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5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style-name="ce11" table:formula="of:=VLOOKUP([.J15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1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5];[$色番号.$A$1:$色番号.$B$8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string" calcext:value-type="string">
            <text:p>大怪魔¶ダブルクラッシャー</text:p>
          </table:table-cell>
          <table:table-cell office:value-type="string" calcext:value-type="string">
            <text:p><text:span text:style-name="T1">武装¶飛翔¶</text:span>妖仙</text:p>
          </table:table-cell>
          <table:table-cell office:value-type="string" calcext:value-type="string">
            <text:p>https://static.wixstatic.com/media/b5ba90_b52c713ccfb949faad443815852153b4~mv2.jpg</text:p>
          </table:table-cell>
          <table:table-cell table:formula="of:=CONCATENATE([$JSON.$A$1];[.$C15];[$JSON.$B$1];[.$E15];[$JSON.$C$1];[.$F15];[$JSON.$D$1];[.$G15];[$JSON.$E$1];[.$S15];[$JSON.$F$1];[.$T15];[$JSON.$G$1];[.$U15];[$JSON.$H$1];[.$I15];[$JSON.$I$1];[.$K15];[$JSON.$J$1];[.$M15];[$JSON.$K$1];IFERROR([.$P15];&quot;null&quot;);[$JSON.$L$1];[.$O15];[$JSON.$M$1];IFERROR([.$Q15];&quot;null&quot;);[$JSON.$N$1];IFERROR([.$R15];&quot;null&quot;);[$JSON.$O$1];[.$A15];[$JSON.$P$1];[.$B15];[$JSON.$Q$1])" office:value-type="string" office:string-value="{&quot;id&quot;:&quot;SB1_2&quot;,&quot;name&quot;:&quot;大天狗&quot;,&quot;displayName&quot;:&quot;大天狗&quot;,&quot;kana&quot;:&quot;だいてんぐ&quot;,&quot;ruleText&quot;:&quot;大怪魔¶ダブルクラッシャー&quot;,&quot;attributeText&quot;:&quot;武装¶飛翔¶妖仙&quot;,&quot;imageUrl&quot;:&quot;https://static.wixstatic.com/media/b5ba90_b52c713ccfb949faad443815852153b4~mv2.jpg&quot;,&quot;expansion&quot;:11,&quot;rarity&quot;:2,&quot;type&quot;:1,&quot;level&quot;:7,&quot;color&quot;:2,&quot;ap&quot;:700,&quot;hp&quot;:700,&quot;orderTable&quot;:14,&quot;orderDeck&quot;:59}," calcext:value-type="string">
            <text:p>{"id":"SB1_2","name":"大天狗","displayName":"大天狗","kana":"だいてんぐ","ruleText":"大怪魔¶ダブルクラッシャー","attributeText":"武装¶飛翔¶妖仙","imageUrl":"https://static.wixstatic.com/media/b5ba90_b52c713ccfb949faad443815852153b4~mv2.jpg","expansion":11,"rarity":2,"type":1,"level":7,"color":2,"ap":700,"hp":700,"orderTable":14,"orderDeck":59},</text:p>
          </table:table-cell>
          <table:table-cell table:number-columns-repeated="1634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formula="of:=CONCATENATE(&quot;SB1_&quot;;[.D16])" office:value-type="string" office:string-value="SB1_3" calcext:value-type="string">
            <text:p>SB1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ヤマ</text:p>
          </table:table-cell>
          <table:table-cell table:formula="of:=[.E16]" office:value-type="string" office:string-value="ヤマ" calcext:value-type="string">
            <text:p>ヤマ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6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16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1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6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神</text:p>
          </table:table-cell>
          <table:table-cell office:value-type="string" calcext:value-type="string">
            <text:p>https://static.wixstatic.com/media/b5ba90_0d46b9a68f24445a92099342c2c63553~mv2.jpg</text:p>
          </table:table-cell>
          <table:table-cell table:formula="of:=CONCATENATE([$JSON.$A$1];[.$C16];[$JSON.$B$1];[.$E16];[$JSON.$C$1];[.$F16];[$JSON.$D$1];[.$G16];[$JSON.$E$1];[.$S16];[$JSON.$F$1];[.$T16];[$JSON.$G$1];[.$U16];[$JSON.$H$1];[.$I16];[$JSON.$I$1];[.$K16];[$JSON.$J$1];[.$M16];[$JSON.$K$1];IFERROR([.$P16];&quot;null&quot;);[$JSON.$L$1];[.$O16];[$JSON.$M$1];IFERROR([.$Q16];&quot;null&quot;);[$JSON.$N$1];IFERROR([.$R16];&quot;null&quot;);[$JSON.$O$1];[.$A16];[$JSON.$P$1];[.$B16];[$JSON.$Q$1])" office:value-type="string" office:string-value="{&quot;id&quot;:&quot;SB1_3&quot;,&quot;name&quot;:&quot;ヤマ&quot;,&quot;displayName&quot;:&quot;ヤマ&quot;,&quot;kana&quot;:&quot;やま&quot;,&quot;ruleText&quot;:&quot;&quot;,&quot;attributeText&quot;:&quot;神&quot;,&quot;imageUrl&quot;:&quot;https://static.wixstatic.com/media/b5ba90_0d46b9a68f24445a92099342c2c63553~mv2.jpg&quot;,&quot;expansion&quot;:11,&quot;rarity&quot;:1,&quot;type&quot;:1,&quot;level&quot;:4,&quot;color&quot;:2,&quot;ap&quot;:400,&quot;hp&quot;:400,&quot;orderTable&quot;:15,&quot;orderDeck&quot;:36}," calcext:value-type="string">
            <text:p>{"id":"SB1_3","name":"ヤマ","displayName":"ヤマ","kana":"やま","ruleText":"","attributeText":"神","imageUrl":"https://static.wixstatic.com/media/b5ba90_0d46b9a68f24445a92099342c2c63553~mv2.jpg","expansion":11,"rarity":1,"type":1,"level":4,"color":2,"ap":400,"hp":400,"orderTable":15,"orderDeck":36},</text:p>
          </table:table-cell>
          <table:table-cell table:number-columns-repeated="1634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CONCATENATE(&quot;SB1_&quot;;[.D17])" office:value-type="string" office:string-value="SB1_4" calcext:value-type="string">
            <text:p>SB1_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ハクタク</text:p>
          </table:table-cell>
          <table:table-cell table:formula="of:=[.E17]" office:value-type="string" office:string-value="ハクタク" calcext:value-type="string">
            <text:p>ハクタク</text:p>
          </table:table-cell>
          <table:table-cell office:value-type="string" calcext:value-type="string">
            <text:p>はくたく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7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17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1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7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登場時、メインデッキから1枚引いて手札を1枚捨てる。</text:p>
          </table:table-cell>
          <table:table-cell office:value-type="string" calcext:value-type="string">
            <text:p>霊獣</text:p>
          </table:table-cell>
          <table:table-cell office:value-type="string" calcext:value-type="string">
            <text:p>https://static.wixstatic.com/media/b5ba90_afb9d856d6e34e8881d156dae66ede3c~mv2.jpg</text:p>
          </table:table-cell>
          <table:table-cell table:formula="of:=CONCATENATE([$JSON.$A$1];[.$C17];[$JSON.$B$1];[.$E17];[$JSON.$C$1];[.$F17];[$JSON.$D$1];[.$G17];[$JSON.$E$1];[.$S17];[$JSON.$F$1];[.$T17];[$JSON.$G$1];[.$U17];[$JSON.$H$1];[.$I17];[$JSON.$I$1];[.$K17];[$JSON.$J$1];[.$M17];[$JSON.$K$1];IFERROR([.$P17];&quot;null&quot;);[$JSON.$L$1];[.$O17];[$JSON.$M$1];IFERROR([.$Q17];&quot;null&quot;);[$JSON.$N$1];IFERROR([.$R17];&quot;null&quot;);[$JSON.$O$1];[.$A17];[$JSON.$P$1];[.$B17];[$JSON.$Q$1])" office:value-type="string" office:string-value="{&quot;id&quot;:&quot;SB1_4&quot;,&quot;name&quot;:&quot;ハクタク&quot;,&quot;displayName&quot;:&quot;ハクタク&quot;,&quot;kana&quot;:&quot;はくたく&quot;,&quot;ruleText&quot;:&quot;登場時、メインデッキから1枚引いて手札を1枚捨てる。&quot;,&quot;attributeText&quot;:&quot;霊獣&quot;,&quot;imageUrl&quot;:&quot;https://static.wixstatic.com/media/b5ba90_afb9d856d6e34e8881d156dae66ede3c~mv2.jpg&quot;,&quot;expansion&quot;:11,&quot;rarity&quot;:1,&quot;type&quot;:1,&quot;level&quot;:3,&quot;color&quot;:2,&quot;ap&quot;:300,&quot;hp&quot;:200,&quot;orderTable&quot;:16,&quot;orderDeck&quot;:25}," calcext:value-type="string">
            <text:p>{"id":"SB1_4","name":"ハクタク","displayName":"ハクタク","kana":"はくたく","ruleText":"登場時、メインデッキから1枚引いて手札を1枚捨てる。","attributeText":"霊獣","imageUrl":"https://static.wixstatic.com/media/b5ba90_afb9d856d6e34e8881d156dae66ede3c~mv2.jpg","expansion":11,"rarity":1,"type":1,"level":3,"color":2,"ap":300,"hp":200,"orderTable":16,"orderDeck":25},</text:p>
          </table:table-cell>
          <table:table-cell table:number-columns-repeated="1634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formula="of:=CONCATENATE(&quot;SB1_&quot;;[.D18])" office:value-type="string" office:string-value="SB1_5" calcext:value-type="string">
            <text:p>SB1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河童</text:p>
          </table:table-cell>
          <table:table-cell table:formula="of:=[.E18]" office:value-type="string" office:string-value="河童" calcext:value-type="string">
            <text:p>河童</text:p>
          </table:table-cell>
          <table:table-cell office:value-type="string" calcext:value-type="string">
            <text:p>かっぱ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8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18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1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8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string" calcext:value-type="string">
            <text:p><text:span text:style-name="T1">湖水¶</text:span>妖仙</text:p>
          </table:table-cell>
          <table:table-cell office:value-type="string" calcext:value-type="string">
            <text:p>https://static.wixstatic.com/media/b5ba90_0d10ed87390d4544aa5369f40a216571~mv2.jpg</text:p>
          </table:table-cell>
          <table:table-cell table:formula="of:=CONCATENATE([$JSON.$A$1];[.$C18];[$JSON.$B$1];[.$E18];[$JSON.$C$1];[.$F18];[$JSON.$D$1];[.$G18];[$JSON.$E$1];[.$S18];[$JSON.$F$1];[.$T18];[$JSON.$G$1];[.$U18];[$JSON.$H$1];[.$I18];[$JSON.$I$1];[.$K18];[$JSON.$J$1];[.$M18];[$JSON.$K$1];IFERROR([.$P18];&quot;null&quot;);[$JSON.$L$1];[.$O18];[$JSON.$M$1];IFERROR([.$Q18];&quot;null&quot;);[$JSON.$N$1];IFERROR([.$R18];&quot;null&quot;);[$JSON.$O$1];[.$A18];[$JSON.$P$1];[.$B18];[$JSON.$Q$1])" office:value-type="string" office:string-value="{&quot;id&quot;:&quot;SB1_5&quot;,&quot;name&quot;:&quot;河童&quot;,&quot;displayName&quot;:&quot;河童&quot;,&quot;kana&quot;:&quot;かっぱ&quot;,&quot;ruleText&quot;:&quot;&quot;,&quot;attributeText&quot;:&quot;湖水¶妖仙&quot;,&quot;imageUrl&quot;:&quot;https://static.wixstatic.com/media/b5ba90_0d10ed87390d4544aa5369f40a216571~mv2.jpg&quot;,&quot;expansion&quot;:11,&quot;rarity&quot;:1,&quot;type&quot;:1,&quot;level&quot;:3,&quot;color&quot;:2,&quot;ap&quot;:300,&quot;hp&quot;:300,&quot;orderTable&quot;:17,&quot;orderDeck&quot;:26}," calcext:value-type="string">
            <text:p>{"id":"SB1_5","name":"河童","displayName":"河童","kana":"かっぱ","ruleText":"","attributeText":"湖水¶妖仙","imageUrl":"https://static.wixstatic.com/media/b5ba90_0d10ed87390d4544aa5369f40a216571~mv2.jpg","expansion":11,"rarity":1,"type":1,"level":3,"color":2,"ap":300,"hp":300,"orderTable":17,"orderDeck":26},</text:p>
          </table:table-cell>
          <table:table-cell table:number-columns-repeated="1634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CONCATENATE(&quot;SB1_&quot;;[.D19])" office:value-type="string" office:string-value="SB1_6" calcext:value-type="string">
            <text:p>SB1_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烏天狗</text:p>
          </table:table-cell>
          <table:table-cell table:formula="of:=[.E19]" office:value-type="string" office:string-value="烏天狗" calcext:value-type="string">
            <text:p>烏天狗</text:p>
          </table:table-cell>
          <table:table-cell office:value-type="string" calcext:value-type="string">
            <text:p>からすてんぐ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9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style-name="ce11" table:formula="of:=VLOOKUP([.J19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1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青×3 自分のターン終了時、これと、これに付いている付与を手札に戻してよい。</text:p>
          </table:table-cell>
          <table:table-cell office:value-type="string" calcext:value-type="string">
            <text:p><text:span text:style-name="T1">武装¶飛翔¶</text:span>妖仙</text:p>
          </table:table-cell>
          <table:table-cell office:value-type="string" calcext:value-type="string">
            <text:p>https://static.wixstatic.com/media/b5ba90_f95e19f6adfd44b994a5231fac0690cb~mv2.jpg</text:p>
          </table:table-cell>
          <table:table-cell table:formula="of:=CONCATENATE([$JSON.$A$1];[.$C19];[$JSON.$B$1];[.$E19];[$JSON.$C$1];[.$F19];[$JSON.$D$1];[.$G19];[$JSON.$E$1];[.$S19];[$JSON.$F$1];[.$T19];[$JSON.$G$1];[.$U19];[$JSON.$H$1];[.$I19];[$JSON.$I$1];[.$K19];[$JSON.$J$1];[.$M19];[$JSON.$K$1];IFERROR([.$P19];&quot;null&quot;);[$JSON.$L$1];[.$O19];[$JSON.$M$1];IFERROR([.$Q19];&quot;null&quot;);[$JSON.$N$1];IFERROR([.$R19];&quot;null&quot;);[$JSON.$O$1];[.$A19];[$JSON.$P$1];[.$B19];[$JSON.$Q$1])" office:value-type="string" office:string-value="{&quot;id&quot;:&quot;SB1_6&quot;,&quot;name&quot;:&quot;烏天狗&quot;,&quot;displayName&quot;:&quot;烏天狗&quot;,&quot;kana&quot;:&quot;からすてんぐ&quot;,&quot;ruleText&quot;:&quot;青×3 自分のターン終了時、これと、これに付いている付与を手札に戻してよい。&quot;,&quot;attributeText&quot;:&quot;武装¶飛翔¶妖仙&quot;,&quot;imageUrl&quot;:&quot;https://static.wixstatic.com/media/b5ba90_f95e19f6adfd44b994a5231fac0690cb~mv2.jpg&quot;,&quot;expansion&quot;:11,&quot;rarity&quot;:2,&quot;type&quot;:1,&quot;level&quot;:2,&quot;color&quot;:2,&quot;ap&quot;:100,&quot;hp&quot;:100,&quot;orderTable&quot;:18,&quot;orderDeck&quot;:12}," calcext:value-type="string">
            <text:p>{"id":"SB1_6","name":"烏天狗","displayName":"烏天狗","kana":"からすてんぐ","ruleText":"青×3 自分のターン終了時、これと、これに付いている付与を手札に戻してよい。","attributeText":"武装¶飛翔¶妖仙","imageUrl":"https://static.wixstatic.com/media/b5ba90_f95e19f6adfd44b994a5231fac0690cb~mv2.jpg","expansion":11,"rarity":2,"type":1,"level":2,"color":2,"ap":100,"hp":100,"orderTable":18,"orderDeck":12},</text:p>
          </table:table-cell>
          <table:table-cell table:number-columns-repeated="1634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CONCATENATE(&quot;SB1_&quot;;[.D20])" office:value-type="string" office:string-value="SB1_7" calcext:value-type="string">
            <text:p>SB1_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鳧徯</text:p>
          </table:table-cell>
          <table:table-cell office:value-type="string" calcext:value-type="string">
            <text:p>鳧徯 (スターター)</text:p>
          </table:table-cell>
          <table:table-cell office:value-type="string" calcext:value-type="string">
            <text:p>ふけい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0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20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2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20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霊獣</text:p>
          </table:table-cell>
          <table:table-cell office:value-type="string" calcext:value-type="string">
            <text:p>https://static.wixstatic.com/media/b5ba90_aaf34a673de64dcab49ea2ac124ddff7~mv2.jpg</text:p>
          </table:table-cell>
          <table:table-cell table:formula="of:=CONCATENATE([$JSON.$A$1];[.$C20];[$JSON.$B$1];[.$E20];[$JSON.$C$1];[.$F20];[$JSON.$D$1];[.$G20];[$JSON.$E$1];[.$S20];[$JSON.$F$1];[.$T20];[$JSON.$G$1];[.$U20];[$JSON.$H$1];[.$I20];[$JSON.$I$1];[.$K20];[$JSON.$J$1];[.$M20];[$JSON.$K$1];IFERROR([.$P20];&quot;null&quot;);[$JSON.$L$1];[.$O20];[$JSON.$M$1];IFERROR([.$Q20];&quot;null&quot;);[$JSON.$N$1];IFERROR([.$R20];&quot;null&quot;);[$JSON.$O$1];[.$A20];[$JSON.$P$1];[.$B20];[$JSON.$Q$1])" office:value-type="string" office:string-value="{&quot;id&quot;:&quot;SB1_7&quot;,&quot;name&quot;:&quot;鳧徯&quot;,&quot;displayName&quot;:&quot;鳧徯 (スターター)&quot;,&quot;kana&quot;:&quot;ふけい&quot;,&quot;ruleText&quot;:&quot;&quot;,&quot;attributeText&quot;:&quot;霊獣&quot;,&quot;imageUrl&quot;:&quot;https://static.wixstatic.com/media/b5ba90_aaf34a673de64dcab49ea2ac124ddff7~mv2.jpg&quot;,&quot;expansion&quot;:11,&quot;rarity&quot;:1,&quot;type&quot;:1,&quot;level&quot;:2,&quot;color&quot;:2,&quot;ap&quot;:200,&quot;hp&quot;:200,&quot;orderTable&quot;:19,&quot;orderDeck&quot;:14}," calcext:value-type="string">
            <text:p>{"id":"SB1_7","name":"鳧徯","displayName":"鳧徯 (スターター)","kana":"ふけい","ruleText":"","attributeText":"霊獣","imageUrl":"https://static.wixstatic.com/media/b5ba90_aaf34a673de64dcab49ea2ac124ddff7~mv2.jpg","expansion":11,"rarity":1,"type":1,"level":2,"color":2,"ap":200,"hp":200,"orderTable":19,"orderDeck":14},</text:p>
          </table:table-cell>
          <table:table-cell table:number-columns-repeated="1634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CONCATENATE(&quot;SB1_&quot;;[.D21])" office:value-type="string" office:string-value="SB1_8" calcext:value-type="string">
            <text:p>SB1_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マビエ</text:p>
          </table:table-cell>
          <table:table-cell table:formula="of:=[.E21]" office:value-type="string" office:string-value="アマビエ" calcext:value-type="string">
            <text:p>アマビエ</text:p>
          </table:table-cell>
          <table:table-cell office:value-type="string" calcext:value-type="string">
            <text:p>あまびえ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1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21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2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21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ひるむ</text:p>
          </table:table-cell>
          <table:table-cell office:value-type="string" calcext:value-type="string">
            <text:p><text:span text:style-name="T1">湖水¶</text:span>霊獣</text:p>
          </table:table-cell>
          <table:table-cell office:value-type="string" calcext:value-type="string">
            <text:p>https://static.wixstatic.com/media/b5ba90_7936aa02ff084c1fb7a661d33ed0f869~mv2.jpg</text:p>
          </table:table-cell>
          <table:table-cell table:formula="of:=CONCATENATE([$JSON.$A$1];[.$C21];[$JSON.$B$1];[.$E21];[$JSON.$C$1];[.$F21];[$JSON.$D$1];[.$G21];[$JSON.$E$1];[.$S21];[$JSON.$F$1];[.$T21];[$JSON.$G$1];[.$U21];[$JSON.$H$1];[.$I21];[$JSON.$I$1];[.$K21];[$JSON.$J$1];[.$M21];[$JSON.$K$1];IFERROR([.$P21];&quot;null&quot;);[$JSON.$L$1];[.$O21];[$JSON.$M$1];IFERROR([.$Q21];&quot;null&quot;);[$JSON.$N$1];IFERROR([.$R21];&quot;null&quot;);[$JSON.$O$1];[.$A21];[$JSON.$P$1];[.$B21];[$JSON.$Q$1])" office:value-type="string" office:string-value="{&quot;id&quot;:&quot;SB1_8&quot;,&quot;name&quot;:&quot;アマビエ&quot;,&quot;displayName&quot;:&quot;アマビエ&quot;,&quot;kana&quot;:&quot;あまびえ&quot;,&quot;ruleText&quot;:&quot;ひるむ&quot;,&quot;attributeText&quot;:&quot;湖水¶霊獣&quot;,&quot;imageUrl&quot;:&quot;https://static.wixstatic.com/media/b5ba90_7936aa02ff084c1fb7a661d33ed0f869~mv2.jpg&quot;,&quot;expansion&quot;:11,&quot;rarity&quot;:1,&quot;type&quot;:1,&quot;level&quot;:1,&quot;color&quot;:2,&quot;ap&quot;:200,&quot;hp&quot;:200,&quot;orderTable&quot;:20,&quot;orderDeck&quot;:3}," calcext:value-type="string">
            <text:p>{"id":"SB1_8","name":"アマビエ","displayName":"アマビエ","kana":"あまびえ","ruleText":"ひるむ","attributeText":"湖水¶霊獣","imageUrl":"https://static.wixstatic.com/media/b5ba90_7936aa02ff084c1fb7a661d33ed0f869~mv2.jpg","expansion":11,"rarity":1,"type":1,"level":1,"color":2,"ap":200,"hp":200,"orderTable":20,"orderDeck":3},</text:p>
          </table:table-cell>
          <table:table-cell table:number-columns-repeated="1634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table:formula="of:=CONCATENATE(&quot;SB1_&quot;;[.D22])" office:value-type="string" office:string-value="SB1_9" calcext:value-type="string">
            <text:p>SB1_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儚き送り火</text:p>
          </table:table-cell>
          <table:table-cell table:formula="of:=[.E22]" office:value-type="string" office:string-value="儚き送り火" calcext:value-type="string">
            <text:p>儚き送り火</text:p>
          </table:table-cell>
          <table:table-cell office:value-type="string" calcext:value-type="string">
            <text:p>はかなきおくりび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2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style-name="ce11" table:formula="of:=VLOOKUP([.J22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呪文</text:p>
          </table:table-cell>
          <table:table-cell table:style-name="ce11" table:formula="of:=VLOOKUP([.L22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style-name="ce11" table:formula="of:=VLOOKUP([.N2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大怪魔を持たない相手の怪魔を1つ選び、手札に戻す。</text:p>
          </table:table-cell>
          <table:table-cell office:value-type="string" calcext:value-type="string">
            <text:p>火炎</text:p>
          </table:table-cell>
          <table:table-cell office:value-type="string" calcext:value-type="string">
            <text:p>https://static.wixstatic.com/media/b5ba90_e907d1a055cd4bee8ab46c49a2d64b92~mv2.jpg</text:p>
          </table:table-cell>
          <table:table-cell table:formula="of:=CONCATENATE([$JSON.$A$1];[.$C22];[$JSON.$B$1];[.$E22];[$JSON.$C$1];[.$F22];[$JSON.$D$1];[.$G22];[$JSON.$E$1];[.$S22];[$JSON.$F$1];[.$T22];[$JSON.$G$1];[.$U22];[$JSON.$H$1];[.$I22];[$JSON.$I$1];[.$K22];[$JSON.$J$1];[.$M22];[$JSON.$K$1];IFERROR([.$P22];&quot;null&quot;);[$JSON.$L$1];[.$O22];[$JSON.$M$1];IFERROR([.$Q22];&quot;null&quot;);[$JSON.$N$1];IFERROR([.$R22];&quot;null&quot;);[$JSON.$O$1];[.$A22];[$JSON.$P$1];[.$B22];[$JSON.$Q$1])" office:value-type="string" office:string-value="{&quot;id&quot;:&quot;SB1_9&quot;,&quot;name&quot;:&quot;儚き送り火&quot;,&quot;displayName&quot;:&quot;儚き送り火&quot;,&quot;kana&quot;:&quot;はかなきおくりび&quot;,&quot;ruleText&quot;:&quot;大怪魔を持たない相手の怪魔を1つ選び、手札に戻す。&quot;,&quot;attributeText&quot;:&quot;火炎&quot;,&quot;imageUrl&quot;:&quot;https://static.wixstatic.com/media/b5ba90_e907d1a055cd4bee8ab46c49a2d64b92~mv2.jpg&quot;,&quot;expansion&quot;:11,&quot;rarity&quot;:2,&quot;type&quot;:2,&quot;level&quot;:3,&quot;color&quot;:2,&quot;ap&quot;:null,&quot;hp&quot;:null,&quot;orderTable&quot;:21,&quot;orderDeck&quot;:82}," calcext:value-type="string">
            <text:p>{"id":"SB1_9","name":"儚き送り火","displayName":"儚き送り火","kana":"はかなきおくりび","ruleText":"大怪魔を持たない相手の怪魔を1つ選び、手札に戻す。","attributeText":"火炎","imageUrl":"https://static.wixstatic.com/media/b5ba90_e907d1a055cd4bee8ab46c49a2d64b92~mv2.jpg","expansion":11,"rarity":2,"type":2,"level":3,"color":2,"ap":null,"hp":null,"orderTable":21,"orderDeck":82},</text:p>
          </table:table-cell>
          <table:table-cell table:number-columns-repeated="1634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table:formula="of:=CONCATENATE(&quot;SB1_&quot;;[.D23])" office:value-type="string" office:string-value="SB1_10" calcext:value-type="string">
            <text:p>SB1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青鬼の爪</text:p>
          </table:table-cell>
          <table:table-cell table:formula="of:=[.E23]" office:value-type="string" office:string-value="青鬼の爪" calcext:value-type="string">
            <text:p>青鬼の爪</text:p>
          </table:table-cell>
          <table:table-cell office:value-type="string" calcext:value-type="string">
            <text:p>あおおにのつめ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3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23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23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23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のAPを3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ed9f472b951245cea9652c4ee70a3f45~mv2.jpg</text:p>
          </table:table-cell>
          <table:table-cell table:formula="of:=CONCATENATE([$JSON.$A$1];[.$C23];[$JSON.$B$1];[.$E23];[$JSON.$C$1];[.$F23];[$JSON.$D$1];[.$G23];[$JSON.$E$1];[.$S23];[$JSON.$F$1];[.$T23];[$JSON.$G$1];[.$U23];[$JSON.$H$1];[.$I23];[$JSON.$I$1];[.$K23];[$JSON.$J$1];[.$M23];[$JSON.$K$1];IFERROR([.$P23];&quot;null&quot;);[$JSON.$L$1];[.$O23];[$JSON.$M$1];IFERROR([.$Q23];&quot;null&quot;);[$JSON.$N$1];IFERROR([.$R23];&quot;null&quot;);[$JSON.$O$1];[.$A23];[$JSON.$P$1];[.$B23];[$JSON.$Q$1])" office:value-type="string" office:string-value="{&quot;id&quot;:&quot;SB1_10&quot;,&quot;name&quot;:&quot;青鬼の爪&quot;,&quot;displayName&quot;:&quot;青鬼の爪&quot;,&quot;kana&quot;:&quot;あおおにのつめ&quot;,&quot;ruleText&quot;:&quot;これが付いている怪魔のAPを300増やす。&quot;,&quot;attributeText&quot;:&quot;武具&quot;,&quot;imageUrl&quot;:&quot;https://static.wixstatic.com/media/b5ba90_ed9f472b951245cea9652c4ee70a3f45~mv2.jpg&quot;,&quot;expansion&quot;:11,&quot;rarity&quot;:1,&quot;type&quot;:3,&quot;level&quot;:1,&quot;color&quot;:2,&quot;ap&quot;:null,&quot;hp&quot;:null,&quot;orderTable&quot;:22,&quot;orderDeck&quot;:92}," calcext:value-type="string">
            <text:p>{"id":"SB1_10","name":"青鬼の爪","displayName":"青鬼の爪","kana":"あおおにのつめ","ruleText":"これが付いている怪魔のAPを300増やす。","attributeText":"武具","imageUrl":"https://static.wixstatic.com/media/b5ba90_ed9f472b951245cea9652c4ee70a3f45~mv2.jpg","expansion":11,"rarity":1,"type":3,"level":1,"color":2,"ap":null,"hp":null,"orderTable":22,"orderDeck":92},</text:p>
          </table:table-cell>
          <table:table-cell table:number-columns-repeated="1634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table:formula="of:=CONCATENATE(&quot;SB1_&quot;;[.D24])" office:value-type="string" office:string-value="SB1_11" calcext:value-type="string">
            <text:p>SB1_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青の魔力</text:p>
          </table:table-cell>
          <table:table-cell table:formula="of:=[.E24]" office:value-type="string" office:string-value="青の魔力" calcext:value-type="string">
            <text:p>青の魔力</text:p>
          </table:table-cell>
          <table:table-cell office:value-type="string" calcext:value-type="string">
            <text:p>あおのまりょく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4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24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魔力</text:p>
          </table:table-cell>
          <table:table-cell table:style-name="ce11" table:formula="of:=VLOOKUP([.L24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style-name="ce11" table:formula="of:=VLOOKUP([.N24];[$色番号.$A$1:$色番号.$B$8];2;0)"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https://static.wixstatic.com/media/b5ba90_9ebe14e7d1e04d2b8482f7f2ca80e25d~mv2.jpg</text:p>
          </table:table-cell>
          <table:table-cell table:formula="of:=CONCATENATE([$JSON.$A$1];[.$C24];[$JSON.$B$1];[.$E24];[$JSON.$C$1];[.$F24];[$JSON.$D$1];[.$G24];[$JSON.$E$1];[.$S24];[$JSON.$F$1];[.$T24];[$JSON.$G$1];[.$U24];[$JSON.$H$1];[.$I24];[$JSON.$I$1];[.$K24];[$JSON.$J$1];[.$M24];[$JSON.$K$1];IFERROR([.$P24];&quot;null&quot;);[$JSON.$L$1];[.$O24];[$JSON.$M$1];IFERROR([.$Q24];&quot;null&quot;);[$JSON.$N$1];IFERROR([.$R24];&quot;null&quot;);[$JSON.$O$1];[.$A24];[$JSON.$P$1];[.$B24];[$JSON.$Q$1])" office:value-type="string" office:string-value="{&quot;id&quot;:&quot;SB1_11&quot;,&quot;name&quot;:&quot;青の魔力&quot;,&quot;displayName&quot;:&quot;青の魔力&quot;,&quot;kana&quot;:&quot;あおのまりょく&quot;,&quot;ruleText&quot;:&quot;&quot;,&quot;attributeText&quot;:&quot;&quot;,&quot;imageUrl&quot;:&quot;https://static.wixstatic.com/media/b5ba90_9ebe14e7d1e04d2b8482f7f2ca80e25d~mv2.jpg&quot;,&quot;expansion&quot;:11,&quot;rarity&quot;:1,&quot;type&quot;:4,&quot;level&quot;:null,&quot;color&quot;:2,&quot;ap&quot;:null,&quot;hp&quot;:null,&quot;orderTable&quot;:23,&quot;orderDeck&quot;:108}," calcext:value-type="string">
            <text:p>{"id":"SB1_11","name":"青の魔力","displayName":"青の魔力","kana":"あおのまりょく","ruleText":"","attributeText":"","imageUrl":"https://static.wixstatic.com/media/b5ba90_9ebe14e7d1e04d2b8482f7f2ca80e25d~mv2.jpg","expansion":11,"rarity":1,"type":4,"level":null,"color":2,"ap":null,"hp":null,"orderTable":23,"orderDeck":108},</text:p>
          </table:table-cell>
          <table:table-cell table:number-columns-repeated="1634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table:formula="of:=CONCATENATE(&quot;SB1_&quot;;[.D25])" office:value-type="string" office:string-value="SB1_12" calcext:value-type="string">
            <text:p>SB1_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青の覚醒魔力</text:p>
          </table:table-cell>
          <table:table-cell table:formula="of:=[.E25]" office:value-type="string" office:string-value="青の覚醒魔力" calcext:value-type="string">
            <text:p>青の覚醒魔力</text:p>
          </table:table-cell>
          <table:table-cell office:value-type="string" calcext:value-type="string">
            <text:p>あおのかくせいまりょく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5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style-name="ce11" table:formula="of:=VLOOKUP([.J25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魔力</text:p>
          </table:table-cell>
          <table:table-cell table:style-name="ce11" table:formula="of:=VLOOKUP([.L25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style-name="ce11" table:formula="of:=VLOOKUP([.N25];[$色番号.$A$1:$色番号.$B$8];2;0)"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覚醒魔力¶ウォールゾーンから青のカードが自分の捨て札に置かれるとき、これをウラ向きにすることで、そのカードを捨て札に置く代わりに手札に加えてよい。そうしたら手札を1枚捨てる。</text:p>
          </table:table-cell>
          <table:table-cell/>
          <table:table-cell office:value-type="string" calcext:value-type="string">
            <text:p>https://static.wixstatic.com/media/b5ba90_e8e76808549046f0a47c62ea9e488c18~mv2.jpg</text:p>
          </table:table-cell>
          <table:table-cell table:formula="of:=CONCATENATE([$JSON.$A$1];[.$C25];[$JSON.$B$1];[.$E25];[$JSON.$C$1];[.$F25];[$JSON.$D$1];[.$G25];[$JSON.$E$1];[.$S25];[$JSON.$F$1];[.$T25];[$JSON.$G$1];[.$U25];[$JSON.$H$1];[.$I25];[$JSON.$I$1];[.$K25];[$JSON.$J$1];[.$M25];[$JSON.$K$1];IFERROR([.$P25];&quot;null&quot;);[$JSON.$L$1];[.$O25];[$JSON.$M$1];IFERROR([.$Q25];&quot;null&quot;);[$JSON.$N$1];IFERROR([.$R25];&quot;null&quot;);[$JSON.$O$1];[.$A25];[$JSON.$P$1];[.$B25];[$JSON.$Q$1])" office:value-type="string" office:string-value="{&quot;id&quot;:&quot;SB1_12&quot;,&quot;name&quot;:&quot;青の覚醒魔力&quot;,&quot;displayName&quot;:&quot;青の覚醒魔力&quot;,&quot;kana&quot;:&quot;あおのかくせいまりょく&quot;,&quot;ruleText&quot;:&quot;覚醒魔力¶ウォールゾーンから青のカードが自分の捨て札に置かれるとき、これをウラ向きにすることで、そのカードを捨て札に置く代わりに手札に加えてよい。そうしたら手札を1枚捨てる。&quot;,&quot;attributeText&quot;:&quot;&quot;,&quot;imageUrl&quot;:&quot;https://static.wixstatic.com/media/b5ba90_e8e76808549046f0a47c62ea9e488c18~mv2.jpg&quot;,&quot;expansion&quot;:11,&quot;rarity&quot;:2,&quot;type&quot;:4,&quot;level&quot;:null,&quot;color&quot;:2,&quot;ap&quot;:null,&quot;hp&quot;:null,&quot;orderTable&quot;:24,&quot;orderDeck&quot;:109}," calcext:value-type="string">
            <text:p>{"id":"SB1_12","name":"青の覚醒魔力","displayName":"青の覚醒魔力","kana":"あおのかくせいまりょく","ruleText":"覚醒魔力¶ウォールゾーンから青のカードが自分の捨て札に置かれるとき、これをウラ向きにすることで、そのカードを捨て札に置く代わりに手札に加えてよい。そうしたら手札を1枚捨てる。","attributeText":"","imageUrl":"https://static.wixstatic.com/media/b5ba90_e8e76808549046f0a47c62ea9e488c18~mv2.jpg","expansion":11,"rarity":2,"type":4,"level":null,"color":2,"ap":null,"hp":null,"orderTable":24,"orderDeck":109},</text:p>
          </table:table-cell>
          <table:table-cell table:number-columns-repeated="1634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CONCATENATE(&quot;SG1_&quot;;[.D26])" office:value-type="string" office:string-value="SG1_1" calcext:value-type="string">
            <text:p>SG1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アロサウルス</text:p>
          </table:table-cell>
          <table:table-cell table:formula="of:=[.E26]" office:value-type="string" office:string-value="アロサウルス" calcext:value-type="string">
            <text:p>アロサウルス</text:p>
          </table:table-cell>
          <table:table-cell office:value-type="string" calcext:value-type="string">
            <text:p>あろさうるす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26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SR</text:p>
          </table:table-cell>
          <table:table-cell table:style-name="ce11" table:formula="of:=VLOOKUP([.J26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2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26];[$色番号.$A$1:$色番号.$B$8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string" calcext:value-type="string">
            <text:p>大怪魔¶ダブルクラッシャー¶緑×4 APとHPを200増やす。</text:p>
          </table:table-cell>
          <table:table-cell office:value-type="string" calcext:value-type="string">
            <text:p>恐竜</text:p>
          </table:table-cell>
          <table:table-cell office:value-type="string" calcext:value-type="string">
            <text:p>https://static.wixstatic.com/media/b5ba90_8df6105817214a4d840282749772031e~mv2.jpg</text:p>
          </table:table-cell>
          <table:table-cell table:formula="of:=CONCATENATE([$JSON.$A$1];[.$C26];[$JSON.$B$1];[.$E26];[$JSON.$C$1];[.$F26];[$JSON.$D$1];[.$G26];[$JSON.$E$1];[.$S26];[$JSON.$F$1];[.$T26];[$JSON.$G$1];[.$U26];[$JSON.$H$1];[.$I26];[$JSON.$I$1];[.$K26];[$JSON.$J$1];[.$M26];[$JSON.$K$1];IFERROR([.$P26];&quot;null&quot;);[$JSON.$L$1];[.$O26];[$JSON.$M$1];IFERROR([.$Q26];&quot;null&quot;);[$JSON.$N$1];IFERROR([.$R26];&quot;null&quot;);[$JSON.$O$1];[.$A26];[$JSON.$P$1];[.$B26];[$JSON.$Q$1])" office:value-type="string" office:string-value="{&quot;id&quot;:&quot;SG1_1&quot;,&quot;name&quot;:&quot;アロサウルス&quot;,&quot;displayName&quot;:&quot;アロサウルス&quot;,&quot;kana&quot;:&quot;あろさうるす&quot;,&quot;ruleText&quot;:&quot;大怪魔¶ダブルクラッシャー¶緑×4 APとHPを200増やす。&quot;,&quot;attributeText&quot;:&quot;恐竜&quot;,&quot;imageUrl&quot;:&quot;https://static.wixstatic.com/media/b5ba90_8df6105817214a4d840282749772031e~mv2.jpg&quot;,&quot;expansion&quot;:12,&quot;rarity&quot;:4,&quot;type&quot;:1,&quot;level&quot;:8,&quot;color&quot;:4,&quot;ap&quot;:700,&quot;hp&quot;:700,&quot;orderTable&quot;:25,&quot;orderDeck&quot;:63}," calcext:value-type="string">
            <text:p>{"id":"SG1_1","name":"アロサウルス","displayName":"アロサウルス","kana":"あろさうるす","ruleText":"大怪魔¶ダブルクラッシャー¶緑×4 APとHPを200増やす。","attributeText":"恐竜","imageUrl":"https://static.wixstatic.com/media/b5ba90_8df6105817214a4d840282749772031e~mv2.jpg","expansion":12,"rarity":4,"type":1,"level":8,"color":4,"ap":700,"hp":700,"orderTable":25,"orderDeck":63},</text:p>
          </table:table-cell>
          <table:table-cell table:number-columns-repeated="1634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formula="of:=CONCATENATE(&quot;SG1_&quot;;[.D27])" office:value-type="string" office:string-value="SG1_2" calcext:value-type="string">
            <text:p>SG1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サウロペルタ</text:p>
          </table:table-cell>
          <table:table-cell table:formula="of:=[.E27]" office:value-type="string" office:string-value="サウロペルタ" calcext:value-type="string">
            <text:p>サウロペルタ</text:p>
          </table:table-cell>
          <table:table-cell office:value-type="string" calcext:value-type="string">
            <text:p>さうろぺるた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27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style-name="ce11" table:formula="of:=VLOOKUP([.J27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2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27];[$色番号.$A$1:$色番号.$B$8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恐竜</text:p>
          </table:table-cell>
          <table:table-cell office:value-type="string" calcext:value-type="string">
            <text:p>https://static.wixstatic.com/media/b5ba90_2cbe270935b14af39061f6dfd0a1bab2~mv2.jpg</text:p>
          </table:table-cell>
          <table:table-cell table:formula="of:=CONCATENATE([$JSON.$A$1];[.$C27];[$JSON.$B$1];[.$E27];[$JSON.$C$1];[.$F27];[$JSON.$D$1];[.$G27];[$JSON.$E$1];[.$S27];[$JSON.$F$1];[.$T27];[$JSON.$G$1];[.$U27];[$JSON.$H$1];[.$I27];[$JSON.$I$1];[.$K27];[$JSON.$J$1];[.$M27];[$JSON.$K$1];IFERROR([.$P27];&quot;null&quot;);[$JSON.$L$1];[.$O27];[$JSON.$M$1];IFERROR([.$Q27];&quot;null&quot;);[$JSON.$N$1];IFERROR([.$R27];&quot;null&quot;);[$JSON.$O$1];[.$A27];[$JSON.$P$1];[.$B27];[$JSON.$Q$1])" office:value-type="string" office:string-value="{&quot;id&quot;:&quot;SG1_2&quot;,&quot;name&quot;:&quot;サウロペルタ&quot;,&quot;displayName&quot;:&quot;サウロペルタ&quot;,&quot;kana&quot;:&quot;さうろぺるた&quot;,&quot;ruleText&quot;:&quot;&quot;,&quot;attributeText&quot;:&quot;恐竜&quot;,&quot;imageUrl&quot;:&quot;https://static.wixstatic.com/media/b5ba90_2cbe270935b14af39061f6dfd0a1bab2~mv2.jpg&quot;,&quot;expansion&quot;:12,&quot;rarity&quot;:2,&quot;type&quot;:1,&quot;level&quot;:5,&quot;color&quot;:4,&quot;ap&quot;:400,&quot;hp&quot;:600,&quot;orderTable&quot;:26,&quot;orderDeck&quot;:48}," calcext:value-type="string">
            <text:p>{"id":"SG1_2","name":"サウロペルタ","displayName":"サウロペルタ","kana":"さうろぺるた","ruleText":"","attributeText":"恐竜","imageUrl":"https://static.wixstatic.com/media/b5ba90_2cbe270935b14af39061f6dfd0a1bab2~mv2.jpg","expansion":12,"rarity":2,"type":1,"level":5,"color":4,"ap":400,"hp":600,"orderTable":26,"orderDeck":48},</text:p>
          </table:table-cell>
          <table:table-cell table:number-columns-repeated="1634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formula="of:=CONCATENATE(&quot;SG1_&quot;;[.D28])" office:value-type="string" office:string-value="SG1_3" calcext:value-type="string">
            <text:p>SG1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イグアノドン</text:p>
          </table:table-cell>
          <table:table-cell table:formula="of:=[.E28]" office:value-type="string" office:string-value="イグアノドン" calcext:value-type="string">
            <text:p>イグアノドン</text:p>
          </table:table-cell>
          <table:table-cell office:value-type="string" calcext:value-type="string">
            <text:p>いぐあのどん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28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28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2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28];[$色番号.$A$1:$色番号.$B$8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恐竜</text:p>
          </table:table-cell>
          <table:table-cell office:value-type="string" calcext:value-type="string">
            <text:p>https://static.wixstatic.com/media/b5ba90_77ffe4a56f1d4ecebb9354c4348ebc11~mv2.jpg</text:p>
          </table:table-cell>
          <table:table-cell table:formula="of:=CONCATENATE([$JSON.$A$1];[.$C28];[$JSON.$B$1];[.$E28];[$JSON.$C$1];[.$F28];[$JSON.$D$1];[.$G28];[$JSON.$E$1];[.$S28];[$JSON.$F$1];[.$T28];[$JSON.$G$1];[.$U28];[$JSON.$H$1];[.$I28];[$JSON.$I$1];[.$K28];[$JSON.$J$1];[.$M28];[$JSON.$K$1];IFERROR([.$P28];&quot;null&quot;);[$JSON.$L$1];[.$O28];[$JSON.$M$1];IFERROR([.$Q28];&quot;null&quot;);[$JSON.$N$1];IFERROR([.$R28];&quot;null&quot;);[$JSON.$O$1];[.$A28];[$JSON.$P$1];[.$B28];[$JSON.$Q$1])" office:value-type="string" office:string-value="{&quot;id&quot;:&quot;SG1_3&quot;,&quot;name&quot;:&quot;イグアノドン&quot;,&quot;displayName&quot;:&quot;イグアノドン&quot;,&quot;kana&quot;:&quot;いぐあのどん&quot;,&quot;ruleText&quot;:&quot;&quot;,&quot;attributeText&quot;:&quot;恐竜&quot;,&quot;imageUrl&quot;:&quot;https://static.wixstatic.com/media/b5ba90_77ffe4a56f1d4ecebb9354c4348ebc11~mv2.jpg&quot;,&quot;expansion&quot;:12,&quot;rarity&quot;:1,&quot;type&quot;:1,&quot;level&quot;:4,&quot;color&quot;:4,&quot;ap&quot;:400,&quot;hp&quot;:400,&quot;orderTable&quot;:27,&quot;orderDeck&quot;:41}," calcext:value-type="string">
            <text:p>{"id":"SG1_3","name":"イグアノドン","displayName":"イグアノドン","kana":"いぐあのどん","ruleText":"","attributeText":"恐竜","imageUrl":"https://static.wixstatic.com/media/b5ba90_77ffe4a56f1d4ecebb9354c4348ebc11~mv2.jpg","expansion":12,"rarity":1,"type":1,"level":4,"color":4,"ap":400,"hp":400,"orderTable":27,"orderDeck":41},</text:p>
          </table:table-cell>
          <table:table-cell table:number-columns-repeated="1634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formula="of:=CONCATENATE(&quot;SG1_&quot;;[.D29])" office:value-type="string" office:string-value="SG1_4" calcext:value-type="string">
            <text:p>SG1_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スミロドン</text:p>
          </table:table-cell>
          <table:table-cell table:formula="of:=[.E29]" office:value-type="string" office:string-value="スミロドン" calcext:value-type="string">
            <text:p>スミロドン</text:p>
          </table:table-cell>
          <table:table-cell office:value-type="string" calcext:value-type="string">
            <text:p>すみろどん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29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style-name="ce11" table:formula="of:=VLOOKUP([.J29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2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29];[$色番号.$A$1:$色番号.$B$8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左右レーンに登場時、ターン終了時までAPを200増やす。</text:p>
          </table:table-cell>
          <table:table-cell office:value-type="string" calcext:value-type="string">
            <text:p>鳥獣</text:p>
          </table:table-cell>
          <table:table-cell office:value-type="string" calcext:value-type="string">
            <text:p>https://static.wixstatic.com/media/b5ba90_d957d633bb5d48dcade6cbf65fd79c5f~mv2.jpg</text:p>
          </table:table-cell>
          <table:table-cell table:formula="of:=CONCATENATE([$JSON.$A$1];[.$C29];[$JSON.$B$1];[.$E29];[$JSON.$C$1];[.$F29];[$JSON.$D$1];[.$G29];[$JSON.$E$1];[.$S29];[$JSON.$F$1];[.$T29];[$JSON.$G$1];[.$U29];[$JSON.$H$1];[.$I29];[$JSON.$I$1];[.$K29];[$JSON.$J$1];[.$M29];[$JSON.$K$1];IFERROR([.$P29];&quot;null&quot;);[$JSON.$L$1];[.$O29];[$JSON.$M$1];IFERROR([.$Q29];&quot;null&quot;);[$JSON.$N$1];IFERROR([.$R29];&quot;null&quot;);[$JSON.$O$1];[.$A29];[$JSON.$P$1];[.$B29];[$JSON.$Q$1])" office:value-type="string" office:string-value="{&quot;id&quot;:&quot;SG1_4&quot;,&quot;name&quot;:&quot;スミロドン&quot;,&quot;displayName&quot;:&quot;スミロドン&quot;,&quot;kana&quot;:&quot;すみろどん&quot;,&quot;ruleText&quot;:&quot;左右レーンに登場時、ターン終了時までAPを200増やす。&quot;,&quot;attributeText&quot;:&quot;鳥獣&quot;,&quot;imageUrl&quot;:&quot;https://static.wixstatic.com/media/b5ba90_d957d633bb5d48dcade6cbf65fd79c5f~mv2.jpg&quot;,&quot;expansion&quot;:12,&quot;rarity&quot;:2,&quot;type&quot;:1,&quot;level&quot;:4,&quot;color&quot;:4,&quot;ap&quot;:300,&quot;hp&quot;:400,&quot;orderTable&quot;:28,&quot;orderDeck&quot;:40}," calcext:value-type="string">
            <text:p>{"id":"SG1_4","name":"スミロドン","displayName":"スミロドン","kana":"すみろどん","ruleText":"左右レーンに登場時、ターン終了時までAPを200増やす。","attributeText":"鳥獣","imageUrl":"https://static.wixstatic.com/media/b5ba90_d957d633bb5d48dcade6cbf65fd79c5f~mv2.jpg","expansion":12,"rarity":2,"type":1,"level":4,"color":4,"ap":300,"hp":400,"orderTable":28,"orderDeck":40},</text:p>
          </table:table-cell>
          <table:table-cell table:number-columns-repeated="16347"/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table:formula="of:=CONCATENATE(&quot;SG1_&quot;;[.D30])" office:value-type="string" office:string-value="SG1_5" calcext:value-type="string">
            <text:p>SG1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プテラノドン</text:p>
          </table:table-cell>
          <table:table-cell office:value-type="string" calcext:value-type="string">
            <text:p>プテラノドン (スターター)</text:p>
          </table:table-cell>
          <table:table-cell office:value-type="string" calcext:value-type="string">
            <text:p>ぷてらのどん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0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0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3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30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string" calcext:value-type="string">
            <text:p>飛翔¶翼竜</text:p>
          </table:table-cell>
          <table:table-cell office:value-type="string" calcext:value-type="string">
            <text:p>https://static.wixstatic.com/media/b5ba90_1ca597f8bc094000aca4ce6756eb5de7~mv2.jpg</text:p>
          </table:table-cell>
          <table:table-cell table:formula="of:=CONCATENATE([$JSON.$A$1];[.$C30];[$JSON.$B$1];[.$E30];[$JSON.$C$1];[.$F30];[$JSON.$D$1];[.$G30];[$JSON.$E$1];[.$S30];[$JSON.$F$1];[.$T30];[$JSON.$G$1];[.$U30];[$JSON.$H$1];[.$I30];[$JSON.$I$1];[.$K30];[$JSON.$J$1];[.$M30];[$JSON.$K$1];IFERROR([.$P30];&quot;null&quot;);[$JSON.$L$1];[.$O30];[$JSON.$M$1];IFERROR([.$Q30];&quot;null&quot;);[$JSON.$N$1];IFERROR([.$R30];&quot;null&quot;);[$JSON.$O$1];[.$A30];[$JSON.$P$1];[.$B30];[$JSON.$Q$1])" office:value-type="string" office:string-value="{&quot;id&quot;:&quot;SG1_5&quot;,&quot;name&quot;:&quot;プテラノドン&quot;,&quot;displayName&quot;:&quot;プテラノドン (スターター)&quot;,&quot;kana&quot;:&quot;ぷてらのどん&quot;,&quot;ruleText&quot;:&quot;&quot;,&quot;attributeText&quot;:&quot;飛翔¶翼竜&quot;,&quot;imageUrl&quot;:&quot;https://static.wixstatic.com/media/b5ba90_1ca597f8bc094000aca4ce6756eb5de7~mv2.jpg&quot;,&quot;expansion&quot;:12,&quot;rarity&quot;:1,&quot;type&quot;:1,&quot;level&quot;:3,&quot;color&quot;:4,&quot;ap&quot;:300,&quot;hp&quot;:300,&quot;orderTable&quot;:29,&quot;orderDeck&quot;:29}," calcext:value-type="string">
            <text:p>{"id":"SG1_5","name":"プテラノドン","displayName":"プテラノドン (スターター)","kana":"ぷてらのどん","ruleText":"","attributeText":"飛翔¶翼竜","imageUrl":"https://static.wixstatic.com/media/b5ba90_1ca597f8bc094000aca4ce6756eb5de7~mv2.jpg","expansion":12,"rarity":1,"type":1,"level":3,"color":4,"ap":300,"hp":300,"orderTable":29,"orderDeck":29},</text:p>
          </table:table-cell>
          <table:table-cell table:number-columns-repeated="1634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CONCATENATE(&quot;SG1_&quot;;[.D31])" office:value-type="string" office:string-value="SG1_6" calcext:value-type="string">
            <text:p>SG1_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ギガンテウスオオツノジカ</text:p>
          </table:table-cell>
          <table:table-cell table:formula="of:=[.E31]" office:value-type="string" office:string-value="ギガンテウスオオツノジカ" calcext:value-type="string">
            <text:p>ギガンテウスオオツノジカ</text:p>
          </table:table-cell>
          <table:table-cell office:value-type="string" calcext:value-type="string">
            <text:p>ぎがんてうすおおつのじか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1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1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3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31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鳥獣</text:p>
          </table:table-cell>
          <table:table-cell office:value-type="string" calcext:value-type="string">
            <text:p>https://static.wixstatic.com/media/b5ba90_ed6df355d8aa4881978068908ee60525~mv2.jpg</text:p>
          </table:table-cell>
          <table:table-cell table:formula="of:=CONCATENATE([$JSON.$A$1];[.$C31];[$JSON.$B$1];[.$E31];[$JSON.$C$1];[.$F31];[$JSON.$D$1];[.$G31];[$JSON.$E$1];[.$S31];[$JSON.$F$1];[.$T31];[$JSON.$G$1];[.$U31];[$JSON.$H$1];[.$I31];[$JSON.$I$1];[.$K31];[$JSON.$J$1];[.$M31];[$JSON.$K$1];IFERROR([.$P31];&quot;null&quot;);[$JSON.$L$1];[.$O31];[$JSON.$M$1];IFERROR([.$Q31];&quot;null&quot;);[$JSON.$N$1];IFERROR([.$R31];&quot;null&quot;);[$JSON.$O$1];[.$A31];[$JSON.$P$1];[.$B31];[$JSON.$Q$1])" office:value-type="string" office:string-value="{&quot;id&quot;:&quot;SG1_6&quot;,&quot;name&quot;:&quot;ギガンテウスオオツノジカ&quot;,&quot;displayName&quot;:&quot;ギガンテウスオオツノジカ&quot;,&quot;kana&quot;:&quot;ぎがんてうすおおつのじか&quot;,&quot;ruleText&quot;:&quot;&quot;,&quot;attributeText&quot;:&quot;鳥獣&quot;,&quot;imageUrl&quot;:&quot;https://static.wixstatic.com/media/b5ba90_ed6df355d8aa4881978068908ee60525~mv2.jpg&quot;,&quot;expansion&quot;:12,&quot;rarity&quot;:1,&quot;type&quot;:1,&quot;level&quot;:3,&quot;color&quot;:4,&quot;ap&quot;:200,&quot;hp&quot;:400,&quot;orderTable&quot;:30,&quot;orderDeck&quot;:28}," calcext:value-type="string">
            <text:p>{"id":"SG1_6","name":"ギガンテウスオオツノジカ","displayName":"ギガンテウスオオツノジカ","kana":"ぎがんてうすおおつのじか","ruleText":"","attributeText":"鳥獣","imageUrl":"https://static.wixstatic.com/media/b5ba90_ed6df355d8aa4881978068908ee60525~mv2.jpg","expansion":12,"rarity":1,"type":1,"level":3,"color":4,"ap":200,"hp":400,"orderTable":30,"orderDeck":28},</text:p>
          </table:table-cell>
          <table:table-cell table:number-columns-repeated="1634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CONCATENATE(&quot;SG1_&quot;;[.D32])" office:value-type="string" office:string-value="SG1_7" calcext:value-type="string">
            <text:p>SG1_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ディッキンソニア</text:p>
          </table:table-cell>
          <table:table-cell table:formula="of:=[.E32]" office:value-type="string" office:string-value="ディッキンソニア" calcext:value-type="string">
            <text:p>ディッキンソニア</text:p>
          </table:table-cell>
          <table:table-cell office:value-type="string" calcext:value-type="string">
            <text:p>でぃっきんそにあ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2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2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3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32];[$色番号.$A$1:$色番号.$B$8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湖水¶古代</text:p>
          </table:table-cell>
          <table:table-cell office:value-type="string" calcext:value-type="string">
            <text:p>https://static.wixstatic.com/media/b5ba90_60b69d850dbd49088e54b0d43551c965~mv2.jpg</text:p>
          </table:table-cell>
          <table:table-cell table:formula="of:=CONCATENATE([$JSON.$A$1];[.$C32];[$JSON.$B$1];[.$E32];[$JSON.$C$1];[.$F32];[$JSON.$D$1];[.$G32];[$JSON.$E$1];[.$S32];[$JSON.$F$1];[.$T32];[$JSON.$G$1];[.$U32];[$JSON.$H$1];[.$I32];[$JSON.$I$1];[.$K32];[$JSON.$J$1];[.$M32];[$JSON.$K$1];IFERROR([.$P32];&quot;null&quot;);[$JSON.$L$1];[.$O32];[$JSON.$M$1];IFERROR([.$Q32];&quot;null&quot;);[$JSON.$N$1];IFERROR([.$R32];&quot;null&quot;);[$JSON.$O$1];[.$A32];[$JSON.$P$1];[.$B32];[$JSON.$Q$1])" office:value-type="string" office:string-value="{&quot;id&quot;:&quot;SG1_7&quot;,&quot;name&quot;:&quot;ディッキンソニア&quot;,&quot;displayName&quot;:&quot;ディッキンソニア&quot;,&quot;kana&quot;:&quot;でぃっきんそにあ&quot;,&quot;ruleText&quot;:&quot;&quot;,&quot;attributeText&quot;:&quot;湖水¶古代&quot;,&quot;imageUrl&quot;:&quot;https://static.wixstatic.com/media/b5ba90_60b69d850dbd49088e54b0d43551c965~mv2.jpg&quot;,&quot;expansion&quot;:12,&quot;rarity&quot;:1,&quot;type&quot;:1,&quot;level&quot;:2,&quot;color&quot;:4,&quot;ap&quot;:200,&quot;hp&quot;:200,&quot;orderTable&quot;:31,&quot;orderDeck&quot;:18}," calcext:value-type="string">
            <text:p>{"id":"SG1_7","name":"ディッキンソニア","displayName":"ディッキンソニア","kana":"でぃっきんそにあ","ruleText":"","attributeText":"湖水¶古代","imageUrl":"https://static.wixstatic.com/media/b5ba90_60b69d850dbd49088e54b0d43551c965~mv2.jpg","expansion":12,"rarity":1,"type":1,"level":2,"color":4,"ap":200,"hp":200,"orderTable":31,"orderDeck":18},</text:p>
          </table:table-cell>
          <table:table-cell table:number-columns-repeated="1634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CONCATENATE(&quot;SG1_&quot;;[.D33])" office:value-type="string" office:string-value="SG1_8" calcext:value-type="string">
            <text:p>SG1_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トゥリモンストゥルム</text:p>
          </table:table-cell>
          <table:table-cell table:formula="of:=[.E33]" office:value-type="string" office:string-value="トゥリモンストゥルム" calcext:value-type="string">
            <text:p>トゥリモンストゥルム</text:p>
          </table:table-cell>
          <table:table-cell office:value-type="string" calcext:value-type="string">
            <text:p>とぅりもんすとぅるむ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3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3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3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33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ひるむ</text:p>
          </table:table-cell>
          <table:table-cell office:value-type="string" calcext:value-type="string">
            <text:p>矮小¶湖水¶水生</text:p>
          </table:table-cell>
          <table:table-cell office:value-type="string" calcext:value-type="string">
            <text:p>https://static.wixstatic.com/media/b5ba90_ee0d898816d64ae2857f071b7b3768fa~mv2.jpg</text:p>
          </table:table-cell>
          <table:table-cell table:formula="of:=CONCATENATE([$JSON.$A$1];[.$C33];[$JSON.$B$1];[.$E33];[$JSON.$C$1];[.$F33];[$JSON.$D$1];[.$G33];[$JSON.$E$1];[.$S33];[$JSON.$F$1];[.$T33];[$JSON.$G$1];[.$U33];[$JSON.$H$1];[.$I33];[$JSON.$I$1];[.$K33];[$JSON.$J$1];[.$M33];[$JSON.$K$1];IFERROR([.$P33];&quot;null&quot;);[$JSON.$L$1];[.$O33];[$JSON.$M$1];IFERROR([.$Q33];&quot;null&quot;);[$JSON.$N$1];IFERROR([.$R33];&quot;null&quot;);[$JSON.$O$1];[.$A33];[$JSON.$P$1];[.$B33];[$JSON.$Q$1])" office:value-type="string" office:string-value="{&quot;id&quot;:&quot;SG1_8&quot;,&quot;name&quot;:&quot;トゥリモンストゥルム&quot;,&quot;displayName&quot;:&quot;トゥリモンストゥルム&quot;,&quot;kana&quot;:&quot;とぅりもんすとぅるむ&quot;,&quot;ruleText&quot;:&quot;ひるむ&quot;,&quot;attributeText&quot;:&quot;矮小¶湖水¶水生&quot;,&quot;imageUrl&quot;:&quot;https://static.wixstatic.com/media/b5ba90_ee0d898816d64ae2857f071b7b3768fa~mv2.jpg&quot;,&quot;expansion&quot;:12,&quot;rarity&quot;:1,&quot;type&quot;:1,&quot;level&quot;:1,&quot;color&quot;:4,&quot;ap&quot;:200,&quot;hp&quot;:200,&quot;orderTable&quot;:32,&quot;orderDeck&quot;:6}," calcext:value-type="string">
            <text:p>{"id":"SG1_8","name":"トゥリモンストゥルム","displayName":"トゥリモンストゥルム","kana":"とぅりもんすとぅるむ","ruleText":"ひるむ","attributeText":"矮小¶湖水¶水生","imageUrl":"https://static.wixstatic.com/media/b5ba90_ee0d898816d64ae2857f071b7b3768fa~mv2.jpg","expansion":12,"rarity":1,"type":1,"level":1,"color":4,"ap":200,"hp":200,"orderTable":32,"orderDeck":6},</text:p>
          </table:table-cell>
          <table:table-cell table:number-columns-repeated="1634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table:formula="of:=CONCATENATE(&quot;SG1_&quot;;[.D34])" office:value-type="string" office:string-value="SG1_9" calcext:value-type="string">
            <text:p>SG1_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太古の脈動</text:p>
          </table:table-cell>
          <table:table-cell table:formula="of:=[.E34]" office:value-type="string" office:string-value="太古の脈動" calcext:value-type="string">
            <text:p>太古の脈動</text:p>
          </table:table-cell>
          <table:table-cell office:value-type="string" calcext:value-type="string">
            <text:p>たいこのみゃくどう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4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style-name="ce11" table:formula="of:=VLOOKUP([.J34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呪文</text:p>
          </table:table-cell>
          <table:table-cell table:style-name="ce11" table:formula="of:=VLOOKUP([.L34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34];[$色番号.$A$1:$色番号.$B$8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魔力を1つ魔力ゾーンにダウンで出す。</text:p>
          </table:table-cell>
          <table:table-cell office:value-type="string" calcext:value-type="string">
            <text:p>活性¶湖水</text:p>
          </table:table-cell>
          <table:table-cell office:value-type="string" calcext:value-type="string">
            <text:p>https://static.wixstatic.com/media/b5ba90_bb43eaf0d42045db8856d90535accbbe~mv2.jpg</text:p>
          </table:table-cell>
          <table:table-cell table:formula="of:=CONCATENATE([$JSON.$A$1];[.$C34];[$JSON.$B$1];[.$E34];[$JSON.$C$1];[.$F34];[$JSON.$D$1];[.$G34];[$JSON.$E$1];[.$S34];[$JSON.$F$1];[.$T34];[$JSON.$G$1];[.$U34];[$JSON.$H$1];[.$I34];[$JSON.$I$1];[.$K34];[$JSON.$J$1];[.$M34];[$JSON.$K$1];IFERROR([.$P34];&quot;null&quot;);[$JSON.$L$1];[.$O34];[$JSON.$M$1];IFERROR([.$Q34];&quot;null&quot;);[$JSON.$N$1];IFERROR([.$R34];&quot;null&quot;);[$JSON.$O$1];[.$A34];[$JSON.$P$1];[.$B34];[$JSON.$Q$1])" office:value-type="string" office:string-value="{&quot;id&quot;:&quot;SG1_9&quot;,&quot;name&quot;:&quot;太古の脈動&quot;,&quot;displayName&quot;:&quot;太古の脈動&quot;,&quot;kana&quot;:&quot;たいこのみゃくどう&quot;,&quot;ruleText&quot;:&quot;魔力を1つ魔力ゾーンにダウンで出す。&quot;,&quot;attributeText&quot;:&quot;活性¶湖水&quot;,&quot;imageUrl&quot;:&quot;https://static.wixstatic.com/media/b5ba90_bb43eaf0d42045db8856d90535accbbe~mv2.jpg&quot;,&quot;expansion&quot;:12,&quot;rarity&quot;:2,&quot;type&quot;:2,&quot;level&quot;:2,&quot;color&quot;:4,&quot;ap&quot;:null,&quot;hp&quot;:null,&quot;orderTable&quot;:33,&quot;orderDeck&quot;:78}," calcext:value-type="string">
            <text:p>{"id":"SG1_9","name":"太古の脈動","displayName":"太古の脈動","kana":"たいこのみゃくどう","ruleText":"魔力を1つ魔力ゾーンにダウンで出す。","attributeText":"活性¶湖水","imageUrl":"https://static.wixstatic.com/media/b5ba90_bb43eaf0d42045db8856d90535accbbe~mv2.jpg","expansion":12,"rarity":2,"type":2,"level":2,"color":4,"ap":null,"hp":null,"orderTable":33,"orderDeck":78},</text:p>
          </table:table-cell>
          <table:table-cell table:number-columns-repeated="1634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formula="of:=CONCATENATE(&quot;SG1_&quot;;[.D35])" office:value-type="string" office:string-value="SG1_10" calcext:value-type="string">
            <text:p>SG1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氷塊の籠手</text:p>
          </table:table-cell>
          <table:table-cell table:formula="of:=[.E35]" office:value-type="string" office:string-value="氷塊の籠手" calcext:value-type="string">
            <text:p>氷塊の籠手</text:p>
          </table:table-cell>
          <table:table-cell office:value-type="string" calcext:value-type="string">
            <text:p>ひょうかいのこて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5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5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35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style-name="ce11" table:formula="of:=VLOOKUP([.N35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消滅¶これが付いている怪魔のAPとHPを2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edfb981b385145b8a8221f2bb9a3a2be~mv2.jpg</text:p>
          </table:table-cell>
          <table:table-cell table:formula="of:=CONCATENATE([$JSON.$A$1];[.$C35];[$JSON.$B$1];[.$E35];[$JSON.$C$1];[.$F35];[$JSON.$D$1];[.$G35];[$JSON.$E$1];[.$S35];[$JSON.$F$1];[.$T35];[$JSON.$G$1];[.$U35];[$JSON.$H$1];[.$I35];[$JSON.$I$1];[.$K35];[$JSON.$J$1];[.$M35];[$JSON.$K$1];IFERROR([.$P35];&quot;null&quot;);[$JSON.$L$1];[.$O35];[$JSON.$M$1];IFERROR([.$Q35];&quot;null&quot;);[$JSON.$N$1];IFERROR([.$R35];&quot;null&quot;);[$JSON.$O$1];[.$A35];[$JSON.$P$1];[.$B35];[$JSON.$Q$1])" office:value-type="string" office:string-value="{&quot;id&quot;:&quot;SG1_10&quot;,&quot;name&quot;:&quot;氷塊の籠手&quot;,&quot;displayName&quot;:&quot;氷塊の籠手&quot;,&quot;kana&quot;:&quot;ひょうかいのこて&quot;,&quot;ruleText&quot;:&quot;消滅¶これが付いている怪魔のAPとHPを200増やす。&quot;,&quot;attributeText&quot;:&quot;武具&quot;,&quot;imageUrl&quot;:&quot;https://static.wixstatic.com/media/b5ba90_edfb981b385145b8a8221f2bb9a3a2be~mv2.jpg&quot;,&quot;expansion&quot;:12,&quot;rarity&quot;:1,&quot;type&quot;:3,&quot;level&quot;:1,&quot;color&quot;:4,&quot;ap&quot;:null,&quot;hp&quot;:null,&quot;orderTable&quot;:34,&quot;orderDeck&quot;:96}," calcext:value-type="string">
            <text:p>{"id":"SG1_10","name":"氷塊の籠手","displayName":"氷塊の籠手","kana":"ひょうかいのこて","ruleText":"消滅¶これが付いている怪魔のAPとHPを200増やす。","attributeText":"武具","imageUrl":"https://static.wixstatic.com/media/b5ba90_edfb981b385145b8a8221f2bb9a3a2be~mv2.jpg","expansion":12,"rarity":1,"type":3,"level":1,"color":4,"ap":null,"hp":null,"orderTable":34,"orderDeck":96},</text:p>
          </table:table-cell>
          <table:table-cell table:number-columns-repeated="1634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formula="of:=CONCATENATE(&quot;SG1_&quot;;[.D36])" office:value-type="string" office:string-value="SG1_11" calcext:value-type="string">
            <text:p>SG1_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緑の魔力</text:p>
          </table:table-cell>
          <table:table-cell table:formula="of:=[.E36]" office:value-type="string" office:string-value="緑の魔力" calcext:value-type="string">
            <text:p>緑の魔力</text:p>
          </table:table-cell>
          <table:table-cell office:value-type="string" calcext:value-type="string">
            <text:p>みどりのまりょく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6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6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魔力</text:p>
          </table:table-cell>
          <table:table-cell table:style-name="ce11" table:formula="of:=VLOOKUP([.L36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style-name="ce11" table:formula="of:=VLOOKUP([.N36];[$色番号.$A$1:$色番号.$B$8];2;0)"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https://static.wixstatic.com/media/b5ba90_15b6cd11532e4cdcbfe7a980ca6e0c73~mv2.jpg</text:p>
          </table:table-cell>
          <table:table-cell table:formula="of:=CONCATENATE([$JSON.$A$1];[.$C36];[$JSON.$B$1];[.$E36];[$JSON.$C$1];[.$F36];[$JSON.$D$1];[.$G36];[$JSON.$E$1];[.$S36];[$JSON.$F$1];[.$T36];[$JSON.$G$1];[.$U36];[$JSON.$H$1];[.$I36];[$JSON.$I$1];[.$K36];[$JSON.$J$1];[.$M36];[$JSON.$K$1];IFERROR([.$P36];&quot;null&quot;);[$JSON.$L$1];[.$O36];[$JSON.$M$1];IFERROR([.$Q36];&quot;null&quot;);[$JSON.$N$1];IFERROR([.$R36];&quot;null&quot;);[$JSON.$O$1];[.$A36];[$JSON.$P$1];[.$B36];[$JSON.$Q$1])" office:value-type="string" office:string-value="{&quot;id&quot;:&quot;SG1_11&quot;,&quot;name&quot;:&quot;緑の魔力&quot;,&quot;displayName&quot;:&quot;緑の魔力&quot;,&quot;kana&quot;:&quot;みどりのまりょく&quot;,&quot;ruleText&quot;:&quot;&quot;,&quot;attributeText&quot;:&quot;&quot;,&quot;imageUrl&quot;:&quot;https://static.wixstatic.com/media/b5ba90_15b6cd11532e4cdcbfe7a980ca6e0c73~mv2.jpg&quot;,&quot;expansion&quot;:12,&quot;rarity&quot;:1,&quot;type&quot;:4,&quot;level&quot;:null,&quot;color&quot;:4,&quot;ap&quot;:null,&quot;hp&quot;:null,&quot;orderTable&quot;:35,&quot;orderDeck&quot;:110}," calcext:value-type="string">
            <text:p>{"id":"SG1_11","name":"緑の魔力","displayName":"緑の魔力","kana":"みどりのまりょく","ruleText":"","attributeText":"","imageUrl":"https://static.wixstatic.com/media/b5ba90_15b6cd11532e4cdcbfe7a980ca6e0c73~mv2.jpg","expansion":12,"rarity":1,"type":4,"level":null,"color":4,"ap":null,"hp":null,"orderTable":35,"orderDeck":110},</text:p>
          </table:table-cell>
          <table:table-cell table:number-columns-repeated="1634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table:formula="of:=CONCATENATE(&quot;SG1_&quot;;[.D37])" office:value-type="string" office:string-value="SG1_12" calcext:value-type="string">
            <text:p>SG1_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緑の覚醒魔力</text:p>
          </table:table-cell>
          <table:table-cell table:formula="of:=[.E37]" office:value-type="string" office:string-value="緑の覚醒魔力" calcext:value-type="string">
            <text:p>緑の覚醒魔力</text:p>
          </table:table-cell>
          <table:table-cell office:value-type="string" calcext:value-type="string">
            <text:p>みどりのかくせいまりょく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7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style-name="ce11" table:formula="of:=VLOOKUP([.J37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魔力</text:p>
          </table:table-cell>
          <table:table-cell table:style-name="ce11" table:formula="of:=VLOOKUP([.L37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style-name="ce11" table:formula="of:=VLOOKUP([.N37];[$色番号.$A$1:$色番号.$B$8];2;0)"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覚醒魔力¶ウォールゾーンから緑のカードが自分の捨て札に置かれるとき、これをウラ向きにすることで、そのカードを捨て札に置く代わりに手札に加えてよい。そうしたら手札を1枚捨てる。</text:p>
          </table:table-cell>
          <table:table-cell/>
          <table:table-cell office:value-type="string" calcext:value-type="string">
            <text:p>https://static.wixstatic.com/media/b5ba90_bc9278a5a8cf4488a76bccc1050e95ec~mv2.jpg</text:p>
          </table:table-cell>
          <table:table-cell table:formula="of:=CONCATENATE([$JSON.$A$1];[.$C37];[$JSON.$B$1];[.$E37];[$JSON.$C$1];[.$F37];[$JSON.$D$1];[.$G37];[$JSON.$E$1];[.$S37];[$JSON.$F$1];[.$T37];[$JSON.$G$1];[.$U37];[$JSON.$H$1];[.$I37];[$JSON.$I$1];[.$K37];[$JSON.$J$1];[.$M37];[$JSON.$K$1];IFERROR([.$P37];&quot;null&quot;);[$JSON.$L$1];[.$O37];[$JSON.$M$1];IFERROR([.$Q37];&quot;null&quot;);[$JSON.$N$1];IFERROR([.$R37];&quot;null&quot;);[$JSON.$O$1];[.$A37];[$JSON.$P$1];[.$B37];[$JSON.$Q$1])" office:value-type="string" office:string-value="{&quot;id&quot;:&quot;SG1_12&quot;,&quot;name&quot;:&quot;緑の覚醒魔力&quot;,&quot;displayName&quot;:&quot;緑の覚醒魔力&quot;,&quot;kana&quot;:&quot;みどりのかくせいまりょく&quot;,&quot;ruleText&quot;:&quot;覚醒魔力¶ウォールゾーンから緑のカードが自分の捨て札に置かれるとき、これをウラ向きにすることで、そのカードを捨て札に置く代わりに手札に加えてよい。そうしたら手札を1枚捨てる。&quot;,&quot;attributeText&quot;:&quot;&quot;,&quot;imageUrl&quot;:&quot;https://static.wixstatic.com/media/b5ba90_bc9278a5a8cf4488a76bccc1050e95ec~mv2.jpg&quot;,&quot;expansion&quot;:12,&quot;rarity&quot;:2,&quot;type&quot;:4,&quot;level&quot;:null,&quot;color&quot;:4,&quot;ap&quot;:null,&quot;hp&quot;:null,&quot;orderTable&quot;:36,&quot;orderDeck&quot;:111}," calcext:value-type="string">
            <text:p>{"id":"SG1_12","name":"緑の覚醒魔力","displayName":"緑の覚醒魔力","kana":"みどりのかくせいまりょく","ruleText":"覚醒魔力¶ウォールゾーンから緑のカードが自分の捨て札に置かれるとき、これをウラ向きにすることで、そのカードを捨て札に置く代わりに手札に加えてよい。そうしたら手札を1枚捨てる。","attributeText":"","imageUrl":"https://static.wixstatic.com/media/b5ba90_bc9278a5a8cf4488a76bccc1050e95ec~mv2.jpg","expansion":12,"rarity":2,"type":4,"level":null,"color":4,"ap":null,"hp":null,"orderTable":36,"orderDeck":111},</text:p>
          </table:table-cell>
          <table:table-cell table:number-columns-repeated="1634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formula="of:=CONCATENATE(&quot;B1_&quot;;[.D38])" office:value-type="string" office:string-value="B1_1" calcext:value-type="string">
            <text:p>B1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煉獄のファフニール</text:p>
          </table:table-cell>
          <table:table-cell table:formula="of:=[.E38]" office:value-type="string" office:string-value="煉獄のファフニール" calcext:value-type="string">
            <text:p>煉獄のファフニール</text:p>
          </table:table-cell>
          <table:table-cell office:value-type="string" calcext:value-type="string">
            <text:p>れんごくのふぁふにーる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38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LR</text:p>
          </table:table-cell>
          <table:table-cell table:style-name="ce11" table:formula="of:=VLOOKUP([.J38];[$レアリティ番号.$A$1:$レアリティ番号.$B$4];2;0)" office:value-type="float" office:value="8" calcext:value-type="float">
            <text:p>8</text:p>
          </table:table-cell>
          <table:table-cell office:value-type="string" calcext:value-type="string">
            <text:p>怪魔</text:p>
          </table:table-cell>
          <table:table-cell table:style-name="ce11" table:formula="of:=VLOOKUP([.L3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38];[$色番号.$A$1:$色番号.$B$8];2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string" calcext:value-type="string">
            <text:p>大怪魔¶ダブルクラッシャー¶赤×6 登場時、これ以外の自分と相手のすべての怪魔に400のダメージを与える。</text:p>
          </table:table-cell>
          <table:table-cell office:value-type="string" calcext:value-type="string">
            <text:p>飛翔¶火炎¶竜</text:p>
          </table:table-cell>
          <table:table-cell office:value-type="string" calcext:value-type="string">
            <text:p>https://static.wixstatic.com/media/b5ba90_a996caa4d54549e88ba1631f1938991c~mv2.jpg</text:p>
          </table:table-cell>
          <table:table-cell table:formula="of:=CONCATENATE([$JSON.$A$1];[.$C38];[$JSON.$B$1];[.$E38];[$JSON.$C$1];[.$F38];[$JSON.$D$1];[.$G38];[$JSON.$E$1];[.$S38];[$JSON.$F$1];[.$T38];[$JSON.$G$1];[.$U38];[$JSON.$H$1];[.$I38];[$JSON.$I$1];[.$K38];[$JSON.$J$1];[.$M38];[$JSON.$K$1];IFERROR([.$P38];&quot;null&quot;);[$JSON.$L$1];[.$O38];[$JSON.$M$1];IFERROR([.$Q38];&quot;null&quot;);[$JSON.$N$1];IFERROR([.$R38];&quot;null&quot;);[$JSON.$O$1];[.$A38];[$JSON.$P$1];[.$B38];[$JSON.$Q$1])" office:value-type="string" office:string-value="{&quot;id&quot;:&quot;B1_1&quot;,&quot;name&quot;:&quot;煉獄のファフニール&quot;,&quot;displayName&quot;:&quot;煉獄のファフニール&quot;,&quot;kana&quot;:&quot;れんごくのふぁふにーる&quot;,&quot;ruleText&quot;:&quot;大怪魔¶ダブルクラッシャー¶赤×6 登場時、これ以外の自分と相手のすべての怪魔に400のダメージを与える。&quot;,&quot;attributeText&quot;:&quot;飛翔¶火炎¶竜&quot;,&quot;imageUrl&quot;:&quot;https://static.wixstatic.com/media/b5ba90_a996caa4d54549e88ba1631f1938991c~mv2.jpg&quot;,&quot;expansion&quot;:15,&quot;rarity&quot;:8,&quot;type&quot;:1,&quot;level&quot;:10,&quot;color&quot;:1,&quot;ap&quot;:900,&quot;hp&quot;:900,&quot;orderTable&quot;:37,&quot;orderDeck&quot;:64}," calcext:value-type="string">
            <text:p>{"id":"B1_1","name":"煉獄のファフニール","displayName":"煉獄のファフニール","kana":"れんごくのふぁふにーる","ruleText":"大怪魔¶ダブルクラッシャー¶赤×6 登場時、これ以外の自分と相手のすべての怪魔に400のダメージを与える。","attributeText":"飛翔¶火炎¶竜","imageUrl":"https://static.wixstatic.com/media/b5ba90_a996caa4d54549e88ba1631f1938991c~mv2.jpg","expansion":15,"rarity":8,"type":1,"level":10,"color":1,"ap":900,"hp":900,"orderTable":37,"orderDeck":64},</text:p>
          </table:table-cell>
          <table:table-cell table:number-columns-repeated="1634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formula="of:=CONCATENATE(&quot;B1_&quot;;[.D39])" office:value-type="string" office:string-value="B1_2" calcext:value-type="string">
            <text:p>B1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イフリート</text:p>
          </table:table-cell>
          <table:table-cell table:formula="of:=[.E39]" office:value-type="string" office:string-value="イフリート" calcext:value-type="string">
            <text:p>イフリート</text:p>
          </table:table-cell>
          <table:table-cell office:value-type="string" calcext:value-type="string">
            <text:p>いふりーと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39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39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3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39];[$色番号.$A$1:$色番号.$B$8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赤×5 登場時、メインデッキをシャッフルし一番上のカードをオモテ向きにする。それをコストを支払わずに使用するか元に戻す。</text:p>
          </table:table-cell>
          <table:table-cell office:value-type="string" calcext:value-type="string">
            <text:p>火炎¶魔人</text:p>
          </table:table-cell>
          <table:table-cell office:value-type="string" calcext:value-type="string">
            <text:p>https://static.wixstatic.com/media/b5ba90_0bd9b2ce48fa47e5ac1e466b88b7dd09~mv2.jpg</text:p>
          </table:table-cell>
          <table:table-cell table:formula="of:=CONCATENATE([$JSON.$A$1];[.$C39];[$JSON.$B$1];[.$E39];[$JSON.$C$1];[.$F39];[$JSON.$D$1];[.$G39];[$JSON.$E$1];[.$S39];[$JSON.$F$1];[.$T39];[$JSON.$G$1];[.$U39];[$JSON.$H$1];[.$I39];[$JSON.$I$1];[.$K39];[$JSON.$J$1];[.$M39];[$JSON.$K$1];IFERROR([.$P39];&quot;null&quot;);[$JSON.$L$1];[.$O39];[$JSON.$M$1];IFERROR([.$Q39];&quot;null&quot;);[$JSON.$N$1];IFERROR([.$R39];&quot;null&quot;);[$JSON.$O$1];[.$A39];[$JSON.$P$1];[.$B39];[$JSON.$Q$1])" office:value-type="string" office:string-value="{&quot;id&quot;:&quot;B1_2&quot;,&quot;name&quot;:&quot;イフリート&quot;,&quot;displayName&quot;:&quot;イフリート&quot;,&quot;kana&quot;:&quot;いふりーと&quot;,&quot;ruleText&quot;:&quot;赤×5 登場時、メインデッキをシャッフルし一番上のカードをオモテ向きにする。それをコストを支払わずに使用するか元に戻す。&quot;,&quot;attributeText&quot;:&quot;火炎¶魔人&quot;,&quot;imageUrl&quot;:&quot;https://static.wixstatic.com/media/b5ba90_0bd9b2ce48fa47e5ac1e466b88b7dd09~mv2.jpg&quot;,&quot;expansion&quot;:15,&quot;rarity&quot;:4,&quot;type&quot;:1,&quot;level&quot;:7,&quot;color&quot;:1,&quot;ap&quot;:300,&quot;hp&quot;:100,&quot;orderTable&quot;:38,&quot;orderDeck&quot;:56}," calcext:value-type="string">
            <text:p>{"id":"B1_2","name":"イフリート","displayName":"イフリート","kana":"いふりーと","ruleText":"赤×5 登場時、メインデッキをシャッフルし一番上のカードをオモテ向きにする。それをコストを支払わずに使用するか元に戻す。","attributeText":"火炎¶魔人","imageUrl":"https://static.wixstatic.com/media/b5ba90_0bd9b2ce48fa47e5ac1e466b88b7dd09~mv2.jpg","expansion":15,"rarity":4,"type":1,"level":7,"color":1,"ap":300,"hp":100,"orderTable":38,"orderDeck":56},</text:p>
          </table:table-cell>
          <table:table-cell table:number-columns-repeated="1634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CONCATENATE(&quot;B1_&quot;;[.D40])" office:value-type="string" office:string-value="B1_3" calcext:value-type="string">
            <text:p>B1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ギガース</text:p>
          </table:table-cell>
          <table:table-cell table:formula="of:=[.E40]" office:value-type="string" office:string-value="ギガース" calcext:value-type="string">
            <text:p>ギガース</text:p>
          </table:table-cell>
          <table:table-cell office:value-type="string" calcext:value-type="string">
            <text:p>ぎがーす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0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40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4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0];[$色番号.$A$1:$色番号.$B$8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大怪魔</text:p>
          </table:table-cell>
          <table:table-cell office:value-type="string" calcext:value-type="string">
            <text:p>武装¶蛇¶巨人</text:p>
          </table:table-cell>
          <table:table-cell office:value-type="string" calcext:value-type="string">
            <text:p>https://static.wixstatic.com/media/b5ba90_6f005ac8e9324a11b41b7b462e412b63~mv2.jpg</text:p>
          </table:table-cell>
          <table:table-cell table:formula="of:=CONCATENATE([$JSON.$A$1];[.$C40];[$JSON.$B$1];[.$E40];[$JSON.$C$1];[.$F40];[$JSON.$D$1];[.$G40];[$JSON.$E$1];[.$S40];[$JSON.$F$1];[.$T40];[$JSON.$G$1];[.$U40];[$JSON.$H$1];[.$I40];[$JSON.$I$1];[.$K40];[$JSON.$J$1];[.$M40];[$JSON.$K$1];IFERROR([.$P40];&quot;null&quot;);[$JSON.$L$1];[.$O40];[$JSON.$M$1];IFERROR([.$Q40];&quot;null&quot;);[$JSON.$N$1];IFERROR([.$R40];&quot;null&quot;);[$JSON.$O$1];[.$A40];[$JSON.$P$1];[.$B40];[$JSON.$Q$1])" office:value-type="string" office:string-value="{&quot;id&quot;:&quot;B1_3&quot;,&quot;name&quot;:&quot;ギガース&quot;,&quot;displayName&quot;:&quot;ギガース&quot;,&quot;kana&quot;:&quot;ぎがーす&quot;,&quot;ruleText&quot;:&quot;大怪魔&quot;,&quot;attributeText&quot;:&quot;武装¶蛇¶巨人&quot;,&quot;imageUrl&quot;:&quot;https://static.wixstatic.com/media/b5ba90_6f005ac8e9324a11b41b7b462e412b63~mv2.jpg&quot;,&quot;expansion&quot;:15,&quot;rarity&quot;:2,&quot;type&quot;:1,&quot;level&quot;:6,&quot;color&quot;:1,&quot;ap&quot;:600,&quot;hp&quot;:600,&quot;orderTable&quot;:39,&quot;orderDeck&quot;:50}," calcext:value-type="string">
            <text:p>{"id":"B1_3","name":"ギガース","displayName":"ギガース","kana":"ぎがーす","ruleText":"大怪魔","attributeText":"武装¶蛇¶巨人","imageUrl":"https://static.wixstatic.com/media/b5ba90_6f005ac8e9324a11b41b7b462e412b63~mv2.jpg","expansion":15,"rarity":2,"type":1,"level":6,"color":1,"ap":600,"hp":600,"orderTable":39,"orderDeck":50},</text:p>
          </table:table-cell>
          <table:table-cell table:number-columns-repeated="1634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CONCATENATE(&quot;B1_&quot;;[.D41])" office:value-type="string" office:string-value="B1_4" calcext:value-type="string">
            <text:p>B1_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ワイバーン</text:p>
          </table:table-cell>
          <table:table-cell table:formula="of:=[.E41]" office:value-type="string" office:string-value="ワイバーン" calcext:value-type="string">
            <text:p>ワイバーン</text:p>
          </table:table-cell>
          <table:table-cell office:value-type="string" calcext:value-type="string">
            <text:p>わいばー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1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41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4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1];[$色番号.$A$1:$色番号.$B$8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登場時、相手の怪魔を1つ選び、200のダメージを与える。</text:p>
          </table:table-cell>
          <table:table-cell office:value-type="string" calcext:value-type="string">
            <text:p>飛翔¶竜</text:p>
          </table:table-cell>
          <table:table-cell office:value-type="string" calcext:value-type="string">
            <text:p>https://static.wixstatic.com/media/b5ba90_6c35c0d53973488390261ae671ba096f~mv2.jpg</text:p>
          </table:table-cell>
          <table:table-cell table:formula="of:=CONCATENATE([$JSON.$A$1];[.$C41];[$JSON.$B$1];[.$E41];[$JSON.$C$1];[.$F41];[$JSON.$D$1];[.$G41];[$JSON.$E$1];[.$S41];[$JSON.$F$1];[.$T41];[$JSON.$G$1];[.$U41];[$JSON.$H$1];[.$I41];[$JSON.$I$1];[.$K41];[$JSON.$J$1];[.$M41];[$JSON.$K$1];IFERROR([.$P41];&quot;null&quot;);[$JSON.$L$1];[.$O41];[$JSON.$M$1];IFERROR([.$Q41];&quot;null&quot;);[$JSON.$N$1];IFERROR([.$R41];&quot;null&quot;);[$JSON.$O$1];[.$A41];[$JSON.$P$1];[.$B41];[$JSON.$Q$1])" office:value-type="string" office:string-value="{&quot;id&quot;:&quot;B1_4&quot;,&quot;name&quot;:&quot;ワイバーン&quot;,&quot;displayName&quot;:&quot;ワイバーン&quot;,&quot;kana&quot;:&quot;わいばーん&quot;,&quot;ruleText&quot;:&quot;登場時、相手の怪魔を1つ選び、200のダメージを与える。&quot;,&quot;attributeText&quot;:&quot;飛翔¶竜&quot;,&quot;imageUrl&quot;:&quot;https://static.wixstatic.com/media/b5ba90_6c35c0d53973488390261ae671ba096f~mv2.jpg&quot;,&quot;expansion&quot;:15,&quot;rarity&quot;:4,&quot;type&quot;:1,&quot;level&quot;:5,&quot;color&quot;:1,&quot;ap&quot;:400,&quot;hp&quot;:400,&quot;orderTable&quot;:40,&quot;orderDeck&quot;:43}," calcext:value-type="string">
            <text:p>{"id":"B1_4","name":"ワイバーン","displayName":"ワイバーン","kana":"わいばーん","ruleText":"登場時、相手の怪魔を1つ選び、200のダメージを与える。","attributeText":"飛翔¶竜","imageUrl":"https://static.wixstatic.com/media/b5ba90_6c35c0d53973488390261ae671ba096f~mv2.jpg","expansion":15,"rarity":4,"type":1,"level":5,"color":1,"ap":400,"hp":400,"orderTable":40,"orderDeck":43},</text:p>
          </table:table-cell>
          <table:table-cell table:number-columns-repeated="1634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formula="of:=CONCATENATE(&quot;B1_&quot;;[.D42])" office:value-type="string" office:string-value="B1_5" calcext:value-type="string">
            <text:p>B1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ゴーレム</text:p>
          </table:table-cell>
          <table:table-cell table:formula="of:=[.E42]" office:value-type="string" office:string-value="ゴーレム" calcext:value-type="string">
            <text:p>ゴーレム</text:p>
          </table:table-cell>
          <table:table-cell office:value-type="string" calcext:value-type="string">
            <text:p>ごーれむ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2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42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4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2];[$色番号.$A$1:$色番号.$B$8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土石¶魔術</text:p>
          </table:table-cell>
          <table:table-cell office:value-type="string" calcext:value-type="string">
            <text:p>https://static.wixstatic.com/media/b5ba90_6c35c0d53973488390261ae671ba096f~mv2.jpg</text:p>
          </table:table-cell>
          <table:table-cell table:formula="of:=CONCATENATE([$JSON.$A$1];[.$C42];[$JSON.$B$1];[.$E42];[$JSON.$C$1];[.$F42];[$JSON.$D$1];[.$G42];[$JSON.$E$1];[.$S42];[$JSON.$F$1];[.$T42];[$JSON.$G$1];[.$U42];[$JSON.$H$1];[.$I42];[$JSON.$I$1];[.$K42];[$JSON.$J$1];[.$M42];[$JSON.$K$1];IFERROR([.$P42];&quot;null&quot;);[$JSON.$L$1];[.$O42];[$JSON.$M$1];IFERROR([.$Q42];&quot;null&quot;);[$JSON.$N$1];IFERROR([.$R42];&quot;null&quot;);[$JSON.$O$1];[.$A42];[$JSON.$P$1];[.$B42];[$JSON.$Q$1])" office:value-type="string" office:string-value="{&quot;id&quot;:&quot;B1_5&quot;,&quot;name&quot;:&quot;ゴーレム&quot;,&quot;displayName&quot;:&quot;ゴーレム&quot;,&quot;kana&quot;:&quot;ごーれむ&quot;,&quot;ruleText&quot;:&quot;&quot;,&quot;attributeText&quot;:&quot;土石¶魔術&quot;,&quot;imageUrl&quot;:&quot;https://static.wixstatic.com/media/b5ba90_6c35c0d53973488390261ae671ba096f~mv2.jpg&quot;,&quot;expansion&quot;:15,&quot;rarity&quot;:1,&quot;type&quot;:1,&quot;level&quot;:4,&quot;color&quot;:1,&quot;ap&quot;:500,&quot;hp&quot;:300,&quot;orderTable&quot;:41,&quot;orderDeck&quot;:34}," calcext:value-type="string">
            <text:p>{"id":"B1_5","name":"ゴーレム","displayName":"ゴーレム","kana":"ごーれむ","ruleText":"","attributeText":"土石¶魔術","imageUrl":"https://static.wixstatic.com/media/b5ba90_6c35c0d53973488390261ae671ba096f~mv2.jpg","expansion":15,"rarity":1,"type":1,"level":4,"color":1,"ap":500,"hp":300,"orderTable":41,"orderDeck":34},</text:p>
          </table:table-cell>
          <table:table-cell table:number-columns-repeated="1634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formula="of:=CONCATENATE(&quot;B1_&quot;;[.D43])" office:value-type="string" office:string-value="B1_6" calcext:value-type="string">
            <text:p>B1_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タラスク</text:p>
          </table:table-cell>
          <table:table-cell table:formula="of:=[.E43]" office:value-type="string" office:string-value="タラスク" calcext:value-type="string">
            <text:p>タラスク</text:p>
          </table:table-cell>
          <table:table-cell office:value-type="string" calcext:value-type="string">
            <text:p>たらす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3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43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4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3];[$色番号.$A$1:$色番号.$B$8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湖水¶竜</text:p>
          </table:table-cell>
          <table:table-cell office:value-type="string" calcext:value-type="string">
            <text:p>https://static.wixstatic.com/media/b5ba90_a47926c93db54665b8de9777f9f99714~mv2.jpg</text:p>
          </table:table-cell>
          <table:table-cell table:formula="of:=CONCATENATE([$JSON.$A$1];[.$C43];[$JSON.$B$1];[.$E43];[$JSON.$C$1];[.$F43];[$JSON.$D$1];[.$G43];[$JSON.$E$1];[.$S43];[$JSON.$F$1];[.$T43];[$JSON.$G$1];[.$U43];[$JSON.$H$1];[.$I43];[$JSON.$I$1];[.$K43];[$JSON.$J$1];[.$M43];[$JSON.$K$1];IFERROR([.$P43];&quot;null&quot;);[$JSON.$L$1];[.$O43];[$JSON.$M$1];IFERROR([.$Q43];&quot;null&quot;);[$JSON.$N$1];IFERROR([.$R43];&quot;null&quot;);[$JSON.$O$1];[.$A43];[$JSON.$P$1];[.$B43];[$JSON.$Q$1])" office:value-type="string" office:string-value="{&quot;id&quot;:&quot;B1_6&quot;,&quot;name&quot;:&quot;タラスク&quot;,&quot;displayName&quot;:&quot;タラスク&quot;,&quot;kana&quot;:&quot;たらすく&quot;,&quot;ruleText&quot;:&quot;&quot;,&quot;attributeText&quot;:&quot;湖水¶竜&quot;,&quot;imageUrl&quot;:&quot;https://static.wixstatic.com/media/b5ba90_a47926c93db54665b8de9777f9f99714~mv2.jpg&quot;,&quot;expansion&quot;:15,&quot;rarity&quot;:1,&quot;type&quot;:1,&quot;level&quot;:4,&quot;color&quot;:1,&quot;ap&quot;:400,&quot;hp&quot;:400,&quot;orderTable&quot;:42,&quot;orderDeck&quot;:32}," calcext:value-type="string">
            <text:p>{"id":"B1_6","name":"タラスク","displayName":"タラスク","kana":"たらすく","ruleText":"","attributeText":"湖水¶竜","imageUrl":"https://static.wixstatic.com/media/b5ba90_a47926c93db54665b8de9777f9f99714~mv2.jpg","expansion":15,"rarity":1,"type":1,"level":4,"color":1,"ap":400,"hp":400,"orderTable":42,"orderDeck":32},</text:p>
          </table:table-cell>
          <table:table-cell table:number-columns-repeated="1634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CONCATENATE(&quot;B1_&quot;;[.D44])" office:value-type="string" office:string-value="B1_7" calcext:value-type="string">
            <text:p>B1_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オーガ</text:p>
          </table:table-cell>
          <table:table-cell table:formula="of:=[.E44]" office:value-type="string" office:string-value="オーガ" calcext:value-type="string">
            <text:p>オーガ</text:p>
          </table:table-cell>
          <table:table-cell office:value-type="string" calcext:value-type="string">
            <text:p>おーが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4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44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4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4];[$色番号.$A$1:$色番号.$B$8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赤×6 自分のターンに1度、隣のレーンのAPがこれより小さい自分の怪魔を1つ捨て札に置くことで、ダウンのこれをアップしてよい。</text:p>
          </table:table-cell>
          <table:table-cell office:value-type="string" calcext:value-type="string">
            <text:p>武装¶亜人</text:p>
          </table:table-cell>
          <table:table-cell office:value-type="string" calcext:value-type="string">
            <text:p>https://static.wixstatic.com/media/b5ba90_ae8f56b1c3334418904213bba8169e98~mv2.jpg</text:p>
          </table:table-cell>
          <table:table-cell table:formula="of:=CONCATENATE([$JSON.$A$1];[.$C44];[$JSON.$B$1];[.$E44];[$JSON.$C$1];[.$F44];[$JSON.$D$1];[.$G44];[$JSON.$E$1];[.$S44];[$JSON.$F$1];[.$T44];[$JSON.$G$1];[.$U44];[$JSON.$H$1];[.$I44];[$JSON.$I$1];[.$K44];[$JSON.$J$1];[.$M44];[$JSON.$K$1];IFERROR([.$P44];&quot;null&quot;);[$JSON.$L$1];[.$O44];[$JSON.$M$1];IFERROR([.$Q44];&quot;null&quot;);[$JSON.$N$1];IFERROR([.$R44];&quot;null&quot;);[$JSON.$O$1];[.$A44];[$JSON.$P$1];[.$B44];[$JSON.$Q$1])" office:value-type="string" office:string-value="{&quot;id&quot;:&quot;B1_7&quot;,&quot;name&quot;:&quot;オーガ&quot;,&quot;displayName&quot;:&quot;オーガ&quot;,&quot;kana&quot;:&quot;おーが&quot;,&quot;ruleText&quot;:&quot;赤×6 自分のターンに1度、隣のレーンのAPがこれより小さい自分の怪魔を1つ捨て札に置くことで、ダウンのこれをアップしてよい。&quot;,&quot;attributeText&quot;:&quot;武装¶亜人&quot;,&quot;imageUrl&quot;:&quot;https://static.wixstatic.com/media/b5ba90_ae8f56b1c3334418904213bba8169e98~mv2.jpg&quot;,&quot;expansion&quot;:15,&quot;rarity&quot;:4,&quot;type&quot;:1,&quot;level&quot;:5,&quot;color&quot;:1,&quot;ap&quot;:300,&quot;hp&quot;:300,&quot;orderTable&quot;:43,&quot;orderDeck&quot;:42}," calcext:value-type="string">
            <text:p>{"id":"B1_7","name":"オーガ","displayName":"オーガ","kana":"おーが","ruleText":"赤×6 自分のターンに1度、隣のレーンのAPがこれより小さい自分の怪魔を1つ捨て札に置くことで、ダウンのこれをアップしてよい。","attributeText":"武装¶亜人","imageUrl":"https://static.wixstatic.com/media/b5ba90_ae8f56b1c3334418904213bba8169e98~mv2.jpg","expansion":15,"rarity":4,"type":1,"level":5,"color":1,"ap":300,"hp":300,"orderTable":43,"orderDeck":42},</text:p>
          </table:table-cell>
          <table:table-cell table:number-columns-repeated="1634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formula="of:=CONCATENATE(&quot;B1_&quot;;[.D45])" office:value-type="string" office:string-value="B1_8" calcext:value-type="string">
            <text:p>B1_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ハーピー</text:p>
          </table:table-cell>
          <table:table-cell table:formula="of:=[.E45]" office:value-type="string" office:string-value="ハーピー" calcext:value-type="string">
            <text:p>ハーピー</text:p>
          </table:table-cell>
          <table:table-cell office:value-type="string" calcext:value-type="string">
            <text:p>はーぴー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5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45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4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5];[$色番号.$A$1:$色番号.$B$8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登場時、捨て札の呪文カードを1枚手札に戻してよい。</text:p>
          </table:table-cell>
          <table:table-cell office:value-type="string" calcext:value-type="string">
            <text:p>飛翔¶烈風¶獣人</text:p>
          </table:table-cell>
          <table:table-cell office:value-type="string" calcext:value-type="string">
            <text:p>https://static.wixstatic.com/media/b5ba90_28b2c8b83fa94596bf2987861d9d6edb~mv2.jpg</text:p>
          </table:table-cell>
          <table:table-cell table:formula="of:=CONCATENATE([$JSON.$A$1];[.$C45];[$JSON.$B$1];[.$E45];[$JSON.$C$1];[.$F45];[$JSON.$D$1];[.$G45];[$JSON.$E$1];[.$S45];[$JSON.$F$1];[.$T45];[$JSON.$G$1];[.$U45];[$JSON.$H$1];[.$I45];[$JSON.$I$1];[.$K45];[$JSON.$J$1];[.$M45];[$JSON.$K$1];IFERROR([.$P45];&quot;null&quot;);[$JSON.$L$1];[.$O45];[$JSON.$M$1];IFERROR([.$Q45];&quot;null&quot;);[$JSON.$N$1];IFERROR([.$R45];&quot;null&quot;);[$JSON.$O$1];[.$A45];[$JSON.$P$1];[.$B45];[$JSON.$Q$1])" office:value-type="string" office:string-value="{&quot;id&quot;:&quot;B1_8&quot;,&quot;name&quot;:&quot;ハーピー&quot;,&quot;displayName&quot;:&quot;ハーピー&quot;,&quot;kana&quot;:&quot;はーぴー&quot;,&quot;ruleText&quot;:&quot;登場時、捨て札の呪文カードを1枚手札に戻してよい。&quot;,&quot;attributeText&quot;:&quot;飛翔¶烈風¶獣人&quot;,&quot;imageUrl&quot;:&quot;https://static.wixstatic.com/media/b5ba90_28b2c8b83fa94596bf2987861d9d6edb~mv2.jpg&quot;,&quot;expansion&quot;:15,&quot;rarity&quot;:2,&quot;type&quot;:1,&quot;level&quot;:4,&quot;color&quot;:1,&quot;ap&quot;:200,&quot;hp&quot;:200,&quot;orderTable&quot;:44,&quot;orderDeck&quot;:31}," calcext:value-type="string">
            <text:p>{"id":"B1_8","name":"ハーピー","displayName":"ハーピー","kana":"はーぴー","ruleText":"登場時、捨て札の呪文カードを1枚手札に戻してよい。","attributeText":"飛翔¶烈風¶獣人","imageUrl":"https://static.wixstatic.com/media/b5ba90_28b2c8b83fa94596bf2987861d9d6edb~mv2.jpg","expansion":15,"rarity":2,"type":1,"level":4,"color":1,"ap":200,"hp":200,"orderTable":44,"orderDeck":31},</text:p>
          </table:table-cell>
          <table:table-cell table:number-columns-repeated="1634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formula="of:=CONCATENATE(&quot;B1_&quot;;[.D46])" office:value-type="string" office:string-value="B1_9" calcext:value-type="string">
            <text:p>B1_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迷宮のメデューサ</text:p>
          </table:table-cell>
          <table:table-cell table:formula="of:=[.E46]" office:value-type="string" office:string-value="迷宮のメデューサ" calcext:value-type="string">
            <text:p>迷宮のメデューサ</text:p>
          </table:table-cell>
          <table:table-cell office:value-type="string" calcext:value-type="string">
            <text:p>めいきゅうのめでゅーさ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6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46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4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6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武装¶蛇¶魔人</text:p>
          </table:table-cell>
          <table:table-cell office:value-type="string" calcext:value-type="string">
            <text:p>https://static.wixstatic.com/media/b5ba90_ebc83374d03c4a9997c55772a3ceeb62~mv2.jpg</text:p>
          </table:table-cell>
          <table:table-cell table:formula="of:=CONCATENATE([$JSON.$A$1];[.$C46];[$JSON.$B$1];[.$E46];[$JSON.$C$1];[.$F46];[$JSON.$D$1];[.$G46];[$JSON.$E$1];[.$S46];[$JSON.$F$1];[.$T46];[$JSON.$G$1];[.$U46];[$JSON.$H$1];[.$I46];[$JSON.$I$1];[.$K46];[$JSON.$J$1];[.$M46];[$JSON.$K$1];IFERROR([.$P46];&quot;null&quot;);[$JSON.$L$1];[.$O46];[$JSON.$M$1];IFERROR([.$Q46];&quot;null&quot;);[$JSON.$N$1];IFERROR([.$R46];&quot;null&quot;);[$JSON.$O$1];[.$A46];[$JSON.$P$1];[.$B46];[$JSON.$Q$1])" office:value-type="string" office:string-value="{&quot;id&quot;:&quot;B1_9&quot;,&quot;name&quot;:&quot;迷宮のメデューサ&quot;,&quot;displayName&quot;:&quot;迷宮のメデューサ&quot;,&quot;kana&quot;:&quot;めいきゅうのめでゅーさ&quot;,&quot;ruleText&quot;:&quot;&quot;,&quot;attributeText&quot;:&quot;武装¶蛇¶魔人&quot;,&quot;imageUrl&quot;:&quot;https://static.wixstatic.com/media/b5ba90_ebc83374d03c4a9997c55772a3ceeb62~mv2.jpg&quot;,&quot;expansion&quot;:15,&quot;rarity&quot;:1,&quot;type&quot;:1,&quot;level&quot;:3,&quot;color&quot;:1,&quot;ap&quot;:400,&quot;hp&quot;:200,&quot;orderTable&quot;:45,&quot;orderDeck&quot;:22}," calcext:value-type="string">
            <text:p>{"id":"B1_9","name":"迷宮のメデューサ","displayName":"迷宮のメデューサ","kana":"めいきゅうのめでゅーさ","ruleText":"","attributeText":"武装¶蛇¶魔人","imageUrl":"https://static.wixstatic.com/media/b5ba90_ebc83374d03c4a9997c55772a3ceeb62~mv2.jpg","expansion":15,"rarity":1,"type":1,"level":3,"color":1,"ap":400,"hp":200,"orderTable":45,"orderDeck":22},</text:p>
          </table:table-cell>
          <table:table-cell table:number-columns-repeated="1634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formula="of:=CONCATENATE(&quot;B1_&quot;;[.D47])" office:value-type="string" office:string-value="B1_10" calcext:value-type="string">
            <text:p>B1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オークの戦士</text:p>
          </table:table-cell>
          <table:table-cell table:formula="of:=[.E47]" office:value-type="string" office:string-value="オークの戦士" calcext:value-type="string">
            <text:p>オークの戦士</text:p>
          </table:table-cell>
          <table:table-cell office:value-type="string" calcext:value-type="string">
            <text:p>おーくのせんし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7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47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4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7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大怪魔</text:p>
          </table:table-cell>
          <table:table-cell office:value-type="string" calcext:value-type="string">
            <text:p>武装¶獣人</text:p>
          </table:table-cell>
          <table:table-cell office:value-type="string" calcext:value-type="string">
            <text:p>https://static.wixstatic.com/media/b5ba90_29fa748c10c24da2b19e559b363c2e43~mv2.jpg</text:p>
          </table:table-cell>
          <table:table-cell table:formula="of:=CONCATENATE([$JSON.$A$1];[.$C47];[$JSON.$B$1];[.$E47];[$JSON.$C$1];[.$F47];[$JSON.$D$1];[.$G47];[$JSON.$E$1];[.$S47];[$JSON.$F$1];[.$T47];[$JSON.$G$1];[.$U47];[$JSON.$H$1];[.$I47];[$JSON.$I$1];[.$K47];[$JSON.$J$1];[.$M47];[$JSON.$K$1];IFERROR([.$P47];&quot;null&quot;);[$JSON.$L$1];[.$O47];[$JSON.$M$1];IFERROR([.$Q47];&quot;null&quot;);[$JSON.$N$1];IFERROR([.$R47];&quot;null&quot;);[$JSON.$O$1];[.$A47];[$JSON.$P$1];[.$B47];[$JSON.$Q$1])" office:value-type="string" office:string-value="{&quot;id&quot;:&quot;B1_10&quot;,&quot;name&quot;:&quot;オークの戦士&quot;,&quot;displayName&quot;:&quot;オークの戦士&quot;,&quot;kana&quot;:&quot;おーくのせんし&quot;,&quot;ruleText&quot;:&quot;大怪魔&quot;,&quot;attributeText&quot;:&quot;武装¶獣人&quot;,&quot;imageUrl&quot;:&quot;https://static.wixstatic.com/media/b5ba90_29fa748c10c24da2b19e559b363c2e43~mv2.jpg&quot;,&quot;expansion&quot;:15,&quot;rarity&quot;:2,&quot;type&quot;:1,&quot;level&quot;:3,&quot;color&quot;:1,&quot;ap&quot;:200,&quot;hp&quot;:200,&quot;orderTable&quot;:46,&quot;orderDeck&quot;:19}," calcext:value-type="string">
            <text:p>{"id":"B1_10","name":"オークの戦士","displayName":"オークの戦士","kana":"おーくのせんし","ruleText":"大怪魔","attributeText":"武装¶獣人","imageUrl":"https://static.wixstatic.com/media/b5ba90_29fa748c10c24da2b19e559b363c2e43~mv2.jpg","expansion":15,"rarity":2,"type":1,"level":3,"color":1,"ap":200,"hp":200,"orderTable":46,"orderDeck":19},</text:p>
          </table:table-cell>
          <table:table-cell table:number-columns-repeated="1634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CONCATENATE(&quot;B1_&quot;;[.D48])" office:value-type="string" office:string-value="B1_11" calcext:value-type="string">
            <text:p>B1_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サラマンダー</text:p>
          </table:table-cell>
          <table:table-cell table:formula="of:=[.E48]" office:value-type="string" office:string-value="サラマンダー" calcext:value-type="string">
            <text:p>サラマンダー</text:p>
          </table:table-cell>
          <table:table-cell office:value-type="string" calcext:value-type="string">
            <text:p>さらまんだー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8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48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4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8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登場時、相手の怪魔を1つ選び、100のダメージを与える。</text:p>
          </table:table-cell>
          <table:table-cell office:value-type="string" calcext:value-type="string">
            <text:p>矮小¶火炎¶妖精</text:p>
          </table:table-cell>
          <table:table-cell office:value-type="string" calcext:value-type="string">
            <text:p>https://static.wixstatic.com/media/b5ba90_d286516a1d5e40378fcd73ec8e68ebd8~mv2.jpg</text:p>
          </table:table-cell>
          <table:table-cell table:formula="of:=CONCATENATE([$JSON.$A$1];[.$C48];[$JSON.$B$1];[.$E48];[$JSON.$C$1];[.$F48];[$JSON.$D$1];[.$G48];[$JSON.$E$1];[.$S48];[$JSON.$F$1];[.$T48];[$JSON.$G$1];[.$U48];[$JSON.$H$1];[.$I48];[$JSON.$I$1];[.$K48];[$JSON.$J$1];[.$M48];[$JSON.$K$1];IFERROR([.$P48];&quot;null&quot;);[$JSON.$L$1];[.$O48];[$JSON.$M$1];IFERROR([.$Q48];&quot;null&quot;);[$JSON.$N$1];IFERROR([.$R48];&quot;null&quot;);[$JSON.$O$1];[.$A48];[$JSON.$P$1];[.$B48];[$JSON.$Q$1])" office:value-type="string" office:string-value="{&quot;id&quot;:&quot;B1_11&quot;,&quot;name&quot;:&quot;サラマンダー&quot;,&quot;displayName&quot;:&quot;サラマンダー&quot;,&quot;kana&quot;:&quot;さらまんだー&quot;,&quot;ruleText&quot;:&quot;登場時、相手の怪魔を1つ選び、100のダメージを与える。&quot;,&quot;attributeText&quot;:&quot;矮小¶火炎¶妖精&quot;,&quot;imageUrl&quot;:&quot;https://static.wixstatic.com/media/b5ba90_d286516a1d5e40378fcd73ec8e68ebd8~mv2.jpg&quot;,&quot;expansion&quot;:15,&quot;rarity&quot;:4,&quot;type&quot;:1,&quot;level&quot;:2,&quot;color&quot;:1,&quot;ap&quot;:100,&quot;hp&quot;:200,&quot;orderTable&quot;:47,&quot;orderDeck&quot;:8}," calcext:value-type="string">
            <text:p>{"id":"B1_11","name":"サラマンダー","displayName":"サラマンダー","kana":"さらまんだー","ruleText":"登場時、相手の怪魔を1つ選び、100のダメージを与える。","attributeText":"矮小¶火炎¶妖精","imageUrl":"https://static.wixstatic.com/media/b5ba90_d286516a1d5e40378fcd73ec8e68ebd8~mv2.jpg","expansion":15,"rarity":4,"type":1,"level":2,"color":1,"ap":100,"hp":200,"orderTable":47,"orderDeck":8},</text:p>
          </table:table-cell>
          <table:table-cell table:number-columns-repeated="1634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CONCATENATE(&quot;B1_&quot;;[.D49])" office:value-type="string" office:string-value="B1_12" calcext:value-type="string">
            <text:p>B1_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マーメイド</text:p>
          </table:table-cell>
          <table:table-cell table:formula="of:=[.E49]" office:value-type="string" office:string-value="マーメイド" calcext:value-type="string">
            <text:p>マーメイド</text:p>
          </table:table-cell>
          <table:table-cell office:value-type="string" calcext:value-type="string">
            <text:p>まーめいど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9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49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4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9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湖水¶獣人</text:p>
          </table:table-cell>
          <table:table-cell office:value-type="string" calcext:value-type="string">
            <text:p>https://static.wixstatic.com/media/b5ba90_8d2a703d1b6f4d69a61fafb60a90f5cf~mv2.jpg</text:p>
          </table:table-cell>
          <table:table-cell table:formula="of:=CONCATENATE([$JSON.$A$1];[.$C49];[$JSON.$B$1];[.$E49];[$JSON.$C$1];[.$F49];[$JSON.$D$1];[.$G49];[$JSON.$E$1];[.$S49];[$JSON.$F$1];[.$T49];[$JSON.$G$1];[.$U49];[$JSON.$H$1];[.$I49];[$JSON.$I$1];[.$K49];[$JSON.$J$1];[.$M49];[$JSON.$K$1];IFERROR([.$P49];&quot;null&quot;);[$JSON.$L$1];[.$O49];[$JSON.$M$1];IFERROR([.$Q49];&quot;null&quot;);[$JSON.$N$1];IFERROR([.$R49];&quot;null&quot;);[$JSON.$O$1];[.$A49];[$JSON.$P$1];[.$B49];[$JSON.$Q$1])" office:value-type="string" office:string-value="{&quot;id&quot;:&quot;B1_12&quot;,&quot;name&quot;:&quot;マーメイド&quot;,&quot;displayName&quot;:&quot;マーメイド&quot;,&quot;kana&quot;:&quot;まーめいど&quot;,&quot;ruleText&quot;:&quot;&quot;,&quot;attributeText&quot;:&quot;湖水¶獣人&quot;,&quot;imageUrl&quot;:&quot;https://static.wixstatic.com/media/b5ba90_8d2a703d1b6f4d69a61fafb60a90f5cf~mv2.jpg&quot;,&quot;expansion&quot;:15,&quot;rarity&quot;:1,&quot;type&quot;:1,&quot;level&quot;:2,&quot;color&quot;:1,&quot;ap&quot;:100,&quot;hp&quot;:300,&quot;orderTable&quot;:48,&quot;orderDeck&quot;:9}," calcext:value-type="string">
            <text:p>{"id":"B1_12","name":"マーメイド","displayName":"マーメイド","kana":"まーめいど","ruleText":"","attributeText":"湖水¶獣人","imageUrl":"https://static.wixstatic.com/media/b5ba90_8d2a703d1b6f4d69a61fafb60a90f5cf~mv2.jpg","expansion":15,"rarity":1,"type":1,"level":2,"color":1,"ap":100,"hp":300,"orderTable":48,"orderDeck":9},</text:p>
          </table:table-cell>
          <table:table-cell table:number-columns-repeated="1634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CONCATENATE(&quot;B1_&quot;;[.D50])" office:value-type="string" office:string-value="B1_13" calcext:value-type="string">
            <text:p>B1_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フェアリー</text:p>
          </table:table-cell>
          <table:table-cell table:formula="of:=[.E50]" office:value-type="string" office:string-value="フェアリー" calcext:value-type="string">
            <text:p>フェアリー</text:p>
          </table:table-cell>
          <table:table-cell office:value-type="string" calcext:value-type="string">
            <text:p>ふぇありー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0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50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5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50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登場時、これ以外の自分の怪魔を1つ選び、ターン終了時までAPを200増やしてよい。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https://static.wixstatic.com/media/b5ba90_6038cb4a2231472da2f88288dce3bed3~mv2.jpg</text:p>
          </table:table-cell>
          <table:table-cell table:formula="of:=CONCATENATE([$JSON.$A$1];[.$C50];[$JSON.$B$1];[.$E50];[$JSON.$C$1];[.$F50];[$JSON.$D$1];[.$G50];[$JSON.$E$1];[.$S50];[$JSON.$F$1];[.$T50];[$JSON.$G$1];[.$U50];[$JSON.$H$1];[.$I50];[$JSON.$I$1];[.$K50];[$JSON.$J$1];[.$M50];[$JSON.$K$1];IFERROR([.$P50];&quot;null&quot;);[$JSON.$L$1];[.$O50];[$JSON.$M$1];IFERROR([.$Q50];&quot;null&quot;);[$JSON.$N$1];IFERROR([.$R50];&quot;null&quot;);[$JSON.$O$1];[.$A50];[$JSON.$P$1];[.$B50];[$JSON.$Q$1])" office:value-type="string" office:string-value="{&quot;id&quot;:&quot;B1_13&quot;,&quot;name&quot;:&quot;フェアリー&quot;,&quot;displayName&quot;:&quot;フェアリー&quot;,&quot;kana&quot;:&quot;ふぇありー&quot;,&quot;ruleText&quot;:&quot;登場時、これ以外の自分の怪魔を1つ選び、ターン終了時までAPを200増やしてよい。&quot;,&quot;attributeText&quot;:&quot;妖精&quot;,&quot;imageUrl&quot;:&quot;https://static.wixstatic.com/media/b5ba90_6038cb4a2231472da2f88288dce3bed3~mv2.jpg&quot;,&quot;expansion&quot;:15,&quot;rarity&quot;:2,&quot;type&quot;:1,&quot;level&quot;:2,&quot;color&quot;:1,&quot;ap&quot;:100,&quot;hp&quot;:100,&quot;orderTable&quot;:49,&quot;orderDeck&quot;:7}," calcext:value-type="string">
            <text:p>{"id":"B1_13","name":"フェアリー","displayName":"フェアリー","kana":"ふぇありー","ruleText":"登場時、これ以外の自分の怪魔を1つ選び、ターン終了時までAPを200増やしてよい。","attributeText":"妖精","imageUrl":"https://static.wixstatic.com/media/b5ba90_6038cb4a2231472da2f88288dce3bed3~mv2.jpg","expansion":15,"rarity":2,"type":1,"level":2,"color":1,"ap":100,"hp":100,"orderTable":49,"orderDeck":7},</text:p>
          </table:table-cell>
          <table:table-cell table:number-columns-repeated="1634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CONCATENATE(&quot;B1_&quot;;[.D51])" office:value-type="string" office:string-value="B1_14" calcext:value-type="string">
            <text:p>B1_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人のトロール</text:p>
          </table:table-cell>
          <table:table-cell table:formula="of:=[.E51]" office:value-type="string" office:string-value="小人のトロール" calcext:value-type="string">
            <text:p>小人のトロール</text:p>
          </table:table-cell>
          <table:table-cell office:value-type="string" calcext:value-type="string">
            <text:p>こびとのとろーる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1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51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5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51];[$色番号.$A$1:$色番号.$B$8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ひるむ¶直進</text:p>
          </table:table-cell>
          <table:table-cell office:value-type="string" calcext:value-type="string">
            <text:p>武装¶妖精</text:p>
          </table:table-cell>
          <table:table-cell office:value-type="string" calcext:value-type="string">
            <text:p>https://static.wixstatic.com/media/b5ba90_e56f4c3c98ce4d49b06d04b75bdb45e7~mv2.jpg</text:p>
          </table:table-cell>
          <table:table-cell table:formula="of:=CONCATENATE([$JSON.$A$1];[.$C51];[$JSON.$B$1];[.$E51];[$JSON.$C$1];[.$F51];[$JSON.$D$1];[.$G51];[$JSON.$E$1];[.$S51];[$JSON.$F$1];[.$T51];[$JSON.$G$1];[.$U51];[$JSON.$H$1];[.$I51];[$JSON.$I$1];[.$K51];[$JSON.$J$1];[.$M51];[$JSON.$K$1];IFERROR([.$P51];&quot;null&quot;);[$JSON.$L$1];[.$O51];[$JSON.$M$1];IFERROR([.$Q51];&quot;null&quot;);[$JSON.$N$1];IFERROR([.$R51];&quot;null&quot;);[$JSON.$O$1];[.$A51];[$JSON.$P$1];[.$B51];[$JSON.$Q$1])" office:value-type="string" office:string-value="{&quot;id&quot;:&quot;B1_14&quot;,&quot;name&quot;:&quot;小人のトロール&quot;,&quot;displayName&quot;:&quot;小人のトロール&quot;,&quot;kana&quot;:&quot;こびとのとろーる&quot;,&quot;ruleText&quot;:&quot;ひるむ¶直進&quot;,&quot;attributeText&quot;:&quot;武装¶妖精&quot;,&quot;imageUrl&quot;:&quot;https://static.wixstatic.com/media/b5ba90_e56f4c3c98ce4d49b06d04b75bdb45e7~mv2.jpg&quot;,&quot;expansion&quot;:15,&quot;rarity&quot;:1,&quot;type&quot;:1,&quot;level&quot;:1,&quot;color&quot;:1,&quot;ap&quot;:300,&quot;hp&quot;:100,&quot;orderTable&quot;:50,&quot;orderDeck&quot;:2}," calcext:value-type="string">
            <text:p>{"id":"B1_14","name":"小人のトロール","displayName":"小人のトロール","kana":"こびとのとろーる","ruleText":"ひるむ¶直進","attributeText":"武装¶妖精","imageUrl":"https://static.wixstatic.com/media/b5ba90_e56f4c3c98ce4d49b06d04b75bdb45e7~mv2.jpg","expansion":15,"rarity":1,"type":1,"level":1,"color":1,"ap":300,"hp":100,"orderTable":50,"orderDeck":2},</text:p>
          </table:table-cell>
          <table:table-cell table:number-columns-repeated="1634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table:formula="of:=CONCATENATE(&quot;B1_&quot;;[.D52])" office:value-type="string" office:string-value="B1_15" calcext:value-type="string">
            <text:p>B1_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破軍の追撃</text:p>
          </table:table-cell>
          <table:table-cell table:formula="of:=[.E52]" office:value-type="string" office:string-value="破軍の追撃" calcext:value-type="string">
            <text:p>破軍の追撃</text:p>
          </table:table-cell>
          <table:table-cell office:value-type="string" calcext:value-type="string">
            <text:p>だぶるあたっ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2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52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呪文</text:p>
          </table:table-cell>
          <table:table-cell table:style-name="ce11" table:formula="of:=VLOOKUP([.L52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52];[$色番号.$A$1:$色番号.$B$8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自分のダウンの怪魔を1つ選び、アップする。</text:p>
          </table:table-cell>
          <table:table-cell office:value-type="string" calcext:value-type="string">
            <text:p>活性</text:p>
          </table:table-cell>
          <table:table-cell office:value-type="string" calcext:value-type="string">
            <text:p>https://static.wixstatic.com/media/b5ba90_072aee4c445040279744778f89a1033a~mv2.jpg</text:p>
          </table:table-cell>
          <table:table-cell table:formula="of:=CONCATENATE([$JSON.$A$1];[.$C52];[$JSON.$B$1];[.$E52];[$JSON.$C$1];[.$F52];[$JSON.$D$1];[.$G52];[$JSON.$E$1];[.$S52];[$JSON.$F$1];[.$T52];[$JSON.$G$1];[.$U52];[$JSON.$H$1];[.$I52];[$JSON.$I$1];[.$K52];[$JSON.$J$1];[.$M52];[$JSON.$K$1];IFERROR([.$P52];&quot;null&quot;);[$JSON.$L$1];[.$O52];[$JSON.$M$1];IFERROR([.$Q52];&quot;null&quot;);[$JSON.$N$1];IFERROR([.$R52];&quot;null&quot;);[$JSON.$O$1];[.$A52];[$JSON.$P$1];[.$B52];[$JSON.$Q$1])" office:value-type="string" office:string-value="{&quot;id&quot;:&quot;B1_15&quot;,&quot;name&quot;:&quot;破軍の追撃&quot;,&quot;displayName&quot;:&quot;破軍の追撃&quot;,&quot;kana&quot;:&quot;だぶるあたっく&quot;,&quot;ruleText&quot;:&quot;自分のダウンの怪魔を1つ選び、アップする。&quot;,&quot;attributeText&quot;:&quot;活性&quot;,&quot;imageUrl&quot;:&quot;https://static.wixstatic.com/media/b5ba90_072aee4c445040279744778f89a1033a~mv2.jpg&quot;,&quot;expansion&quot;:15,&quot;rarity&quot;:2,&quot;type&quot;:2,&quot;level&quot;:5,&quot;color&quot;:1,&quot;ap&quot;:null,&quot;hp&quot;:null,&quot;orderTable&quot;:51,&quot;orderDeck&quot;:90}," calcext:value-type="string">
            <text:p>{"id":"B1_15","name":"破軍の追撃","displayName":"破軍の追撃","kana":"だぶるあたっく","ruleText":"自分のダウンの怪魔を1つ選び、アップする。","attributeText":"活性","imageUrl":"https://static.wixstatic.com/media/b5ba90_072aee4c445040279744778f89a1033a~mv2.jpg","expansion":15,"rarity":2,"type":2,"level":5,"color":1,"ap":null,"hp":null,"orderTable":51,"orderDeck":90},</text:p>
          </table:table-cell>
          <table:table-cell table:number-columns-repeated="1634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table:formula="of:=CONCATENATE(&quot;B1_&quot;;[.D53])" office:value-type="string" office:string-value="B1_16" calcext:value-type="string">
            <text:p>B1_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極寒の猛吹雪</text:p>
          </table:table-cell>
          <table:table-cell table:formula="of:=[.E53]" office:value-type="string" office:string-value="極寒の猛吹雪" calcext:value-type="string">
            <text:p>極寒の猛吹雪</text:p>
          </table:table-cell>
          <table:table-cell office:value-type="string" calcext:value-type="string">
            <text:p>ぶりざーど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3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53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呪文</text:p>
          </table:table-cell>
          <table:table-cell table:style-name="ce11" table:formula="of:=VLOOKUP([.L53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53];[$色番号.$A$1:$色番号.$B$8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自分と相手のすべての怪魔に400のダメージを与える。</text:p>
          </table:table-cell>
          <table:table-cell office:value-type="string" calcext:value-type="string">
            <text:p>氷雪</text:p>
          </table:table-cell>
          <table:table-cell office:value-type="string" calcext:value-type="string">
            <text:p>https://static.wixstatic.com/media/b5ba90_fa185eb9132645aeae8c21db0f4d1eff~mv2.jpg</text:p>
          </table:table-cell>
          <table:table-cell table:formula="of:=CONCATENATE([$JSON.$A$1];[.$C53];[$JSON.$B$1];[.$E53];[$JSON.$C$1];[.$F53];[$JSON.$D$1];[.$G53];[$JSON.$E$1];[.$S53];[$JSON.$F$1];[.$T53];[$JSON.$G$1];[.$U53];[$JSON.$H$1];[.$I53];[$JSON.$I$1];[.$K53];[$JSON.$J$1];[.$M53];[$JSON.$K$1];IFERROR([.$P53];&quot;null&quot;);[$JSON.$L$1];[.$O53];[$JSON.$M$1];IFERROR([.$Q53];&quot;null&quot;);[$JSON.$N$1];IFERROR([.$R53];&quot;null&quot;);[$JSON.$O$1];[.$A53];[$JSON.$P$1];[.$B53];[$JSON.$Q$1])" office:value-type="string" office:string-value="{&quot;id&quot;:&quot;B1_16&quot;,&quot;name&quot;:&quot;極寒の猛吹雪&quot;,&quot;displayName&quot;:&quot;極寒の猛吹雪&quot;,&quot;kana&quot;:&quot;ぶりざーど&quot;,&quot;ruleText&quot;:&quot;自分と相手のすべての怪魔に400のダメージを与える。&quot;,&quot;attributeText&quot;:&quot;氷雪&quot;,&quot;imageUrl&quot;:&quot;https://static.wixstatic.com/media/b5ba90_fa185eb9132645aeae8c21db0f4d1eff~mv2.jpg&quot;,&quot;expansion&quot;:15,&quot;rarity&quot;:4,&quot;type&quot;:2,&quot;level&quot;:4,&quot;color&quot;:1,&quot;ap&quot;:null,&quot;hp&quot;:null,&quot;orderTable&quot;:52,&quot;orderDeck&quot;:88}," calcext:value-type="string">
            <text:p>{"id":"B1_16","name":"極寒の猛吹雪","displayName":"極寒の猛吹雪","kana":"ぶりざーど","ruleText":"自分と相手のすべての怪魔に400のダメージを与える。","attributeText":"氷雪","imageUrl":"https://static.wixstatic.com/media/b5ba90_fa185eb9132645aeae8c21db0f4d1eff~mv2.jpg","expansion":15,"rarity":4,"type":2,"level":4,"color":1,"ap":null,"hp":null,"orderTable":52,"orderDeck":88},</text:p>
          </table:table-cell>
          <table:table-cell table:number-columns-repeated="1634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formula="of:=CONCATENATE(&quot;B1_&quot;;[.D54])" office:value-type="string" office:string-value="B1_17" calcext:value-type="string">
            <text:p>B1_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夕暮れの剣舞</text:p>
          </table:table-cell>
          <table:table-cell table:formula="of:=[.E54]" office:value-type="string" office:string-value="夕暮れの剣舞" calcext:value-type="string">
            <text:p>夕暮れの剣舞</text:p>
          </table:table-cell>
          <table:table-cell office:value-type="string" calcext:value-type="string">
            <text:p>とわいらいとえっじ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4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54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54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54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相手の怪魔を1つ選び、200のダメージを与える。¶相手とじゃんけんを1回して、勝ったらメインデッキから1枚引いてよい。そうしたら手札を1枚捨てる。</text:p>
          </table:table-cell>
          <table:table-cell office:value-type="string" calcext:value-type="string">
            <text:p>決闘</text:p>
          </table:table-cell>
          <table:table-cell office:value-type="string" calcext:value-type="string">
            <text:p>https://static.wixstatic.com/media/b5ba90_b513f4264eae431dbec670a9e7ca3403~mv2.jpg</text:p>
          </table:table-cell>
          <table:table-cell table:formula="of:=CONCATENATE([$JSON.$A$1];[.$C54];[$JSON.$B$1];[.$E54];[$JSON.$C$1];[.$F54];[$JSON.$D$1];[.$G54];[$JSON.$E$1];[.$S54];[$JSON.$F$1];[.$T54];[$JSON.$G$1];[.$U54];[$JSON.$H$1];[.$I54];[$JSON.$I$1];[.$K54];[$JSON.$J$1];[.$M54];[$JSON.$K$1];IFERROR([.$P54];&quot;null&quot;);[$JSON.$L$1];[.$O54];[$JSON.$M$1];IFERROR([.$Q54];&quot;null&quot;);[$JSON.$N$1];IFERROR([.$R54];&quot;null&quot;);[$JSON.$O$1];[.$A54];[$JSON.$P$1];[.$B54];[$JSON.$Q$1])" office:value-type="string" office:string-value="{&quot;id&quot;:&quot;B1_17&quot;,&quot;name&quot;:&quot;夕暮れの剣舞&quot;,&quot;displayName&quot;:&quot;夕暮れの剣舞&quot;,&quot;kana&quot;:&quot;とわいらいとえっじ&quot;,&quot;ruleText&quot;:&quot;相手の怪魔を1つ選び、200のダメージを与える。¶相手とじゃんけんを1回して、勝ったらメインデッキから1枚引いてよい。そうしたら手札を1枚捨てる。&quot;,&quot;attributeText&quot;:&quot;決闘&quot;,&quot;imageUrl&quot;:&quot;https://static.wixstatic.com/media/b5ba90_b513f4264eae431dbec670a9e7ca3403~mv2.jpg&quot;,&quot;expansion&quot;:15,&quot;rarity&quot;:1,&quot;type&quot;:2,&quot;level&quot;:2,&quot;color&quot;:1,&quot;ap&quot;:null,&quot;hp&quot;:null,&quot;orderTable&quot;:53,&quot;orderDeck&quot;:72}," calcext:value-type="string">
            <text:p>{"id":"B1_17","name":"夕暮れの剣舞","displayName":"夕暮れの剣舞","kana":"とわいらいとえっじ","ruleText":"相手の怪魔を1つ選び、200のダメージを与える。¶相手とじゃんけんを1回して、勝ったらメインデッキから1枚引いてよい。そうしたら手札を1枚捨てる。","attributeText":"決闘","imageUrl":"https://static.wixstatic.com/media/b5ba90_b513f4264eae431dbec670a9e7ca3403~mv2.jpg","expansion":15,"rarity":1,"type":2,"level":2,"color":1,"ap":null,"hp":null,"orderTable":53,"orderDeck":72},</text:p>
          </table:table-cell>
          <table:table-cell table:number-columns-repeated="1634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formula="of:=CONCATENATE(&quot;B1_&quot;;[.D55])" office:value-type="string" office:string-value="B1_18" calcext:value-type="string">
            <text:p>B1_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雷蛇の強襲</text:p>
          </table:table-cell>
          <table:table-cell table:formula="of:=[.E55]" office:value-type="string" office:string-value="雷蛇の強襲" calcext:value-type="string">
            <text:p>雷蛇の強襲</text:p>
          </table:table-cell>
          <table:table-cell office:value-type="string" calcext:value-type="string">
            <text:p>らいとにんぐあさると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5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LR</text:p>
          </table:table-cell>
          <table:table-cell table:style-name="ce11" table:formula="of:=VLOOKUP([.J55];[$レアリティ番号.$A$1:$レアリティ番号.$B$4];2;0)" office:value-type="float" office:value="8" calcext:value-type="float">
            <text:p>8</text:p>
          </table:table-cell>
          <table:table-cell office:value-type="string" calcext:value-type="string">
            <text:p>呪文</text:p>
          </table:table-cell>
          <table:table-cell table:style-name="ce11" table:formula="of:=VLOOKUP([.L55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55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手札からコスト5以下の怪魔を1つ出す。ターン終了時、それを手札に戻す。</text:p>
          </table:table-cell>
          <table:table-cell office:value-type="string" calcext:value-type="string">
            <text:p>雷電</text:p>
          </table:table-cell>
          <table:table-cell office:value-type="string" calcext:value-type="string">
            <text:p>https://static.wixstatic.com/media/b5ba90_f8577ec284e2475c98b2114f962035db~mv2.jpg</text:p>
          </table:table-cell>
          <table:table-cell table:formula="of:=CONCATENATE([$JSON.$A$1];[.$C55];[$JSON.$B$1];[.$E55];[$JSON.$C$1];[.$F55];[$JSON.$D$1];[.$G55];[$JSON.$E$1];[.$S55];[$JSON.$F$1];[.$T55];[$JSON.$G$1];[.$U55];[$JSON.$H$1];[.$I55];[$JSON.$I$1];[.$K55];[$JSON.$J$1];[.$M55];[$JSON.$K$1];IFERROR([.$P55];&quot;null&quot;);[$JSON.$L$1];[.$O55];[$JSON.$M$1];IFERROR([.$Q55];&quot;null&quot;);[$JSON.$N$1];IFERROR([.$R55];&quot;null&quot;);[$JSON.$O$1];[.$A55];[$JSON.$P$1];[.$B55];[$JSON.$Q$1])" office:value-type="string" office:string-value="{&quot;id&quot;:&quot;B1_18&quot;,&quot;name&quot;:&quot;雷蛇の強襲&quot;,&quot;displayName&quot;:&quot;雷蛇の強襲&quot;,&quot;kana&quot;:&quot;らいとにんぐあさると&quot;,&quot;ruleText&quot;:&quot;手札からコスト5以下の怪魔を1つ出す。ターン終了時、それを手札に戻す。&quot;,&quot;attributeText&quot;:&quot;雷電&quot;,&quot;imageUrl&quot;:&quot;https://static.wixstatic.com/media/b5ba90_f8577ec284e2475c98b2114f962035db~mv2.jpg&quot;,&quot;expansion&quot;:15,&quot;rarity&quot;:8,&quot;type&quot;:2,&quot;level&quot;:3,&quot;color&quot;:1,&quot;ap&quot;:null,&quot;hp&quot;:null,&quot;orderTable&quot;:54,&quot;orderDeck&quot;:81}," calcext:value-type="string">
            <text:p>{"id":"B1_18","name":"雷蛇の強襲","displayName":"雷蛇の強襲","kana":"らいとにんぐあさると","ruleText":"手札からコスト5以下の怪魔を1つ出す。ターン終了時、それを手札に戻す。","attributeText":"雷電","imageUrl":"https://static.wixstatic.com/media/b5ba90_f8577ec284e2475c98b2114f962035db~mv2.jpg","expansion":15,"rarity":8,"type":2,"level":3,"color":1,"ap":null,"hp":null,"orderTable":54,"orderDeck":81},</text:p>
          </table:table-cell>
          <table:table-cell table:number-columns-repeated="1634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formula="of:=CONCATENATE(&quot;B1_&quot;;[.D56])" office:value-type="string" office:string-value="B1_19" calcext:value-type="string">
            <text:p>B1_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魔力減滅</text:p>
          </table:table-cell>
          <table:table-cell table:formula="of:=[.E56]" office:value-type="string" office:string-value="魔力減滅" calcext:value-type="string">
            <text:p>魔力減滅</text:p>
          </table:table-cell>
          <table:table-cell office:value-type="string" calcext:value-type="string">
            <text:p>えなじーだう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6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56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56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56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相手の魔力を1つ選び、魔力デッキの上にウラ向きで置く。</text:p>
          </table:table-cell>
          <table:table-cell office:value-type="string" calcext:value-type="string">
            <text:p>侵蝕</text:p>
          </table:table-cell>
          <table:table-cell office:value-type="string" calcext:value-type="string">
            <text:p>https://static.wixstatic.com/media/b5ba90_fa51ff0db1d042a8aefbb1d424924fcb~mv2.jpg</text:p>
          </table:table-cell>
          <table:table-cell table:formula="of:=CONCATENATE([$JSON.$A$1];[.$C56];[$JSON.$B$1];[.$E56];[$JSON.$C$1];[.$F56];[$JSON.$D$1];[.$G56];[$JSON.$E$1];[.$S56];[$JSON.$F$1];[.$T56];[$JSON.$G$1];[.$U56];[$JSON.$H$1];[.$I56];[$JSON.$I$1];[.$K56];[$JSON.$J$1];[.$M56];[$JSON.$K$1];IFERROR([.$P56];&quot;null&quot;);[$JSON.$L$1];[.$O56];[$JSON.$M$1];IFERROR([.$Q56];&quot;null&quot;);[$JSON.$N$1];IFERROR([.$R56];&quot;null&quot;);[$JSON.$O$1];[.$A56];[$JSON.$P$1];[.$B56];[$JSON.$Q$1])" office:value-type="string" office:string-value="{&quot;id&quot;:&quot;B1_19&quot;,&quot;name&quot;:&quot;魔力減滅&quot;,&quot;displayName&quot;:&quot;魔力減滅&quot;,&quot;kana&quot;:&quot;えなじーだうん&quot;,&quot;ruleText&quot;:&quot;相手の魔力を1つ選び、魔力デッキの上にウラ向きで置く。&quot;,&quot;attributeText&quot;:&quot;侵蝕&quot;,&quot;imageUrl&quot;:&quot;https://static.wixstatic.com/media/b5ba90_fa51ff0db1d042a8aefbb1d424924fcb~mv2.jpg&quot;,&quot;expansion&quot;:15,&quot;rarity&quot;:1,&quot;type&quot;:2,&quot;level&quot;:2,&quot;color&quot;:1,&quot;ap&quot;:null,&quot;hp&quot;:null,&quot;orderTable&quot;:55,&quot;orderDeck&quot;:73}," calcext:value-type="string">
            <text:p>{"id":"B1_19","name":"魔力減滅","displayName":"魔力減滅","kana":"えなじーだうん","ruleText":"相手の魔力を1つ選び、魔力デッキの上にウラ向きで置く。","attributeText":"侵蝕","imageUrl":"https://static.wixstatic.com/media/b5ba90_fa51ff0db1d042a8aefbb1d424924fcb~mv2.jpg","expansion":15,"rarity":1,"type":2,"level":2,"color":1,"ap":null,"hp":null,"orderTable":55,"orderDeck":73},</text:p>
          </table:table-cell>
          <table:table-cell table:number-columns-repeated="1634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table:formula="of:=CONCATENATE(&quot;B1_&quot;;[.D57])" office:value-type="string" office:string-value="B1_20" calcext:value-type="string">
            <text:p>B1_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火竜の吐息</text:p>
          </table:table-cell>
          <table:table-cell table:formula="of:=[.E57]" office:value-type="string" office:string-value="火竜の吐息" calcext:value-type="string">
            <text:p>火竜の吐息</text:p>
          </table:table-cell>
          <table:table-cell office:value-type="string" calcext:value-type="string">
            <text:p>どらごんぶれす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7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57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57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57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相手のすべての怪魔に200のダメージを与える。</text:p>
          </table:table-cell>
          <table:table-cell office:value-type="string" calcext:value-type="string">
            <text:p>火炎</text:p>
          </table:table-cell>
          <table:table-cell office:value-type="string" calcext:value-type="string">
            <text:p>https://static.wixstatic.com/media/b5ba90_2694a4eb34ea48dbadea70f4fd1e77ef~mv2.jpg</text:p>
          </table:table-cell>
          <table:table-cell table:formula="of:=CONCATENATE([$JSON.$A$1];[.$C57];[$JSON.$B$1];[.$E57];[$JSON.$C$1];[.$F57];[$JSON.$D$1];[.$G57];[$JSON.$E$1];[.$S57];[$JSON.$F$1];[.$T57];[$JSON.$G$1];[.$U57];[$JSON.$H$1];[.$I57];[$JSON.$I$1];[.$K57];[$JSON.$J$1];[.$M57];[$JSON.$K$1];IFERROR([.$P57];&quot;null&quot;);[$JSON.$L$1];[.$O57];[$JSON.$M$1];IFERROR([.$Q57];&quot;null&quot;);[$JSON.$N$1];IFERROR([.$R57];&quot;null&quot;);[$JSON.$O$1];[.$A57];[$JSON.$P$1];[.$B57];[$JSON.$Q$1])" office:value-type="string" office:string-value="{&quot;id&quot;:&quot;B1_20&quot;,&quot;name&quot;:&quot;火竜の吐息&quot;,&quot;displayName&quot;:&quot;火竜の吐息&quot;,&quot;kana&quot;:&quot;どらごんぶれす&quot;,&quot;ruleText&quot;:&quot;相手のすべての怪魔に200のダメージを与える。&quot;,&quot;attributeText&quot;:&quot;火炎&quot;,&quot;imageUrl&quot;:&quot;https://static.wixstatic.com/media/b5ba90_2694a4eb34ea48dbadea70f4fd1e77ef~mv2.jpg&quot;,&quot;expansion&quot;:15,&quot;rarity&quot;:1,&quot;type&quot;:2,&quot;level&quot;:2,&quot;color&quot;:1,&quot;ap&quot;:null,&quot;hp&quot;:null,&quot;orderTable&quot;:56,&quot;orderDeck&quot;:74}," calcext:value-type="string">
            <text:p>{"id":"B1_20","name":"火竜の吐息","displayName":"火竜の吐息","kana":"どらごんぶれす","ruleText":"相手のすべての怪魔に200のダメージを与える。","attributeText":"火炎","imageUrl":"https://static.wixstatic.com/media/b5ba90_2694a4eb34ea48dbadea70f4fd1e77ef~mv2.jpg","expansion":15,"rarity":1,"type":2,"level":2,"color":1,"ap":null,"hp":null,"orderTable":56,"orderDeck":74},</text:p>
          </table:table-cell>
          <table:table-cell table:number-columns-repeated="1634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formula="of:=CONCATENATE(&quot;B1_&quot;;[.D58])" office:value-type="string" office:string-value="B1_21" calcext:value-type="string">
            <text:p>B1_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氷柱の矢</text:p>
          </table:table-cell>
          <table:table-cell table:formula="of:=[.E58]" office:value-type="string" office:string-value="氷柱の矢" calcext:value-type="string">
            <text:p>氷柱の矢</text:p>
          </table:table-cell>
          <table:table-cell office:value-type="string" calcext:value-type="string">
            <text:p>あいすあろー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8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58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呪文</text:p>
          </table:table-cell>
          <table:table-cell table:style-name="ce11" table:formula="of:=VLOOKUP([.L58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58];[$色番号.$A$1:$色番号.$B$8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相手の怪魔を1つ選び、100のダメージを与える。これにより怪魔を破壊したらメインデッキから1枚引いてよい。</text:p>
          </table:table-cell>
          <table:table-cell office:value-type="string" calcext:value-type="string">
            <text:p>活性¶氷雪</text:p>
          </table:table-cell>
          <table:table-cell office:value-type="string" calcext:value-type="string">
            <text:p>https://static.wixstatic.com/media/b5ba90_dc26fe24200e4ea18144d1fd04e43b17~mv2.jpg</text:p>
          </table:table-cell>
          <table:table-cell table:formula="of:=CONCATENATE([$JSON.$A$1];[.$C58];[$JSON.$B$1];[.$E58];[$JSON.$C$1];[.$F58];[$JSON.$D$1];[.$G58];[$JSON.$E$1];[.$S58];[$JSON.$F$1];[.$T58];[$JSON.$G$1];[.$U58];[$JSON.$H$1];[.$I58];[$JSON.$I$1];[.$K58];[$JSON.$J$1];[.$M58];[$JSON.$K$1];IFERROR([.$P58];&quot;null&quot;);[$JSON.$L$1];[.$O58];[$JSON.$M$1];IFERROR([.$Q58];&quot;null&quot;);[$JSON.$N$1];IFERROR([.$R58];&quot;null&quot;);[$JSON.$O$1];[.$A58];[$JSON.$P$1];[.$B58];[$JSON.$Q$1])" office:value-type="string" office:string-value="{&quot;id&quot;:&quot;B1_21&quot;,&quot;name&quot;:&quot;氷柱の矢&quot;,&quot;displayName&quot;:&quot;氷柱の矢&quot;,&quot;kana&quot;:&quot;あいすあろー&quot;,&quot;ruleText&quot;:&quot;相手の怪魔を1つ選び、100のダメージを与える。これにより怪魔を破壊したらメインデッキから1枚引いてよい。&quot;,&quot;attributeText&quot;:&quot;活性¶氷雪&quot;,&quot;imageUrl&quot;:&quot;https://static.wixstatic.com/media/b5ba90_dc26fe24200e4ea18144d1fd04e43b17~mv2.jpg&quot;,&quot;expansion&quot;:15,&quot;rarity&quot;:2,&quot;type&quot;:2,&quot;level&quot;:1,&quot;color&quot;:1,&quot;ap&quot;:null,&quot;hp&quot;:null,&quot;orderTable&quot;:57,&quot;orderDeck&quot;:67}," calcext:value-type="string">
            <text:p>{"id":"B1_21","name":"氷柱の矢","displayName":"氷柱の矢","kana":"あいすあろー","ruleText":"相手の怪魔を1つ選び、100のダメージを与える。これにより怪魔を破壊したらメインデッキから1枚引いてよい。","attributeText":"活性¶氷雪","imageUrl":"https://static.wixstatic.com/media/b5ba90_dc26fe24200e4ea18144d1fd04e43b17~mv2.jpg","expansion":15,"rarity":2,"type":2,"level":1,"color":1,"ap":null,"hp":null,"orderTable":57,"orderDeck":67},</text:p>
          </table:table-cell>
          <table:table-cell table:number-columns-repeated="1634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formula="of:=CONCATENATE(&quot;B1_&quot;;[.D59])" office:value-type="string" office:string-value="B1_22" calcext:value-type="string">
            <text:p>B1_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猛火の激流</text:p>
          </table:table-cell>
          <table:table-cell table:formula="of:=[.E59]" office:value-type="string" office:string-value="猛火の激流" calcext:value-type="string">
            <text:p>猛火の激流</text:p>
          </table:table-cell>
          <table:table-cell office:value-type="string" calcext:value-type="string">
            <text:p>ふれいむぶらすと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9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59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呪文</text:p>
          </table:table-cell>
          <table:table-cell table:style-name="ce11" table:formula="of:=VLOOKUP([.L59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59];[$色番号.$A$1:$色番号.$B$8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好きな数のマリョクをダウンする。好きな数の相手の怪魔にダウンした魔力の数×100のダメージを割り振って与える。</text:p>
          </table:table-cell>
          <table:table-cell office:value-type="string" calcext:value-type="string">
            <text:p>火炎</text:p>
          </table:table-cell>
          <table:table-cell office:value-type="string" calcext:value-type="string">
            <text:p>https://static.wixstatic.com/media/b5ba90_dc62d491fc4745ed87e02b4549de8e46~mv2.jpg</text:p>
          </table:table-cell>
          <table:table-cell table:formula="of:=CONCATENATE([$JSON.$A$1];[.$C59];[$JSON.$B$1];[.$E59];[$JSON.$C$1];[.$F59];[$JSON.$D$1];[.$G59];[$JSON.$E$1];[.$S59];[$JSON.$F$1];[.$T59];[$JSON.$G$1];[.$U59];[$JSON.$H$1];[.$I59];[$JSON.$I$1];[.$K59];[$JSON.$J$1];[.$M59];[$JSON.$K$1];IFERROR([.$P59];&quot;null&quot;);[$JSON.$L$1];[.$O59];[$JSON.$M$1];IFERROR([.$Q59];&quot;null&quot;);[$JSON.$N$1];IFERROR([.$R59];&quot;null&quot;);[$JSON.$O$1];[.$A59];[$JSON.$P$1];[.$B59];[$JSON.$Q$1])" office:value-type="string" office:string-value="{&quot;id&quot;:&quot;B1_22&quot;,&quot;name&quot;:&quot;猛火の激流&quot;,&quot;displayName&quot;:&quot;猛火の激流&quot;,&quot;kana&quot;:&quot;ふれいむぶらすと&quot;,&quot;ruleText&quot;:&quot;好きな数のマリョクをダウンする。好きな数の相手の怪魔にダウンした魔力の数×100のダメージを割り振って与える。&quot;,&quot;attributeText&quot;:&quot;火炎&quot;,&quot;imageUrl&quot;:&quot;https://static.wixstatic.com/media/b5ba90_dc62d491fc4745ed87e02b4549de8e46~mv2.jpg&quot;,&quot;expansion&quot;:15,&quot;rarity&quot;:4,&quot;type&quot;:2,&quot;level&quot;:1,&quot;color&quot;:1,&quot;ap&quot;:null,&quot;hp&quot;:null,&quot;orderTable&quot;:58,&quot;orderDeck&quot;:68}," calcext:value-type="string">
            <text:p>{"id":"B1_22","name":"猛火の激流","displayName":"猛火の激流","kana":"ふれいむぶらすと","ruleText":"好きな数のマリョクをダウンする。好きな数の相手の怪魔にダウンした魔力の数×100のダメージを割り振って与える。","attributeText":"火炎","imageUrl":"https://static.wixstatic.com/media/b5ba90_dc62d491fc4745ed87e02b4549de8e46~mv2.jpg","expansion":15,"rarity":4,"type":2,"level":1,"color":1,"ap":null,"hp":null,"orderTable":58,"orderDeck":68},</text:p>
          </table:table-cell>
          <table:table-cell table:number-columns-repeated="1634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formula="of:=CONCATENATE(&quot;B1_&quot;;[.D60])" office:value-type="string" office:string-value="B1_23" calcext:value-type="string">
            <text:p>B1_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復讐の毒液</text:p>
          </table:table-cell>
          <table:table-cell table:formula="of:=[.E60]" office:value-type="string" office:string-value="復讐の毒液" calcext:value-type="string">
            <text:p>復讐の毒液</text:p>
          </table:table-cell>
          <table:table-cell office:value-type="string" calcext:value-type="string">
            <text:p>ゔぇのむとらっぷ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0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60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60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style-name="ce11" table:formula="of:=VLOOKUP([.N60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が攻撃で破壊されたとき、攻撃して破壊した怪魔に400のダメージを与える。</text:p>
          </table:table-cell>
          <table:table-cell office:value-type="string" calcext:value-type="string">
            <text:p>罠</text:p>
          </table:table-cell>
          <table:table-cell office:value-type="string" calcext:value-type="string">
            <text:p>https://static.wixstatic.com/media/b5ba90_2993d708210541fb89b00f25f46e61b2~mv2.jpg</text:p>
          </table:table-cell>
          <table:table-cell table:formula="of:=CONCATENATE([$JSON.$A$1];[.$C60];[$JSON.$B$1];[.$E60];[$JSON.$C$1];[.$F60];[$JSON.$D$1];[.$G60];[$JSON.$E$1];[.$S60];[$JSON.$F$1];[.$T60];[$JSON.$G$1];[.$U60];[$JSON.$H$1];[.$I60];[$JSON.$I$1];[.$K60];[$JSON.$J$1];[.$M60];[$JSON.$K$1];IFERROR([.$P60];&quot;null&quot;);[$JSON.$L$1];[.$O60];[$JSON.$M$1];IFERROR([.$Q60];&quot;null&quot;);[$JSON.$N$1];IFERROR([.$R60];&quot;null&quot;);[$JSON.$O$1];[.$A60];[$JSON.$P$1];[.$B60];[$JSON.$Q$1])" office:value-type="string" office:string-value="{&quot;id&quot;:&quot;B1_23&quot;,&quot;name&quot;:&quot;復讐の毒液&quot;,&quot;displayName&quot;:&quot;復讐の毒液&quot;,&quot;kana&quot;:&quot;ゔぇのむとらっぷ&quot;,&quot;ruleText&quot;:&quot;これが付いている怪魔が攻撃で破壊されたとき、攻撃して破壊した怪魔に400のダメージを与える。&quot;,&quot;attributeText&quot;:&quot;罠&quot;,&quot;imageUrl&quot;:&quot;https://static.wixstatic.com/media/b5ba90_2993d708210541fb89b00f25f46e61b2~mv2.jpg&quot;,&quot;expansion&quot;:15,&quot;rarity&quot;:1,&quot;type&quot;:3,&quot;level&quot;:2,&quot;color&quot;:1,&quot;ap&quot;:null,&quot;hp&quot;:null,&quot;orderTable&quot;:59,&quot;orderDeck&quot;:100}," calcext:value-type="string">
            <text:p>{"id":"B1_23","name":"復讐の毒液","displayName":"復讐の毒液","kana":"ゔぇのむとらっぷ","ruleText":"これが付いている怪魔が攻撃で破壊されたとき、攻撃して破壊した怪魔に400のダメージを与える。","attributeText":"罠","imageUrl":"https://static.wixstatic.com/media/b5ba90_2993d708210541fb89b00f25f46e61b2~mv2.jpg","expansion":15,"rarity":1,"type":3,"level":2,"color":1,"ap":null,"hp":null,"orderTable":59,"orderDeck":100},</text:p>
          </table:table-cell>
          <table:table-cell table:number-columns-repeated="1634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formula="of:=CONCATENATE(&quot;B1_&quot;;[.D61])" office:value-type="string" office:string-value="B1_24" calcext:value-type="string">
            <text:p>B1_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水竜の尖角</text:p>
          </table:table-cell>
          <table:table-cell table:formula="of:=[.E61]" office:value-type="string" office:string-value="水竜の尖角" calcext:value-type="string">
            <text:p>水竜の尖角</text:p>
          </table:table-cell>
          <table:table-cell office:value-type="string" calcext:value-type="string">
            <text:p>どらごんほー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1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61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61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61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自分の怪魔を1つ選び、ターン終了時までAPを500増やす。</text:p>
          </table:table-cell>
          <table:table-cell office:value-type="string" calcext:value-type="string">
            <text:p>湖水</text:p>
          </table:table-cell>
          <table:table-cell office:value-type="string" calcext:value-type="string">
            <text:p>https://static.wixstatic.com/media/b5ba90_850481b0494344a6934dfc87b7ce67f3~mv2.jpg</text:p>
          </table:table-cell>
          <table:table-cell table:formula="of:=CONCATENATE([$JSON.$A$1];[.$C61];[$JSON.$B$1];[.$E61];[$JSON.$C$1];[.$F61];[$JSON.$D$1];[.$G61];[$JSON.$E$1];[.$S61];[$JSON.$F$1];[.$T61];[$JSON.$G$1];[.$U61];[$JSON.$H$1];[.$I61];[$JSON.$I$1];[.$K61];[$JSON.$J$1];[.$M61];[$JSON.$K$1];IFERROR([.$P61];&quot;null&quot;);[$JSON.$L$1];[.$O61];[$JSON.$M$1];IFERROR([.$Q61];&quot;null&quot;);[$JSON.$N$1];IFERROR([.$R61];&quot;null&quot;);[$JSON.$O$1];[.$A61];[$JSON.$P$1];[.$B61];[$JSON.$Q$1])" office:value-type="string" office:string-value="{&quot;id&quot;:&quot;B1_24&quot;,&quot;name&quot;:&quot;水竜の尖角&quot;,&quot;displayName&quot;:&quot;水竜の尖角&quot;,&quot;kana&quot;:&quot;どらごんほーん&quot;,&quot;ruleText&quot;:&quot;自分の怪魔を1つ選び、ターン終了時までAPを500増やす。&quot;,&quot;attributeText&quot;:&quot;湖水&quot;,&quot;imageUrl&quot;:&quot;https://static.wixstatic.com/media/b5ba90_850481b0494344a6934dfc87b7ce67f3~mv2.jpg&quot;,&quot;expansion&quot;:15,&quot;rarity&quot;:1,&quot;type&quot;:2,&quot;level&quot;:2,&quot;color&quot;:1,&quot;ap&quot;:null,&quot;hp&quot;:null,&quot;orderTable&quot;:60,&quot;orderDeck&quot;:75}," calcext:value-type="string">
            <text:p>{"id":"B1_24","name":"水竜の尖角","displayName":"水竜の尖角","kana":"どらごんほーん","ruleText":"自分の怪魔を1つ選び、ターン終了時までAPを500増やす。","attributeText":"湖水","imageUrl":"https://static.wixstatic.com/media/b5ba90_850481b0494344a6934dfc87b7ce67f3~mv2.jpg","expansion":15,"rarity":1,"type":2,"level":2,"color":1,"ap":null,"hp":null,"orderTable":60,"orderDeck":75},</text:p>
          </table:table-cell>
          <table:table-cell table:number-columns-repeated="1634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table:formula="of:=CONCATENATE(&quot;B1_&quot;;[.D62])" office:value-type="string" office:string-value="B1_25" calcext:value-type="string">
            <text:p>B1_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不死鳥の翼</text:p>
          </table:table-cell>
          <table:table-cell table:formula="of:=[.E62]" office:value-type="string" office:string-value="不死鳥の翼" calcext:value-type="string">
            <text:p>不死鳥の翼</text:p>
          </table:table-cell>
          <table:table-cell office:value-type="string" calcext:value-type="string">
            <text:p>ふぇにっくすうぃんぐ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2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62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付与</text:p>
          </table:table-cell>
          <table:table-cell table:style-name="ce11" table:formula="of:=VLOOKUP([.L62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style-name="ce11" table:formula="of:=VLOOKUP([.N62];[$色番号.$A$1:$色番号.$B$8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消滅¶これが付いている怪魔が攻撃で破壊されるとき、その怪魔を捨て札に置く代わりに手札に戻してよい。</text:p>
          </table:table-cell>
          <table:table-cell office:value-type="string" calcext:value-type="string">
            <text:p>罠</text:p>
          </table:table-cell>
          <table:table-cell office:value-type="string" calcext:value-type="string">
            <text:p>https://static.wixstatic.com/media/b5ba90_8f8ee3420ed24d2191efdc5a4cc60211~mv2.jpg</text:p>
          </table:table-cell>
          <table:table-cell table:formula="of:=CONCATENATE([$JSON.$A$1];[.$C62];[$JSON.$B$1];[.$E62];[$JSON.$C$1];[.$F62];[$JSON.$D$1];[.$G62];[$JSON.$E$1];[.$S62];[$JSON.$F$1];[.$T62];[$JSON.$G$1];[.$U62];[$JSON.$H$1];[.$I62];[$JSON.$I$1];[.$K62];[$JSON.$J$1];[.$M62];[$JSON.$K$1];IFERROR([.$P62];&quot;null&quot;);[$JSON.$L$1];[.$O62];[$JSON.$M$1];IFERROR([.$Q62];&quot;null&quot;);[$JSON.$N$1];IFERROR([.$R62];&quot;null&quot;);[$JSON.$O$1];[.$A62];[$JSON.$P$1];[.$B62];[$JSON.$Q$1])" office:value-type="string" office:string-value="{&quot;id&quot;:&quot;B1_25&quot;,&quot;name&quot;:&quot;不死鳥の翼&quot;,&quot;displayName&quot;:&quot;不死鳥の翼&quot;,&quot;kana&quot;:&quot;ふぇにっくすうぃんぐ&quot;,&quot;ruleText&quot;:&quot;消滅¶これが付いている怪魔が攻撃で破壊されるとき、その怪魔を捨て札に置く代わりに手札に戻してよい。&quot;,&quot;attributeText&quot;:&quot;罠&quot;,&quot;imageUrl&quot;:&quot;https://static.wixstatic.com/media/b5ba90_8f8ee3420ed24d2191efdc5a4cc60211~mv2.jpg&quot;,&quot;expansion&quot;:15,&quot;rarity&quot;:2,&quot;type&quot;:3,&quot;level&quot;:1,&quot;color&quot;:1,&quot;ap&quot;:null,&quot;hp&quot;:null,&quot;orderTable&quot;:61,&quot;orderDeck&quot;:91}," calcext:value-type="string">
            <text:p>{"id":"B1_25","name":"不死鳥の翼","displayName":"不死鳥の翼","kana":"ふぇにっくすうぃんぐ","ruleText":"消滅¶これが付いている怪魔が攻撃で破壊されるとき、その怪魔を捨て札に置く代わりに手札に戻してよい。","attributeText":"罠","imageUrl":"https://static.wixstatic.com/media/b5ba90_8f8ee3420ed24d2191efdc5a4cc60211~mv2.jpg","expansion":15,"rarity":2,"type":3,"level":1,"color":1,"ap":null,"hp":null,"orderTable":61,"orderDeck":91},</text:p>
          </table:table-cell>
          <table:table-cell table:number-columns-repeated="1634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formula="of:=CONCATENATE(&quot;B1_&quot;;[.D63])" office:value-type="string" office:string-value="B1_26" calcext:value-type="string">
            <text:p>B1_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千手観音</text:p>
          </table:table-cell>
          <table:table-cell table:formula="of:=[.E63]" office:value-type="string" office:string-value="千手観音" calcext:value-type="string">
            <text:p>千手観音</text:p>
          </table:table-cell>
          <table:table-cell office:value-type="string" calcext:value-type="string">
            <text:p>せんじゅかんの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3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LR</text:p>
          </table:table-cell>
          <table:table-cell table:style-name="ce11" table:formula="of:=VLOOKUP([.J63];[$レアリティ番号.$A$1:$レアリティ番号.$B$4];2;0)" office:value-type="float" office:value="8" calcext:value-type="float">
            <text:p>8</text:p>
          </table:table-cell>
          <table:table-cell office:value-type="string" calcext:value-type="string">
            <text:p>怪魔</text:p>
          </table:table-cell>
          <table:table-cell table:style-name="ce11" table:formula="of:=VLOOKUP([.L6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63];[$色番号.$A$1:$色番号.$B$8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大怪魔¶ダブルクラッシャー¶青×6 登場時、手札と捨て札から合計コスト8までの武具を持つ付与を選び、これに付けてよい。</text:p>
          </table:table-cell>
          <table:table-cell office:value-type="string" calcext:value-type="string">
            <text:p>武装¶仏</text:p>
          </table:table-cell>
          <table:table-cell office:value-type="string" calcext:value-type="string">
            <text:p>https://static.wixstatic.com/media/b5ba90_c1fa091d3c75402a915806b0337e1041~mv2.jpg</text:p>
          </table:table-cell>
          <table:table-cell table:formula="of:=CONCATENATE([$JSON.$A$1];[.$C63];[$JSON.$B$1];[.$E63];[$JSON.$C$1];[.$F63];[$JSON.$D$1];[.$G63];[$JSON.$E$1];[.$S63];[$JSON.$F$1];[.$T63];[$JSON.$G$1];[.$U63];[$JSON.$H$1];[.$I63];[$JSON.$I$1];[.$K63];[$JSON.$J$1];[.$M63];[$JSON.$K$1];IFERROR([.$P63];&quot;null&quot;);[$JSON.$L$1];[.$O63];[$JSON.$M$1];IFERROR([.$Q63];&quot;null&quot;);[$JSON.$N$1];IFERROR([.$R63];&quot;null&quot;);[$JSON.$O$1];[.$A63];[$JSON.$P$1];[.$B63];[$JSON.$Q$1])" office:value-type="string" office:string-value="{&quot;id&quot;:&quot;B1_26&quot;,&quot;name&quot;:&quot;千手観音&quot;,&quot;displayName&quot;:&quot;千手観音&quot;,&quot;kana&quot;:&quot;せんじゅかんのん&quot;,&quot;ruleText&quot;:&quot;大怪魔¶ダブルクラッシャー¶青×6 登場時、手札と捨て札から合計コスト8までの武具を持つ付与を選び、これに付けてよい。&quot;,&quot;attributeText&quot;:&quot;武装¶仏&quot;,&quot;imageUrl&quot;:&quot;https://static.wixstatic.com/media/b5ba90_c1fa091d3c75402a915806b0337e1041~mv2.jpg&quot;,&quot;expansion&quot;:15,&quot;rarity&quot;:8,&quot;type&quot;:1,&quot;level&quot;:10,&quot;color&quot;:2,&quot;ap&quot;:500,&quot;hp&quot;:500,&quot;orderTable&quot;:62,&quot;orderDeck&quot;:65}," calcext:value-type="string">
            <text:p>{"id":"B1_26","name":"千手観音","displayName":"千手観音","kana":"せんじゅかんのん","ruleText":"大怪魔¶ダブルクラッシャー¶青×6 登場時、手札と捨て札から合計コスト8までの武具を持つ付与を選び、これに付けてよい。","attributeText":"武装¶仏","imageUrl":"https://static.wixstatic.com/media/b5ba90_c1fa091d3c75402a915806b0337e1041~mv2.jpg","expansion":15,"rarity":8,"type":1,"level":10,"color":2,"ap":500,"hp":500,"orderTable":62,"orderDeck":65},</text:p>
          </table:table-cell>
          <table:table-cell table:number-columns-repeated="1634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formula="of:=CONCATENATE(&quot;B1_&quot;;[.D64])" office:value-type="string" office:string-value="B1_27" calcext:value-type="string">
            <text:p>B1_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八岐大蛇</text:p>
          </table:table-cell>
          <table:table-cell table:formula="of:=[.E64]" office:value-type="string" office:string-value="八岐大蛇" calcext:value-type="string">
            <text:p>八岐大蛇</text:p>
          </table:table-cell>
          <table:table-cell office:value-type="string" calcext:value-type="string">
            <text:p>やまたのおろち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4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64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6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64];[$色番号.$A$1:$色番号.$B$8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大怪魔¶ダブルクラッシャー¶青×4 怪魔に攻撃するとき、好きな数の相手の怪魔にAPを割り振って同時に攻撃してよい。</text:p>
          </table:table-cell>
          <table:table-cell office:value-type="string" calcext:value-type="string">
            <text:p>蛇¶湖水¶竜</text:p>
          </table:table-cell>
          <table:table-cell office:value-type="string" calcext:value-type="string">
            <text:p>https://static.wixstatic.com/media/b5ba90_cc4e775fec5f49e1b9e4f0a3a5df4ea9~mv2.jpg</text:p>
          </table:table-cell>
          <table:table-cell table:formula="of:=CONCATENATE([$JSON.$A$1];[.$C64];[$JSON.$B$1];[.$E64];[$JSON.$C$1];[.$F64];[$JSON.$D$1];[.$G64];[$JSON.$E$1];[.$S64];[$JSON.$F$1];[.$T64];[$JSON.$G$1];[.$U64];[$JSON.$H$1];[.$I64];[$JSON.$I$1];[.$K64];[$JSON.$J$1];[.$M64];[$JSON.$K$1];IFERROR([.$P64];&quot;null&quot;);[$JSON.$L$1];[.$O64];[$JSON.$M$1];IFERROR([.$Q64];&quot;null&quot;);[$JSON.$N$1];IFERROR([.$R64];&quot;null&quot;);[$JSON.$O$1];[.$A64];[$JSON.$P$1];[.$B64];[$JSON.$Q$1])" office:value-type="string" office:string-value="{&quot;id&quot;:&quot;B1_27&quot;,&quot;name&quot;:&quot;八岐大蛇&quot;,&quot;displayName&quot;:&quot;八岐大蛇&quot;,&quot;kana&quot;:&quot;やまたのおろち&quot;,&quot;ruleText&quot;:&quot;大怪魔¶ダブルクラッシャー¶青×4 怪魔に攻撃するとき、好きな数の相手の怪魔にAPを割り振って同時に攻撃してよい。&quot;,&quot;attributeText&quot;:&quot;蛇¶湖水¶竜&quot;,&quot;imageUrl&quot;:&quot;https://static.wixstatic.com/media/b5ba90_cc4e775fec5f49e1b9e4f0a3a5df4ea9~mv2.jpg&quot;,&quot;expansion&quot;:15,&quot;rarity&quot;:4,&quot;type&quot;:1,&quot;level&quot;:8,&quot;color&quot;:2,&quot;ap&quot;:800,&quot;hp&quot;:800,&quot;orderTable&quot;:63,&quot;orderDeck&quot;:62}," calcext:value-type="string">
            <text:p>{"id":"B1_27","name":"八岐大蛇","displayName":"八岐大蛇","kana":"やまたのおろち","ruleText":"大怪魔¶ダブルクラッシャー¶青×4 怪魔に攻撃するとき、好きな数の相手の怪魔にAPを割り振って同時に攻撃してよい。","attributeText":"蛇¶湖水¶竜","imageUrl":"https://static.wixstatic.com/media/b5ba90_cc4e775fec5f49e1b9e4f0a3a5df4ea9~mv2.jpg","expansion":15,"rarity":4,"type":1,"level":8,"color":2,"ap":800,"hp":800,"orderTable":63,"orderDeck":62},</text:p>
          </table:table-cell>
          <table:table-cell table:number-columns-repeated="1634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CONCATENATE(&quot;B1_&quot;;[.D65])" office:value-type="string" office:string-value="B1_28" calcext:value-type="string">
            <text:p>B1_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アナンタ</text:p>
          </table:table-cell>
          <table:table-cell table:formula="of:=[.E65]" office:value-type="string" office:string-value="アナンタ" calcext:value-type="string">
            <text:p>アナンタ</text:p>
          </table:table-cell>
          <table:table-cell office:value-type="string" calcext:value-type="string">
            <text:p>あなんた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5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65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6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65];[$色番号.$A$1:$色番号.$B$8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大怪魔¶ダブルクラッシャー¶登場時、隣のレーンの相手の怪魔を1つ選び、メインデッキの上にウラ向きで置いてよい。</text:p>
          </table:table-cell>
          <table:table-cell office:value-type="string" calcext:value-type="string">
            <text:p>蛇¶湖水¶竜</text:p>
          </table:table-cell>
          <table:table-cell office:value-type="string" calcext:value-type="string">
            <text:p>https://static.wixstatic.com/media/b5ba90_0fee5eb070264926b8da6b73fb4da545~mv2.jpg</text:p>
          </table:table-cell>
          <table:table-cell table:formula="of:=CONCATENATE([$JSON.$A$1];[.$C65];[$JSON.$B$1];[.$E65];[$JSON.$C$1];[.$F65];[$JSON.$D$1];[.$G65];[$JSON.$E$1];[.$S65];[$JSON.$F$1];[.$T65];[$JSON.$G$1];[.$U65];[$JSON.$H$1];[.$I65];[$JSON.$I$1];[.$K65];[$JSON.$J$1];[.$M65];[$JSON.$K$1];IFERROR([.$P65];&quot;null&quot;);[$JSON.$L$1];[.$O65];[$JSON.$M$1];IFERROR([.$Q65];&quot;null&quot;);[$JSON.$N$1];IFERROR([.$R65];&quot;null&quot;);[$JSON.$O$1];[.$A65];[$JSON.$P$1];[.$B65];[$JSON.$Q$1])" office:value-type="string" office:string-value="{&quot;id&quot;:&quot;B1_28&quot;,&quot;name&quot;:&quot;アナンタ&quot;,&quot;displayName&quot;:&quot;アナンタ&quot;,&quot;kana&quot;:&quot;あなんた&quot;,&quot;ruleText&quot;:&quot;大怪魔¶ダブルクラッシャー¶登場時、隣のレーンの相手の怪魔を1つ選び、メインデッキの上にウラ向きで置いてよい。&quot;,&quot;attributeText&quot;:&quot;蛇¶湖水¶竜&quot;,&quot;imageUrl&quot;:&quot;https://static.wixstatic.com/media/b5ba90_0fee5eb070264926b8da6b73fb4da545~mv2.jpg&quot;,&quot;expansion&quot;:15,&quot;rarity&quot;:2,&quot;type&quot;:1,&quot;level&quot;:8,&quot;color&quot;:2,&quot;ap&quot;:600,&quot;hp&quot;:600,&quot;orderTable&quot;:64,&quot;orderDeck&quot;:61}," calcext:value-type="string">
            <text:p>{"id":"B1_28","name":"アナンタ","displayName":"アナンタ","kana":"あなんた","ruleText":"大怪魔¶ダブルクラッシャー¶登場時、隣のレーンの相手の怪魔を1つ選び、メインデッキの上にウラ向きで置いてよい。","attributeText":"蛇¶湖水¶竜","imageUrl":"https://static.wixstatic.com/media/b5ba90_0fee5eb070264926b8da6b73fb4da545~mv2.jpg","expansion":15,"rarity":2,"type":1,"level":8,"color":2,"ap":600,"hp":600,"orderTable":64,"orderDeck":61},</text:p>
          </table:table-cell>
          <table:table-cell table:number-columns-repeated="1634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formula="of:=CONCATENATE(&quot;B1_&quot;;[.D66])" office:value-type="string" office:string-value="B1_29" calcext:value-type="string">
            <text:p>B1_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カーリー</text:p>
          </table:table-cell>
          <table:table-cell table:formula="of:=[.E66]" office:value-type="string" office:string-value="カーリー" calcext:value-type="string">
            <text:p>カーリー</text:p>
          </table:table-cell>
          <table:table-cell office:value-type="string" calcext:value-type="string">
            <text:p>かーりー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6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66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6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66];[$色番号.$A$1:$色番号.$B$8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大怪魔¶ダブルクラッシャー¶登場時、手札を1枚捨てることで、ターン終了時までAPを200増やしてよい。</text:p>
          </table:table-cell>
          <table:table-cell office:value-type="string" calcext:value-type="string">
            <text:p>武装¶神</text:p>
          </table:table-cell>
          <table:table-cell office:value-type="string" calcext:value-type="string">
            <text:p>https://static.wixstatic.com/media/b5ba90_51aba15f9b9546739e21422973e5c409~mv2.jpg</text:p>
          </table:table-cell>
          <table:table-cell table:formula="of:=CONCATENATE([$JSON.$A$1];[.$C66];[$JSON.$B$1];[.$E66];[$JSON.$C$1];[.$F66];[$JSON.$D$1];[.$G66];[$JSON.$E$1];[.$S66];[$JSON.$F$1];[.$T66];[$JSON.$G$1];[.$U66];[$JSON.$H$1];[.$I66];[$JSON.$I$1];[.$K66];[$JSON.$J$1];[.$M66];[$JSON.$K$1];IFERROR([.$P66];&quot;null&quot;);[$JSON.$L$1];[.$O66];[$JSON.$M$1];IFERROR([.$Q66];&quot;null&quot;);[$JSON.$N$1];IFERROR([.$R66];&quot;null&quot;);[$JSON.$O$1];[.$A66];[$JSON.$P$1];[.$B66];[$JSON.$Q$1])" office:value-type="string" office:string-value="{&quot;id&quot;:&quot;B1_29&quot;,&quot;name&quot;:&quot;カーリー&quot;,&quot;displayName&quot;:&quot;カーリー&quot;,&quot;kana&quot;:&quot;かーりー&quot;,&quot;ruleText&quot;:&quot;大怪魔¶ダブルクラッシャー¶登場時、手札を1枚捨てることで、ターン終了時までAPを200増やしてよい。&quot;,&quot;attributeText&quot;:&quot;武装¶神&quot;,&quot;imageUrl&quot;:&quot;https://static.wixstatic.com/media/b5ba90_51aba15f9b9546739e21422973e5c409~mv2.jpg&quot;,&quot;expansion&quot;:15,&quot;rarity&quot;:2,&quot;type&quot;:1,&quot;level&quot;:7,&quot;color&quot;:2,&quot;ap&quot;:600,&quot;hp&quot;:700,&quot;orderTable&quot;:65,&quot;orderDeck&quot;:58}," calcext:value-type="string">
            <text:p>{"id":"B1_29","name":"カーリー","displayName":"カーリー","kana":"かーりー","ruleText":"大怪魔¶ダブルクラッシャー¶登場時、手札を1枚捨てることで、ターン終了時までAPを200増やしてよい。","attributeText":"武装¶神","imageUrl":"https://static.wixstatic.com/media/b5ba90_51aba15f9b9546739e21422973e5c409~mv2.jpg","expansion":15,"rarity":2,"type":1,"level":7,"color":2,"ap":600,"hp":700,"orderTable":65,"orderDeck":58},</text:p>
          </table:table-cell>
          <table:table-cell table:number-columns-repeated="1634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formula="of:=CONCATENATE(&quot;B1_&quot;;[.D67])" office:value-type="string" office:string-value="B1_30" calcext:value-type="string">
            <text:p>B1_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酒吞童子</text:p>
          </table:table-cell>
          <table:table-cell table:formula="of:=[.E67]" office:value-type="string" office:string-value="酒吞童子" calcext:value-type="string">
            <text:p>酒吞童子</text:p>
          </table:table-cell>
          <table:table-cell office:value-type="string" calcext:value-type="string">
            <text:p>しゅてんどうじ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7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67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6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67];[$色番号.$A$1:$色番号.$B$8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大怪魔¶青×4 攻撃で相手の怪魔を破壊したとき、APがこれより小さい相手の怪魔を1つ選び、手札に戻してよい。</text:p>
          </table:table-cell>
          <table:table-cell office:value-type="string" calcext:value-type="string">
            <text:p>武装¶鬼</text:p>
          </table:table-cell>
          <table:table-cell office:value-type="string" calcext:value-type="string">
            <text:p>https://static.wixstatic.com/media/b5ba90_bfbb6c8b0e874af79c22f1ae8fa4aaf2~mv2.jpg</text:p>
          </table:table-cell>
          <table:table-cell table:formula="of:=CONCATENATE([$JSON.$A$1];[.$C67];[$JSON.$B$1];[.$E67];[$JSON.$C$1];[.$F67];[$JSON.$D$1];[.$G67];[$JSON.$E$1];[.$S67];[$JSON.$F$1];[.$T67];[$JSON.$G$1];[.$U67];[$JSON.$H$1];[.$I67];[$JSON.$I$1];[.$K67];[$JSON.$J$1];[.$M67];[$JSON.$K$1];IFERROR([.$P67];&quot;null&quot;);[$JSON.$L$1];[.$O67];[$JSON.$M$1];IFERROR([.$Q67];&quot;null&quot;);[$JSON.$N$1];IFERROR([.$R67];&quot;null&quot;);[$JSON.$O$1];[.$A67];[$JSON.$P$1];[.$B67];[$JSON.$Q$1])" office:value-type="string" office:string-value="{&quot;id&quot;:&quot;B1_30&quot;,&quot;name&quot;:&quot;酒吞童子&quot;,&quot;displayName&quot;:&quot;酒吞童子&quot;,&quot;kana&quot;:&quot;しゅてんどうじ&quot;,&quot;ruleText&quot;:&quot;大怪魔¶青×4 攻撃で相手の怪魔を破壊したとき、APがこれより小さい相手の怪魔を1つ選び、手札に戻してよい。&quot;,&quot;attributeText&quot;:&quot;武装¶鬼&quot;,&quot;imageUrl&quot;:&quot;https://static.wixstatic.com/media/b5ba90_bfbb6c8b0e874af79c22f1ae8fa4aaf2~mv2.jpg&quot;,&quot;expansion&quot;:15,&quot;rarity&quot;:4,&quot;type&quot;:1,&quot;level&quot;:6,&quot;color&quot;:2,&quot;ap&quot;:600,&quot;hp&quot;:600,&quot;orderTable&quot;:66,&quot;orderDeck&quot;:53}," calcext:value-type="string">
            <text:p>{"id":"B1_30","name":"酒吞童子","displayName":"酒吞童子","kana":"しゅてんどうじ","ruleText":"大怪魔¶青×4 攻撃で相手の怪魔を破壊したとき、APがこれより小さい相手の怪魔を1つ選び、手札に戻してよい。","attributeText":"武装¶鬼","imageUrl":"https://static.wixstatic.com/media/b5ba90_bfbb6c8b0e874af79c22f1ae8fa4aaf2~mv2.jpg","expansion":15,"rarity":4,"type":1,"level":6,"color":2,"ap":600,"hp":600,"orderTable":66,"orderDeck":53},</text:p>
          </table:table-cell>
          <table:table-cell table:number-columns-repeated="1634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formula="of:=CONCATENATE(&quot;B1_&quot;;[.D68])" office:value-type="string" office:string-value="B1_31" calcext:value-type="string">
            <text:p>B1_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金剛力士</text:p>
          </table:table-cell>
          <table:table-cell table:formula="of:=[.E68]" office:value-type="string" office:string-value="金剛力士" calcext:value-type="string">
            <text:p>金剛力士</text:p>
          </table:table-cell>
          <table:table-cell office:value-type="string" calcext:value-type="string">
            <text:p>こんごうりきし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8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68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6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68];[$色番号.$A$1:$色番号.$B$8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左右レーンから怪魔に攻撃するとき、正面と中央のレーン両方の相手の怪魔に同時にこれのAPで攻撃してよい。</text:p>
          </table:table-cell>
          <table:table-cell office:value-type="string" calcext:value-type="string">
            <text:p>武装¶仏</text:p>
          </table:table-cell>
          <table:table-cell office:value-type="string" calcext:value-type="string">
            <text:p>https://static.wixstatic.com/media/b5ba90_df8c58fcb8bb4a2284499b7ad0fb0587~mv2.jpg</text:p>
          </table:table-cell>
          <table:table-cell table:formula="of:=CONCATENATE([$JSON.$A$1];[.$C68];[$JSON.$B$1];[.$E68];[$JSON.$C$1];[.$F68];[$JSON.$D$1];[.$G68];[$JSON.$E$1];[.$S68];[$JSON.$F$1];[.$T68];[$JSON.$G$1];[.$U68];[$JSON.$H$1];[.$I68];[$JSON.$I$1];[.$K68];[$JSON.$J$1];[.$M68];[$JSON.$K$1];IFERROR([.$P68];&quot;null&quot;);[$JSON.$L$1];[.$O68];[$JSON.$M$1];IFERROR([.$Q68];&quot;null&quot;);[$JSON.$N$1];IFERROR([.$R68];&quot;null&quot;);[$JSON.$O$1];[.$A68];[$JSON.$P$1];[.$B68];[$JSON.$Q$1])" office:value-type="string" office:string-value="{&quot;id&quot;:&quot;B1_31&quot;,&quot;name&quot;:&quot;金剛力士&quot;,&quot;displayName&quot;:&quot;金剛力士&quot;,&quot;kana&quot;:&quot;こんごうりきし&quot;,&quot;ruleText&quot;:&quot;左右レーンから怪魔に攻撃するとき、正面と中央のレーン両方の相手の怪魔に同時にこれのAPで攻撃してよい。&quot;,&quot;attributeText&quot;:&quot;武装¶仏&quot;,&quot;imageUrl&quot;:&quot;https://static.wixstatic.com/media/b5ba90_df8c58fcb8bb4a2284499b7ad0fb0587~mv2.jpg&quot;,&quot;expansion&quot;:15,&quot;rarity&quot;:4,&quot;type&quot;:1,&quot;level&quot;:6,&quot;color&quot;:2,&quot;ap&quot;:500,&quot;hp&quot;:500,&quot;orderTable&quot;:67,&quot;orderDeck&quot;:51}," calcext:value-type="string">
            <text:p>{"id":"B1_31","name":"金剛力士","displayName":"金剛力士","kana":"こんごうりきし","ruleText":"左右レーンから怪魔に攻撃するとき、正面と中央のレーン両方の相手の怪魔に同時にこれのAPで攻撃してよい。","attributeText":"武装¶仏","imageUrl":"https://static.wixstatic.com/media/b5ba90_df8c58fcb8bb4a2284499b7ad0fb0587~mv2.jpg","expansion":15,"rarity":4,"type":1,"level":6,"color":2,"ap":500,"hp":500,"orderTable":67,"orderDeck":51},</text:p>
          </table:table-cell>
          <table:table-cell table:number-columns-repeated="1634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table:formula="of:=CONCATENATE(&quot;B1_&quot;;[.D69])" office:value-type="string" office:string-value="B1_32" calcext:value-type="string">
            <text:p>B1_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スサノオ</text:p>
          </table:table-cell>
          <table:table-cell table:formula="of:=[.E69]" office:value-type="string" office:string-value="スサノオ" calcext:value-type="string">
            <text:p>スサノオ</text:p>
          </table:table-cell>
          <table:table-cell office:value-type="string" calcext:value-type="string">
            <text:p>すさのお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9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69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6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69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青×3 正面の大怪魔を持つ怪魔に攻撃するとき、ターン終了時までAPを400増やす。</text:p>
          </table:table-cell>
          <table:table-cell office:value-type="string" calcext:value-type="string">
            <text:p>武装¶湖水¶神</text:p>
          </table:table-cell>
          <table:table-cell office:value-type="string" calcext:value-type="string">
            <text:p>https://static.wixstatic.com/media/b5ba90_80d5e5f27133409a808abfc4c36aa262~mv2.jpg</text:p>
          </table:table-cell>
          <table:table-cell table:formula="of:=CONCATENATE([$JSON.$A$1];[.$C69];[$JSON.$B$1];[.$E69];[$JSON.$C$1];[.$F69];[$JSON.$D$1];[.$G69];[$JSON.$E$1];[.$S69];[$JSON.$F$1];[.$T69];[$JSON.$G$1];[.$U69];[$JSON.$H$1];[.$I69];[$JSON.$I$1];[.$K69];[$JSON.$J$1];[.$M69];[$JSON.$K$1];IFERROR([.$P69];&quot;null&quot;);[$JSON.$L$1];[.$O69];[$JSON.$M$1];IFERROR([.$Q69];&quot;null&quot;);[$JSON.$N$1];IFERROR([.$R69];&quot;null&quot;);[$JSON.$O$1];[.$A69];[$JSON.$P$1];[.$B69];[$JSON.$Q$1])" office:value-type="string" office:string-value="{&quot;id&quot;:&quot;B1_32&quot;,&quot;name&quot;:&quot;スサノオ&quot;,&quot;displayName&quot;:&quot;スサノオ&quot;,&quot;kana&quot;:&quot;すさのお&quot;,&quot;ruleText&quot;:&quot;青×3 正面の大怪魔を持つ怪魔に攻撃するとき、ターン終了時までAPを400増やす。&quot;,&quot;attributeText&quot;:&quot;武装¶湖水¶神&quot;,&quot;imageUrl&quot;:&quot;https://static.wixstatic.com/media/b5ba90_80d5e5f27133409a808abfc4c36aa262~mv2.jpg&quot;,&quot;expansion&quot;:15,&quot;rarity&quot;:4,&quot;type&quot;:1,&quot;level&quot;:5,&quot;color&quot;:2,&quot;ap&quot;:400,&quot;hp&quot;:400,&quot;orderTable&quot;:68,&quot;orderDeck&quot;:45}," calcext:value-type="string">
            <text:p>{"id":"B1_32","name":"スサノオ","displayName":"スサノオ","kana":"すさのお","ruleText":"青×3 正面の大怪魔を持つ怪魔に攻撃するとき、ターン終了時までAPを400増やす。","attributeText":"武装¶湖水¶神","imageUrl":"https://static.wixstatic.com/media/b5ba90_80d5e5f27133409a808abfc4c36aa262~mv2.jpg","expansion":15,"rarity":4,"type":1,"level":5,"color":2,"ap":400,"hp":400,"orderTable":68,"orderDeck":45},</text:p>
          </table:table-cell>
          <table:table-cell table:number-columns-repeated="1634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formula="of:=CONCATENATE(&quot;B1_&quot;;[.D70])" office:value-type="string" office:string-value="B1_33" calcext:value-type="string">
            <text:p>B1_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化け猫</text:p>
          </table:table-cell>
          <table:table-cell table:formula="of:=[.E70]" office:value-type="string" office:string-value="化け猫" calcext:value-type="string">
            <text:p>化け猫</text:p>
          </table:table-cell>
          <table:table-cell office:value-type="string" calcext:value-type="string">
            <text:p>ばけね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0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70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7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70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怪魔に攻撃するとき、相手の大怪魔を持たない怪魔が正面にいるなら、ターン終了時までこれのAPは正面の怪魔のAPと同じになる。</text:p>
          </table:table-cell>
          <table:table-cell office:value-type="string" calcext:value-type="string">
            <text:p>妖仙</text:p>
          </table:table-cell>
          <table:table-cell office:value-type="string" calcext:value-type="string">
            <text:p>https://static.wixstatic.com/media/b5ba90_1c98a063118346efb776eaf28cf0f9ba~mv2.jpg</text:p>
          </table:table-cell>
          <table:table-cell table:formula="of:=CONCATENATE([$JSON.$A$1];[.$C70];[$JSON.$B$1];[.$E70];[$JSON.$C$1];[.$F70];[$JSON.$D$1];[.$G70];[$JSON.$E$1];[.$S70];[$JSON.$F$1];[.$T70];[$JSON.$G$1];[.$U70];[$JSON.$H$1];[.$I70];[$JSON.$I$1];[.$K70];[$JSON.$J$1];[.$M70];[$JSON.$K$1];IFERROR([.$P70];&quot;null&quot;);[$JSON.$L$1];[.$O70];[$JSON.$M$1];IFERROR([.$Q70];&quot;null&quot;);[$JSON.$N$1];IFERROR([.$R70];&quot;null&quot;);[$JSON.$O$1];[.$A70];[$JSON.$P$1];[.$B70];[$JSON.$Q$1])" office:value-type="string" office:string-value="{&quot;id&quot;:&quot;B1_33&quot;,&quot;name&quot;:&quot;化け猫&quot;,&quot;displayName&quot;:&quot;化け猫&quot;,&quot;kana&quot;:&quot;ばけねこ&quot;,&quot;ruleText&quot;:&quot;怪魔に攻撃するとき、相手の大怪魔を持たない怪魔が正面にいるなら、ターン終了時までこれのAPは正面の怪魔のAPと同じになる。&quot;,&quot;attributeText&quot;:&quot;妖仙&quot;,&quot;imageUrl&quot;:&quot;https://static.wixstatic.com/media/b5ba90_1c98a063118346efb776eaf28cf0f9ba~mv2.jpg&quot;,&quot;expansion&quot;:15,&quot;rarity&quot;:2,&quot;type&quot;:1,&quot;level&quot;:4,&quot;color&quot;:2,&quot;ap&quot;:200,&quot;hp&quot;:400,&quot;orderTable&quot;:69,&quot;orderDeck&quot;:35}," calcext:value-type="string">
            <text:p>{"id":"B1_33","name":"化け猫","displayName":"化け猫","kana":"ばけねこ","ruleText":"怪魔に攻撃するとき、相手の大怪魔を持たない怪魔が正面にいるなら、ターン終了時までこれのAPは正面の怪魔のAPと同じになる。","attributeText":"妖仙","imageUrl":"https://static.wixstatic.com/media/b5ba90_1c98a063118346efb776eaf28cf0f9ba~mv2.jpg","expansion":15,"rarity":2,"type":1,"level":4,"color":2,"ap":200,"hp":400,"orderTable":69,"orderDeck":35},</text:p>
          </table:table-cell>
          <table:table-cell table:number-columns-repeated="1634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CONCATENATE(&quot;B1_&quot;;[.D71])" office:value-type="string" office:string-value="B1_34" calcext:value-type="string">
            <text:p>B1_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燭竜</text:p>
          </table:table-cell>
          <table:table-cell table:formula="of:=[.E71]" office:value-type="string" office:string-value="燭竜" calcext:value-type="string">
            <text:p>燭竜</text:p>
          </table:table-cell>
          <table:table-cell office:value-type="string" calcext:value-type="string">
            <text:p>しょくりゅう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1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71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7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71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飛翔¶火炎¶竜</text:p>
          </table:table-cell>
          <table:table-cell office:value-type="string" calcext:value-type="string">
            <text:p>https://static.wixstatic.com/media/b5ba90_9ed697a464774eefa1b83215fff59903~mv2.jpg</text:p>
          </table:table-cell>
          <table:table-cell table:formula="of:=CONCATENATE([$JSON.$A$1];[.$C71];[$JSON.$B$1];[.$E71];[$JSON.$C$1];[.$F71];[$JSON.$D$1];[.$G71];[$JSON.$E$1];[.$S71];[$JSON.$F$1];[.$T71];[$JSON.$G$1];[.$U71];[$JSON.$H$1];[.$I71];[$JSON.$I$1];[.$K71];[$JSON.$J$1];[.$M71];[$JSON.$K$1];IFERROR([.$P71];&quot;null&quot;);[$JSON.$L$1];[.$O71];[$JSON.$M$1];IFERROR([.$Q71];&quot;null&quot;);[$JSON.$N$1];IFERROR([.$R71];&quot;null&quot;);[$JSON.$O$1];[.$A71];[$JSON.$P$1];[.$B71];[$JSON.$Q$1])" office:value-type="string" office:string-value="{&quot;id&quot;:&quot;B1_34&quot;,&quot;name&quot;:&quot;燭竜&quot;,&quot;displayName&quot;:&quot;燭竜&quot;,&quot;kana&quot;:&quot;しょくりゅう&quot;,&quot;ruleText&quot;:&quot;&quot;,&quot;attributeText&quot;:&quot;飛翔¶火炎¶竜&quot;,&quot;imageUrl&quot;:&quot;https://static.wixstatic.com/media/b5ba90_9ed697a464774eefa1b83215fff59903~mv2.jpg&quot;,&quot;expansion&quot;:15,&quot;rarity&quot;:1,&quot;type&quot;:1,&quot;level&quot;:5,&quot;color&quot;:2,&quot;ap&quot;:400,&quot;hp&quot;:500,&quot;orderTable&quot;:70,&quot;orderDeck&quot;:46}," calcext:value-type="string">
            <text:p>{"id":"B1_34","name":"燭竜","displayName":"燭竜","kana":"しょくりゅう","ruleText":"","attributeText":"飛翔¶火炎¶竜","imageUrl":"https://static.wixstatic.com/media/b5ba90_9ed697a464774eefa1b83215fff59903~mv2.jpg","expansion":15,"rarity":1,"type":1,"level":5,"color":2,"ap":400,"hp":500,"orderTable":70,"orderDeck":46},</text:p>
          </table:table-cell>
          <table:table-cell table:number-columns-repeated="1634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table:formula="of:=CONCATENATE(&quot;B1_&quot;;[.D72])" office:value-type="string" office:string-value="B1_35" calcext:value-type="string">
            <text:p>B1_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白虎</text:p>
          </table:table-cell>
          <table:table-cell table:formula="of:=[.E72]" office:value-type="string" office:string-value="白虎" calcext:value-type="string">
            <text:p>白虎</text:p>
          </table:table-cell>
          <table:table-cell office:value-type="string" calcext:value-type="string">
            <text:p>びゃっ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2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72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7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72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金属¶霊獣</text:p>
          </table:table-cell>
          <table:table-cell office:value-type="string" calcext:value-type="string">
            <text:p>https://static.wixstatic.com/media/b5ba90_3de445e863d446d5ba45c8f9d704ac94~mv2.jpg</text:p>
          </table:table-cell>
          <table:table-cell table:formula="of:=CONCATENATE([$JSON.$A$1];[.$C72];[$JSON.$B$1];[.$E72];[$JSON.$C$1];[.$F72];[$JSON.$D$1];[.$G72];[$JSON.$E$1];[.$S72];[$JSON.$F$1];[.$T72];[$JSON.$G$1];[.$U72];[$JSON.$H$1];[.$I72];[$JSON.$I$1];[.$K72];[$JSON.$J$1];[.$M72];[$JSON.$K$1];IFERROR([.$P72];&quot;null&quot;);[$JSON.$L$1];[.$O72];[$JSON.$M$1];IFERROR([.$Q72];&quot;null&quot;);[$JSON.$N$1];IFERROR([.$R72];&quot;null&quot;);[$JSON.$O$1];[.$A72];[$JSON.$P$1];[.$B72];[$JSON.$Q$1])" office:value-type="string" office:string-value="{&quot;id&quot;:&quot;B1_35&quot;,&quot;name&quot;:&quot;白虎&quot;,&quot;displayName&quot;:&quot;白虎&quot;,&quot;kana&quot;:&quot;びゃっこ&quot;,&quot;ruleText&quot;:&quot;&quot;,&quot;attributeText&quot;:&quot;金属¶霊獣&quot;,&quot;imageUrl&quot;:&quot;https://static.wixstatic.com/media/b5ba90_3de445e863d446d5ba45c8f9d704ac94~mv2.jpg&quot;,&quot;expansion&quot;:15,&quot;rarity&quot;:1,&quot;type&quot;:1,&quot;level&quot;:4,&quot;color&quot;:2,&quot;ap&quot;:500,&quot;hp&quot;:300,&quot;orderTable&quot;:71,&quot;orderDeck&quot;:37}," calcext:value-type="string">
            <text:p>{"id":"B1_35","name":"白虎","displayName":"白虎","kana":"びゃっこ","ruleText":"","attributeText":"金属¶霊獣","imageUrl":"https://static.wixstatic.com/media/b5ba90_3de445e863d446d5ba45c8f9d704ac94~mv2.jpg","expansion":15,"rarity":1,"type":1,"level":4,"color":2,"ap":500,"hp":300,"orderTable":71,"orderDeck":37},</text:p>
          </table:table-cell>
          <table:table-cell table:number-columns-repeated="1634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formula="of:=CONCATENATE(&quot;B1_&quot;;[.D73])" office:value-type="string" office:string-value="B1_36" calcext:value-type="string">
            <text:p>B1_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鳧徯</text:p>
          </table:table-cell>
          <table:table-cell office:value-type="string" calcext:value-type="string">
            <text:p>鳧徯 (第1弾)</text:p>
          </table:table-cell>
          <table:table-cell office:value-type="string" calcext:value-type="string">
            <text:p>ふけい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3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73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7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7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誘引</text:p>
          </table:table-cell>
          <table:table-cell office:value-type="string" calcext:value-type="string">
            <text:p>霊獣</text:p>
          </table:table-cell>
          <table:table-cell office:value-type="string" calcext:value-type="string">
            <text:p>https://static.wixstatic.com/media/b5ba90_f916acdfcb9c4f638612b3024c22678b~mv2.jpg</text:p>
          </table:table-cell>
          <table:table-cell table:formula="of:=CONCATENATE([$JSON.$A$1];[.$C73];[$JSON.$B$1];[.$E73];[$JSON.$C$1];[.$F73];[$JSON.$D$1];[.$G73];[$JSON.$E$1];[.$S73];[$JSON.$F$1];[.$T73];[$JSON.$G$1];[.$U73];[$JSON.$H$1];[.$I73];[$JSON.$I$1];[.$K73];[$JSON.$J$1];[.$M73];[$JSON.$K$1];IFERROR([.$P73];&quot;null&quot;);[$JSON.$L$1];[.$O73];[$JSON.$M$1];IFERROR([.$Q73];&quot;null&quot;);[$JSON.$N$1];IFERROR([.$R73];&quot;null&quot;);[$JSON.$O$1];[.$A73];[$JSON.$P$1];[.$B73];[$JSON.$Q$1])" office:value-type="string" office:string-value="{&quot;id&quot;:&quot;B1_36&quot;,&quot;name&quot;:&quot;鳧徯&quot;,&quot;displayName&quot;:&quot;鳧徯 (第1弾)&quot;,&quot;kana&quot;:&quot;ふけい&quot;,&quot;ruleText&quot;:&quot;誘引&quot;,&quot;attributeText&quot;:&quot;霊獣&quot;,&quot;imageUrl&quot;:&quot;https://static.wixstatic.com/media/b5ba90_f916acdfcb9c4f638612b3024c22678b~mv2.jpg&quot;,&quot;expansion&quot;:15,&quot;rarity&quot;:1,&quot;type&quot;:1,&quot;level&quot;:3,&quot;color&quot;:2,&quot;ap&quot;:200,&quot;hp&quot;:200,&quot;orderTable&quot;:72,&quot;orderDeck&quot;:23}," calcext:value-type="string">
            <text:p>{"id":"B1_36","name":"鳧徯","displayName":"鳧徯 (第1弾)","kana":"ふけい","ruleText":"誘引","attributeText":"霊獣","imageUrl":"https://static.wixstatic.com/media/b5ba90_f916acdfcb9c4f638612b3024c22678b~mv2.jpg","expansion":15,"rarity":1,"type":1,"level":3,"color":2,"ap":200,"hp":200,"orderTable":72,"orderDeck":23},</text:p>
          </table:table-cell>
          <table:table-cell table:number-columns-repeated="1634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table:formula="of:=CONCATENATE(&quot;B1_&quot;;[.D74])" office:value-type="string" office:string-value="B1_37" calcext:value-type="string">
            <text:p>B1_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ラクシュミー</text:p>
          </table:table-cell>
          <table:table-cell table:formula="of:=[.E74]" office:value-type="string" office:string-value="ラクシュミー" calcext:value-type="string">
            <text:p>ラクシュミー</text:p>
          </table:table-cell>
          <table:table-cell office:value-type="string" calcext:value-type="string">
            <text:p>らくしゅみー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4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74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7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74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宝玉¶神</text:p>
          </table:table-cell>
          <table:table-cell office:value-type="string" calcext:value-type="string">
            <text:p>https://static.wixstatic.com/media/b5ba90_8357845806e0474598a7cd69c0a8d19c~mv2.jpg</text:p>
          </table:table-cell>
          <table:table-cell table:formula="of:=CONCATENATE([$JSON.$A$1];[.$C74];[$JSON.$B$1];[.$E74];[$JSON.$C$1];[.$F74];[$JSON.$D$1];[.$G74];[$JSON.$E$1];[.$S74];[$JSON.$F$1];[.$T74];[$JSON.$G$1];[.$U74];[$JSON.$H$1];[.$I74];[$JSON.$I$1];[.$K74];[$JSON.$J$1];[.$M74];[$JSON.$K$1];IFERROR([.$P74];&quot;null&quot;);[$JSON.$L$1];[.$O74];[$JSON.$M$1];IFERROR([.$Q74];&quot;null&quot;);[$JSON.$N$1];IFERROR([.$R74];&quot;null&quot;);[$JSON.$O$1];[.$A74];[$JSON.$P$1];[.$B74];[$JSON.$Q$1])" office:value-type="string" office:string-value="{&quot;id&quot;:&quot;B1_37&quot;,&quot;name&quot;:&quot;ラクシュミー&quot;,&quot;displayName&quot;:&quot;ラクシュミー&quot;,&quot;kana&quot;:&quot;らくしゅみー&quot;,&quot;ruleText&quot;:&quot;&quot;,&quot;attributeText&quot;:&quot;宝玉¶神&quot;,&quot;imageUrl&quot;:&quot;https://static.wixstatic.com/media/b5ba90_8357845806e0474598a7cd69c0a8d19c~mv2.jpg&quot;,&quot;expansion&quot;:15,&quot;rarity&quot;:1,&quot;type&quot;:1,&quot;level&quot;:3,&quot;color&quot;:2,&quot;ap&quot;:200,&quot;hp&quot;:400,&quot;orderTable&quot;:73,&quot;orderDeck&quot;:24}," calcext:value-type="string">
            <text:p>{"id":"B1_37","name":"ラクシュミー","displayName":"ラクシュミー","kana":"らくしゅみー","ruleText":"","attributeText":"宝玉¶神","imageUrl":"https://static.wixstatic.com/media/b5ba90_8357845806e0474598a7cd69c0a8d19c~mv2.jpg","expansion":15,"rarity":1,"type":1,"level":3,"color":2,"ap":200,"hp":400,"orderTable":73,"orderDeck":24},</text:p>
          </table:table-cell>
          <table:table-cell table:number-columns-repeated="1634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table:formula="of:=CONCATENATE(&quot;B1_&quot;;[.D75])" office:value-type="string" office:string-value="B1_38" calcext:value-type="string">
            <text:p>B1_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餓鬼</text:p>
          </table:table-cell>
          <table:table-cell table:formula="of:=[.E75]" office:value-type="string" office:string-value="餓鬼" calcext:value-type="string">
            <text:p>餓鬼</text:p>
          </table:table-cell>
          <table:table-cell office:value-type="string" calcext:value-type="string">
            <text:p>がき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5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75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7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75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火炎¶鬼</text:p>
          </table:table-cell>
          <table:table-cell office:value-type="string" calcext:value-type="string">
            <text:p>https://static.wixstatic.com/media/b5ba90_be3c326b28074a74aa586caf6c3910ca~mv2.jpg</text:p>
          </table:table-cell>
          <table:table-cell table:formula="of:=CONCATENATE([$JSON.$A$1];[.$C75];[$JSON.$B$1];[.$E75];[$JSON.$C$1];[.$F75];[$JSON.$D$1];[.$G75];[$JSON.$E$1];[.$S75];[$JSON.$F$1];[.$T75];[$JSON.$G$1];[.$U75];[$JSON.$H$1];[.$I75];[$JSON.$I$1];[.$K75];[$JSON.$J$1];[.$M75];[$JSON.$K$1];IFERROR([.$P75];&quot;null&quot;);[$JSON.$L$1];[.$O75];[$JSON.$M$1];IFERROR([.$Q75];&quot;null&quot;);[$JSON.$N$1];IFERROR([.$R75];&quot;null&quot;);[$JSON.$O$1];[.$A75];[$JSON.$P$1];[.$B75];[$JSON.$Q$1])" office:value-type="string" office:string-value="{&quot;id&quot;:&quot;B1_38&quot;,&quot;name&quot;:&quot;餓鬼&quot;,&quot;displayName&quot;:&quot;餓鬼&quot;,&quot;kana&quot;:&quot;がき&quot;,&quot;ruleText&quot;:&quot;&quot;,&quot;attributeText&quot;:&quot;火炎¶鬼&quot;,&quot;imageUrl&quot;:&quot;https://static.wixstatic.com/media/b5ba90_be3c326b28074a74aa586caf6c3910ca~mv2.jpg&quot;,&quot;expansion&quot;:15,&quot;rarity&quot;:1,&quot;type&quot;:1,&quot;level&quot;:2,&quot;color&quot;:2,&quot;ap&quot;:300,&quot;hp&quot;:100,&quot;orderTable&quot;:74,&quot;orderDeck&quot;:15}," calcext:value-type="string">
            <text:p>{"id":"B1_38","name":"餓鬼","displayName":"餓鬼","kana":"がき","ruleText":"","attributeText":"火炎¶鬼","imageUrl":"https://static.wixstatic.com/media/b5ba90_be3c326b28074a74aa586caf6c3910ca~mv2.jpg","expansion":15,"rarity":1,"type":1,"level":2,"color":2,"ap":300,"hp":100,"orderTable":74,"orderDeck":15},</text:p>
          </table:table-cell>
          <table:table-cell table:number-columns-repeated="1634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table:formula="of:=CONCATENATE(&quot;B1_&quot;;[.D76])" office:value-type="string" office:string-value="B1_39" calcext:value-type="string">
            <text:p>B1_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鬼火</text:p>
          </table:table-cell>
          <table:table-cell table:formula="of:=[.E76]" office:value-type="string" office:string-value="鬼火" calcext:value-type="string">
            <text:p>鬼火</text:p>
          </table:table-cell>
          <table:table-cell office:value-type="string" calcext:value-type="string">
            <text:p>おにび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6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76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7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76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アップのとき、攻撃されず、正面の相手の怪魔はこれがいてもプレイヤーに攻撃できる。</text:p>
          </table:table-cell>
          <table:table-cell office:value-type="string" calcext:value-type="string">
            <text:p>矮小¶火炎¶死霊</text:p>
          </table:table-cell>
          <table:table-cell office:value-type="string" calcext:value-type="string">
            <text:p>https://static.wixstatic.com/media/b5ba90_c2aa03d4b14d4a288d189846ae3b7dd8~mv2.jpg</text:p>
          </table:table-cell>
          <table:table-cell table:formula="of:=CONCATENATE([$JSON.$A$1];[.$C76];[$JSON.$B$1];[.$E76];[$JSON.$C$1];[.$F76];[$JSON.$D$1];[.$G76];[$JSON.$E$1];[.$S76];[$JSON.$F$1];[.$T76];[$JSON.$G$1];[.$U76];[$JSON.$H$1];[.$I76];[$JSON.$I$1];[.$K76];[$JSON.$J$1];[.$M76];[$JSON.$K$1];IFERROR([.$P76];&quot;null&quot;);[$JSON.$L$1];[.$O76];[$JSON.$M$1];IFERROR([.$Q76];&quot;null&quot;);[$JSON.$N$1];IFERROR([.$R76];&quot;null&quot;);[$JSON.$O$1];[.$A76];[$JSON.$P$1];[.$B76];[$JSON.$Q$1])" office:value-type="string" office:string-value="{&quot;id&quot;:&quot;B1_39&quot;,&quot;name&quot;:&quot;鬼火&quot;,&quot;displayName&quot;:&quot;鬼火&quot;,&quot;kana&quot;:&quot;おにび&quot;,&quot;ruleText&quot;:&quot;アップのとき、攻撃されず、正面の相手の怪魔はこれがいてもプレイヤーに攻撃できる。&quot;,&quot;attributeText&quot;:&quot;矮小¶火炎¶死霊&quot;,&quot;imageUrl&quot;:&quot;https://static.wixstatic.com/media/b5ba90_c2aa03d4b14d4a288d189846ae3b7dd8~mv2.jpg&quot;,&quot;expansion&quot;:15,&quot;rarity&quot;:2,&quot;type&quot;:1,&quot;level&quot;:2,&quot;color&quot;:2,&quot;ap&quot;:200,&quot;hp&quot;:100,&quot;orderTable&quot;:75,&quot;orderDeck&quot;:13}," calcext:value-type="string">
            <text:p>{"id":"B1_39","name":"鬼火","displayName":"鬼火","kana":"おにび","ruleText":"アップのとき、攻撃されず、正面の相手の怪魔はこれがいてもプレイヤーに攻撃できる。","attributeText":"矮小¶火炎¶死霊","imageUrl":"https://static.wixstatic.com/media/b5ba90_c2aa03d4b14d4a288d189846ae3b7dd8~mv2.jpg","expansion":15,"rarity":2,"type":1,"level":2,"color":2,"ap":200,"hp":100,"orderTable":75,"orderDeck":13},</text:p>
          </table:table-cell>
          <table:table-cell table:number-columns-repeated="1634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formula="of:=CONCATENATE(&quot;B1_&quot;;[.D77])" office:value-type="string" office:string-value="B1_40" calcext:value-type="string">
            <text:p>B1_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雷の道標</text:p>
          </table:table-cell>
          <table:table-cell table:formula="of:=[.E77]" office:value-type="string" office:string-value="雷の道標" calcext:value-type="string">
            <text:p>雷の道標</text:p>
          </table:table-cell>
          <table:table-cell office:value-type="string" calcext:value-type="string">
            <text:p>いかづちのみちしるべ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7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LR</text:p>
          </table:table-cell>
          <table:table-cell table:style-name="ce11" table:formula="of:=VLOOKUP([.J77];[$レアリティ番号.$A$1:$レアリティ番号.$B$4];2;0)" office:value-type="float" office:value="8" calcext:value-type="float">
            <text:p>8</text:p>
          </table:table-cell>
          <table:table-cell office:value-type="string" calcext:value-type="string">
            <text:p>呪文</text:p>
          </table:table-cell>
          <table:table-cell table:style-name="ce11" table:formula="of:=VLOOKUP([.L77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style-name="ce11" table:formula="of:=VLOOKUP([.N77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ターン終了時まで、自分の怪魔が攻撃するたび、メインデッキから1枚引いてよい。そうしたら手札を1枚捨てる。¶青×6 中央レーンの自分の怪魔を1つ選び、ターン終了時まで次の能力を与える。「正面に怪魔がいてもプレイヤーに攻撃できる」</text:p>
          </table:table-cell>
          <table:table-cell office:value-type="string" calcext:value-type="string">
            <text:p>雷電</text:p>
          </table:table-cell>
          <table:table-cell office:value-type="string" calcext:value-type="string">
            <text:p>https://static.wixstatic.com/media/b5ba90_a25394fbe79b422e861d3c571dca740f~mv2.jpg</text:p>
          </table:table-cell>
          <table:table-cell table:formula="of:=CONCATENATE([$JSON.$A$1];[.$C77];[$JSON.$B$1];[.$E77];[$JSON.$C$1];[.$F77];[$JSON.$D$1];[.$G77];[$JSON.$E$1];[.$S77];[$JSON.$F$1];[.$T77];[$JSON.$G$1];[.$U77];[$JSON.$H$1];[.$I77];[$JSON.$I$1];[.$K77];[$JSON.$J$1];[.$M77];[$JSON.$K$1];IFERROR([.$P77];&quot;null&quot;);[$JSON.$L$1];[.$O77];[$JSON.$M$1];IFERROR([.$Q77];&quot;null&quot;);[$JSON.$N$1];IFERROR([.$R77];&quot;null&quot;);[$JSON.$O$1];[.$A77];[$JSON.$P$1];[.$B77];[$JSON.$Q$1])" office:value-type="string" office:string-value="{&quot;id&quot;:&quot;B1_40&quot;,&quot;name&quot;:&quot;雷の道標&quot;,&quot;displayName&quot;:&quot;雷の道標&quot;,&quot;kana&quot;:&quot;いかづちのみちしるべ&quot;,&quot;ruleText&quot;:&quot;ターン終了時まで、自分の怪魔が攻撃するたび、メインデッキから1枚引いてよい。そうしたら手札を1枚捨てる。¶青×6 中央レーンの自分の怪魔を1つ選び、ターン終了時まで次の能力を与える。「正面に怪魔がいてもプレイヤーに攻撃できる」&quot;,&quot;attributeText&quot;:&quot;雷電&quot;,&quot;imageUrl&quot;:&quot;https://static.wixstatic.com/media/b5ba90_a25394fbe79b422e861d3c571dca740f~mv2.jpg&quot;,&quot;expansion&quot;:15,&quot;rarity&quot;:8,&quot;type&quot;:2,&quot;level&quot;:4,&quot;color&quot;:2,&quot;ap&quot;:null,&quot;hp&quot;:null,&quot;orderTable&quot;:76,&quot;orderDeck&quot;:89}," calcext:value-type="string">
            <text:p>{"id":"B1_40","name":"雷の道標","displayName":"雷の道標","kana":"いかづちのみちしるべ","ruleText":"ターン終了時まで、自分の怪魔が攻撃するたび、メインデッキから1枚引いてよい。そうしたら手札を1枚捨てる。¶青×6 中央レーンの自分の怪魔を1つ選び、ターン終了時まで次の能力を与える。「正面に怪魔がいてもプレイヤーに攻撃できる」","attributeText":"雷電","imageUrl":"https://static.wixstatic.com/media/b5ba90_a25394fbe79b422e861d3c571dca740f~mv2.jpg","expansion":15,"rarity":8,"type":2,"level":4,"color":2,"ap":null,"hp":null,"orderTable":76,"orderDeck":89},</text:p>
          </table:table-cell>
          <table:table-cell table:number-columns-repeated="1634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formula="of:=CONCATENATE(&quot;B1_&quot;;[.D78])" office:value-type="string" office:string-value="B1_41" calcext:value-type="string">
            <text:p>B1_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水面の悟り</text:p>
          </table:table-cell>
          <table:table-cell table:formula="of:=[.E78]" office:value-type="string" office:string-value="水面の悟り" calcext:value-type="string">
            <text:p>水面の悟り</text:p>
          </table:table-cell>
          <table:table-cell office:value-type="string" calcext:value-type="string">
            <text:p>みなものさとり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8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78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呪文</text:p>
          </table:table-cell>
          <table:table-cell table:style-name="ce11" table:formula="of:=VLOOKUP([.L78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style-name="ce11" table:formula="of:=VLOOKUP([.N78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メインデッキから2枚まで引いてよい。</text:p>
          </table:table-cell>
          <table:table-cell office:value-type="string" calcext:value-type="string">
            <text:p>活性¶湖水</text:p>
          </table:table-cell>
          <table:table-cell office:value-type="string" calcext:value-type="string">
            <text:p>https://static.wixstatic.com/media/b5ba90_f62bf8951ece443f94f653e43c3ffc13~mv2.jpg</text:p>
          </table:table-cell>
          <table:table-cell table:formula="of:=CONCATENATE([$JSON.$A$1];[.$C78];[$JSON.$B$1];[.$E78];[$JSON.$C$1];[.$F78];[$JSON.$D$1];[.$G78];[$JSON.$E$1];[.$S78];[$JSON.$F$1];[.$T78];[$JSON.$G$1];[.$U78];[$JSON.$H$1];[.$I78];[$JSON.$I$1];[.$K78];[$JSON.$J$1];[.$M78];[$JSON.$K$1];IFERROR([.$P78];&quot;null&quot;);[$JSON.$L$1];[.$O78];[$JSON.$M$1];IFERROR([.$Q78];&quot;null&quot;);[$JSON.$N$1];IFERROR([.$R78];&quot;null&quot;);[$JSON.$O$1];[.$A78];[$JSON.$P$1];[.$B78];[$JSON.$Q$1])" office:value-type="string" office:string-value="{&quot;id&quot;:&quot;B1_41&quot;,&quot;name&quot;:&quot;水面の悟り&quot;,&quot;displayName&quot;:&quot;水面の悟り&quot;,&quot;kana&quot;:&quot;みなものさとり&quot;,&quot;ruleText&quot;:&quot;メインデッキから2枚まで引いてよい。&quot;,&quot;attributeText&quot;:&quot;活性¶湖水&quot;,&quot;imageUrl&quot;:&quot;https://static.wixstatic.com/media/b5ba90_f62bf8951ece443f94f653e43c3ffc13~mv2.jpg&quot;,&quot;expansion&quot;:15,&quot;rarity&quot;:2,&quot;type&quot;:2,&quot;level&quot;:3,&quot;color&quot;:2,&quot;ap&quot;:null,&quot;hp&quot;:null,&quot;orderTable&quot;:77,&quot;orderDeck&quot;:83}," calcext:value-type="string">
            <text:p>{"id":"B1_41","name":"水面の悟り","displayName":"水面の悟り","kana":"みなものさとり","ruleText":"メインデッキから2枚まで引いてよい。","attributeText":"活性¶湖水","imageUrl":"https://static.wixstatic.com/media/b5ba90_f62bf8951ece443f94f653e43c3ffc13~mv2.jpg","expansion":15,"rarity":2,"type":2,"level":3,"color":2,"ap":null,"hp":null,"orderTable":77,"orderDeck":83},</text:p>
          </table:table-cell>
          <table:table-cell table:number-columns-repeated="1634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formula="of:=CONCATENATE(&quot;B1_&quot;;[.D79])" office:value-type="string" office:string-value="B1_42" calcext:value-type="string">
            <text:p>B1_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朝焼けの果し合い</text:p>
          </table:table-cell>
          <table:table-cell table:formula="of:=[.E79]" office:value-type="string" office:string-value="朝焼けの果し合い" calcext:value-type="string">
            <text:p>朝焼けの果し合い</text:p>
          </table:table-cell>
          <table:table-cell office:value-type="string" calcext:value-type="string">
            <text:p>あさやけのはたしあい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9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79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79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style-name="ce11" table:formula="of:=VLOOKUP([.N7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コスト2以下の相手の怪魔を1つ選び、手札に戻す。¶相手とじゃんけんを1回して、勝ったらメインデッキから1枚引いてよい。そうしたら手札を1枚捨てる。</text:p>
          </table:table-cell>
          <table:table-cell office:value-type="string" calcext:value-type="string">
            <text:p>決闘</text:p>
          </table:table-cell>
          <table:table-cell office:value-type="string" calcext:value-type="string">
            <text:p>https://static.wixstatic.com/media/b5ba90_21ccb4d009814a34a90c8cc6a33029a0~mv2.jpg</text:p>
          </table:table-cell>
          <table:table-cell table:formula="of:=CONCATENATE([$JSON.$A$1];[.$C79];[$JSON.$B$1];[.$E79];[$JSON.$C$1];[.$F79];[$JSON.$D$1];[.$G79];[$JSON.$E$1];[.$S79];[$JSON.$F$1];[.$T79];[$JSON.$G$1];[.$U79];[$JSON.$H$1];[.$I79];[$JSON.$I$1];[.$K79];[$JSON.$J$1];[.$M79];[$JSON.$K$1];IFERROR([.$P79];&quot;null&quot;);[$JSON.$L$1];[.$O79];[$JSON.$M$1];IFERROR([.$Q79];&quot;null&quot;);[$JSON.$N$1];IFERROR([.$R79];&quot;null&quot;);[$JSON.$O$1];[.$A79];[$JSON.$P$1];[.$B79];[$JSON.$Q$1])" office:value-type="string" office:string-value="{&quot;id&quot;:&quot;B1_42&quot;,&quot;name&quot;:&quot;朝焼けの果し合い&quot;,&quot;displayName&quot;:&quot;朝焼けの果し合い&quot;,&quot;kana&quot;:&quot;あさやけのはたしあい&quot;,&quot;ruleText&quot;:&quot;コスト2以下の相手の怪魔を1つ選び、手札に戻す。¶相手とじゃんけんを1回して、勝ったらメインデッキから1枚引いてよい。そうしたら手札を1枚捨てる。&quot;,&quot;attributeText&quot;:&quot;決闘&quot;,&quot;imageUrl&quot;:&quot;https://static.wixstatic.com/media/b5ba90_21ccb4d009814a34a90c8cc6a33029a0~mv2.jpg&quot;,&quot;expansion&quot;:15,&quot;rarity&quot;:1,&quot;type&quot;:2,&quot;level&quot;:2,&quot;color&quot;:2,&quot;ap&quot;:null,&quot;hp&quot;:null,&quot;orderTable&quot;:78,&quot;orderDeck&quot;:76}," calcext:value-type="string">
            <text:p>{"id":"B1_42","name":"朝焼けの果し合い","displayName":"朝焼けの果し合い","kana":"あさやけのはたしあい","ruleText":"コスト2以下の相手の怪魔を1つ選び、手札に戻す。¶相手とじゃんけんを1回して、勝ったらメインデッキから1枚引いてよい。そうしたら手札を1枚捨てる。","attributeText":"決闘","imageUrl":"https://static.wixstatic.com/media/b5ba90_21ccb4d009814a34a90c8cc6a33029a0~mv2.jpg","expansion":15,"rarity":1,"type":2,"level":2,"color":2,"ap":null,"hp":null,"orderTable":78,"orderDeck":76},</text:p>
          </table:table-cell>
          <table:table-cell table:number-columns-repeated="1634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formula="of:=CONCATENATE(&quot;B1_&quot;;[.D80])" office:value-type="string" office:string-value="B1_43" calcext:value-type="string">
            <text:p>B1_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武士の備え</text:p>
          </table:table-cell>
          <table:table-cell table:formula="of:=[.E80]" office:value-type="string" office:string-value="武士の備え" calcext:value-type="string">
            <text:p>武士の備え</text:p>
          </table:table-cell>
          <table:table-cell office:value-type="string" calcext:value-type="string">
            <text:p>もののふのそなえ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0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80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80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style-name="ce11" table:formula="of:=VLOOKUP([.N80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メインデッキから1枚引き、手札を1枚捨てる。捨てたカードが武具を持つなら、追加でメインデッキから1枚引いてよい。</text:p>
          </table:table-cell>
          <table:table-cell office:value-type="string" calcext:value-type="string">
            <text:p>活性</text:p>
          </table:table-cell>
          <table:table-cell office:value-type="string" calcext:value-type="string">
            <text:p>https://static.wixstatic.com/media/b5ba90_05b21d6376c348ed9e91e559eb0b6cc2~mv2.jpg</text:p>
          </table:table-cell>
          <table:table-cell table:formula="of:=CONCATENATE([$JSON.$A$1];[.$C80];[$JSON.$B$1];[.$E80];[$JSON.$C$1];[.$F80];[$JSON.$D$1];[.$G80];[$JSON.$E$1];[.$S80];[$JSON.$F$1];[.$T80];[$JSON.$G$1];[.$U80];[$JSON.$H$1];[.$I80];[$JSON.$I$1];[.$K80];[$JSON.$J$1];[.$M80];[$JSON.$K$1];IFERROR([.$P80];&quot;null&quot;);[$JSON.$L$1];[.$O80];[$JSON.$M$1];IFERROR([.$Q80];&quot;null&quot;);[$JSON.$N$1];IFERROR([.$R80];&quot;null&quot;);[$JSON.$O$1];[.$A80];[$JSON.$P$1];[.$B80];[$JSON.$Q$1])" office:value-type="string" office:string-value="{&quot;id&quot;:&quot;B1_43&quot;,&quot;name&quot;:&quot;武士の備え&quot;,&quot;displayName&quot;:&quot;武士の備え&quot;,&quot;kana&quot;:&quot;もののふのそなえ&quot;,&quot;ruleText&quot;:&quot;メインデッキから1枚引き、手札を1枚捨てる。捨てたカードが武具を持つなら、追加でメインデッキから1枚引いてよい。&quot;,&quot;attributeText&quot;:&quot;活性&quot;,&quot;imageUrl&quot;:&quot;https://static.wixstatic.com/media/b5ba90_05b21d6376c348ed9e91e559eb0b6cc2~mv2.jpg&quot;,&quot;expansion&quot;:15,&quot;rarity&quot;:1,&quot;type&quot;:2,&quot;level&quot;:2,&quot;color&quot;:2,&quot;ap&quot;:null,&quot;hp&quot;:null,&quot;orderTable&quot;:79,&quot;orderDeck&quot;:77}," calcext:value-type="string">
            <text:p>{"id":"B1_43","name":"武士の備え","displayName":"武士の備え","kana":"もののふのそなえ","ruleText":"メインデッキから1枚引き、手札を1枚捨てる。捨てたカードが武具を持つなら、追加でメインデッキから1枚引いてよい。","attributeText":"活性","imageUrl":"https://static.wixstatic.com/media/b5ba90_05b21d6376c348ed9e91e559eb0b6cc2~mv2.jpg","expansion":15,"rarity":1,"type":2,"level":2,"color":2,"ap":null,"hp":null,"orderTable":79,"orderDeck":77},</text:p>
          </table:table-cell>
          <table:table-cell table:number-columns-repeated="1634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CONCATENATE(&quot;B1_&quot;;[.D81])" office:value-type="string" office:string-value="B1_44" calcext:value-type="string">
            <text:p>B1_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大鬼の爪</text:p>
          </table:table-cell>
          <table:table-cell table:formula="of:=[.E81]" office:value-type="string" office:string-value="大鬼の爪" calcext:value-type="string">
            <text:p>大鬼の爪</text:p>
          </table:table-cell>
          <table:table-cell office:value-type="string" calcext:value-type="string">
            <text:p>おおおにのつめ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1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81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付与</text:p>
          </table:table-cell>
          <table:table-cell table:style-name="ce11" table:formula="of:=VLOOKUP([.L81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8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のAPを500、HPを3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311fd37b4d5a40298941721f713ac25a~mv2.jpg</text:p>
          </table:table-cell>
          <table:table-cell table:formula="of:=CONCATENATE([$JSON.$A$1];[.$C81];[$JSON.$B$1];[.$E81];[$JSON.$C$1];[.$F81];[$JSON.$D$1];[.$G81];[$JSON.$E$1];[.$S81];[$JSON.$F$1];[.$T81];[$JSON.$G$1];[.$U81];[$JSON.$H$1];[.$I81];[$JSON.$I$1];[.$K81];[$JSON.$J$1];[.$M81];[$JSON.$K$1];IFERROR([.$P81];&quot;null&quot;);[$JSON.$L$1];[.$O81];[$JSON.$M$1];IFERROR([.$Q81];&quot;null&quot;);[$JSON.$N$1];IFERROR([.$R81];&quot;null&quot;);[$JSON.$O$1];[.$A81];[$JSON.$P$1];[.$B81];[$JSON.$Q$1])" office:value-type="string" office:string-value="{&quot;id&quot;:&quot;B1_44&quot;,&quot;name&quot;:&quot;大鬼の爪&quot;,&quot;displayName&quot;:&quot;大鬼の爪&quot;,&quot;kana&quot;:&quot;おおおにのつめ&quot;,&quot;ruleText&quot;:&quot;これが付いている怪魔のAPを500、HPを300増やす。&quot;,&quot;attributeText&quot;:&quot;武具&quot;,&quot;imageUrl&quot;:&quot;https://static.wixstatic.com/media/b5ba90_311fd37b4d5a40298941721f713ac25a~mv2.jpg&quot;,&quot;expansion&quot;:15,&quot;rarity&quot;:2,&quot;type&quot;:3,&quot;level&quot;:4,&quot;color&quot;:2,&quot;ap&quot;:null,&quot;hp&quot;:null,&quot;orderTable&quot;:80,&quot;orderDeck&quot;:105}," calcext:value-type="string">
            <text:p>{"id":"B1_44","name":"大鬼の爪","displayName":"大鬼の爪","kana":"おおおにのつめ","ruleText":"これが付いている怪魔のAPを500、HPを300増やす。","attributeText":"武具","imageUrl":"https://static.wixstatic.com/media/b5ba90_311fd37b4d5a40298941721f713ac25a~mv2.jpg","expansion":15,"rarity":2,"type":3,"level":4,"color":2,"ap":null,"hp":null,"orderTable":80,"orderDeck":105},</text:p>
          </table:table-cell>
          <table:table-cell table:number-columns-repeated="1634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table:formula="of:=CONCATENATE(&quot;B1_&quot;;[.D82])" office:value-type="string" office:string-value="B1_45" calcext:value-type="string">
            <text:p>B1_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呪いの印</text:p>
          </table:table-cell>
          <table:table-cell table:formula="of:=[.E82]" office:value-type="string" office:string-value="呪いの印" calcext:value-type="string">
            <text:p>呪いの印</text:p>
          </table:table-cell>
          <table:table-cell office:value-type="string" calcext:value-type="string">
            <text:p>のろいのしるし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2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82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82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82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が攻撃で破壊されたとき、攻撃して破壊した怪魔を手札に戻してよい。</text:p>
          </table:table-cell>
          <table:table-cell office:value-type="string" calcext:value-type="string">
            <text:p>罠</text:p>
          </table:table-cell>
          <table:table-cell office:value-type="string" calcext:value-type="string">
            <text:p>https://static.wixstatic.com/media/b5ba90_8ff458bbd0ee4465ae0609ff6c24e702~mv2.jpg</text:p>
          </table:table-cell>
          <table:table-cell table:formula="of:=CONCATENATE([$JSON.$A$1];[.$C82];[$JSON.$B$1];[.$E82];[$JSON.$C$1];[.$F82];[$JSON.$D$1];[.$G82];[$JSON.$E$1];[.$S82];[$JSON.$F$1];[.$T82];[$JSON.$G$1];[.$U82];[$JSON.$H$1];[.$I82];[$JSON.$I$1];[.$K82];[$JSON.$J$1];[.$M82];[$JSON.$K$1];IFERROR([.$P82];&quot;null&quot;);[$JSON.$L$1];[.$O82];[$JSON.$M$1];IFERROR([.$Q82];&quot;null&quot;);[$JSON.$N$1];IFERROR([.$R82];&quot;null&quot;);[$JSON.$O$1];[.$A82];[$JSON.$P$1];[.$B82];[$JSON.$Q$1])" office:value-type="string" office:string-value="{&quot;id&quot;:&quot;B1_45&quot;,&quot;name&quot;:&quot;呪いの印&quot;,&quot;displayName&quot;:&quot;呪いの印&quot;,&quot;kana&quot;:&quot;のろいのしるし&quot;,&quot;ruleText&quot;:&quot;これが付いている怪魔が攻撃で破壊されたとき、攻撃して破壊した怪魔を手札に戻してよい。&quot;,&quot;attributeText&quot;:&quot;罠&quot;,&quot;imageUrl&quot;:&quot;https://static.wixstatic.com/media/b5ba90_8ff458bbd0ee4465ae0609ff6c24e702~mv2.jpg&quot;,&quot;expansion&quot;:15,&quot;rarity&quot;:1,&quot;type&quot;:3,&quot;level&quot;:2,&quot;color&quot;:2,&quot;ap&quot;:null,&quot;hp&quot;:null,&quot;orderTable&quot;:81,&quot;orderDeck&quot;:101}," calcext:value-type="string">
            <text:p>{"id":"B1_45","name":"呪いの印","displayName":"呪いの印","kana":"のろいのしるし","ruleText":"これが付いている怪魔が攻撃で破壊されたとき、攻撃して破壊した怪魔を手札に戻してよい。","attributeText":"罠","imageUrl":"https://static.wixstatic.com/media/b5ba90_8ff458bbd0ee4465ae0609ff6c24e702~mv2.jpg","expansion":15,"rarity":1,"type":3,"level":2,"color":2,"ap":null,"hp":null,"orderTable":81,"orderDeck":101},</text:p>
          </table:table-cell>
          <table:table-cell table:number-columns-repeated="1634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table:formula="of:=CONCATENATE(&quot;B1_&quot;;[.D83])" office:value-type="string" office:string-value="B1_46" calcext:value-type="string">
            <text:p>B1_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荒くれの金槌</text:p>
          </table:table-cell>
          <table:table-cell table:formula="of:=[.E83]" office:value-type="string" office:string-value="荒くれの金槌" calcext:value-type="string">
            <text:p>荒くれの金槌</text:p>
          </table:table-cell>
          <table:table-cell office:value-type="string" calcext:value-type="string">
            <text:p>あらくれのかなづち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3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83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付与</text:p>
          </table:table-cell>
          <table:table-cell table:style-name="ce11" table:formula="of:=VLOOKUP([.L83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8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のAPとHPを200増やす。¶登場時、自分のコスト3以上の怪魔に付けていたら、相手の怪魔を1つ選び200のダメージを与えてよい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98732fbd873c4d3abf0f040a3abfa3ee~mv2.jpg</text:p>
          </table:table-cell>
          <table:table-cell table:formula="of:=CONCATENATE([$JSON.$A$1];[.$C83];[$JSON.$B$1];[.$E83];[$JSON.$C$1];[.$F83];[$JSON.$D$1];[.$G83];[$JSON.$E$1];[.$S83];[$JSON.$F$1];[.$T83];[$JSON.$G$1];[.$U83];[$JSON.$H$1];[.$I83];[$JSON.$I$1];[.$K83];[$JSON.$J$1];[.$M83];[$JSON.$K$1];IFERROR([.$P83];&quot;null&quot;);[$JSON.$L$1];[.$O83];[$JSON.$M$1];IFERROR([.$Q83];&quot;null&quot;);[$JSON.$N$1];IFERROR([.$R83];&quot;null&quot;);[$JSON.$O$1];[.$A83];[$JSON.$P$1];[.$B83];[$JSON.$Q$1])" office:value-type="string" office:string-value="{&quot;id&quot;:&quot;B1_46&quot;,&quot;name&quot;:&quot;荒くれの金槌&quot;,&quot;displayName&quot;:&quot;荒くれの金槌&quot;,&quot;kana&quot;:&quot;あらくれのかなづち&quot;,&quot;ruleText&quot;:&quot;これが付いている怪魔のAPとHPを200増やす。¶登場時、自分のコスト3以上の怪魔に付けていたら、相手の怪魔を1つ選び200のダメージを与えてよい。&quot;,&quot;attributeText&quot;:&quot;武具&quot;,&quot;imageUrl&quot;:&quot;https://static.wixstatic.com/media/b5ba90_98732fbd873c4d3abf0f040a3abfa3ee~mv2.jpg&quot;,&quot;expansion&quot;:15,&quot;rarity&quot;:4,&quot;type&quot;:3,&quot;level&quot;:3,&quot;color&quot;:2,&quot;ap&quot;:null,&quot;hp&quot;:null,&quot;orderTable&quot;:82,&quot;orderDeck&quot;:104}," calcext:value-type="string">
            <text:p>{"id":"B1_46","name":"荒くれの金槌","displayName":"荒くれの金槌","kana":"あらくれのかなづち","ruleText":"これが付いている怪魔のAPとHPを200増やす。¶登場時、自分のコスト3以上の怪魔に付けていたら、相手の怪魔を1つ選び200のダメージを与えてよい。","attributeText":"武具","imageUrl":"https://static.wixstatic.com/media/b5ba90_98732fbd873c4d3abf0f040a3abfa3ee~mv2.jpg","expansion":15,"rarity":4,"type":3,"level":3,"color":2,"ap":null,"hp":null,"orderTable":82,"orderDeck":104},</text:p>
          </table:table-cell>
          <table:table-cell table:number-columns-repeated="1634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CONCATENATE(&quot;B1_&quot;;[.D84])" office:value-type="string" office:string-value="B1_47" calcext:value-type="string">
            <text:p>B1_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野伏の長槍</text:p>
          </table:table-cell>
          <table:table-cell table:formula="of:=[.E84]" office:value-type="string" office:string-value="野伏の長槍" calcext:value-type="string">
            <text:p>野伏の長槍</text:p>
          </table:table-cell>
          <table:table-cell office:value-type="string" calcext:value-type="string">
            <text:p>のぶせりのながやり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4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84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84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84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のAPとHPを100増やし、好きなレーンの怪魔に攻撃できる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3aa9aeb62d354131903b9a78d25a5885~mv2.jpg</text:p>
          </table:table-cell>
          <table:table-cell table:formula="of:=CONCATENATE([$JSON.$A$1];[.$C84];[$JSON.$B$1];[.$E84];[$JSON.$C$1];[.$F84];[$JSON.$D$1];[.$G84];[$JSON.$E$1];[.$S84];[$JSON.$F$1];[.$T84];[$JSON.$G$1];[.$U84];[$JSON.$H$1];[.$I84];[$JSON.$I$1];[.$K84];[$JSON.$J$1];[.$M84];[$JSON.$K$1];IFERROR([.$P84];&quot;null&quot;);[$JSON.$L$1];[.$O84];[$JSON.$M$1];IFERROR([.$Q84];&quot;null&quot;);[$JSON.$N$1];IFERROR([.$R84];&quot;null&quot;);[$JSON.$O$1];[.$A84];[$JSON.$P$1];[.$B84];[$JSON.$Q$1])" office:value-type="string" office:string-value="{&quot;id&quot;:&quot;B1_47&quot;,&quot;name&quot;:&quot;野伏の長槍&quot;,&quot;displayName&quot;:&quot;野伏の長槍&quot;,&quot;kana&quot;:&quot;のぶせりのながやり&quot;,&quot;ruleText&quot;:&quot;これが付いている怪魔のAPとHPを100増やし、好きなレーンの怪魔に攻撃できる。&quot;,&quot;attributeText&quot;:&quot;武具&quot;,&quot;imageUrl&quot;:&quot;https://static.wixstatic.com/media/b5ba90_3aa9aeb62d354131903b9a78d25a5885~mv2.jpg&quot;,&quot;expansion&quot;:15,&quot;rarity&quot;:1,&quot;type&quot;:3,&quot;level&quot;:1,&quot;color&quot;:2,&quot;ap&quot;:null,&quot;hp&quot;:null,&quot;orderTable&quot;:83,&quot;orderDeck&quot;:93}," calcext:value-type="string">
            <text:p>{"id":"B1_47","name":"野伏の長槍","displayName":"野伏の長槍","kana":"のぶせりのながやり","ruleText":"これが付いている怪魔のAPとHPを100増やし、好きなレーンの怪魔に攻撃できる。","attributeText":"武具","imageUrl":"https://static.wixstatic.com/media/b5ba90_3aa9aeb62d354131903b9a78d25a5885~mv2.jpg","expansion":15,"rarity":1,"type":3,"level":1,"color":2,"ap":null,"hp":null,"orderTable":83,"orderDeck":93},</text:p>
          </table:table-cell>
          <table:table-cell table:number-columns-repeated="1634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table:formula="of:=CONCATENATE(&quot;B1_&quot;;[.D85])" office:value-type="string" office:string-value="B1_48" calcext:value-type="string">
            <text:p>B1_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大蛇の鱗帷子</text:p>
          </table:table-cell>
          <table:table-cell table:formula="of:=[.E85]" office:value-type="string" office:string-value="大蛇の鱗帷子" calcext:value-type="string">
            <text:p>大蛇の鱗帷子</text:p>
          </table:table-cell>
          <table:table-cell office:value-type="string" calcext:value-type="string">
            <text:p>おろちのうろこかたびら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5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85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85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85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のAPとHPを3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1b9820ab091c438dae8e28a0e06b30c4~mv2.jpg</text:p>
          </table:table-cell>
          <table:table-cell table:formula="of:=CONCATENATE([$JSON.$A$1];[.$C85];[$JSON.$B$1];[.$E85];[$JSON.$C$1];[.$F85];[$JSON.$D$1];[.$G85];[$JSON.$E$1];[.$S85];[$JSON.$F$1];[.$T85];[$JSON.$G$1];[.$U85];[$JSON.$H$1];[.$I85];[$JSON.$I$1];[.$K85];[$JSON.$J$1];[.$M85];[$JSON.$K$1];IFERROR([.$P85];&quot;null&quot;);[$JSON.$L$1];[.$O85];[$JSON.$M$1];IFERROR([.$Q85];&quot;null&quot;);[$JSON.$N$1];IFERROR([.$R85];&quot;null&quot;);[$JSON.$O$1];[.$A85];[$JSON.$P$1];[.$B85];[$JSON.$Q$1])" office:value-type="string" office:string-value="{&quot;id&quot;:&quot;B1_48&quot;,&quot;name&quot;:&quot;大蛇の鱗帷子&quot;,&quot;displayName&quot;:&quot;大蛇の鱗帷子&quot;,&quot;kana&quot;:&quot;おろちのうろこかたびら&quot;,&quot;ruleText&quot;:&quot;これが付いている怪魔のAPとHPを300増やす。&quot;,&quot;attributeText&quot;:&quot;武具&quot;,&quot;imageUrl&quot;:&quot;https://static.wixstatic.com/media/b5ba90_1b9820ab091c438dae8e28a0e06b30c4~mv2.jpg&quot;,&quot;expansion&quot;:15,&quot;rarity&quot;:1,&quot;type&quot;:3,&quot;level&quot;:2,&quot;color&quot;:2,&quot;ap&quot;:null,&quot;hp&quot;:null,&quot;orderTable&quot;:84,&quot;orderDeck&quot;:102}," calcext:value-type="string">
            <text:p>{"id":"B1_48","name":"大蛇の鱗帷子","displayName":"大蛇の鱗帷子","kana":"おろちのうろこかたびら","ruleText":"これが付いている怪魔のAPとHPを300増やす。","attributeText":"武具","imageUrl":"https://static.wixstatic.com/media/b5ba90_1b9820ab091c438dae8e28a0e06b30c4~mv2.jpg","expansion":15,"rarity":1,"type":3,"level":2,"color":2,"ap":null,"hp":null,"orderTable":84,"orderDeck":102},</text:p>
          </table:table-cell>
          <table:table-cell table:number-columns-repeated="1634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table:formula="of:=CONCATENATE(&quot;B1_&quot;;[.D86])" office:value-type="string" office:string-value="B1_49" calcext:value-type="string">
            <text:p>B1_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黄昏の土産箱</text:p>
          </table:table-cell>
          <table:table-cell table:formula="of:=[.E86]" office:value-type="string" office:string-value="黄昏の土産箱" calcext:value-type="string">
            <text:p>黄昏の土産箱</text:p>
          </table:table-cell>
          <table:table-cell office:value-type="string" calcext:value-type="string">
            <text:p>たそがれのみやげば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6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86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付与</text:p>
          </table:table-cell>
          <table:table-cell table:style-name="ce11" table:formula="of:=VLOOKUP([.L86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86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消滅¶これが付いている怪魔が攻撃で破壊されたとき、メインデッキから2枚まで引いてよい。</text:p>
          </table:table-cell>
          <table:table-cell office:value-type="string" calcext:value-type="string">
            <text:p>罠</text:p>
          </table:table-cell>
          <table:table-cell office:value-type="string" calcext:value-type="string">
            <text:p>https://static.wixstatic.com/media/b5ba90_8b1e9ddf064740d392f7efd6b37d0063~mv2.jpg</text:p>
          </table:table-cell>
          <table:table-cell table:formula="of:=CONCATENATE([$JSON.$A$1];[.$C86];[$JSON.$B$1];[.$E86];[$JSON.$C$1];[.$F86];[$JSON.$D$1];[.$G86];[$JSON.$E$1];[.$S86];[$JSON.$F$1];[.$T86];[$JSON.$G$1];[.$U86];[$JSON.$H$1];[.$I86];[$JSON.$I$1];[.$K86];[$JSON.$J$1];[.$M86];[$JSON.$K$1];IFERROR([.$P86];&quot;null&quot;);[$JSON.$L$1];[.$O86];[$JSON.$M$1];IFERROR([.$Q86];&quot;null&quot;);[$JSON.$N$1];IFERROR([.$R86];&quot;null&quot;);[$JSON.$O$1];[.$A86];[$JSON.$P$1];[.$B86];[$JSON.$Q$1])" office:value-type="string" office:string-value="{&quot;id&quot;:&quot;B1_49&quot;,&quot;name&quot;:&quot;黄昏の土産箱&quot;,&quot;displayName&quot;:&quot;黄昏の土産箱&quot;,&quot;kana&quot;:&quot;たそがれのみやげばこ&quot;,&quot;ruleText&quot;:&quot;消滅¶これが付いている怪魔が攻撃で破壊されたとき、メインデッキから2枚まで引いてよい。&quot;,&quot;attributeText&quot;:&quot;罠&quot;,&quot;imageUrl&quot;:&quot;https://static.wixstatic.com/media/b5ba90_8b1e9ddf064740d392f7efd6b37d0063~mv2.jpg&quot;,&quot;expansion&quot;:15,&quot;rarity&quot;:2,&quot;type&quot;:3,&quot;level&quot;:1,&quot;color&quot;:2,&quot;ap&quot;:null,&quot;hp&quot;:null,&quot;orderTable&quot;:85,&quot;orderDeck&quot;:94}," calcext:value-type="string">
            <text:p>{"id":"B1_49","name":"黄昏の土産箱","displayName":"黄昏の土産箱","kana":"たそがれのみやげばこ","ruleText":"消滅¶これが付いている怪魔が攻撃で破壊されたとき、メインデッキから2枚まで引いてよい。","attributeText":"罠","imageUrl":"https://static.wixstatic.com/media/b5ba90_8b1e9ddf064740d392f7efd6b37d0063~mv2.jpg","expansion":15,"rarity":2,"type":3,"level":1,"color":2,"ap":null,"hp":null,"orderTable":85,"orderDeck":94},</text:p>
          </table:table-cell>
          <table:table-cell table:number-columns-repeated="1634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table:formula="of:=CONCATENATE(&quot;B1_&quot;;[.D87])" office:value-type="string" office:string-value="B1_50" calcext:value-type="string">
            <text:p>B1_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呪いの足枷</text:p>
          </table:table-cell>
          <table:table-cell table:formula="of:=[.E87]" office:value-type="string" office:string-value="呪いの足枷" calcext:value-type="string">
            <text:p>呪いの足枷</text:p>
          </table:table-cell>
          <table:table-cell office:value-type="string" calcext:value-type="string">
            <text:p>のろいのあしかせ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7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87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付与</text:p>
          </table:table-cell>
          <table:table-cell table:style-name="ce11" table:formula="of:=VLOOKUP([.L87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8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消滅¶消滅で捨て札に置かれるとき、手札を1枚捨てることで、代わりに捨て札に置かなくてよい。¶これがついている怪魔はプレイヤーや怪魔を攻撃できない。</text:p>
          </table:table-cell>
          <table:table-cell office:value-type="string" calcext:value-type="string">
            <text:p>呪詛</text:p>
          </table:table-cell>
          <table:table-cell office:value-type="string" calcext:value-type="string">
            <text:p>https://static.wixstatic.com/media/b5ba90_761249d21f0245f79fa6e6916be903a7~mv2.jpg</text:p>
          </table:table-cell>
          <table:table-cell table:formula="of:=CONCATENATE([$JSON.$A$1];[.$C87];[$JSON.$B$1];[.$E87];[$JSON.$C$1];[.$F87];[$JSON.$D$1];[.$G87];[$JSON.$E$1];[.$S87];[$JSON.$F$1];[.$T87];[$JSON.$G$1];[.$U87];[$JSON.$H$1];[.$I87];[$JSON.$I$1];[.$K87];[$JSON.$J$1];[.$M87];[$JSON.$K$1];IFERROR([.$P87];&quot;null&quot;);[$JSON.$L$1];[.$O87];[$JSON.$M$1];IFERROR([.$Q87];&quot;null&quot;);[$JSON.$N$1];IFERROR([.$R87];&quot;null&quot;);[$JSON.$O$1];[.$A87];[$JSON.$P$1];[.$B87];[$JSON.$Q$1])" office:value-type="string" office:string-value="{&quot;id&quot;:&quot;B1_50&quot;,&quot;name&quot;:&quot;呪いの足枷&quot;,&quot;displayName&quot;:&quot;呪いの足枷&quot;,&quot;kana&quot;:&quot;のろいのあしかせ&quot;,&quot;ruleText&quot;:&quot;消滅¶消滅で捨て札に置かれるとき、手札を1枚捨てることで、代わりに捨て札に置かなくてよい。¶これがついている怪魔はプレイヤーや怪魔を攻撃できない。&quot;,&quot;attributeText&quot;:&quot;呪詛&quot;,&quot;imageUrl&quot;:&quot;https://static.wixstatic.com/media/b5ba90_761249d21f0245f79fa6e6916be903a7~mv2.jpg&quot;,&quot;expansion&quot;:15,&quot;rarity&quot;:4,&quot;type&quot;:3,&quot;level&quot;:1,&quot;color&quot;:2,&quot;ap&quot;:null,&quot;hp&quot;:null,&quot;orderTable&quot;:86,&quot;orderDeck&quot;:95}," calcext:value-type="string">
            <text:p>{"id":"B1_50","name":"呪いの足枷","displayName":"呪いの足枷","kana":"のろいのあしかせ","ruleText":"消滅¶消滅で捨て札に置かれるとき、手札を1枚捨てることで、代わりに捨て札に置かなくてよい。¶これがついている怪魔はプレイヤーや怪魔を攻撃できない。","attributeText":"呪詛","imageUrl":"https://static.wixstatic.com/media/b5ba90_761249d21f0245f79fa6e6916be903a7~mv2.jpg","expansion":15,"rarity":4,"type":3,"level":1,"color":2,"ap":null,"hp":null,"orderTable":86,"orderDeck":95},</text:p>
          </table:table-cell>
          <table:table-cell table:number-columns-repeated="1634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formula="of:=CONCATENATE(&quot;B1_&quot;;[.D88])" office:value-type="string" office:string-value="B1_51" calcext:value-type="string">
            <text:p>B1_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ティラノサウルス</text:p>
          </table:table-cell>
          <table:table-cell table:formula="of:=[.E88]" office:value-type="string" office:string-value="ティラノサウルス" calcext:value-type="string">
            <text:p>ティラノサウルス</text:p>
          </table:table-cell>
          <table:table-cell office:value-type="string" calcext:value-type="string">
            <text:p>てぃらのさうるす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8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LR</text:p>
          </table:table-cell>
          <table:table-cell table:style-name="ce11" table:formula="of:=VLOOKUP([.J88];[$レアリティ番号.$A$1:$レアリティ番号.$B$4];2;0)" office:value-type="float" office:value="8" calcext:value-type="float">
            <text:p>8</text:p>
          </table:table-cell>
          <table:table-cell office:value-type="string" calcext:value-type="string">
            <text:p>怪魔</text:p>
          </table:table-cell>
          <table:table-cell table:style-name="ce11" table:formula="of:=VLOOKUP([.L8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88];[$色番号.$A$1:$色番号.$B$8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string" calcext:value-type="string">
            <text:p>大怪魔¶緑×6 ダブルクラッシャー¶緑×6 正面の怪魔に攻撃して破壊したとき、相手のウォールを1枚破壊する。</text:p>
          </table:table-cell>
          <table:table-cell office:value-type="string" calcext:value-type="string">
            <text:p>恐竜</text:p>
          </table:table-cell>
          <table:table-cell office:value-type="string" calcext:value-type="string">
            <text:p>https://static.wixstatic.com/media/b5ba90_98899932f76e4887976f218e42655673~mv2.jpg</text:p>
          </table:table-cell>
          <table:table-cell table:formula="of:=CONCATENATE([$JSON.$A$1];[.$C88];[$JSON.$B$1];[.$E88];[$JSON.$C$1];[.$F88];[$JSON.$D$1];[.$G88];[$JSON.$E$1];[.$S88];[$JSON.$F$1];[.$T88];[$JSON.$G$1];[.$U88];[$JSON.$H$1];[.$I88];[$JSON.$I$1];[.$K88];[$JSON.$J$1];[.$M88];[$JSON.$K$1];IFERROR([.$P88];&quot;null&quot;);[$JSON.$L$1];[.$O88];[$JSON.$M$1];IFERROR([.$Q88];&quot;null&quot;);[$JSON.$N$1];IFERROR([.$R88];&quot;null&quot;);[$JSON.$O$1];[.$A88];[$JSON.$P$1];[.$B88];[$JSON.$Q$1])" office:value-type="string" office:string-value="{&quot;id&quot;:&quot;B1_51&quot;,&quot;name&quot;:&quot;ティラノサウルス&quot;,&quot;displayName&quot;:&quot;ティラノサウルス&quot;,&quot;kana&quot;:&quot;てぃらのさうるす&quot;,&quot;ruleText&quot;:&quot;大怪魔¶緑×6 ダブルクラッシャー¶緑×6 正面の怪魔に攻撃して破壊したとき、相手のウォールを1枚破壊する。&quot;,&quot;attributeText&quot;:&quot;恐竜&quot;,&quot;imageUrl&quot;:&quot;https://static.wixstatic.com/media/b5ba90_98899932f76e4887976f218e42655673~mv2.jpg&quot;,&quot;expansion&quot;:15,&quot;rarity&quot;:8,&quot;type&quot;:1,&quot;level&quot;:10,&quot;color&quot;:4,&quot;ap&quot;:1100,&quot;hp&quot;:1100,&quot;orderTable&quot;:87,&quot;orderDeck&quot;:66}," calcext:value-type="string">
            <text:p>{"id":"B1_51","name":"ティラノサウルス","displayName":"ティラノサウルス","kana":"てぃらのさうるす","ruleText":"大怪魔¶緑×6 ダブルクラッシャー¶緑×6 正面の怪魔に攻撃して破壊したとき、相手のウォールを1枚破壊する。","attributeText":"恐竜","imageUrl":"https://static.wixstatic.com/media/b5ba90_98899932f76e4887976f218e42655673~mv2.jpg","expansion":15,"rarity":8,"type":1,"level":10,"color":4,"ap":1100,"hp":1100,"orderTable":87,"orderDeck":66},</text:p>
          </table:table-cell>
          <table:table-cell table:number-columns-repeated="1634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formula="of:=CONCATENATE(&quot;B1_&quot;;[.D89])" office:value-type="string" office:string-value="B1_52" calcext:value-type="string">
            <text:p>B1_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トリケラトプス</text:p>
          </table:table-cell>
          <table:table-cell table:formula="of:=[.E89]" office:value-type="string" office:string-value="トリケラトプス" calcext:value-type="string">
            <text:p>トリケラトプス</text:p>
          </table:table-cell>
          <table:table-cell office:value-type="string" calcext:value-type="string">
            <text:p>とりけらとぷす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9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89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8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89];[$色番号.$A$1:$色番号.$B$8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緑×4 攻撃で与えられるダメージを200減らす。</text:p>
          </table:table-cell>
          <table:table-cell office:value-type="string" calcext:value-type="string">
            <text:p>恐竜</text:p>
          </table:table-cell>
          <table:table-cell office:value-type="string" calcext:value-type="string">
            <text:p>https://static.wixstatic.com/media/b5ba90_fe835e50b4ea4c62b6ad2cbae7db0249~mv2.jpg</text:p>
          </table:table-cell>
          <table:table-cell table:formula="of:=CONCATENATE([$JSON.$A$1];[.$C89];[$JSON.$B$1];[.$E89];[$JSON.$C$1];[.$F89];[$JSON.$D$1];[.$G89];[$JSON.$E$1];[.$S89];[$JSON.$F$1];[.$T89];[$JSON.$G$1];[.$U89];[$JSON.$H$1];[.$I89];[$JSON.$I$1];[.$K89];[$JSON.$J$1];[.$M89];[$JSON.$K$1];IFERROR([.$P89];&quot;null&quot;);[$JSON.$L$1];[.$O89];[$JSON.$M$1];IFERROR([.$Q89];&quot;null&quot;);[$JSON.$N$1];IFERROR([.$R89];&quot;null&quot;);[$JSON.$O$1];[.$A89];[$JSON.$P$1];[.$B89];[$JSON.$Q$1])" office:value-type="string" office:string-value="{&quot;id&quot;:&quot;B1_52&quot;,&quot;name&quot;:&quot;トリケラトプス&quot;,&quot;displayName&quot;:&quot;トリケラトプス&quot;,&quot;kana&quot;:&quot;とりけらとぷす&quot;,&quot;ruleText&quot;:&quot;緑×4 攻撃で与えられるダメージを200減らす。&quot;,&quot;attributeText&quot;:&quot;恐竜&quot;,&quot;imageUrl&quot;:&quot;https://static.wixstatic.com/media/b5ba90_fe835e50b4ea4c62b6ad2cbae7db0249~mv2.jpg&quot;,&quot;expansion&quot;:15,&quot;rarity&quot;:4,&quot;type&quot;:1,&quot;level&quot;:7,&quot;color&quot;:4,&quot;ap&quot;:600,&quot;hp&quot;:600,&quot;orderTable&quot;:88,&quot;orderDeck&quot;:60}," calcext:value-type="string">
            <text:p>{"id":"B1_52","name":"トリケラトプス","displayName":"トリケラトプス","kana":"とりけらとぷす","ruleText":"緑×4 攻撃で与えられるダメージを200減らす。","attributeText":"恐竜","imageUrl":"https://static.wixstatic.com/media/b5ba90_fe835e50b4ea4c62b6ad2cbae7db0249~mv2.jpg","expansion":15,"rarity":4,"type":1,"level":7,"color":4,"ap":600,"hp":600,"orderTable":88,"orderDeck":60},</text:p>
          </table:table-cell>
          <table:table-cell table:number-columns-repeated="1634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table:formula="of:=CONCATENATE(&quot;B1_&quot;;[.D90])" office:value-type="string" office:string-value="B1_53" calcext:value-type="string">
            <text:p>B1_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メガロドン</text:p>
          </table:table-cell>
          <table:table-cell table:formula="of:=[.E90]" office:value-type="string" office:string-value="メガロドン" calcext:value-type="string">
            <text:p>メガロドン</text:p>
          </table:table-cell>
          <table:table-cell office:value-type="string" calcext:value-type="string">
            <text:p>めがろど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0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90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9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0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大怪魔¶緑×4 相手の呪文の効果を受けず、相手の付与が付かない。</text:p>
          </table:table-cell>
          <table:table-cell office:value-type="string" calcext:value-type="string">
            <text:p>湖水¶水生</text:p>
          </table:table-cell>
          <table:table-cell office:value-type="string" calcext:value-type="string">
            <text:p>https://static.wixstatic.com/media/b5ba90_ec64d4cfd33c4d1b9dcc5423fbeb730d~mv2.jpg</text:p>
          </table:table-cell>
          <table:table-cell table:formula="of:=CONCATENATE([$JSON.$A$1];[.$C90];[$JSON.$B$1];[.$E90];[$JSON.$C$1];[.$F90];[$JSON.$D$1];[.$G90];[$JSON.$E$1];[.$S90];[$JSON.$F$1];[.$T90];[$JSON.$G$1];[.$U90];[$JSON.$H$1];[.$I90];[$JSON.$I$1];[.$K90];[$JSON.$J$1];[.$M90];[$JSON.$K$1];IFERROR([.$P90];&quot;null&quot;);[$JSON.$L$1];[.$O90];[$JSON.$M$1];IFERROR([.$Q90];&quot;null&quot;);[$JSON.$N$1];IFERROR([.$R90];&quot;null&quot;);[$JSON.$O$1];[.$A90];[$JSON.$P$1];[.$B90];[$JSON.$Q$1])" office:value-type="string" office:string-value="{&quot;id&quot;:&quot;B1_53&quot;,&quot;name&quot;:&quot;メガロドン&quot;,&quot;displayName&quot;:&quot;メガロドン&quot;,&quot;kana&quot;:&quot;めがろどん&quot;,&quot;ruleText&quot;:&quot;大怪魔¶緑×4 相手の呪文の効果を受けず、相手の付与が付かない。&quot;,&quot;attributeText&quot;:&quot;湖水¶水生&quot;,&quot;imageUrl&quot;:&quot;https://static.wixstatic.com/media/b5ba90_ec64d4cfd33c4d1b9dcc5423fbeb730d~mv2.jpg&quot;,&quot;expansion&quot;:15,&quot;rarity&quot;:4,&quot;type&quot;:1,&quot;level&quot;:6,&quot;color&quot;:4,&quot;ap&quot;:500,&quot;hp&quot;:600,&quot;orderTable&quot;:89,&quot;orderDeck&quot;:54}," calcext:value-type="string">
            <text:p>{"id":"B1_53","name":"メガロドン","displayName":"メガロドン","kana":"めがろどん","ruleText":"大怪魔¶緑×4 相手の呪文の効果を受けず、相手の付与が付かない。","attributeText":"湖水¶水生","imageUrl":"https://static.wixstatic.com/media/b5ba90_ec64d4cfd33c4d1b9dcc5423fbeb730d~mv2.jpg","expansion":15,"rarity":4,"type":1,"level":6,"color":4,"ap":500,"hp":600,"orderTable":89,"orderDeck":54},</text:p>
          </table:table-cell>
          <table:table-cell table:number-columns-repeated="1634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formula="of:=CONCATENATE(&quot;B1_&quot;;[.D91])" office:value-type="string" office:string-value="B1_54" calcext:value-type="string">
            <text:p>B1_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ケナガマンモス</text:p>
          </table:table-cell>
          <table:table-cell table:formula="of:=[.E91]" office:value-type="string" office:string-value="ケナガマンモス" calcext:value-type="string">
            <text:p>ケナガマンモス</text:p>
          </table:table-cell>
          <table:table-cell office:value-type="string" calcext:value-type="string">
            <text:p>けながまんもす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1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91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9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1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00" calcext:value-type="float">
            <text:p>600</text:p>
          </table:table-cell>
          <table:table-cell/>
          <table:table-cell office:value-type="string" calcext:value-type="string">
            <text:p>氷雪¶鳥獣</text:p>
          </table:table-cell>
          <table:table-cell office:value-type="string" calcext:value-type="string">
            <text:p>https://static.wixstatic.com/media/b5ba90_1c295ccb93cb47cf83373f7d12b9aba8~mv2.jpg</text:p>
          </table:table-cell>
          <table:table-cell table:formula="of:=CONCATENATE([$JSON.$A$1];[.$C91];[$JSON.$B$1];[.$E91];[$JSON.$C$1];[.$F91];[$JSON.$D$1];[.$G91];[$JSON.$E$1];[.$S91];[$JSON.$F$1];[.$T91];[$JSON.$G$1];[.$U91];[$JSON.$H$1];[.$I91];[$JSON.$I$1];[.$K91];[$JSON.$J$1];[.$M91];[$JSON.$K$1];IFERROR([.$P91];&quot;null&quot;);[$JSON.$L$1];[.$O91];[$JSON.$M$1];IFERROR([.$Q91];&quot;null&quot;);[$JSON.$N$1];IFERROR([.$R91];&quot;null&quot;);[$JSON.$O$1];[.$A91];[$JSON.$P$1];[.$B91];[$JSON.$Q$1])" office:value-type="string" office:string-value="{&quot;id&quot;:&quot;B1_54&quot;,&quot;name&quot;:&quot;ケナガマンモス&quot;,&quot;displayName&quot;:&quot;ケナガマンモス&quot;,&quot;kana&quot;:&quot;けながまんもす&quot;,&quot;ruleText&quot;:&quot;&quot;,&quot;attributeText&quot;:&quot;氷雪¶鳥獣&quot;,&quot;imageUrl&quot;:&quot;https://static.wixstatic.com/media/b5ba90_1c295ccb93cb47cf83373f7d12b9aba8~mv2.jpg&quot;,&quot;expansion&quot;:15,&quot;rarity&quot;:1,&quot;type&quot;:1,&quot;level&quot;:6,&quot;color&quot;:4,&quot;ap&quot;:600,&quot;hp&quot;:600,&quot;orderTable&quot;:90,&quot;orderDeck&quot;:55}," calcext:value-type="string">
            <text:p>{"id":"B1_54","name":"ケナガマンモス","displayName":"ケナガマンモス","kana":"けながまんもす","ruleText":"","attributeText":"氷雪¶鳥獣","imageUrl":"https://static.wixstatic.com/media/b5ba90_1c295ccb93cb47cf83373f7d12b9aba8~mv2.jpg","expansion":15,"rarity":1,"type":1,"level":6,"color":4,"ap":600,"hp":600,"orderTable":90,"orderDeck":55},</text:p>
          </table:table-cell>
          <table:table-cell table:number-columns-repeated="1634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table:formula="of:=CONCATENATE(&quot;B1_&quot;;[.D92])" office:value-type="string" office:string-value="B1_55" calcext:value-type="string">
            <text:p>B1_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パラサウロロフス</text:p>
          </table:table-cell>
          <table:table-cell table:formula="of:=[.E92]" office:value-type="string" office:string-value="パラサウロロフス" calcext:value-type="string">
            <text:p>パラサウロロフス</text:p>
          </table:table-cell>
          <table:table-cell office:value-type="string" calcext:value-type="string">
            <text:p>ぱらさうろろふす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2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92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9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2];[$色番号.$A$1:$色番号.$B$8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0" calcext:value-type="float">
            <text:p>500</text:p>
          </table:table-cell>
          <table:table-cell/>
          <table:table-cell office:value-type="string" calcext:value-type="string">
            <text:p>恐竜</text:p>
          </table:table-cell>
          <table:table-cell office:value-type="string" calcext:value-type="string">
            <text:p>https://static.wixstatic.com/media/b5ba90_33c7db82150544ac8515757339b16335~mv2.jpg</text:p>
          </table:table-cell>
          <table:table-cell table:formula="of:=CONCATENATE([$JSON.$A$1];[.$C92];[$JSON.$B$1];[.$E92];[$JSON.$C$1];[.$F92];[$JSON.$D$1];[.$G92];[$JSON.$E$1];[.$S92];[$JSON.$F$1];[.$T92];[$JSON.$G$1];[.$U92];[$JSON.$H$1];[.$I92];[$JSON.$I$1];[.$K92];[$JSON.$J$1];[.$M92];[$JSON.$K$1];IFERROR([.$P92];&quot;null&quot;);[$JSON.$L$1];[.$O92];[$JSON.$M$1];IFERROR([.$Q92];&quot;null&quot;);[$JSON.$N$1];IFERROR([.$R92];&quot;null&quot;);[$JSON.$O$1];[.$A92];[$JSON.$P$1];[.$B92];[$JSON.$Q$1])" office:value-type="string" office:string-value="{&quot;id&quot;:&quot;B1_55&quot;,&quot;name&quot;:&quot;パラサウロロフス&quot;,&quot;displayName&quot;:&quot;パラサウロロフス&quot;,&quot;kana&quot;:&quot;ぱらさうろろふす&quot;,&quot;ruleText&quot;:&quot;&quot;,&quot;attributeText&quot;:&quot;恐竜&quot;,&quot;imageUrl&quot;:&quot;https://static.wixstatic.com/media/b5ba90_33c7db82150544ac8515757339b16335~mv2.jpg&quot;,&quot;expansion&quot;:15,&quot;rarity&quot;:1,&quot;type&quot;:1,&quot;level&quot;:5,&quot;color&quot;:4,&quot;ap&quot;:500,&quot;hp&quot;:500,&quot;orderTable&quot;:91,&quot;orderDeck&quot;:49}," calcext:value-type="string">
            <text:p>{"id":"B1_55","name":"パラサウロロフス","displayName":"パラサウロロフス","kana":"ぱらさうろろふす","ruleText":"","attributeText":"恐竜","imageUrl":"https://static.wixstatic.com/media/b5ba90_33c7db82150544ac8515757339b16335~mv2.jpg","expansion":15,"rarity":1,"type":1,"level":5,"color":4,"ap":500,"hp":500,"orderTable":91,"orderDeck":49},</text:p>
          </table:table-cell>
          <table:table-cell table:number-columns-repeated="1634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table:formula="of:=CONCATENATE(&quot;B1_&quot;;[.D93])" office:value-type="string" office:string-value="B1_56" calcext:value-type="string">
            <text:p>B1_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アノマロカリス</text:p>
          </table:table-cell>
          <table:table-cell table:formula="of:=[.E93]" office:value-type="string" office:string-value="アノマロカリス" calcext:value-type="string">
            <text:p>アノマロカリス</text:p>
          </table:table-cell>
          <table:table-cell office:value-type="string" calcext:value-type="string">
            <text:p>あのまろかりす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3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93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9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3];[$色番号.$A$1:$色番号.$B$8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攻撃で相手の怪魔を破壊したとき、魔力を1つ魔力ゾーンにダウンで出してよい。</text:p>
          </table:table-cell>
          <table:table-cell office:value-type="string" calcext:value-type="string">
            <text:p>湖水¶古代</text:p>
          </table:table-cell>
          <table:table-cell office:value-type="string" calcext:value-type="string">
            <text:p>https://static.wixstatic.com/media/b5ba90_0ad2472433f74336b0390c24bdb665c5~mv2.jpg</text:p>
          </table:table-cell>
          <table:table-cell table:formula="of:=CONCATENATE([$JSON.$A$1];[.$C93];[$JSON.$B$1];[.$E93];[$JSON.$C$1];[.$F93];[$JSON.$D$1];[.$G93];[$JSON.$E$1];[.$S93];[$JSON.$F$1];[.$T93];[$JSON.$G$1];[.$U93];[$JSON.$H$1];[.$I93];[$JSON.$I$1];[.$K93];[$JSON.$J$1];[.$M93];[$JSON.$K$1];IFERROR([.$P93];&quot;null&quot;);[$JSON.$L$1];[.$O93];[$JSON.$M$1];IFERROR([.$Q93];&quot;null&quot;);[$JSON.$N$1];IFERROR([.$R93];&quot;null&quot;);[$JSON.$O$1];[.$A93];[$JSON.$P$1];[.$B93];[$JSON.$Q$1])" office:value-type="string" office:string-value="{&quot;id&quot;:&quot;B1_56&quot;,&quot;name&quot;:&quot;アノマロカリス&quot;,&quot;displayName&quot;:&quot;アノマロカリス&quot;,&quot;kana&quot;:&quot;あのまろかりす&quot;,&quot;ruleText&quot;:&quot;攻撃で相手の怪魔を破壊したとき、魔力を1つ魔力ゾーンにダウンで出してよい。&quot;,&quot;attributeText&quot;:&quot;湖水¶古代&quot;,&quot;imageUrl&quot;:&quot;https://static.wixstatic.com/media/b5ba90_0ad2472433f74336b0390c24bdb665c5~mv2.jpg&quot;,&quot;expansion&quot;:15,&quot;rarity&quot;:4,&quot;type&quot;:1,&quot;level&quot;:5,&quot;color&quot;:4,&quot;ap&quot;:400,&quot;hp&quot;:300,&quot;orderTable&quot;:92,&quot;orderDeck&quot;:47}," calcext:value-type="string">
            <text:p>{"id":"B1_56","name":"アノマロカリス","displayName":"アノマロカリス","kana":"あのまろかりす","ruleText":"攻撃で相手の怪魔を破壊したとき、魔力を1つ魔力ゾーンにダウンで出してよい。","attributeText":"湖水¶古代","imageUrl":"https://static.wixstatic.com/media/b5ba90_0ad2472433f74336b0390c24bdb665c5~mv2.jpg","expansion":15,"rarity":4,"type":1,"level":5,"color":4,"ap":400,"hp":300,"orderTable":92,"orderDeck":47},</text:p>
          </table:table-cell>
          <table:table-cell table:number-columns-repeated="1634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formula="of:=CONCATENATE(&quot;B1_&quot;;[.D94])" office:value-type="string" office:string-value="B1_57" calcext:value-type="string">
            <text:p>B1_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フォルスラコス</text:p>
          </table:table-cell>
          <table:table-cell table:formula="of:=[.E94]" office:value-type="string" office:string-value="フォルスラコス" calcext:value-type="string">
            <text:p>フォルスラコス</text:p>
          </table:table-cell>
          <table:table-cell office:value-type="string" calcext:value-type="string">
            <text:p>ふぉるすらこす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4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94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9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4];[$色番号.$A$1:$色番号.$B$8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APとHPを、自分の覚醒魔力と裏向きの魔力の数×100増やす。</text:p>
          </table:table-cell>
          <table:table-cell office:value-type="string" calcext:value-type="string">
            <text:p>鳥獣</text:p>
          </table:table-cell>
          <table:table-cell office:value-type="string" calcext:value-type="string">
            <text:p>https://static.wixstatic.com/media/b5ba90_d49734f1bdb8415385890f91d05bccae~mv2.jpg</text:p>
          </table:table-cell>
          <table:table-cell table:formula="of:=CONCATENATE([$JSON.$A$1];[.$C94];[$JSON.$B$1];[.$E94];[$JSON.$C$1];[.$F94];[$JSON.$D$1];[.$G94];[$JSON.$E$1];[.$S94];[$JSON.$F$1];[.$T94];[$JSON.$G$1];[.$U94];[$JSON.$H$1];[.$I94];[$JSON.$I$1];[.$K94];[$JSON.$J$1];[.$M94];[$JSON.$K$1];IFERROR([.$P94];&quot;null&quot;);[$JSON.$L$1];[.$O94];[$JSON.$M$1];IFERROR([.$Q94];&quot;null&quot;);[$JSON.$N$1];IFERROR([.$R94];&quot;null&quot;);[$JSON.$O$1];[.$A94];[$JSON.$P$1];[.$B94];[$JSON.$Q$1])" office:value-type="string" office:string-value="{&quot;id&quot;:&quot;B1_57&quot;,&quot;name&quot;:&quot;フォルスラコス&quot;,&quot;displayName&quot;:&quot;フォルスラコス&quot;,&quot;kana&quot;:&quot;ふぉるすらこす&quot;,&quot;ruleText&quot;:&quot;APとHPを、自分の覚醒魔力と裏向きの魔力の数×100増やす。&quot;,&quot;attributeText&quot;:&quot;鳥獣&quot;,&quot;imageUrl&quot;:&quot;https://static.wixstatic.com/media/b5ba90_d49734f1bdb8415385890f91d05bccae~mv2.jpg&quot;,&quot;expansion&quot;:15,&quot;rarity&quot;:2,&quot;type&quot;:1,&quot;level&quot;:4,&quot;color&quot;:4,&quot;ap&quot;:300,&quot;hp&quot;:300,&quot;orderTable&quot;:93,&quot;orderDeck&quot;:38}," calcext:value-type="string">
            <text:p>{"id":"B1_57","name":"フォルスラコス","displayName":"フォルスラコス","kana":"ふぉるすらこす","ruleText":"APとHPを、自分の覚醒魔力と裏向きの魔力の数×100増やす。","attributeText":"鳥獣","imageUrl":"https://static.wixstatic.com/media/b5ba90_d49734f1bdb8415385890f91d05bccae~mv2.jpg","expansion":15,"rarity":2,"type":1,"level":4,"color":4,"ap":300,"hp":300,"orderTable":93,"orderDeck":38},</text:p>
          </table:table-cell>
          <table:table-cell table:number-columns-repeated="1634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table:formula="of:=CONCATENATE(&quot;B1_&quot;;[.D95])" office:value-type="string" office:string-value="B1_58" calcext:value-type="string">
            <text:p>B1_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プテラノドン</text:p>
          </table:table-cell>
          <table:table-cell office:value-type="string" calcext:value-type="string">
            <text:p>プテラノドン (第1弾)</text:p>
          </table:table-cell>
          <table:table-cell office:value-type="string" calcext:value-type="string">
            <text:p>ぷてらのど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5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95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9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5];[$色番号.$A$1:$色番号.$B$8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攻撃で相手の怪魔を破壊したとき、魔力を2つまでアップしてよい。</text:p>
          </table:table-cell>
          <table:table-cell office:value-type="string" calcext:value-type="string">
            <text:p>飛翔¶翼竜</text:p>
          </table:table-cell>
          <table:table-cell office:value-type="string" calcext:value-type="string">
            <text:p>https://static.wixstatic.com/media/b5ba90_4455189225464327b8d0005fb6320e8f~mv2.jpg</text:p>
          </table:table-cell>
          <table:table-cell table:formula="of:=CONCATENATE([$JSON.$A$1];[.$C95];[$JSON.$B$1];[.$E95];[$JSON.$C$1];[.$F95];[$JSON.$D$1];[.$G95];[$JSON.$E$1];[.$S95];[$JSON.$F$1];[.$T95];[$JSON.$G$1];[.$U95];[$JSON.$H$1];[.$I95];[$JSON.$I$1];[.$K95];[$JSON.$J$1];[.$M95];[$JSON.$K$1];IFERROR([.$P95];&quot;null&quot;);[$JSON.$L$1];[.$O95];[$JSON.$M$1];IFERROR([.$Q95];&quot;null&quot;);[$JSON.$N$1];IFERROR([.$R95];&quot;null&quot;);[$JSON.$O$1];[.$A95];[$JSON.$P$1];[.$B95];[$JSON.$Q$1])" office:value-type="string" office:string-value="{&quot;id&quot;:&quot;B1_58&quot;,&quot;name&quot;:&quot;プテラノドン&quot;,&quot;displayName&quot;:&quot;プテラノドン (第1弾)&quot;,&quot;kana&quot;:&quot;ぷてらのどん&quot;,&quot;ruleText&quot;:&quot;攻撃で相手の怪魔を破壊したとき、魔力を2つまでアップしてよい。&quot;,&quot;attributeText&quot;:&quot;飛翔¶翼竜&quot;,&quot;imageUrl&quot;:&quot;https://static.wixstatic.com/media/b5ba90_4455189225464327b8d0005fb6320e8f~mv2.jpg&quot;,&quot;expansion&quot;:15,&quot;rarity&quot;:4,&quot;type&quot;:1,&quot;level&quot;:4,&quot;color&quot;:4,&quot;ap&quot;:300,&quot;hp&quot;:300,&quot;orderTable&quot;:94,&quot;orderDeck&quot;:39}," calcext:value-type="string">
            <text:p>{"id":"B1_58","name":"プテラノドン","displayName":"プテラノドン (第1弾)","kana":"ぷてらのどん","ruleText":"攻撃で相手の怪魔を破壊したとき、魔力を2つまでアップしてよい。","attributeText":"飛翔¶翼竜","imageUrl":"https://static.wixstatic.com/media/b5ba90_4455189225464327b8d0005fb6320e8f~mv2.jpg","expansion":15,"rarity":4,"type":1,"level":4,"color":4,"ap":300,"hp":300,"orderTable":94,"orderDeck":39},</text:p>
          </table:table-cell>
          <table:table-cell table:number-columns-repeated="1634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CONCATENATE(&quot;B1_&quot;;[.D96])" office:value-type="string" office:string-value="B1_59" calcext:value-type="string">
            <text:p>B1_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シンバクブワ</text:p>
          </table:table-cell>
          <table:table-cell table:formula="of:=[.E96]" office:value-type="string" office:string-value="シンバクブワ" calcext:value-type="string">
            <text:p>シンバクブワ</text:p>
          </table:table-cell>
          <table:table-cell office:value-type="string" calcext:value-type="string">
            <text:p>しんばくぶ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6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96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9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6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鳥獣</text:p>
          </table:table-cell>
          <table:table-cell office:value-type="string" calcext:value-type="string">
            <text:p>https://static.wixstatic.com/media/b5ba90_3411da6923c54602984dc92238702c62~mv2.jpg</text:p>
          </table:table-cell>
          <table:table-cell table:formula="of:=CONCATENATE([$JSON.$A$1];[.$C96];[$JSON.$B$1];[.$E96];[$JSON.$C$1];[.$F96];[$JSON.$D$1];[.$G96];[$JSON.$E$1];[.$S96];[$JSON.$F$1];[.$T96];[$JSON.$G$1];[.$U96];[$JSON.$H$1];[.$I96];[$JSON.$I$1];[.$K96];[$JSON.$J$1];[.$M96];[$JSON.$K$1];IFERROR([.$P96];&quot;null&quot;);[$JSON.$L$1];[.$O96];[$JSON.$M$1];IFERROR([.$Q96];&quot;null&quot;);[$JSON.$N$1];IFERROR([.$R96];&quot;null&quot;);[$JSON.$O$1];[.$A96];[$JSON.$P$1];[.$B96];[$JSON.$Q$1])" office:value-type="string" office:string-value="{&quot;id&quot;:&quot;B1_59&quot;,&quot;name&quot;:&quot;シンバクブワ&quot;,&quot;displayName&quot;:&quot;シンバクブワ&quot;,&quot;kana&quot;:&quot;しんばくぶわ&quot;,&quot;ruleText&quot;:&quot;&quot;,&quot;attributeText&quot;:&quot;鳥獣&quot;,&quot;imageUrl&quot;:&quot;https://static.wixstatic.com/media/b5ba90_3411da6923c54602984dc92238702c62~mv2.jpg&quot;,&quot;expansion&quot;:15,&quot;rarity&quot;:1,&quot;type&quot;:1,&quot;level&quot;:3,&quot;color&quot;:4,&quot;ap&quot;:400,&quot;hp&quot;:200,&quot;orderTable&quot;:95,&quot;orderDeck&quot;:30}," calcext:value-type="string">
            <text:p>{"id":"B1_59","name":"シンバクブワ","displayName":"シンバクブワ","kana":"しんばくぶわ","ruleText":"","attributeText":"鳥獣","imageUrl":"https://static.wixstatic.com/media/b5ba90_3411da6923c54602984dc92238702c62~mv2.jpg","expansion":15,"rarity":1,"type":1,"level":3,"color":4,"ap":400,"hp":200,"orderTable":95,"orderDeck":30},</text:p>
          </table:table-cell>
          <table:table-cell table:number-columns-repeated="1634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table:formula="of:=CONCATENATE(&quot;B1_&quot;;[.D97])" office:value-type="string" office:string-value="B1_60" calcext:value-type="string">
            <text:p>B1_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始祖鳥</text:p>
          </table:table-cell>
          <table:table-cell table:formula="of:=[.E97]" office:value-type="string" office:string-value="始祖鳥" calcext:value-type="string">
            <text:p>始祖鳥</text:p>
          </table:table-cell>
          <table:table-cell office:value-type="string" calcext:value-type="string">
            <text:p>しそちょう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7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97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9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7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ひるむ¶登場時、魔力デッキの一番上を自分だけが見て、緑のカードでなければ魔力ゾーンにダウンで出してよい。</text:p>
          </table:table-cell>
          <table:table-cell office:value-type="string" calcext:value-type="string">
            <text:p>矮小¶飛翔¶鳥獣</text:p>
          </table:table-cell>
          <table:table-cell office:value-type="string" calcext:value-type="string">
            <text:p>https://static.wixstatic.com/media/b5ba90_e85640c9502144a99889d058b4180654~mv2.jpg</text:p>
          </table:table-cell>
          <table:table-cell table:formula="of:=CONCATENATE([$JSON.$A$1];[.$C97];[$JSON.$B$1];[.$E97];[$JSON.$C$1];[.$F97];[$JSON.$D$1];[.$G97];[$JSON.$E$1];[.$S97];[$JSON.$F$1];[.$T97];[$JSON.$G$1];[.$U97];[$JSON.$H$1];[.$I97];[$JSON.$I$1];[.$K97];[$JSON.$J$1];[.$M97];[$JSON.$K$1];IFERROR([.$P97];&quot;null&quot;);[$JSON.$L$1];[.$O97];[$JSON.$M$1];IFERROR([.$Q97];&quot;null&quot;);[$JSON.$N$1];IFERROR([.$R97];&quot;null&quot;);[$JSON.$O$1];[.$A97];[$JSON.$P$1];[.$B97];[$JSON.$Q$1])" office:value-type="string" office:string-value="{&quot;id&quot;:&quot;B1_60&quot;,&quot;name&quot;:&quot;始祖鳥&quot;,&quot;displayName&quot;:&quot;始祖鳥&quot;,&quot;kana&quot;:&quot;しそちょう&quot;,&quot;ruleText&quot;:&quot;ひるむ¶登場時、魔力デッキの一番上を自分だけが見て、緑のカードでなければ魔力ゾーンにダウンで出してよい。&quot;,&quot;attributeText&quot;:&quot;矮小¶飛翔¶鳥獣&quot;,&quot;imageUrl&quot;:&quot;https://static.wixstatic.com/media/b5ba90_e85640c9502144a99889d058b4180654~mv2.jpg&quot;,&quot;expansion&quot;:15,&quot;rarity&quot;:2,&quot;type&quot;:1,&quot;level&quot;:3,&quot;color&quot;:4,&quot;ap&quot;:200,&quot;hp&quot;:200,&quot;orderTable&quot;:96,&quot;orderDeck&quot;:27}," calcext:value-type="string">
            <text:p>{"id":"B1_60","name":"始祖鳥","displayName":"始祖鳥","kana":"しそちょう","ruleText":"ひるむ¶登場時、魔力デッキの一番上を自分だけが見て、緑のカードでなければ魔力ゾーンにダウンで出してよい。","attributeText":"矮小¶飛翔¶鳥獣","imageUrl":"https://static.wixstatic.com/media/b5ba90_e85640c9502144a99889d058b4180654~mv2.jpg","expansion":15,"rarity":2,"type":1,"level":3,"color":4,"ap":200,"hp":200,"orderTable":96,"orderDeck":27},</text:p>
          </table:table-cell>
          <table:table-cell table:number-columns-repeated="1634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table:formula="of:=CONCATENATE(&quot;B1_&quot;;[.D98])" office:value-type="string" office:string-value="B1_61" calcext:value-type="string">
            <text:p>B1_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ミクロンミンギア</text:p>
          </table:table-cell>
          <table:table-cell table:formula="of:=[.E98]" office:value-type="string" office:string-value="ミクロンミンギア" calcext:value-type="string">
            <text:p>ミクロンミンギア</text:p>
          </table:table-cell>
          <table:table-cell office:value-type="string" calcext:value-type="string">
            <text:p>みくろんみんぎあ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8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98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9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8];[$色番号.$A$1:$色番号.$B$8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誘引</text:p>
          </table:table-cell>
          <table:table-cell office:value-type="string" calcext:value-type="string">
            <text:p>矮小¶湖水¶古代</text:p>
          </table:table-cell>
          <table:table-cell office:value-type="string" calcext:value-type="string">
            <text:p>https://static.wixstatic.com/media/b5ba90_4165f75360cd4cdc87f51781ae6523d7~mv2.jpg</text:p>
          </table:table-cell>
          <table:table-cell table:formula="of:=CONCATENATE([$JSON.$A$1];[.$C98];[$JSON.$B$1];[.$E98];[$JSON.$C$1];[.$F98];[$JSON.$D$1];[.$G98];[$JSON.$E$1];[.$S98];[$JSON.$F$1];[.$T98];[$JSON.$G$1];[.$U98];[$JSON.$H$1];[.$I98];[$JSON.$I$1];[.$K98];[$JSON.$J$1];[.$M98];[$JSON.$K$1];IFERROR([.$P98];&quot;null&quot;);[$JSON.$L$1];[.$O98];[$JSON.$M$1];IFERROR([.$Q98];&quot;null&quot;);[$JSON.$N$1];IFERROR([.$R98];&quot;null&quot;);[$JSON.$O$1];[.$A98];[$JSON.$P$1];[.$B98];[$JSON.$Q$1])" office:value-type="string" office:string-value="{&quot;id&quot;:&quot;B1_61&quot;,&quot;name&quot;:&quot;ミクロンミンギア&quot;,&quot;displayName&quot;:&quot;ミクロンミンギア&quot;,&quot;kana&quot;:&quot;みくろんみんぎあ&quot;,&quot;ruleText&quot;:&quot;誘引&quot;,&quot;attributeText&quot;:&quot;矮小¶湖水¶古代&quot;,&quot;imageUrl&quot;:&quot;https://static.wixstatic.com/media/b5ba90_4165f75360cd4cdc87f51781ae6523d7~mv2.jpg&quot;,&quot;expansion&quot;:15,&quot;rarity&quot;:2,&quot;type&quot;:1,&quot;level&quot;:2,&quot;color&quot;:4,&quot;ap&quot;:100,&quot;hp&quot;:100,&quot;orderTable&quot;:97,&quot;orderDeck&quot;:16}," calcext:value-type="string">
            <text:p>{"id":"B1_61","name":"ミクロンミンギア","displayName":"ミクロンミンギア","kana":"みくろんみんぎあ","ruleText":"誘引","attributeText":"矮小¶湖水¶古代","imageUrl":"https://static.wixstatic.com/media/b5ba90_4165f75360cd4cdc87f51781ae6523d7~mv2.jpg","expansion":15,"rarity":2,"type":1,"level":2,"color":4,"ap":100,"hp":100,"orderTable":97,"orderDeck":16},</text:p>
          </table:table-cell>
          <table:table-cell table:number-columns-repeated="1634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table:formula="of:=CONCATENATE(&quot;B1_&quot;;[.D99])" office:value-type="string" office:string-value="B1_62" calcext:value-type="string">
            <text:p>B1_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アンモナイト</text:p>
          </table:table-cell>
          <table:table-cell table:formula="of:=[.E99]" office:value-type="string" office:string-value="アンモナイト" calcext:value-type="string">
            <text:p>アンモナイト</text:p>
          </table:table-cell>
          <table:table-cell office:value-type="string" calcext:value-type="string">
            <text:p>あんもないと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9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99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9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9];[$色番号.$A$1:$色番号.$B$8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湖水¶水生</text:p>
          </table:table-cell>
          <table:table-cell office:value-type="string" calcext:value-type="string">
            <text:p>https://static.wixstatic.com/media/b5ba90_4592e6d3806443158c8dc875988663a0~mv2.jpg</text:p>
          </table:table-cell>
          <table:table-cell table:formula="of:=CONCATENATE([$JSON.$A$1];[.$C99];[$JSON.$B$1];[.$E99];[$JSON.$C$1];[.$F99];[$JSON.$D$1];[.$G99];[$JSON.$E$1];[.$S99];[$JSON.$F$1];[.$T99];[$JSON.$G$1];[.$U99];[$JSON.$H$1];[.$I99];[$JSON.$I$1];[.$K99];[$JSON.$J$1];[.$M99];[$JSON.$K$1];IFERROR([.$P99];&quot;null&quot;);[$JSON.$L$1];[.$O99];[$JSON.$M$1];IFERROR([.$Q99];&quot;null&quot;);[$JSON.$N$1];IFERROR([.$R99];&quot;null&quot;);[$JSON.$O$1];[.$A99];[$JSON.$P$1];[.$B99];[$JSON.$Q$1])" office:value-type="string" office:string-value="{&quot;id&quot;:&quot;B1_62&quot;,&quot;name&quot;:&quot;アンモナイト&quot;,&quot;displayName&quot;:&quot;アンモナイト&quot;,&quot;kana&quot;:&quot;あんもないと&quot;,&quot;ruleText&quot;:&quot;&quot;,&quot;attributeText&quot;:&quot;湖水¶水生&quot;,&quot;imageUrl&quot;:&quot;https://static.wixstatic.com/media/b5ba90_4592e6d3806443158c8dc875988663a0~mv2.jpg&quot;,&quot;expansion&quot;:15,&quot;rarity&quot;:1,&quot;type&quot;:1,&quot;level&quot;:2,&quot;color&quot;:4,&quot;ap&quot;:100,&quot;hp&quot;:300,&quot;orderTable&quot;:98,&quot;orderDeck&quot;:17}," calcext:value-type="string">
            <text:p>{"id":"B1_62","name":"アンモナイト","displayName":"アンモナイト","kana":"あんもないと","ruleText":"","attributeText":"湖水¶水生","imageUrl":"https://static.wixstatic.com/media/b5ba90_4592e6d3806443158c8dc875988663a0~mv2.jpg","expansion":15,"rarity":1,"type":1,"level":2,"color":4,"ap":100,"hp":300,"orderTable":98,"orderDeck":17},</text:p>
          </table:table-cell>
          <table:table-cell table:number-columns-repeated="1634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formula="of:=CONCATENATE(&quot;B1_&quot;;[.D100])" office:value-type="string" office:string-value="B1_63" calcext:value-type="string">
            <text:p>B1_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スプリッギナ</text:p>
          </table:table-cell>
          <table:table-cell table:formula="of:=[.E100]" office:value-type="string" office:string-value="スプリッギナ" calcext:value-type="string">
            <text:p>スプリッギナ</text:p>
          </table:table-cell>
          <table:table-cell office:value-type="string" calcext:value-type="string">
            <text:p>すぷりっぎな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0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100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10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100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ひるむ¶これがレーンにいる間、隣のレーンの自分のすべての怪魔のHPを200増やす。</text:p>
          </table:table-cell>
          <table:table-cell office:value-type="string" calcext:value-type="string">
            <text:p>矮小¶湖水¶古代</text:p>
          </table:table-cell>
          <table:table-cell office:value-type="string" calcext:value-type="string">
            <text:p>https://static.wixstatic.com/media/b5ba90_63a5c25cbfcc4fbcb7785f4375528a4e~mv2.jpg</text:p>
          </table:table-cell>
          <table:table-cell table:formula="of:=CONCATENATE([$JSON.$A$1];[.$C100];[$JSON.$B$1];[.$E100];[$JSON.$C$1];[.$F100];[$JSON.$D$1];[.$G100];[$JSON.$E$1];[.$S100];[$JSON.$F$1];[.$T100];[$JSON.$G$1];[.$U100];[$JSON.$H$1];[.$I100];[$JSON.$I$1];[.$K100];[$JSON.$J$1];[.$M100];[$JSON.$K$1];IFERROR([.$P100];&quot;null&quot;);[$JSON.$L$1];[.$O100];[$JSON.$M$1];IFERROR([.$Q100];&quot;null&quot;);[$JSON.$N$1];IFERROR([.$R100];&quot;null&quot;);[$JSON.$O$1];[.$A100];[$JSON.$P$1];[.$B100];[$JSON.$Q$1])" office:value-type="string" office:string-value="{&quot;id&quot;:&quot;B1_63&quot;,&quot;name&quot;:&quot;スプリッギナ&quot;,&quot;displayName&quot;:&quot;スプリッギナ&quot;,&quot;kana&quot;:&quot;すぷりっぎな&quot;,&quot;ruleText&quot;:&quot;ひるむ¶これがレーンにいる間、隣のレーンの自分のすべての怪魔のHPを200増やす。&quot;,&quot;attributeText&quot;:&quot;矮小¶湖水¶古代&quot;,&quot;imageUrl&quot;:&quot;https://static.wixstatic.com/media/b5ba90_63a5c25cbfcc4fbcb7785f4375528a4e~mv2.jpg&quot;,&quot;expansion&quot;:15,&quot;rarity&quot;:2,&quot;type&quot;:1,&quot;level&quot;:1,&quot;color&quot;:4,&quot;ap&quot;:100,&quot;hp&quot;:200,&quot;orderTable&quot;:99,&quot;orderDeck&quot;:5}," calcext:value-type="string">
            <text:p>{"id":"B1_63","name":"スプリッギナ","displayName":"スプリッギナ","kana":"すぷりっぎな","ruleText":"ひるむ¶これがレーンにいる間、隣のレーンの自分のすべての怪魔のHPを200増やす。","attributeText":"矮小¶湖水¶古代","imageUrl":"https://static.wixstatic.com/media/b5ba90_63a5c25cbfcc4fbcb7785f4375528a4e~mv2.jpg","expansion":15,"rarity":2,"type":1,"level":1,"color":4,"ap":100,"hp":200,"orderTable":99,"orderDeck":5},</text:p>
          </table:table-cell>
          <table:table-cell table:number-columns-repeated="1634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CONCATENATE(&quot;B1_&quot;;[.D101])" office:value-type="string" office:string-value="B1_64" calcext:value-type="string">
            <text:p>B1_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ルキゲニア</text:p>
          </table:table-cell>
          <table:table-cell table:formula="of:=[.E101]" office:value-type="string" office:string-value="ハルキゲニア" calcext:value-type="string">
            <text:p>ハルキゲニア</text:p>
          </table:table-cell>
          <table:table-cell office:value-type="string" calcext:value-type="string">
            <text:p>はるきげにあ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1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101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10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101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ひるむ¶攻撃で破壊されたとき、魔力を1つ魔力ゾーンに出してよい。</text:p>
          </table:table-cell>
          <table:table-cell office:value-type="string" calcext:value-type="string">
            <text:p>矮小¶湖水¶古代</text:p>
          </table:table-cell>
          <table:table-cell office:value-type="string" calcext:value-type="string">
            <text:p>https://static.wixstatic.com/media/b5ba90_9bb14bd2180d4033be7eaca8dbcb5de5~mv2.jpg</text:p>
          </table:table-cell>
          <table:table-cell table:formula="of:=CONCATENATE([$JSON.$A$1];[.$C101];[$JSON.$B$1];[.$E101];[$JSON.$C$1];[.$F101];[$JSON.$D$1];[.$G101];[$JSON.$E$1];[.$S101];[$JSON.$F$1];[.$T101];[$JSON.$G$1];[.$U101];[$JSON.$H$1];[.$I101];[$JSON.$I$1];[.$K101];[$JSON.$J$1];[.$M101];[$JSON.$K$1];IFERROR([.$P101];&quot;null&quot;);[$JSON.$L$1];[.$O101];[$JSON.$M$1];IFERROR([.$Q101];&quot;null&quot;);[$JSON.$N$1];IFERROR([.$R101];&quot;null&quot;);[$JSON.$O$1];[.$A101];[$JSON.$P$1];[.$B101];[$JSON.$Q$1])" office:value-type="string" office:string-value="{&quot;id&quot;:&quot;B1_64&quot;,&quot;name&quot;:&quot;ハルキゲニア&quot;,&quot;displayName&quot;:&quot;ハルキゲニア&quot;,&quot;kana&quot;:&quot;はるきげにあ&quot;,&quot;ruleText&quot;:&quot;ひるむ¶攻撃で破壊されたとき、魔力を1つ魔力ゾーンに出してよい。&quot;,&quot;attributeText&quot;:&quot;矮小¶湖水¶古代&quot;,&quot;imageUrl&quot;:&quot;https://static.wixstatic.com/media/b5ba90_9bb14bd2180d4033be7eaca8dbcb5de5~mv2.jpg&quot;,&quot;expansion&quot;:15,&quot;rarity&quot;:1,&quot;type&quot;:1,&quot;level&quot;:1,&quot;color&quot;:4,&quot;ap&quot;:100,&quot;hp&quot;:100,&quot;orderTable&quot;:100,&quot;orderDeck&quot;:4}," calcext:value-type="string">
            <text:p>{"id":"B1_64","name":"ハルキゲニア","displayName":"ハルキゲニア","kana":"はるきげにあ","ruleText":"ひるむ¶攻撃で破壊されたとき、魔力を1つ魔力ゾーンに出してよい。","attributeText":"矮小¶湖水¶古代","imageUrl":"https://static.wixstatic.com/media/b5ba90_9bb14bd2180d4033be7eaca8dbcb5de5~mv2.jpg","expansion":15,"rarity":1,"type":1,"level":1,"color":4,"ap":100,"hp":100,"orderTable":100,"orderDeck":4},</text:p>
          </table:table-cell>
          <table:table-cell table:number-columns-repeated="1634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table:formula="of:=CONCATENATE(&quot;B1_&quot;;[.D102])" office:value-type="string" office:string-value="B1_65" calcext:value-type="string">
            <text:p>B1_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暴君の遺伝子</text:p>
          </table:table-cell>
          <table:table-cell table:formula="of:=[.E102]" office:value-type="string" office:string-value="暴君の遺伝子" calcext:value-type="string">
            <text:p>暴君の遺伝子</text:p>
          </table:table-cell>
          <table:table-cell office:value-type="string" calcext:value-type="string">
            <text:p>ぼうくんのいでんし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2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LR</text:p>
          </table:table-cell>
          <table:table-cell table:style-name="ce11" table:formula="of:=VLOOKUP([.J102];[$レアリティ番号.$A$1:$レアリティ番号.$B$4];2;0)" office:value-type="float" office:value="8" calcext:value-type="float">
            <text:p>8</text:p>
          </table:table-cell>
          <table:table-cell office:value-type="string" calcext:value-type="string">
            <text:p>呪文</text:p>
          </table:table-cell>
          <table:table-cell table:style-name="ce11" table:formula="of:=VLOOKUP([.L102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102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自分の緑の怪魔を1つ選び、ターン終了時までAPを自分の現在の魔力の数×100増やす。¶緑×6 これの効果を受けた怪魔にターン終了時まで次の能力を与える。「正面の怪魔に対して攻撃して破壊したとき、相手のウォールを1枚破壊する」</text:p>
          </table:table-cell>
          <table:table-cell office:value-type="string" calcext:value-type="string">
            <text:p>占星</text:p>
          </table:table-cell>
          <table:table-cell office:value-type="string" calcext:value-type="string">
            <text:p>https://static.wixstatic.com/media/b5ba90_959b0df26de6453cbbadc6e4a9e55b7e~mv2.jpg</text:p>
          </table:table-cell>
          <table:table-cell table:formula="of:=CONCATENATE([$JSON.$A$1];[.$C102];[$JSON.$B$1];[.$E102];[$JSON.$C$1];[.$F102];[$JSON.$D$1];[.$G102];[$JSON.$E$1];[.$S102];[$JSON.$F$1];[.$T102];[$JSON.$G$1];[.$U102];[$JSON.$H$1];[.$I102];[$JSON.$I$1];[.$K102];[$JSON.$J$1];[.$M102];[$JSON.$K$1];IFERROR([.$P102];&quot;null&quot;);[$JSON.$L$1];[.$O102];[$JSON.$M$1];IFERROR([.$Q102];&quot;null&quot;);[$JSON.$N$1];IFERROR([.$R102];&quot;null&quot;);[$JSON.$O$1];[.$A102];[$JSON.$P$1];[.$B102];[$JSON.$Q$1])" office:value-type="string" office:string-value="{&quot;id&quot;:&quot;B1_65&quot;,&quot;name&quot;:&quot;暴君の遺伝子&quot;,&quot;displayName&quot;:&quot;暴君の遺伝子&quot;,&quot;kana&quot;:&quot;ぼうくんのいでんし&quot;,&quot;ruleText&quot;:&quot;自分の緑の怪魔を1つ選び、ターン終了時までAPを自分の現在の魔力の数×100増やす。¶緑×6 これの効果を受けた怪魔にターン終了時まで次の能力を与える。「正面の怪魔に対して攻撃して破壊したとき、相手のウォールを1枚破壊する」&quot;,&quot;attributeText&quot;:&quot;占星&quot;,&quot;imageUrl&quot;:&quot;https://static.wixstatic.com/media/b5ba90_959b0df26de6453cbbadc6e4a9e55b7e~mv2.jpg&quot;,&quot;expansion&quot;:15,&quot;rarity&quot;:8,&quot;type&quot;:2,&quot;level&quot;:3,&quot;color&quot;:4,&quot;ap&quot;:null,&quot;hp&quot;:null,&quot;orderTable&quot;:101,&quot;orderDeck&quot;:84}," calcext:value-type="string">
            <text:p>{"id":"B1_65","name":"暴君の遺伝子","displayName":"暴君の遺伝子","kana":"ぼうくんのいでんし","ruleText":"自分の緑の怪魔を1つ選び、ターン終了時までAPを自分の現在の魔力の数×100増やす。¶緑×6 これの効果を受けた怪魔にターン終了時まで次の能力を与える。「正面の怪魔に対して攻撃して破壊したとき、相手のウォールを1枚破壊する」","attributeText":"占星","imageUrl":"https://static.wixstatic.com/media/b5ba90_959b0df26de6453cbbadc6e4a9e55b7e~mv2.jpg","expansion":15,"rarity":8,"type":2,"level":3,"color":4,"ap":null,"hp":null,"orderTable":101,"orderDeck":84},</text:p>
          </table:table-cell>
          <table:table-cell table:number-columns-repeated="1634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table:formula="of:=CONCATENATE(&quot;B1_&quot;;[.D103])" office:value-type="string" office:string-value="B1_66" calcext:value-type="string">
            <text:p>B1_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宿敵の応酬</text:p>
          </table:table-cell>
          <table:table-cell table:formula="of:=[.E103]" office:value-type="string" office:string-value="宿敵の応酬" calcext:value-type="string">
            <text:p>宿敵の応酬</text:p>
          </table:table-cell>
          <table:table-cell office:value-type="string" calcext:value-type="string">
            <text:p>しゅくてきのおうしゅう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3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103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呪文</text:p>
          </table:table-cell>
          <table:table-cell table:style-name="ce11" table:formula="of:=VLOOKUP([.L103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10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自分のアップの怪魔と、相手の怪魔をそれぞれ1つ選ぶ。それらはお互いにAP分のダメージを与え合う。</text:p>
          </table:table-cell>
          <table:table-cell office:value-type="string" calcext:value-type="string">
            <text:p>決闘¶演奏</text:p>
          </table:table-cell>
          <table:table-cell office:value-type="string" calcext:value-type="string">
            <text:p>https://static.wixstatic.com/media/b5ba90_8c786536d37b47b5b122304a958ca8c3~mv2.jpg</text:p>
          </table:table-cell>
          <table:table-cell table:formula="of:=CONCATENATE([$JSON.$A$1];[.$C103];[$JSON.$B$1];[.$E103];[$JSON.$C$1];[.$F103];[$JSON.$D$1];[.$G103];[$JSON.$E$1];[.$S103];[$JSON.$F$1];[.$T103];[$JSON.$G$1];[.$U103];[$JSON.$H$1];[.$I103];[$JSON.$I$1];[.$K103];[$JSON.$J$1];[.$M103];[$JSON.$K$1];IFERROR([.$P103];&quot;null&quot;);[$JSON.$L$1];[.$O103];[$JSON.$M$1];IFERROR([.$Q103];&quot;null&quot;);[$JSON.$N$1];IFERROR([.$R103];&quot;null&quot;);[$JSON.$O$1];[.$A103];[$JSON.$P$1];[.$B103];[$JSON.$Q$1])" office:value-type="string" office:string-value="{&quot;id&quot;:&quot;B1_66&quot;,&quot;name&quot;:&quot;宿敵の応酬&quot;,&quot;displayName&quot;:&quot;宿敵の応酬&quot;,&quot;kana&quot;:&quot;しゅくてきのおうしゅう&quot;,&quot;ruleText&quot;:&quot;自分のアップの怪魔と、相手の怪魔をそれぞれ1つ選ぶ。それらはお互いにAP分のダメージを与え合う。&quot;,&quot;attributeText&quot;:&quot;決闘¶演奏&quot;,&quot;imageUrl&quot;:&quot;https://static.wixstatic.com/media/b5ba90_8c786536d37b47b5b122304a958ca8c3~mv2.jpg&quot;,&quot;expansion&quot;:15,&quot;rarity&quot;:2,&quot;type&quot;:2,&quot;level&quot;:3,&quot;color&quot;:4,&quot;ap&quot;:null,&quot;hp&quot;:null,&quot;orderTable&quot;:102,&quot;orderDeck&quot;:85}," calcext:value-type="string">
            <text:p>{"id":"B1_66","name":"宿敵の応酬","displayName":"宿敵の応酬","kana":"しゅくてきのおうしゅう","ruleText":"自分のアップの怪魔と、相手の怪魔をそれぞれ1つ選ぶ。それらはお互いにAP分のダメージを与え合う。","attributeText":"決闘¶演奏","imageUrl":"https://static.wixstatic.com/media/b5ba90_8c786536d37b47b5b122304a958ca8c3~mv2.jpg","expansion":15,"rarity":2,"type":2,"level":3,"color":4,"ap":null,"hp":null,"orderTable":102,"orderDeck":85},</text:p>
          </table:table-cell>
          <table:table-cell table:number-columns-repeated="1634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table:formula="of:=CONCATENATE(&quot;B1_&quot;;[.D104])" office:value-type="string" office:string-value="B1_67" calcext:value-type="string">
            <text:p>B1_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弱肉強食</text:p>
          </table:table-cell>
          <table:table-cell table:formula="of:=[.E104]" office:value-type="string" office:string-value="弱肉強食" calcext:value-type="string">
            <text:p>弱肉強食</text:p>
          </table:table-cell>
          <table:table-cell office:value-type="string" calcext:value-type="string">
            <text:p>じゃくにくきょうしょ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4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104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呪文</text:p>
          </table:table-cell>
          <table:table-cell table:style-name="ce11" table:formula="of:=VLOOKUP([.L104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104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自分のアップの怪魔を1つ捨て札に置く。その怪魔のコストに3足したコスト以下の怪魔を手札から出す。</text:p>
          </table:table-cell>
          <table:table-cell office:value-type="string" calcext:value-type="string">
            <text:p>活性</text:p>
          </table:table-cell>
          <table:table-cell office:value-type="string" calcext:value-type="string">
            <text:p>https://static.wixstatic.com/media/b5ba90_aa03065a06f3438babe27e32bf522456~mv2.jpg</text:p>
          </table:table-cell>
          <table:table-cell table:formula="of:=CONCATENATE([$JSON.$A$1];[.$C104];[$JSON.$B$1];[.$E104];[$JSON.$C$1];[.$F104];[$JSON.$D$1];[.$G104];[$JSON.$E$1];[.$S104];[$JSON.$F$1];[.$T104];[$JSON.$G$1];[.$U104];[$JSON.$H$1];[.$I104];[$JSON.$I$1];[.$K104];[$JSON.$J$1];[.$M104];[$JSON.$K$1];IFERROR([.$P104];&quot;null&quot;);[$JSON.$L$1];[.$O104];[$JSON.$M$1];IFERROR([.$Q104];&quot;null&quot;);[$JSON.$N$1];IFERROR([.$R104];&quot;null&quot;);[$JSON.$O$1];[.$A104];[$JSON.$P$1];[.$B104];[$JSON.$Q$1])" office:value-type="string" office:string-value="{&quot;id&quot;:&quot;B1_67&quot;,&quot;name&quot;:&quot;弱肉強食&quot;,&quot;displayName&quot;:&quot;弱肉強食&quot;,&quot;kana&quot;:&quot;じゃくにくきょうしょく&quot;,&quot;ruleText&quot;:&quot;自分のアップの怪魔を1つ捨て札に置く。その怪魔のコストに3足したコスト以下の怪魔を手札から出す。&quot;,&quot;attributeText&quot;:&quot;活性&quot;,&quot;imageUrl&quot;:&quot;https://static.wixstatic.com/media/b5ba90_aa03065a06f3438babe27e32bf522456~mv2.jpg&quot;,&quot;expansion&quot;:15,&quot;rarity&quot;:4,&quot;type&quot;:2,&quot;level&quot;:3,&quot;color&quot;:4,&quot;ap&quot;:null,&quot;hp&quot;:null,&quot;orderTable&quot;:103,&quot;orderDeck&quot;:86}," calcext:value-type="string">
            <text:p>{"id":"B1_67","name":"弱肉強食","displayName":"弱肉強食","kana":"じゃくにくきょうしょく","ruleText":"自分のアップの怪魔を1つ捨て札に置く。その怪魔のコストに3足したコスト以下の怪魔を手札から出す。","attributeText":"活性","imageUrl":"https://static.wixstatic.com/media/b5ba90_aa03065a06f3438babe27e32bf522456~mv2.jpg","expansion":15,"rarity":4,"type":2,"level":3,"color":4,"ap":null,"hp":null,"orderTable":103,"orderDeck":86},</text:p>
          </table:table-cell>
          <table:table-cell table:number-columns-repeated="1634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table:formula="of:=CONCATENATE(&quot;B1_&quot;;[.D105])" office:value-type="string" office:string-value="B1_68" calcext:value-type="string">
            <text:p>B1_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腐食</text:p>
          </table:table-cell>
          <table:table-cell table:formula="of:=[.E105]" office:value-type="string" office:string-value="腐食" calcext:value-type="string">
            <text:p>腐食</text:p>
          </table:table-cell>
          <table:table-cell office:value-type="string" calcext:value-type="string">
            <text:p>ふしょ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5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105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呪文</text:p>
          </table:table-cell>
          <table:table-cell table:style-name="ce11" table:formula="of:=VLOOKUP([.L105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105];[$色番号.$A$1:$色番号.$B$8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付与を1つ選び、破壊する。</text:p>
          </table:table-cell>
          <table:table-cell office:value-type="string" calcext:value-type="string">
            <text:p>侵蝕</text:p>
          </table:table-cell>
          <table:table-cell office:value-type="string" calcext:value-type="string">
            <text:p>https://static.wixstatic.com/media/b5ba90_60eaf95f704746cf9c088d05f81e82f6~mv2.jpg</text:p>
          </table:table-cell>
          <table:table-cell table:formula="of:=CONCATENATE([$JSON.$A$1];[.$C105];[$JSON.$B$1];[.$E105];[$JSON.$C$1];[.$F105];[$JSON.$D$1];[.$G105];[$JSON.$E$1];[.$S105];[$JSON.$F$1];[.$T105];[$JSON.$G$1];[.$U105];[$JSON.$H$1];[.$I105];[$JSON.$I$1];[.$K105];[$JSON.$J$1];[.$M105];[$JSON.$K$1];IFERROR([.$P105];&quot;null&quot;);[$JSON.$L$1];[.$O105];[$JSON.$M$1];IFERROR([.$Q105];&quot;null&quot;);[$JSON.$N$1];IFERROR([.$R105];&quot;null&quot;);[$JSON.$O$1];[.$A105];[$JSON.$P$1];[.$B105];[$JSON.$Q$1])" office:value-type="string" office:string-value="{&quot;id&quot;:&quot;B1_68&quot;,&quot;name&quot;:&quot;腐食&quot;,&quot;displayName&quot;:&quot;腐食&quot;,&quot;kana&quot;:&quot;ふしょく&quot;,&quot;ruleText&quot;:&quot;付与を1つ選び、破壊する。&quot;,&quot;attributeText&quot;:&quot;侵蝕&quot;,&quot;imageUrl&quot;:&quot;https://static.wixstatic.com/media/b5ba90_60eaf95f704746cf9c088d05f81e82f6~mv2.jpg&quot;,&quot;expansion&quot;:15,&quot;rarity&quot;:2,&quot;type&quot;:2,&quot;level&quot;:2,&quot;color&quot;:4,&quot;ap&quot;:null,&quot;hp&quot;:null,&quot;orderTable&quot;:104,&quot;orderDeck&quot;:79}," calcext:value-type="string">
            <text:p>{"id":"B1_68","name":"腐食","displayName":"腐食","kana":"ふしょく","ruleText":"付与を1つ選び、破壊する。","attributeText":"侵蝕","imageUrl":"https://static.wixstatic.com/media/b5ba90_60eaf95f704746cf9c088d05f81e82f6~mv2.jpg","expansion":15,"rarity":2,"type":2,"level":2,"color":4,"ap":null,"hp":null,"orderTable":104,"orderDeck":79},</text:p>
          </table:table-cell>
          <table:table-cell table:number-columns-repeated="1634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CONCATENATE(&quot;B1_&quot;;[.D106])" office:value-type="string" office:string-value="B1_69" calcext:value-type="string">
            <text:p>B1_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大自然の歌声</text:p>
          </table:table-cell>
          <table:table-cell table:formula="of:=[.E106]" office:value-type="string" office:string-value="大自然の歌声" calcext:value-type="string">
            <text:p>大自然の歌声</text:p>
          </table:table-cell>
          <table:table-cell office:value-type="string" calcext:value-type="string">
            <text:p>だいしぜんのうたごえ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6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106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呪文</text:p>
          </table:table-cell>
          <table:table-cell table:style-name="ce11" table:formula="of:=VLOOKUP([.L106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106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メインデッキから自分の怪魔の数の枚数まで引いてよい。</text:p>
          </table:table-cell>
          <table:table-cell office:value-type="string" calcext:value-type="string">
            <text:p>活性¶演奏</text:p>
          </table:table-cell>
          <table:table-cell office:value-type="string" calcext:value-type="string">
            <text:p>https://static.wixstatic.com/media/b5ba90_b88ad6c5f2c6493599e92f1a3f93876b~mv2.jpg</text:p>
          </table:table-cell>
          <table:table-cell table:formula="of:=CONCATENATE([$JSON.$A$1];[.$C106];[$JSON.$B$1];[.$E106];[$JSON.$C$1];[.$F106];[$JSON.$D$1];[.$G106];[$JSON.$E$1];[.$S106];[$JSON.$F$1];[.$T106];[$JSON.$G$1];[.$U106];[$JSON.$H$1];[.$I106];[$JSON.$I$1];[.$K106];[$JSON.$J$1];[.$M106];[$JSON.$K$1];IFERROR([.$P106];&quot;null&quot;);[$JSON.$L$1];[.$O106];[$JSON.$M$1];IFERROR([.$Q106];&quot;null&quot;);[$JSON.$N$1];IFERROR([.$R106];&quot;null&quot;);[$JSON.$O$1];[.$A106];[$JSON.$P$1];[.$B106];[$JSON.$Q$1])" office:value-type="string" office:string-value="{&quot;id&quot;:&quot;B1_69&quot;,&quot;name&quot;:&quot;大自然の歌声&quot;,&quot;displayName&quot;:&quot;大自然の歌声&quot;,&quot;kana&quot;:&quot;だいしぜんのうたごえ&quot;,&quot;ruleText&quot;:&quot;メインデッキから自分の怪魔の数の枚数まで引いてよい。&quot;,&quot;attributeText&quot;:&quot;活性¶演奏&quot;,&quot;imageUrl&quot;:&quot;https://static.wixstatic.com/media/b5ba90_b88ad6c5f2c6493599e92f1a3f93876b~mv2.jpg&quot;,&quot;expansion&quot;:15,&quot;rarity&quot;:4,&quot;type&quot;:2,&quot;level&quot;:3,&quot;color&quot;:4,&quot;ap&quot;:null,&quot;hp&quot;:null,&quot;orderTable&quot;:105,&quot;orderDeck&quot;:87}," calcext:value-type="string">
            <text:p>{"id":"B1_69","name":"大自然の歌声","displayName":"大自然の歌声","kana":"だいしぜんのうたごえ","ruleText":"メインデッキから自分の怪魔の数の枚数まで引いてよい。","attributeText":"活性¶演奏","imageUrl":"https://static.wixstatic.com/media/b5ba90_b88ad6c5f2c6493599e92f1a3f93876b~mv2.jpg","expansion":15,"rarity":4,"type":2,"level":3,"color":4,"ap":null,"hp":null,"orderTable":105,"orderDeck":87},</text:p>
          </table:table-cell>
          <table:table-cell table:number-columns-repeated="1634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table:formula="of:=CONCATENATE(&quot;B1_&quot;;[.D107])" office:value-type="string" office:string-value="B1_70" calcext:value-type="string">
            <text:p>B1_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暴虐の流星群</text:p>
          </table:table-cell>
          <table:table-cell table:formula="of:=[.E107]" office:value-type="string" office:string-value="暴虐の流星群" calcext:value-type="string">
            <text:p>暴虐の流星群</text:p>
          </table:table-cell>
          <table:table-cell office:value-type="string" calcext:value-type="string">
            <text:p>ぼうぎゃくのりゅうせいぐ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7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107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107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107];[$色番号.$A$1:$色番号.$B$8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ターン終了時まで、自分のすべての怪魔のAPを200増やす。</text:p>
          </table:table-cell>
          <table:table-cell office:value-type="string" calcext:value-type="string">
            <text:p>占星</text:p>
          </table:table-cell>
          <table:table-cell office:value-type="string" calcext:value-type="string">
            <text:p>https://static.wixstatic.com/media/b5ba90_5d92ac08f8f749939d2a6a73507d528a~mv2.jpg</text:p>
          </table:table-cell>
          <table:table-cell table:formula="of:=CONCATENATE([$JSON.$A$1];[.$C107];[$JSON.$B$1];[.$E107];[$JSON.$C$1];[.$F107];[$JSON.$D$1];[.$G107];[$JSON.$E$1];[.$S107];[$JSON.$F$1];[.$T107];[$JSON.$G$1];[.$U107];[$JSON.$H$1];[.$I107];[$JSON.$I$1];[.$K107];[$JSON.$J$1];[.$M107];[$JSON.$K$1];IFERROR([.$P107];&quot;null&quot;);[$JSON.$L$1];[.$O107];[$JSON.$M$1];IFERROR([.$Q107];&quot;null&quot;);[$JSON.$N$1];IFERROR([.$R107];&quot;null&quot;);[$JSON.$O$1];[.$A107];[$JSON.$P$1];[.$B107];[$JSON.$Q$1])" office:value-type="string" office:string-value="{&quot;id&quot;:&quot;B1_70&quot;,&quot;name&quot;:&quot;暴虐の流星群&quot;,&quot;displayName&quot;:&quot;暴虐の流星群&quot;,&quot;kana&quot;:&quot;ぼうぎゃくのりゅうせいぐん&quot;,&quot;ruleText&quot;:&quot;ターン終了時まで、自分のすべての怪魔のAPを200増やす。&quot;,&quot;attributeText&quot;:&quot;占星&quot;,&quot;imageUrl&quot;:&quot;https://static.wixstatic.com/media/b5ba90_5d92ac08f8f749939d2a6a73507d528a~mv2.jpg&quot;,&quot;expansion&quot;:15,&quot;rarity&quot;:1,&quot;type&quot;:2,&quot;level&quot;:2,&quot;color&quot;:4,&quot;ap&quot;:null,&quot;hp&quot;:null,&quot;orderTable&quot;:106,&quot;orderDeck&quot;:80}," calcext:value-type="string">
            <text:p>{"id":"B1_70","name":"暴虐の流星群","displayName":"暴虐の流星群","kana":"ぼうぎゃくのりゅうせいぐん","ruleText":"ターン終了時まで、自分のすべての怪魔のAPを200増やす。","attributeText":"占星","imageUrl":"https://static.wixstatic.com/media/b5ba90_5d92ac08f8f749939d2a6a73507d528a~mv2.jpg","expansion":15,"rarity":1,"type":2,"level":2,"color":4,"ap":null,"hp":null,"orderTable":106,"orderDeck":80},</text:p>
          </table:table-cell>
          <table:table-cell table:number-columns-repeated="1634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table:formula="of:=CONCATENATE(&quot;B1_&quot;;[.D108])" office:value-type="string" office:string-value="B1_71" calcext:value-type="string">
            <text:p>B1_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白昼の決闘</text:p>
          </table:table-cell>
          <table:table-cell table:formula="of:=[.E108]" office:value-type="string" office:string-value="白昼の決闘" calcext:value-type="string">
            <text:p>白昼の決闘</text:p>
          </table:table-cell>
          <table:table-cell office:value-type="string" calcext:value-type="string">
            <text:p>はくちゅうのけっとう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8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108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108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108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自分の怪魔を1つ選び、ターン終了時までAPを300増やす。¶相手とじゃんけんを1回して、勝ったらメインデッキから1枚引いてよい。そうしたら手札を1枚捨てる。</text:p>
          </table:table-cell>
          <table:table-cell office:value-type="string" calcext:value-type="string">
            <text:p>決闘</text:p>
          </table:table-cell>
          <table:table-cell office:value-type="string" calcext:value-type="string">
            <text:p>https://static.wixstatic.com/media/b5ba90_a1ae87f8d8d741b690e06f232333b105~mv2.jpg</text:p>
          </table:table-cell>
          <table:table-cell table:formula="of:=CONCATENATE([$JSON.$A$1];[.$C108];[$JSON.$B$1];[.$E108];[$JSON.$C$1];[.$F108];[$JSON.$D$1];[.$G108];[$JSON.$E$1];[.$S108];[$JSON.$F$1];[.$T108];[$JSON.$G$1];[.$U108];[$JSON.$H$1];[.$I108];[$JSON.$I$1];[.$K108];[$JSON.$J$1];[.$M108];[$JSON.$K$1];IFERROR([.$P108];&quot;null&quot;);[$JSON.$L$1];[.$O108];[$JSON.$M$1];IFERROR([.$Q108];&quot;null&quot;);[$JSON.$N$1];IFERROR([.$R108];&quot;null&quot;);[$JSON.$O$1];[.$A108];[$JSON.$P$1];[.$B108];[$JSON.$Q$1])" office:value-type="string" office:string-value="{&quot;id&quot;:&quot;B1_71&quot;,&quot;name&quot;:&quot;白昼の決闘&quot;,&quot;displayName&quot;:&quot;白昼の決闘&quot;,&quot;kana&quot;:&quot;はくちゅうのけっとう&quot;,&quot;ruleText&quot;:&quot;自分の怪魔を1つ選び、ターン終了時までAPを300増やす。¶相手とじゃんけんを1回して、勝ったらメインデッキから1枚引いてよい。そうしたら手札を1枚捨てる。&quot;,&quot;attributeText&quot;:&quot;決闘&quot;,&quot;imageUrl&quot;:&quot;https://static.wixstatic.com/media/b5ba90_a1ae87f8d8d741b690e06f232333b105~mv2.jpg&quot;,&quot;expansion&quot;:15,&quot;rarity&quot;:1,&quot;type&quot;:2,&quot;level&quot;:1,&quot;color&quot;:4,&quot;ap&quot;:null,&quot;hp&quot;:null,&quot;orderTable&quot;:107,&quot;orderDeck&quot;:69}," calcext:value-type="string">
            <text:p>{"id":"B1_71","name":"白昼の決闘","displayName":"白昼の決闘","kana":"はくちゅうのけっとう","ruleText":"自分の怪魔を1つ選び、ターン終了時までAPを300増やす。¶相手とじゃんけんを1回して、勝ったらメインデッキから1枚引いてよい。そうしたら手札を1枚捨てる。","attributeText":"決闘","imageUrl":"https://static.wixstatic.com/media/b5ba90_a1ae87f8d8d741b690e06f232333b105~mv2.jpg","expansion":15,"rarity":1,"type":2,"level":1,"color":4,"ap":null,"hp":null,"orderTable":107,"orderDeck":69},</text:p>
          </table:table-cell>
          <table:table-cell table:number-columns-repeated="1634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formula="of:=CONCATENATE(&quot;B1_&quot;;[.D109])" office:value-type="string" office:string-value="B1_72" calcext:value-type="string">
            <text:p>B1_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太古の命脈</text:p>
          </table:table-cell>
          <table:table-cell table:formula="of:=[.E109]" office:value-type="string" office:string-value="太古の命脈" calcext:value-type="string">
            <text:p>太古の命脈</text:p>
          </table:table-cell>
          <table:table-cell office:value-type="string" calcext:value-type="string">
            <text:p>たいこのめいみゃ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9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109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109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109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のターン次に自分がコスト4以上の怪魔を使用するとき、ダウンする魔力を最大2つ減らしてよい。0にはならない。</text:p>
          </table:table-cell>
          <table:table-cell office:value-type="string" calcext:value-type="string">
            <text:p>活性¶湖水</text:p>
          </table:table-cell>
          <table:table-cell office:value-type="string" calcext:value-type="string">
            <text:p>https://static.wixstatic.com/media/b5ba90_0af21d916cd84f0e8f129bb56244ef01~mv2.jpg</text:p>
          </table:table-cell>
          <table:table-cell table:formula="of:=CONCATENATE([$JSON.$A$1];[.$C109];[$JSON.$B$1];[.$E109];[$JSON.$C$1];[.$F109];[$JSON.$D$1];[.$G109];[$JSON.$E$1];[.$S109];[$JSON.$F$1];[.$T109];[$JSON.$G$1];[.$U109];[$JSON.$H$1];[.$I109];[$JSON.$I$1];[.$K109];[$JSON.$J$1];[.$M109];[$JSON.$K$1];IFERROR([.$P109];&quot;null&quot;);[$JSON.$L$1];[.$O109];[$JSON.$M$1];IFERROR([.$Q109];&quot;null&quot;);[$JSON.$N$1];IFERROR([.$R109];&quot;null&quot;);[$JSON.$O$1];[.$A109];[$JSON.$P$1];[.$B109];[$JSON.$Q$1])" office:value-type="string" office:string-value="{&quot;id&quot;:&quot;B1_72&quot;,&quot;name&quot;:&quot;太古の命脈&quot;,&quot;displayName&quot;:&quot;太古の命脈&quot;,&quot;kana&quot;:&quot;たいこのめいみゃく&quot;,&quot;ruleText&quot;:&quot;このターン次に自分がコスト4以上の怪魔を使用するとき、ダウンする魔力を最大2つ減らしてよい。0にはならない。&quot;,&quot;attributeText&quot;:&quot;活性¶湖水&quot;,&quot;imageUrl&quot;:&quot;https://static.wixstatic.com/media/b5ba90_0af21d916cd84f0e8f129bb56244ef01~mv2.jpg&quot;,&quot;expansion&quot;:15,&quot;rarity&quot;:1,&quot;type&quot;:2,&quot;level&quot;:1,&quot;color&quot;:4,&quot;ap&quot;:null,&quot;hp&quot;:null,&quot;orderTable&quot;:108,&quot;orderDeck&quot;:70}," calcext:value-type="string">
            <text:p>{"id":"B1_72","name":"太古の命脈","displayName":"太古の命脈","kana":"たいこのめいみゃく","ruleText":"このターン次に自分がコスト4以上の怪魔を使用するとき、ダウンする魔力を最大2つ減らしてよい。0にはならない。","attributeText":"活性¶湖水","imageUrl":"https://static.wixstatic.com/media/b5ba90_0af21d916cd84f0e8f129bb56244ef01~mv2.jpg","expansion":15,"rarity":1,"type":2,"level":1,"color":4,"ap":null,"hp":null,"orderTable":108,"orderDeck":70},</text:p>
          </table:table-cell>
          <table:table-cell table:number-columns-repeated="1634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formula="of:=CONCATENATE(&quot;B1_&quot;;[.D110])" office:value-type="string" office:string-value="B1_73" calcext:value-type="string">
            <text:p>B1_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螺旋甲殻</text:p>
          </table:table-cell>
          <table:table-cell table:formula="of:=[.E110]" office:value-type="string" office:string-value="螺旋甲殻" calcext:value-type="string">
            <text:p>螺旋甲殻</text:p>
          </table:table-cell>
          <table:table-cell office:value-type="string" calcext:value-type="string">
            <text:p>らせんこうか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10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110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110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style-name="ce11" table:formula="of:=VLOOKUP([.N110];[$色番号.$A$1:$色番号.$B$8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のAPとHPを3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2658420b81324b8881f841f3f53c6e67~mv2.jpg</text:p>
          </table:table-cell>
          <table:table-cell table:formula="of:=CONCATENATE([$JSON.$A$1];[.$C110];[$JSON.$B$1];[.$E110];[$JSON.$C$1];[.$F110];[$JSON.$D$1];[.$G110];[$JSON.$E$1];[.$S110];[$JSON.$F$1];[.$T110];[$JSON.$G$1];[.$U110];[$JSON.$H$1];[.$I110];[$JSON.$I$1];[.$K110];[$JSON.$J$1];[.$M110];[$JSON.$K$1];IFERROR([.$P110];&quot;null&quot;);[$JSON.$L$1];[.$O110];[$JSON.$M$1];IFERROR([.$Q110];&quot;null&quot;);[$JSON.$N$1];IFERROR([.$R110];&quot;null&quot;);[$JSON.$O$1];[.$A110];[$JSON.$P$1];[.$B110];[$JSON.$Q$1])" office:value-type="string" office:string-value="{&quot;id&quot;:&quot;B1_73&quot;,&quot;name&quot;:&quot;螺旋甲殻&quot;,&quot;displayName&quot;:&quot;螺旋甲殻&quot;,&quot;kana&quot;:&quot;らせんこうかく&quot;,&quot;ruleText&quot;:&quot;これが付いている怪魔のAPとHPを300増やす。&quot;,&quot;attributeText&quot;:&quot;武具&quot;,&quot;imageUrl&quot;:&quot;https://static.wixstatic.com/media/b5ba90_2658420b81324b8881f841f3f53c6e67~mv2.jpg&quot;,&quot;expansion&quot;:15,&quot;rarity&quot;:1,&quot;type&quot;:3,&quot;level&quot;:2,&quot;color&quot;:4,&quot;ap&quot;:null,&quot;hp&quot;:null,&quot;orderTable&quot;:109,&quot;orderDeck&quot;:103}," calcext:value-type="string">
            <text:p>{"id":"B1_73","name":"螺旋甲殻","displayName":"螺旋甲殻","kana":"らせんこうかく","ruleText":"これが付いている怪魔のAPとHPを300増やす。","attributeText":"武具","imageUrl":"https://static.wixstatic.com/media/b5ba90_2658420b81324b8881f841f3f53c6e67~mv2.jpg","expansion":15,"rarity":1,"type":3,"level":2,"color":4,"ap":null,"hp":null,"orderTable":109,"orderDeck":103},</text:p>
          </table:table-cell>
          <table:table-cell table:number-columns-repeated="1634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table:formula="of:=CONCATENATE(&quot;B1_&quot;;[.D111])" office:value-type="string" office:string-value="B1_74" calcext:value-type="string">
            <text:p>B1_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番兵の警鐘</text:p>
          </table:table-cell>
          <table:table-cell table:formula="of:=[.E111]" office:value-type="string" office:string-value="番兵の警鐘" calcext:value-type="string">
            <text:p>番兵の警鐘</text:p>
          </table:table-cell>
          <table:table-cell office:value-type="string" calcext:value-type="string">
            <text:p>ばんぺいのけいしょう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11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111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付与</text:p>
          </table:table-cell>
          <table:table-cell table:style-name="ce11" table:formula="of:=VLOOKUP([.L111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style-name="ce11" table:formula="of:=VLOOKUP([.N111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は誘引を持つ。¶これが付いている怪魔が攻撃で破壊されたとき、ターン終了時まで自分のすべての怪魔のHPを200増やす。</text:p>
          </table:table-cell>
          <table:table-cell office:value-type="string" calcext:value-type="string">
            <text:p>罠</text:p>
          </table:table-cell>
          <table:table-cell office:value-type="string" calcext:value-type="string">
            <text:p>https://static.wixstatic.com/media/b5ba90_e6ce442749cf4040a1ccd506aea2c63a~mv2.jpg</text:p>
          </table:table-cell>
          <table:table-cell table:formula="of:=CONCATENATE([$JSON.$A$1];[.$C111];[$JSON.$B$1];[.$E111];[$JSON.$C$1];[.$F111];[$JSON.$D$1];[.$G111];[$JSON.$E$1];[.$S111];[$JSON.$F$1];[.$T111];[$JSON.$G$1];[.$U111];[$JSON.$H$1];[.$I111];[$JSON.$I$1];[.$K111];[$JSON.$J$1];[.$M111];[$JSON.$K$1];IFERROR([.$P111];&quot;null&quot;);[$JSON.$L$1];[.$O111];[$JSON.$M$1];IFERROR([.$Q111];&quot;null&quot;);[$JSON.$N$1];IFERROR([.$R111];&quot;null&quot;);[$JSON.$O$1];[.$A111];[$JSON.$P$1];[.$B111];[$JSON.$Q$1])" office:value-type="string" office:string-value="{&quot;id&quot;:&quot;B1_74&quot;,&quot;name&quot;:&quot;番兵の警鐘&quot;,&quot;displayName&quot;:&quot;番兵の警鐘&quot;,&quot;kana&quot;:&quot;ばんぺいのけいしょう&quot;,&quot;ruleText&quot;:&quot;これが付いている怪魔は誘引を持つ。¶これが付いている怪魔が攻撃で破壊されたとき、ターン終了時まで自分のすべての怪魔のHPを200増やす。&quot;,&quot;attributeText&quot;:&quot;罠&quot;,&quot;imageUrl&quot;:&quot;https://static.wixstatic.com/media/b5ba90_e6ce442749cf4040a1ccd506aea2c63a~mv2.jpg&quot;,&quot;expansion&quot;:15,&quot;rarity&quot;:2,&quot;type&quot;:3,&quot;level&quot;:1,&quot;color&quot;:4,&quot;ap&quot;:null,&quot;hp&quot;:null,&quot;orderTable&quot;:110,&quot;orderDeck&quot;:97}," calcext:value-type="string">
            <text:p>{"id":"B1_74","name":"番兵の警鐘","displayName":"番兵の警鐘","kana":"ばんぺいのけいしょう","ruleText":"これが付いている怪魔は誘引を持つ。¶これが付いている怪魔が攻撃で破壊されたとき、ターン終了時まで自分のすべての怪魔のHPを200増やす。","attributeText":"罠","imageUrl":"https://static.wixstatic.com/media/b5ba90_e6ce442749cf4040a1ccd506aea2c63a~mv2.jpg","expansion":15,"rarity":2,"type":3,"level":1,"color":4,"ap":null,"hp":null,"orderTable":110,"orderDeck":97},</text:p>
          </table:table-cell>
          <table:table-cell table:number-columns-repeated="1634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table:formula="of:=CONCATENATE(&quot;B1_&quot;;[.D112])" office:value-type="string" office:string-value="B1_75" calcext:value-type="string">
            <text:p>B1_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氷塊の盾</text:p>
          </table:table-cell>
          <table:table-cell table:formula="of:=[.E112]" office:value-type="string" office:string-value="氷塊の盾" calcext:value-type="string">
            <text:p>氷塊の盾</text:p>
          </table:table-cell>
          <table:table-cell office:value-type="string" calcext:value-type="string">
            <text:p>ひょうかいのたて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12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112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112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style-name="ce11" table:formula="of:=VLOOKUP([.N112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消滅¶これが付いている怪魔のHPを3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f30d74a51f4c45be98c2f7aabba51fda~mv2.jpg</text:p>
          </table:table-cell>
          <table:table-cell table:formula="of:=CONCATENATE([$JSON.$A$1];[.$C112];[$JSON.$B$1];[.$E112];[$JSON.$C$1];[.$F112];[$JSON.$D$1];[.$G112];[$JSON.$E$1];[.$S112];[$JSON.$F$1];[.$T112];[$JSON.$G$1];[.$U112];[$JSON.$H$1];[.$I112];[$JSON.$I$1];[.$K112];[$JSON.$J$1];[.$M112];[$JSON.$K$1];IFERROR([.$P112];&quot;null&quot;);[$JSON.$L$1];[.$O112];[$JSON.$M$1];IFERROR([.$Q112];&quot;null&quot;);[$JSON.$N$1];IFERROR([.$R112];&quot;null&quot;);[$JSON.$O$1];[.$A112];[$JSON.$P$1];[.$B112];[$JSON.$Q$1])" office:value-type="string" office:string-value="{&quot;id&quot;:&quot;B1_75&quot;,&quot;name&quot;:&quot;氷塊の盾&quot;,&quot;displayName&quot;:&quot;氷塊の盾&quot;,&quot;kana&quot;:&quot;ひょうかいのたて&quot;,&quot;ruleText&quot;:&quot;消滅¶これが付いている怪魔のHPを300増やす。&quot;,&quot;attributeText&quot;:&quot;武具&quot;,&quot;imageUrl&quot;:&quot;https://static.wixstatic.com/media/b5ba90_f30d74a51f4c45be98c2f7aabba51fda~mv2.jpg&quot;,&quot;expansion&quot;:15,&quot;rarity&quot;:1,&quot;type&quot;:3,&quot;level&quot;:1,&quot;color&quot;:4,&quot;ap&quot;:null,&quot;hp&quot;:null,&quot;orderTable&quot;:111,&quot;orderDeck&quot;:98}," calcext:value-type="string">
            <text:p>{"id":"B1_75","name":"氷塊の盾","displayName":"氷塊の盾","kana":"ひょうかいのたて","ruleText":"消滅¶これが付いている怪魔のHPを300増やす。","attributeText":"武具","imageUrl":"https://static.wixstatic.com/media/b5ba90_f30d74a51f4c45be98c2f7aabba51fda~mv2.jpg","expansion":15,"rarity":1,"type":3,"level":1,"color":4,"ap":null,"hp":null,"orderTable":111,"orderDeck":98},</text:p>
          </table:table-cell>
          <table:table-cell table:number-columns-repeated="16347"/>
        </table:table-row>
        <table:table-row table:style-name="ro2">
          <table:table-cell table:number-columns-repeated="2" office:value-type="float" office:value="112" calcext:value-type="float">
            <text:p>112</text:p>
          </table:table-cell>
          <table:table-cell table:formula="of:=CONCATENATE(&quot;B1_&quot;;[.D113])" office:value-type="string" office:string-value="B1_76" calcext:value-type="string">
            <text:p>B1_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赤青の覚醒魔力</text:p>
          </table:table-cell>
          <table:table-cell table:formula="of:=[.E113]" office:value-type="string" office:string-value="赤青の覚醒魔力" calcext:value-type="string">
            <text:p>赤青の覚醒魔力</text:p>
          </table:table-cell>
          <table:table-cell office:value-type="string" calcext:value-type="string">
            <text:p>あかあおのかくせいまりょ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13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113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魔力</text:p>
          </table:table-cell>
          <table:table-cell table:style-name="ce11" table:formula="of:=VLOOKUP([.L113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赤青</text:p>
          </table:table-cell>
          <table:table-cell table:style-name="ce11" table:formula="of:=VLOOKUP([.N113];[$色番号.$A$1:$色番号.$B$8];2;0)" office:value-type="float" office:value="27" calcext:value-type="float">
            <text:p>2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覚醒魔力</text:p>
          </table:table-cell>
          <table:table-cell/>
          <table:table-cell office:value-type="string" calcext:value-type="string">
            <text:p>https://static.wixstatic.com/media/b5ba90_4043dff8a8bd4cd3b45ea42a758c7519~mv2.jpg</text:p>
          </table:table-cell>
          <table:table-cell table:formula="of:=CONCATENATE([$JSON.$A$1];[.$C113];[$JSON.$B$1];[.$E113];[$JSON.$C$1];[.$F113];[$JSON.$D$1];[.$G113];[$JSON.$E$1];[.$S113];[$JSON.$F$1];[.$T113];[$JSON.$G$1];[.$U113];[$JSON.$H$1];[.$I113];[$JSON.$I$1];[.$K113];[$JSON.$J$1];[.$M113];[$JSON.$K$1];IFERROR([.$P113];&quot;null&quot;);[$JSON.$L$1];[.$O113];[$JSON.$M$1];IFERROR([.$Q113];&quot;null&quot;);[$JSON.$N$1];IFERROR([.$R113];&quot;null&quot;);[$JSON.$O$1];[.$A113];[$JSON.$P$1];[.$B113];[$JSON.$Q$1])" office:value-type="string" office:string-value="{&quot;id&quot;:&quot;B1_76&quot;,&quot;name&quot;:&quot;赤青の覚醒魔力&quot;,&quot;displayName&quot;:&quot;赤青の覚醒魔力&quot;,&quot;kana&quot;:&quot;あかあおのかくせいまりょく&quot;,&quot;ruleText&quot;:&quot;覚醒魔力&quot;,&quot;attributeText&quot;:&quot;&quot;,&quot;imageUrl&quot;:&quot;https://static.wixstatic.com/media/b5ba90_4043dff8a8bd4cd3b45ea42a758c7519~mv2.jpg&quot;,&quot;expansion&quot;:15,&quot;rarity&quot;:2,&quot;type&quot;:4,&quot;level&quot;:null,&quot;color&quot;:27,&quot;ap&quot;:null,&quot;hp&quot;:null,&quot;orderTable&quot;:112,&quot;orderDeck&quot;:112}," calcext:value-type="string">
            <text:p>{"id":"B1_76","name":"赤青の覚醒魔力","displayName":"赤青の覚醒魔力","kana":"あかあおのかくせいまりょく","ruleText":"覚醒魔力","attributeText":"","imageUrl":"https://static.wixstatic.com/media/b5ba90_4043dff8a8bd4cd3b45ea42a758c7519~mv2.jpg","expansion":15,"rarity":2,"type":4,"level":null,"color":27,"ap":null,"hp":null,"orderTable":112,"orderDeck":112},</text:p>
          </table:table-cell>
          <table:table-cell table:number-columns-repeated="16347"/>
        </table:table-row>
        <table:table-row table:style-name="ro2">
          <table:table-cell table:number-columns-repeated="2" office:value-type="float" office:value="113" calcext:value-type="float">
            <text:p>113</text:p>
          </table:table-cell>
          <table:table-cell table:formula="of:=CONCATENATE(&quot;B1_&quot;;[.D114])" office:value-type="string" office:string-value="B1_77" calcext:value-type="string">
            <text:p>B1_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青緑の覚醒魔力</text:p>
          </table:table-cell>
          <table:table-cell table:formula="of:=[.E114]" office:value-type="string" office:string-value="青緑の覚醒魔力" calcext:value-type="string">
            <text:p>青緑の覚醒魔力</text:p>
          </table:table-cell>
          <table:table-cell office:value-type="string" calcext:value-type="string">
            <text:p>あおみどりのかくせいまりょ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14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114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魔力</text:p>
          </table:table-cell>
          <table:table-cell table:style-name="ce11" table:formula="of:=VLOOKUP([.L114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青緑</text:p>
          </table:table-cell>
          <table:table-cell table:style-name="ce11" table:formula="of:=VLOOKUP([.N114];[$色番号.$A$1:$色番号.$B$8];2;0)" office:value-type="float" office:value="46" calcext:value-type="float">
            <text:p>4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覚醒魔力</text:p>
          </table:table-cell>
          <table:table-cell/>
          <table:table-cell office:value-type="string" calcext:value-type="string">
            <text:p>https://static.wixstatic.com/media/b5ba90_75864ff0f0664e50a307d49358c1c8bf~mv2.jpg</text:p>
          </table:table-cell>
          <table:table-cell table:formula="of:=CONCATENATE([$JSON.$A$1];[.$C114];[$JSON.$B$1];[.$E114];[$JSON.$C$1];[.$F114];[$JSON.$D$1];[.$G114];[$JSON.$E$1];[.$S114];[$JSON.$F$1];[.$T114];[$JSON.$G$1];[.$U114];[$JSON.$H$1];[.$I114];[$JSON.$I$1];[.$K114];[$JSON.$J$1];[.$M114];[$JSON.$K$1];IFERROR([.$P114];&quot;null&quot;);[$JSON.$L$1];[.$O114];[$JSON.$M$1];IFERROR([.$Q114];&quot;null&quot;);[$JSON.$N$1];IFERROR([.$R114];&quot;null&quot;);[$JSON.$O$1];[.$A114];[$JSON.$P$1];[.$B114];[$JSON.$Q$1])" office:value-type="string" office:string-value="{&quot;id&quot;:&quot;B1_77&quot;,&quot;name&quot;:&quot;青緑の覚醒魔力&quot;,&quot;displayName&quot;:&quot;青緑の覚醒魔力&quot;,&quot;kana&quot;:&quot;あおみどりのかくせいまりょく&quot;,&quot;ruleText&quot;:&quot;覚醒魔力&quot;,&quot;attributeText&quot;:&quot;&quot;,&quot;imageUrl&quot;:&quot;https://static.wixstatic.com/media/b5ba90_75864ff0f0664e50a307d49358c1c8bf~mv2.jpg&quot;,&quot;expansion&quot;:15,&quot;rarity&quot;:2,&quot;type&quot;:4,&quot;level&quot;:null,&quot;color&quot;:46,&quot;ap&quot;:null,&quot;hp&quot;:null,&quot;orderTable&quot;:113,&quot;orderDeck&quot;:113}," calcext:value-type="string">
            <text:p>{"id":"B1_77","name":"青緑の覚醒魔力","displayName":"青緑の覚醒魔力","kana":"あおみどりのかくせいまりょく","ruleText":"覚醒魔力","attributeText":"","imageUrl":"https://static.wixstatic.com/media/b5ba90_75864ff0f0664e50a307d49358c1c8bf~mv2.jpg","expansion":15,"rarity":2,"type":4,"level":null,"color":46,"ap":null,"hp":null,"orderTable":113,"orderDeck":113},</text:p>
          </table:table-cell>
          <table:table-cell table:number-columns-repeated="16347"/>
        </table:table-row>
        <table:table-row table:style-name="ro2">
          <table:table-cell table:number-columns-repeated="2" office:value-type="float" office:value="114" calcext:value-type="float">
            <text:p>114</text:p>
          </table:table-cell>
          <table:table-cell table:formula="of:=CONCATENATE(&quot;B1_&quot;;[.D115])" office:value-type="string" office:string-value="B1_78" calcext:value-type="string">
            <text:p>B1_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緑赤の覚醒魔力</text:p>
          </table:table-cell>
          <table:table-cell table:formula="of:=[.E115]" office:value-type="string" office:string-value="緑赤の覚醒魔力" calcext:value-type="string">
            <text:p>緑赤の覚醒魔力</text:p>
          </table:table-cell>
          <table:table-cell office:value-type="string" calcext:value-type="string">
            <text:p>みどりあかのかくせいまりょ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15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115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魔力</text:p>
          </table:table-cell>
          <table:table-cell table:style-name="ce11" table:formula="of:=VLOOKUP([.L115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緑赤</text:p>
          </table:table-cell>
          <table:table-cell table:style-name="ce11" table:formula="of:=VLOOKUP([.N115];[$色番号.$A$1:$色番号.$B$8];2;0)" office:value-type="float" office:value="77" calcext:value-type="float">
            <text:p>7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覚醒魔力</text:p>
          </table:table-cell>
          <table:table-cell/>
          <table:table-cell office:value-type="string" calcext:value-type="string">
            <text:p>https://static.wixstatic.com/media/b5ba90_b598f437c60843f29c0f9a491689e177~mv2.jpg</text:p>
          </table:table-cell>
          <table:table-cell table:formula="of:=CONCATENATE([$JSON.$A$1];[.$C115];[$JSON.$B$1];[.$E115];[$JSON.$C$1];[.$F115];[$JSON.$D$1];[.$G115];[$JSON.$E$1];[.$S115];[$JSON.$F$1];[.$T115];[$JSON.$G$1];[.$U115];[$JSON.$H$1];[.$I115];[$JSON.$I$1];[.$K115];[$JSON.$J$1];[.$M115];[$JSON.$K$1];IFERROR([.$P115];&quot;null&quot;);[$JSON.$L$1];[.$O115];[$JSON.$M$1];IFERROR([.$Q115];&quot;null&quot;);[$JSON.$N$1];IFERROR([.$R115];&quot;null&quot;);[$JSON.$O$1];[.$A115];[$JSON.$P$1];[.$B115];[$JSON.$Q$1])" office:value-type="string" office:string-value="{&quot;id&quot;:&quot;B1_78&quot;,&quot;name&quot;:&quot;緑赤の覚醒魔力&quot;,&quot;displayName&quot;:&quot;緑赤の覚醒魔力&quot;,&quot;kana&quot;:&quot;みどりあかのかくせいまりょく&quot;,&quot;ruleText&quot;:&quot;覚醒魔力&quot;,&quot;attributeText&quot;:&quot;&quot;,&quot;imageUrl&quot;:&quot;https://static.wixstatic.com/media/b5ba90_b598f437c60843f29c0f9a491689e177~mv2.jpg&quot;,&quot;expansion&quot;:15,&quot;rarity&quot;:2,&quot;type&quot;:4,&quot;level&quot;:null,&quot;color&quot;:77,&quot;ap&quot;:null,&quot;hp&quot;:null,&quot;orderTable&quot;:114,&quot;orderDeck&quot;:114}," calcext:value-type="string">
            <text:p>{"id":"B1_78","name":"緑赤の覚醒魔力","displayName":"緑赤の覚醒魔力","kana":"みどりあかのかくせいまりょく","ruleText":"覚醒魔力","attributeText":"","imageUrl":"https://static.wixstatic.com/media/b5ba90_b598f437c60843f29c0f9a491689e177~mv2.jpg","expansion":15,"rarity":2,"type":4,"level":null,"color":77,"ap":null,"hp":null,"orderTable":114,"orderDeck":114},</text:p>
          </table:table-cell>
          <table:table-cell table:number-columns-repeated="16347"/>
        </table:table-row>
        <table:table-row table:style-name="ro2" table:number-rows-repeated="1048460">
          <table:table-cell table:number-columns-repeated="16369"/>
        </table:table-row>
        <table:table-row table:style-name="ro2">
          <table:table-cell table:number-columns-repeated="16369"/>
        </table:table-row>
      </table:table>
      <table:table table:name="収録番号" table:style-name="ta1">
        <table:table-column table:style-name="co14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承の幻獣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信仰の鬼神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太古の猛獣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ブースターパック第1弾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レアリティ番号" table:style-name="ta1">
        <table:table-column table:style-name="co7" table:default-cell-style-name="Default"/>
        <table:table-column table:style-name="co15" table:default-cell-style-name="Default"/>
        <table:table-row table:style-name="ro2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R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LR</text:p>
          </table:table-cell>
          <table:table-cell office:value-type="float" office:value="8" calcext:value-type="float">
            <text:p>8</text:p>
          </table:table-cell>
        </table:table-row>
      </table:table>
      <table:table table:name="種類番号" table:style-name="ta1">
        <table:table-column table:style-name="co9" table:default-cell-style-name="Default"/>
        <table:table-column table:style-name="co15" table:default-cell-style-name="Default"/>
        <table:table-row table:style-name="ro2">
          <table:table-cell office:value-type="string" calcext:value-type="string">
            <text:p>怪魔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呪文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付与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魔力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9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多色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赤青</text:p>
          </table:table-cell>
          <table:table-cell table:formula="of:=8+16+1+2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青緑</text:p>
          </table:table-cell>
          <table:table-cell table:formula="of:=8+32+2+4"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緑赤</text:p>
          </table:table-cell>
          <table:table-cell table:formula="of:=8+64+4+1" office:value-type="float" office:value="77" calcext:value-type="float">
            <text:p>77</text:p>
          </table:table-cell>
        </table:table-row>
      </table:table>
      <table:table table:name="JSON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{"id":"</text:p>
          </table:table-cell>
          <table:table-cell office:value-type="string" calcext:value-type="string">
            <text:p>","name":"</text:p>
          </table:table-cell>
          <table:table-cell office:value-type="string" calcext:value-type="string">
            <text:p>","displayName":"</text:p>
          </table:table-cell>
          <table:table-cell office:value-type="string" calcext:value-type="string">
            <text:p>","kana":"</text:p>
          </table:table-cell>
          <table:table-cell office:value-type="string" calcext:value-type="string">
            <text:p><text:span text:style-name="T1">"</text:span>,"ruleText":"</text:p>
          </table:table-cell>
          <table:table-cell office:value-type="string" calcext:value-type="string">
            <text:p>","attributeText":"</text:p>
          </table:table-cell>
          <table:table-cell office:value-type="string" calcext:value-type="string">
            <text:p><text:span text:style-name="T1">"</text:span>,"imageUrl":"</text:p>
          </table:table-cell>
          <table:table-cell office:value-type="string" calcext:value-type="string">
            <text:p>","expansion":</text:p>
          </table:table-cell>
          <table:table-cell office:value-type="string" calcext:value-type="string">
            <text:p>,"rarity":</text:p>
          </table:table-cell>
          <table:table-cell office:value-type="string" calcext:value-type="string">
            <text:p>,"type":</text:p>
          </table:table-cell>
          <table:table-cell office:value-type="string" calcext:value-type="string">
            <text:p>,"level":</text:p>
          </table:table-cell>
          <table:table-cell office:value-type="string" calcext:value-type="string">
            <text:p>,"color":</text:p>
          </table:table-cell>
          <table:table-cell office:value-type="string" calcext:value-type="string">
            <text:p><text:span text:style-name="T1">,"ap"</text:span>:</text:p>
          </table:table-cell>
          <table:table-cell office:value-type="string" calcext:value-type="string">
            <text:p><text:span text:style-name="T1">,"hp"</text:span>:</text:p>
          </table:table-cell>
          <table:table-cell office:value-type="string" calcext:value-type="string">
            <text:p>,"orderTable":</text:p>
          </table:table-cell>
          <table:table-cell office:value-type="string" calcext:value-type="string">
            <text:p>,"orderDeck":</text:p>
          </table:table-cell>
          <table:table-cell office:value-type="string" calcext:value-type="string">
            <text:p>},</text:p>
          </table:table-cell>
        </table:table-row>
      </table:table>
      <table:named-expressions/>
      <table:database-ranges>
        <table:database-range table:name="__Anonymous_Sheet_DB__0" table:target-range-address="Sheet1.A1:Sheet1.V1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00/00/00</text:date>, <text:time style:data-style-name="N2" text:time-value="22:16:41.10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5-09-21T22:17:17.741000000</dc:date>
    <meta:editing-duration>P1DT55M48S</meta:editing-duration>
    <meta:editing-cycles>850</meta:editing-cycles>
    <meta:generator>LibreOffice/7.5.3.2$Windows_X86_64 LibreOffice_project/9f56dff12ba03b9acd7730a5a481eea045e468f3</meta:generator>
    <meta:document-statistic meta:table-count="6" meta:cell-count="2548" meta:object-count="0"/>
  </office:meta>
</office:document-meta>
</file>